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2900.00021" calcext:value-type="float">
            <text:p>1443142900.00021</text:p>
          </table:table-cell>
          <table:table-cell office:value-type="float" office:value="4480" calcext:value-type="float">
            <text:p>44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2900.19141" calcext:value-type="float">
            <text:p>1443142900.19141</text:p>
          </table:table-cell>
          <table:table-cell table:formula="of:=[.G2]-[.$B$2]" office:value-type="float" office:value="0.191206216812134" calcext:value-type="float">
            <text:p>0.1912062168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206216812134" calcext:value-type="float">
            <text:p>0.1912062168</text:p>
          </table:table-cell>
          <table:table-cell table:formula="of:=MAX([.J2:.J2001])" office:value-type="float" office:value="10.1058480739594" calcext:value-type="float">
            <text:p>10.105848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2900.05638" calcext:value-type="float">
            <text:p>1443142900.05638</text:p>
          </table:table-cell>
          <table:table-cell office:value-type="float" office:value="4480" calcext:value-type="float">
            <text:p>4480</text:p>
          </table:table-cell>
          <table:table-cell table:formula="of:=[.B3]-[.$B$2]" office:value-type="float" office:value="0.0561723709106445" calcext:value-type="float">
            <text:p>0.0561723709</text:p>
          </table:table-cell>
          <table:table-cell table:formula="of:=[.C3]/([.D3]-[.D2])" office:value-type="float" office:value="79754.5114683961" calcext:value-type="float">
            <text:p>79754.5114683961</text:p>
          </table:table-cell>
          <table:table-cell/>
          <table:table-cell office:value-type="float" office:value="1443142900.30308" calcext:value-type="float">
            <text:p>1443142900.30308</text:p>
          </table:table-cell>
          <table:table-cell table:formula="of:=[.G3]-[.$B$2]" office:value-type="float" office:value="0.302877187728882" calcext:value-type="float">
            <text:p>0.3028771877</text:p>
          </table:table-cell>
          <table:table-cell table:formula="of:=[.C3]/([.H3]-[.H2])" office:value-type="float" office:value="40117.8566213048" calcext:value-type="float">
            <text:p>40117.8566213048</text:p>
          </table:table-cell>
          <table:table-cell table:formula="of:=[.G3]-[.$B3]" office:value-type="float" office:value="0.246704816818237" calcext:value-type="float">
            <text:p>0.24670481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2900.11252" calcext:value-type="float">
            <text:p>1443142900.11252</text:p>
          </table:table-cell>
          <table:table-cell office:value-type="float" office:value="4480" calcext:value-type="float">
            <text:p>4480</text:p>
          </table:table-cell>
          <table:table-cell table:formula="of:=[.B4]-[.$B$2]" office:value-type="float" office:value="0.11231517791748" calcext:value-type="float">
            <text:p>0.1123151779</text:p>
          </table:table-cell>
          <table:table-cell table:formula="of:=[.C4]/([.D4]-[.D3])" office:value-type="float" office:value="79796.5089179548" calcext:value-type="float">
            <text:p>79796.5089179548</text:p>
          </table:table-cell>
          <table:table-cell/>
          <table:table-cell office:value-type="float" office:value="1443142900.69619" calcext:value-type="float">
            <text:p>1443142900.69619</text:p>
          </table:table-cell>
          <table:table-cell table:formula="of:=[.G4]-[.$B$2]" office:value-type="float" office:value="0.695983171463013" calcext:value-type="float">
            <text:p>0.6959831715</text:p>
          </table:table-cell>
          <table:table-cell table:formula="of:=[.C4]/([.H4]-[.H3])" office:value-type="float" office:value="11396.4177228855" calcext:value-type="float">
            <text:p>11396.4177228855</text:p>
          </table:table-cell>
          <table:table-cell table:formula="of:=[.G4]-[.$B4]" office:value-type="float" office:value="0.583667993545532" calcext:value-type="float">
            <text:p>0.58366799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2900.16866" calcext:value-type="float">
            <text:p>1443142900.16866</text:p>
          </table:table-cell>
          <table:table-cell office:value-type="float" office:value="4480" calcext:value-type="float">
            <text:p>4480</text:p>
          </table:table-cell>
          <table:table-cell table:formula="of:=[.B5]-[.$B$2]" office:value-type="float" office:value="0.168451070785522" calcext:value-type="float">
            <text:p>0.1684510708</text:p>
          </table:table-cell>
          <table:table-cell table:formula="of:=[.C5]/([.D5]-[.D4])" office:value-type="float" office:value="79806.3372846155" calcext:value-type="float">
            <text:p>79806.3372846155</text:p>
          </table:table-cell>
          <table:table-cell/>
          <table:table-cell office:value-type="float" office:value="1443142901.03295" calcext:value-type="float">
            <text:p>1443142901.03295</text:p>
          </table:table-cell>
          <table:table-cell table:formula="of:=[.G5]-[.$B$2]" office:value-type="float" office:value="1.03274869918823" calcext:value-type="float">
            <text:p>1.0327486992</text:p>
          </table:table-cell>
          <table:table-cell table:formula="of:=[.C5]/([.H5]-[.H4])" office:value-type="float" office:value="13303.0243037684" calcext:value-type="float">
            <text:p>13303.0243037684</text:p>
          </table:table-cell>
          <table:table-cell table:formula="of:=[.G5]-[.$B5]" office:value-type="float" office:value="0.86429762840271" calcext:value-type="float">
            <text:p>0.86429762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2900.22479" calcext:value-type="float">
            <text:p>1443142900.22479</text:p>
          </table:table-cell>
          <table:table-cell office:value-type="float" office:value="4480" calcext:value-type="float">
            <text:p>4480</text:p>
          </table:table-cell>
          <table:table-cell table:formula="of:=[.B6]-[.$B$2]" office:value-type="float" office:value="0.224584579467773" calcext:value-type="float">
            <text:p>0.2245845795</text:p>
          </table:table-cell>
          <table:table-cell table:formula="of:=[.C6]/([.D6]-[.D5])" office:value-type="float" office:value="79809.726937959" calcext:value-type="float">
            <text:p>79809.726937959</text:p>
          </table:table-cell>
          <table:table-cell/>
          <table:table-cell office:value-type="float" office:value="1443142901.20089" calcext:value-type="float">
            <text:p>1443142901.20089</text:p>
          </table:table-cell>
          <table:table-cell table:formula="of:=[.G6]-[.$B$2]" office:value-type="float" office:value="1.20068764686584" calcext:value-type="float">
            <text:p>1.2006876469</text:p>
          </table:table-cell>
          <table:table-cell table:formula="of:=[.C6]/([.H6]-[.H5])" office:value-type="float" office:value="26676.3610344881" calcext:value-type="float">
            <text:p>26676.3610344881</text:p>
          </table:table-cell>
          <table:table-cell table:formula="of:=[.G6]-[.$B6]" office:value-type="float" office:value="0.976103067398071" calcext:value-type="float">
            <text:p>0.976103067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2900.28093" calcext:value-type="float">
            <text:p>1443142900.28093</text:p>
          </table:table-cell>
          <table:table-cell office:value-type="float" office:value="4480" calcext:value-type="float">
            <text:p>4480</text:p>
          </table:table-cell>
          <table:table-cell table:formula="of:=[.B7]-[.$B$2]" office:value-type="float" office:value="0.28072190284729" calcext:value-type="float">
            <text:p>0.2807219028</text:p>
          </table:table-cell>
          <table:table-cell table:formula="of:=[.C7]/([.D7]-[.D6])" office:value-type="float" office:value="79804.3036308116" calcext:value-type="float">
            <text:p>79804.3036308116</text:p>
          </table:table-cell>
          <table:table-cell/>
          <table:table-cell office:value-type="float" office:value="1443142901.99368" calcext:value-type="float">
            <text:p>1443142901.99368</text:p>
          </table:table-cell>
          <table:table-cell table:formula="of:=[.G7]-[.$B$2]" office:value-type="float" office:value="1.9934709072113" calcext:value-type="float">
            <text:p>1.9934709072</text:p>
          </table:table-cell>
          <table:table-cell table:formula="of:=[.C7]/([.H7]-[.H6])" office:value-type="float" office:value="5650.97703759262" calcext:value-type="float">
            <text:p>5650.9770375926</text:p>
          </table:table-cell>
          <table:table-cell table:formula="of:=[.G7]-[.$B7]" office:value-type="float" office:value="1.71274900436401" calcext:value-type="float">
            <text:p>1.71274900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2900.33705" calcext:value-type="float">
            <text:p>1443142900.33705</text:p>
          </table:table-cell>
          <table:table-cell office:value-type="float" office:value="4480" calcext:value-type="float">
            <text:p>4480</text:p>
          </table:table-cell>
          <table:table-cell table:formula="of:=[.B8]-[.$B$2]" office:value-type="float" office:value="0.336846590042114" calcext:value-type="float">
            <text:p>0.33684659</text:p>
          </table:table-cell>
          <table:table-cell table:formula="of:=[.C8]/([.D8]-[.D7])" office:value-type="float" office:value="79822.2711593686" calcext:value-type="float">
            <text:p>79822.2711593686</text:p>
          </table:table-cell>
          <table:table-cell/>
          <table:table-cell office:value-type="float" office:value="1443142902.15246" calcext:value-type="float">
            <text:p>1443142902.15246</text:p>
          </table:table-cell>
          <table:table-cell table:formula="of:=[.G8]-[.$B$2]" office:value-type="float" office:value="2.15225839614868" calcext:value-type="float">
            <text:p>2.1522583961</text:p>
          </table:table-cell>
          <table:table-cell table:formula="of:=[.C8]/([.H8]-[.H7])" office:value-type="float" office:value="28213.8097275838" calcext:value-type="float">
            <text:p>28213.8097275838</text:p>
          </table:table-cell>
          <table:table-cell table:formula="of:=[.G8]-[.$B8]" office:value-type="float" office:value="1.81541180610657" calcext:value-type="float">
            <text:p>1.81541180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2900.39318" calcext:value-type="float">
            <text:p>1443142900.39318</text:p>
          </table:table-cell>
          <table:table-cell office:value-type="float" office:value="4480" calcext:value-type="float">
            <text:p>4480</text:p>
          </table:table-cell>
          <table:table-cell table:formula="of:=[.B9]-[.$B$2]" office:value-type="float" office:value="0.392974853515625" calcext:value-type="float">
            <text:p>0.3929748535</text:p>
          </table:table-cell>
          <table:table-cell table:formula="of:=[.C9]/([.D9]-[.D8])" office:value-type="float" office:value="79817.185188961" calcext:value-type="float">
            <text:p>79817.185188961</text:p>
          </table:table-cell>
          <table:table-cell/>
          <table:table-cell office:value-type="float" office:value="1443142903.75195" calcext:value-type="float">
            <text:p>1443142903.75195</text:p>
          </table:table-cell>
          <table:table-cell table:formula="of:=[.G9]-[.$B$2]" office:value-type="float" office:value="3.75174689292908" calcext:value-type="float">
            <text:p>3.7517468929</text:p>
          </table:table-cell>
          <table:table-cell table:formula="of:=[.C9]/([.H9]-[.H8])" office:value-type="float" office:value="2800.8954168897" calcext:value-type="float">
            <text:p>2800.8954168897</text:p>
          </table:table-cell>
          <table:table-cell table:formula="of:=[.G9]-[.$B9]" office:value-type="float" office:value="3.35877203941345" calcext:value-type="float">
            <text:p>3.35877203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2900.44933" calcext:value-type="float">
            <text:p>1443142900.44933</text:p>
          </table:table-cell>
          <table:table-cell office:value-type="float" office:value="4480" calcext:value-type="float">
            <text:p>4480</text:p>
          </table:table-cell>
          <table:table-cell table:formula="of:=[.B10]-[.$B$2]" office:value-type="float" office:value="0.449122667312622" calcext:value-type="float">
            <text:p>0.4491226673</text:p>
          </table:table-cell>
          <table:table-cell table:formula="of:=[.C10]/([.D10]-[.D9])" office:value-type="float" office:value="79789.3933359094" calcext:value-type="float">
            <text:p>79789.3933359094</text:p>
          </table:table-cell>
          <table:table-cell/>
          <table:table-cell office:value-type="float" office:value="1443142904.02135" calcext:value-type="float">
            <text:p>1443142904.02135</text:p>
          </table:table-cell>
          <table:table-cell table:formula="of:=[.G10]-[.$B$2]" office:value-type="float" office:value="4.02114057540894" calcext:value-type="float">
            <text:p>4.0211405754</text:p>
          </table:table-cell>
          <table:table-cell table:formula="of:=[.C10]/([.H10]-[.H9])" office:value-type="float" office:value="16629.9371193864" calcext:value-type="float">
            <text:p>16629.9371193864</text:p>
          </table:table-cell>
          <table:table-cell table:formula="of:=[.G10]-[.$B10]" office:value-type="float" office:value="3.57201790809631" calcext:value-type="float">
            <text:p>3.57201790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2900.50546" calcext:value-type="float">
            <text:p>1443142900.50546</text:p>
          </table:table-cell>
          <table:table-cell office:value-type="float" office:value="4480" calcext:value-type="float">
            <text:p>4480</text:p>
          </table:table-cell>
          <table:table-cell table:formula="of:=[.B11]-[.$B$2]" office:value-type="float" office:value="0.505256652832031" calcext:value-type="float">
            <text:p>0.5052566528</text:p>
          </table:table-cell>
          <table:table-cell table:formula="of:=[.C11]/([.D11]-[.D10])" office:value-type="float" office:value="79809.0489842552" calcext:value-type="float">
            <text:p>79809.0489842552</text:p>
          </table:table-cell>
          <table:table-cell/>
          <table:table-cell office:value-type="float" office:value="1443142905.31346" calcext:value-type="float">
            <text:p>1443142905.31346</text:p>
          </table:table-cell>
          <table:table-cell table:formula="of:=[.G11]-[.$B$2]" office:value-type="float" office:value="5.31325507164001" calcext:value-type="float">
            <text:p>5.3132550716</text:p>
          </table:table-cell>
          <table:table-cell table:formula="of:=[.C11]/([.H11]-[.H10])" office:value-type="float" office:value="3467.185000298" calcext:value-type="float">
            <text:p>3467.185000298</text:p>
          </table:table-cell>
          <table:table-cell table:formula="of:=[.G11]-[.$B11]" office:value-type="float" office:value="4.80799841880798" calcext:value-type="float">
            <text:p>4.80799841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2900.5616" calcext:value-type="float">
            <text:p>1443142900.5616</text:p>
          </table:table-cell>
          <table:table-cell office:value-type="float" office:value="4480" calcext:value-type="float">
            <text:p>4480</text:p>
          </table:table-cell>
          <table:table-cell table:formula="of:=[.B12]-[.$B$2]" office:value-type="float" office:value="0.561395168304443" calcext:value-type="float">
            <text:p>0.5613951683</text:p>
          </table:table-cell>
          <table:table-cell table:formula="of:=[.C12]/([.D12]-[.D11])" office:value-type="float" office:value="79802.6089984796" calcext:value-type="float">
            <text:p>79802.6089984796</text:p>
          </table:table-cell>
          <table:table-cell/>
          <table:table-cell office:value-type="float" office:value="1443142905.82723" calcext:value-type="float">
            <text:p>1443142905.82723</text:p>
          </table:table-cell>
          <table:table-cell table:formula="of:=[.G12]-[.$B$2]" office:value-type="float" office:value="5.82702374458313" calcext:value-type="float">
            <text:p>5.8270237446</text:p>
          </table:table-cell>
          <table:table-cell table:formula="of:=[.C12]/([.H12]-[.H11])" office:value-type="float" office:value="8719.8777113762" calcext:value-type="float">
            <text:p>8719.8777113762</text:p>
          </table:table-cell>
          <table:table-cell table:formula="of:=[.G12]-[.$B12]" office:value-type="float" office:value="5.26562857627869" calcext:value-type="float">
            <text:p>5.265628576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2900.61775" calcext:value-type="float">
            <text:p>1443142900.61775</text:p>
          </table:table-cell>
          <table:table-cell office:value-type="float" office:value="4480" calcext:value-type="float">
            <text:p>4480</text:p>
          </table:table-cell>
          <table:table-cell table:formula="of:=[.B13]-[.$B$2]" office:value-type="float" office:value="0.617539405822754" calcext:value-type="float">
            <text:p>0.6175394058</text:p>
          </table:table-cell>
          <table:table-cell table:formula="of:=[.C13]/([.D13]-[.D12])" office:value-type="float" office:value="79794.4757650136" calcext:value-type="float">
            <text:p>79794.4757650136</text:p>
          </table:table-cell>
          <table:table-cell/>
          <table:table-cell office:value-type="float" office:value="1443142905.99847" calcext:value-type="float">
            <text:p>1443142905.99847</text:p>
          </table:table-cell>
          <table:table-cell table:formula="of:=[.G13]-[.$B$2]" office:value-type="float" office:value="5.99825954437256" calcext:value-type="float">
            <text:p>5.9982595444</text:p>
          </table:table-cell>
          <table:table-cell table:formula="of:=[.C13]/([.H13]-[.H12])" office:value-type="float" office:value="26162.7533816476" calcext:value-type="float">
            <text:p>26162.7533816476</text:p>
          </table:table-cell>
          <table:table-cell table:formula="of:=[.G13]-[.$B13]" office:value-type="float" office:value="5.38072013854981" calcext:value-type="float">
            <text:p>5.38072013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2900.67389" calcext:value-type="float">
            <text:p>1443142900.67389</text:p>
          </table:table-cell>
          <table:table-cell office:value-type="float" office:value="4480" calcext:value-type="float">
            <text:p>4480</text:p>
          </table:table-cell>
          <table:table-cell table:formula="of:=[.B14]-[.$B$2]" office:value-type="float" office:value="0.673679828643799" calcext:value-type="float">
            <text:p>0.6736798286</text:p>
          </table:table-cell>
          <table:table-cell table:formula="of:=[.C14]/([.D14]-[.D13])" office:value-type="float" office:value="79799.897736442" calcext:value-type="float">
            <text:p>79799.897736442</text:p>
          </table:table-cell>
          <table:table-cell/>
          <table:table-cell office:value-type="float" office:value="1443142906.08412" calcext:value-type="float">
            <text:p>1443142906.08412</text:p>
          </table:table-cell>
          <table:table-cell table:formula="of:=[.G14]-[.$B$2]" office:value-type="float" office:value="6.08391332626343" calcext:value-type="float">
            <text:p>6.0839133263</text:p>
          </table:table-cell>
          <table:table-cell table:formula="of:=[.C14]/([.H14]-[.H13])" office:value-type="float" office:value="52303.5866146335" calcext:value-type="float">
            <text:p>52303.5866146335</text:p>
          </table:table-cell>
          <table:table-cell table:formula="of:=[.G14]-[.$B14]" office:value-type="float" office:value="5.41023349761963" calcext:value-type="float">
            <text:p>5.410233497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2900.73003" calcext:value-type="float">
            <text:p>1443142900.73003</text:p>
          </table:table-cell>
          <table:table-cell office:value-type="float" office:value="4480" calcext:value-type="float">
            <text:p>4480</text:p>
          </table:table-cell>
          <table:table-cell table:formula="of:=[.B15]-[.$B$2]" office:value-type="float" office:value="0.729827165603638" calcext:value-type="float">
            <text:p>0.7298271656</text:p>
          </table:table-cell>
          <table:table-cell table:formula="of:=[.C15]/([.D15]-[.D14])" office:value-type="float" office:value="79790.0709557153" calcext:value-type="float">
            <text:p>79790.0709557153</text:p>
          </table:table-cell>
          <table:table-cell/>
          <table:table-cell office:value-type="float" office:value="1443142906.37503" calcext:value-type="float">
            <text:p>1443142906.37503</text:p>
          </table:table-cell>
          <table:table-cell table:formula="of:=[.G15]-[.$B$2]" office:value-type="float" office:value="6.3748254776001" calcext:value-type="float">
            <text:p>6.3748254776</text:p>
          </table:table-cell>
          <table:table-cell table:formula="of:=[.C15]/([.H15]-[.H14])" office:value-type="float" office:value="15399.8379903194" calcext:value-type="float">
            <text:p>15399.8379903194</text:p>
          </table:table-cell>
          <table:table-cell table:formula="of:=[.G15]-[.$B15]" office:value-type="float" office:value="5.64499831199646" calcext:value-type="float">
            <text:p>5.6449983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2900.78617" calcext:value-type="float">
            <text:p>1443142900.78617</text:p>
          </table:table-cell>
          <table:table-cell office:value-type="float" office:value="4480" calcext:value-type="float">
            <text:p>4480</text:p>
          </table:table-cell>
          <table:table-cell table:formula="of:=[.B16]-[.$B$2]" office:value-type="float" office:value="0.785964012145996" calcext:value-type="float">
            <text:p>0.7859640121</text:p>
          </table:table-cell>
          <table:table-cell table:formula="of:=[.C16]/([.D16]-[.D15])" office:value-type="float" office:value="79804.9815038967" calcext:value-type="float">
            <text:p>79804.9815038967</text:p>
          </table:table-cell>
          <table:table-cell/>
          <table:table-cell office:value-type="float" office:value="1443142906.74287" calcext:value-type="float">
            <text:p>1443142906.74287</text:p>
          </table:table-cell>
          <table:table-cell table:formula="of:=[.G16]-[.$B$2]" office:value-type="float" office:value="6.74265933036804" calcext:value-type="float">
            <text:p>6.7426593304</text:p>
          </table:table-cell>
          <table:table-cell table:formula="of:=[.C16]/([.H16]-[.H15])" office:value-type="float" office:value="12179.4118901457" calcext:value-type="float">
            <text:p>12179.4118901457</text:p>
          </table:table-cell>
          <table:table-cell table:formula="of:=[.G16]-[.$B16]" office:value-type="float" office:value="5.95669531822205" calcext:value-type="float">
            <text:p>5.95669531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2900.84231" calcext:value-type="float">
            <text:p>1443142900.84231</text:p>
          </table:table-cell>
          <table:table-cell office:value-type="float" office:value="4480" calcext:value-type="float">
            <text:p>4480</text:p>
          </table:table-cell>
          <table:table-cell table:formula="of:=[.B17]-[.$B$2]" office:value-type="float" office:value="0.842100620269775" calcext:value-type="float">
            <text:p>0.8421006203</text:p>
          </table:table-cell>
          <table:table-cell table:formula="of:=[.C17]/([.D17]-[.D16])" office:value-type="float" office:value="79805.3204447578" calcext:value-type="float">
            <text:p>79805.3204447578</text:p>
          </table:table-cell>
          <table:table-cell/>
          <table:table-cell office:value-type="float" office:value="1443142907.02887" calcext:value-type="float">
            <text:p>1443142907.02887</text:p>
          </table:table-cell>
          <table:table-cell table:formula="of:=[.G17]-[.$B$2]" office:value-type="float" office:value="7.0286602973938" calcext:value-type="float">
            <text:p>7.0286602974</text:p>
          </table:table-cell>
          <table:table-cell table:formula="of:=[.C17]/([.H17]-[.H16])" office:value-type="float" office:value="15664.282700123" calcext:value-type="float">
            <text:p>15664.282700123</text:p>
          </table:table-cell>
          <table:table-cell table:formula="of:=[.G17]-[.$B17]" office:value-type="float" office:value="6.18655967712402" calcext:value-type="float">
            <text:p>6.18655967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2900.89846" calcext:value-type="float">
            <text:p>1443142900.89846</text:p>
          </table:table-cell>
          <table:table-cell office:value-type="float" office:value="4480" calcext:value-type="float">
            <text:p>4480</text:p>
          </table:table-cell>
          <table:table-cell table:formula="of:=[.B18]-[.$B$2]" office:value-type="float" office:value="0.898253202438355" calcext:value-type="float">
            <text:p>0.8982532024</text:p>
          </table:table-cell>
          <table:table-cell table:formula="of:=[.C18]/([.D18]-[.D17])" office:value-type="float" office:value="79782.6177708145" calcext:value-type="float">
            <text:p>79782.6177708145</text:p>
          </table:table-cell>
          <table:table-cell/>
          <table:table-cell office:value-type="float" office:value="1443142911.00431" calcext:value-type="float">
            <text:p>1443142911.00431</text:p>
          </table:table-cell>
          <table:table-cell table:formula="of:=[.G18]-[.$B$2]" office:value-type="float" office:value="11.0041012763977" calcext:value-type="float">
            <text:p>11.0041012764</text:p>
          </table:table-cell>
          <table:table-cell table:formula="of:=[.C18]/([.H18]-[.H17])" office:value-type="float" office:value="1126.91900688776" calcext:value-type="float">
            <text:p>1126.9190068878</text:p>
          </table:table-cell>
          <table:table-cell table:formula="of:=[.G18]-[.$B18]" office:value-type="float" office:value="10.1058480739594" calcext:value-type="float">
            <text:p>10.1058480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2900.9546" calcext:value-type="float">
            <text:p>1443142900.9546</text:p>
          </table:table-cell>
          <table:table-cell office:value-type="float" office:value="4480" calcext:value-type="float">
            <text:p>4480</text:p>
          </table:table-cell>
          <table:table-cell table:formula="of:=[.B19]-[.$B$2]" office:value-type="float" office:value="0.954390048980713" calcext:value-type="float">
            <text:p>0.954390049</text:p>
          </table:table-cell>
          <table:table-cell table:formula="of:=[.C19]/([.D19]-[.D18])" office:value-type="float" office:value="79804.9815038967" calcext:value-type="float">
            <text:p>79804.9815038967</text:p>
          </table:table-cell>
          <table:table-cell/>
          <table:table-cell office:value-type="float" office:value="1443142911.02251" calcext:value-type="float">
            <text:p>1443142911.02251</text:p>
          </table:table-cell>
          <table:table-cell table:formula="of:=[.G19]-[.$B$2]" office:value-type="float" office:value="11.0223069190979" calcext:value-type="float">
            <text:p>11.0223069191</text:p>
          </table:table-cell>
          <table:table-cell table:formula="of:=[.C19]/([.H19]-[.H18])" office:value-type="float" office:value="246077.552645364" calcext:value-type="float">
            <text:p>246077.552645364</text:p>
          </table:table-cell>
          <table:table-cell table:formula="of:=[.G19]-[.$B19]" office:value-type="float" office:value="10.0679168701172" calcext:value-type="float">
            <text:p>10.067916870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2901.01009" calcext:value-type="float">
            <text:p>1443142901.01009</text:p>
          </table:table-cell>
          <table:table-cell office:value-type="float" office:value="4480" calcext:value-type="float">
            <text:p>4480</text:p>
          </table:table-cell>
          <table:table-cell table:formula="of:=[.B20]-[.$B$2]" office:value-type="float" office:value="1.00988006591797" calcext:value-type="float">
            <text:p>1.0098800659</text:p>
          </table:table-cell>
          <table:table-cell table:formula="of:=[.C20]/([.D20]-[.D19])" office:value-type="float" office:value="80735.2429729056" calcext:value-type="float">
            <text:p>80735.2429729056</text:p>
          </table:table-cell>
          <table:table-cell/>
          <table:table-cell office:value-type="float" office:value="1443142911.06959" calcext:value-type="float">
            <text:p>1443142911.06959</text:p>
          </table:table-cell>
          <table:table-cell table:formula="of:=[.G20]-[.$B$2]" office:value-type="float" office:value="11.0693852901459" calcext:value-type="float">
            <text:p>11.0693852901</text:p>
          </table:table-cell>
          <table:table-cell table:formula="of:=[.C20]/([.H20]-[.H19])" office:value-type="float" office:value="95160.471789366" calcext:value-type="float">
            <text:p>95160.471789366</text:p>
          </table:table-cell>
          <table:table-cell table:formula="of:=[.G20]-[.$B20]" office:value-type="float" office:value="10.0595052242279" calcext:value-type="float">
            <text:p>10.05950522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2901.06291" calcext:value-type="float">
            <text:p>1443142901.06291</text:p>
          </table:table-cell>
          <table:table-cell office:value-type="float" office:value="4480" calcext:value-type="float">
            <text:p>4480</text:p>
          </table:table-cell>
          <table:table-cell table:formula="of:=[.B21]-[.$B$2]" office:value-type="float" office:value="1.06270027160645" calcext:value-type="float">
            <text:p>1.0627002716</text:p>
          </table:table-cell>
          <table:table-cell table:formula="of:=[.C21]/([.D21]-[.D20])" office:value-type="float" office:value="84816.0271548767" calcext:value-type="float">
            <text:p>84816.0271548767</text:p>
          </table:table-cell>
          <table:table-cell/>
          <table:table-cell office:value-type="float" office:value="1443142911.12001" calcext:value-type="float">
            <text:p>1443142911.12001</text:p>
          </table:table-cell>
          <table:table-cell table:formula="of:=[.G21]-[.$B$2]" office:value-type="float" office:value="11.1198019981384" calcext:value-type="float">
            <text:p>11.1198019981</text:p>
          </table:table-cell>
          <table:table-cell table:formula="of:=[.C21]/([.H21]-[.H20])" office:value-type="float" office:value="88859.4312953093" calcext:value-type="float">
            <text:p>88859.4312953093</text:p>
          </table:table-cell>
          <table:table-cell table:formula="of:=[.G21]-[.$B21]" office:value-type="float" office:value="10.057101726532" calcext:value-type="float">
            <text:p>10.05710172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2901.1158" calcext:value-type="float">
            <text:p>1443142901.1158</text:p>
          </table:table-cell>
          <table:table-cell office:value-type="float" office:value="4480" calcext:value-type="float">
            <text:p>4480</text:p>
          </table:table-cell>
          <table:table-cell table:formula="of:=[.B22]-[.$B$2]" office:value-type="float" office:value="1.11559271812439" calcext:value-type="float">
            <text:p>1.1155927181</text:p>
          </table:table-cell>
          <table:table-cell table:formula="of:=[.C22]/([.D22]-[.D21])" office:value-type="float" office:value="84700.1849022074" calcext:value-type="float">
            <text:p>84700.1849022074</text:p>
          </table:table-cell>
          <table:table-cell/>
          <table:table-cell office:value-type="float" office:value="1443142911.17046" calcext:value-type="float">
            <text:p>1443142911.17046</text:p>
          </table:table-cell>
          <table:table-cell table:formula="of:=[.G22]-[.$B$2]" office:value-type="float" office:value="11.1702499389648" calcext:value-type="float">
            <text:p>11.170249939</text:p>
          </table:table-cell>
          <table:table-cell table:formula="of:=[.C22]/([.H22]-[.H21])" office:value-type="float" office:value="88804.4175165648" calcext:value-type="float">
            <text:p>88804.4175165648</text:p>
          </table:table-cell>
          <table:table-cell table:formula="of:=[.G22]-[.$B22]" office:value-type="float" office:value="10.0546572208405" calcext:value-type="float">
            <text:p>10.054657220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2901.16865" calcext:value-type="float">
            <text:p>1443142901.16865</text:p>
          </table:table-cell>
          <table:table-cell office:value-type="float" office:value="4480" calcext:value-type="float">
            <text:p>4480</text:p>
          </table:table-cell>
          <table:table-cell table:formula="of:=[.B23]-[.$B$2]" office:value-type="float" office:value="1.16844058036804" calcext:value-type="float">
            <text:p>1.1684405804</text:p>
          </table:table-cell>
          <table:table-cell table:formula="of:=[.C23]/([.D23]-[.D22])" office:value-type="float" office:value="84771.6408914554" calcext:value-type="float">
            <text:p>84771.6408914554</text:p>
          </table:table-cell>
          <table:table-cell/>
          <table:table-cell office:value-type="float" office:value="1443142911.2209" calcext:value-type="float">
            <text:p>1443142911.2209</text:p>
          </table:table-cell>
          <table:table-cell table:formula="of:=[.G23]-[.$B$2]" office:value-type="float" office:value="11.2206902503967" calcext:value-type="float">
            <text:p>11.2206902504</text:p>
          </table:table-cell>
          <table:table-cell table:formula="of:=[.C23]/([.H23]-[.H22])" office:value-type="float" office:value="88817.8497083597" calcext:value-type="float">
            <text:p>88817.8497083597</text:p>
          </table:table-cell>
          <table:table-cell table:formula="of:=[.G23]-[.$B23]" office:value-type="float" office:value="10.0522496700287" calcext:value-type="float">
            <text:p>10.0522496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2901.22148" calcext:value-type="float">
            <text:p>1443142901.22148</text:p>
          </table:table-cell>
          <table:table-cell office:value-type="float" office:value="4480" calcext:value-type="float">
            <text:p>4480</text:p>
          </table:table-cell>
          <table:table-cell table:formula="of:=[.B24]-[.$B$2]" office:value-type="float" office:value="1.22127819061279" calcext:value-type="float">
            <text:p>1.2212781906</text:p>
          </table:table-cell>
          <table:table-cell table:formula="of:=[.C24]/([.D24]-[.D23])" office:value-type="float" office:value="84788.0890003926" calcext:value-type="float">
            <text:p>84788.0890003926</text:p>
          </table:table-cell>
          <table:table-cell/>
          <table:table-cell office:value-type="float" office:value="1443142911.27133" calcext:value-type="float">
            <text:p>1443142911.27133</text:p>
          </table:table-cell>
          <table:table-cell table:formula="of:=[.G24]-[.$B$2]" office:value-type="float" office:value="11.2711193561554" calcext:value-type="float">
            <text:p>11.2711193562</text:p>
          </table:table-cell>
          <table:table-cell table:formula="of:=[.C24]/([.H24]-[.H23])" office:value-type="float" office:value="88837.5856085857" calcext:value-type="float">
            <text:p>88837.5856085857</text:p>
          </table:table-cell>
          <table:table-cell table:formula="of:=[.G24]-[.$B24]" office:value-type="float" office:value="10.0498411655426" calcext:value-type="float">
            <text:p>10.049841165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2901.27433" calcext:value-type="float">
            <text:p>1443142901.27433</text:p>
          </table:table-cell>
          <table:table-cell office:value-type="float" office:value="4480" calcext:value-type="float">
            <text:p>4480</text:p>
          </table:table-cell>
          <table:table-cell table:formula="of:=[.B25]-[.$B$2]" office:value-type="float" office:value="1.27412366867065" calcext:value-type="float">
            <text:p>1.2741236687</text:p>
          </table:table-cell>
          <table:table-cell table:formula="of:=[.C25]/([.D25]-[.D24])" office:value-type="float" office:value="84775.4654635687" calcext:value-type="float">
            <text:p>84775.4654635687</text:p>
          </table:table-cell>
          <table:table-cell/>
          <table:table-cell office:value-type="float" office:value="1443142911.32176" calcext:value-type="float">
            <text:p>1443142911.32176</text:p>
          </table:table-cell>
          <table:table-cell table:formula="of:=[.G25]-[.$B$2]" office:value-type="float" office:value="11.3215525150299" calcext:value-type="float">
            <text:p>11.321552515</text:p>
          </table:table-cell>
          <table:table-cell table:formula="of:=[.C25]/([.H25]-[.H24])" office:value-type="float" office:value="88830.4460790802" calcext:value-type="float">
            <text:p>88830.4460790802</text:p>
          </table:table-cell>
          <table:table-cell table:formula="of:=[.G25]-[.$B25]" office:value-type="float" office:value="10.0474288463593" calcext:value-type="float">
            <text:p>10.047428846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2901.32728" calcext:value-type="float">
            <text:p>1443142901.32728</text:p>
          </table:table-cell>
          <table:table-cell office:value-type="float" office:value="4480" calcext:value-type="float">
            <text:p>4480</text:p>
          </table:table-cell>
          <table:table-cell table:formula="of:=[.B26]-[.$B$2]" office:value-type="float" office:value="1.32707047462463" calcext:value-type="float">
            <text:p>1.3270704746</text:p>
          </table:table-cell>
          <table:table-cell table:formula="of:=[.C26]/([.D26]-[.D25])" office:value-type="float" office:value="84613.2249014972" calcext:value-type="float">
            <text:p>84613.2249014972</text:p>
          </table:table-cell>
          <table:table-cell/>
          <table:table-cell office:value-type="float" office:value="1443142911.37219" calcext:value-type="float">
            <text:p>1443142911.37219</text:p>
          </table:table-cell>
          <table:table-cell table:formula="of:=[.G26]-[.$B$2]" office:value-type="float" office:value="11.3719820976257" calcext:value-type="float">
            <text:p>11.3719820976</text:p>
          </table:table-cell>
          <table:table-cell table:formula="of:=[.C26]/([.H26]-[.H25])" office:value-type="float" office:value="88836.7456043722" calcext:value-type="float">
            <text:p>88836.7456043722</text:p>
          </table:table-cell>
          <table:table-cell table:formula="of:=[.G26]-[.$B26]" office:value-type="float" office:value="10.0449116230011" calcext:value-type="float">
            <text:p>10.0449116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2901.38012" calcext:value-type="float">
            <text:p>1443142901.38012</text:p>
          </table:table-cell>
          <table:table-cell office:value-type="float" office:value="4480" calcext:value-type="float">
            <text:p>4480</text:p>
          </table:table-cell>
          <table:table-cell table:formula="of:=[.B27]-[.$B$2]" office:value-type="float" office:value="1.37991309165955" calcext:value-type="float">
            <text:p>1.3799130917</text:p>
          </table:table-cell>
          <table:table-cell table:formula="of:=[.C27]/([.D27]-[.D26])" office:value-type="float" office:value="84780.0554056615" calcext:value-type="float">
            <text:p>84780.0554056615</text:p>
          </table:table-cell>
          <table:table-cell/>
          <table:table-cell office:value-type="float" office:value="1443142911.42266" calcext:value-type="float">
            <text:p>1443142911.42266</text:p>
          </table:table-cell>
          <table:table-cell table:formula="of:=[.G27]-[.$B$2]" office:value-type="float" office:value="11.4224514961243" calcext:value-type="float">
            <text:p>11.4224514961</text:p>
          </table:table-cell>
          <table:table-cell table:formula="of:=[.C27]/([.H27]-[.H26])" office:value-type="float" office:value="88766.6612497874" calcext:value-type="float">
            <text:p>88766.6612497874</text:p>
          </table:table-cell>
          <table:table-cell table:formula="of:=[.G27]-[.$B27]" office:value-type="float" office:value="10.0425384044647" calcext:value-type="float">
            <text:p>10.04253840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2901.43293" calcext:value-type="float">
            <text:p>1443142901.43293</text:p>
          </table:table-cell>
          <table:table-cell office:value-type="float" office:value="4480" calcext:value-type="float">
            <text:p>4480</text:p>
          </table:table-cell>
          <table:table-cell table:formula="of:=[.B28]-[.$B$2]" office:value-type="float" office:value="1.43272733688355" calcext:value-type="float">
            <text:p>1.4327273369</text:p>
          </table:table-cell>
          <table:table-cell table:formula="of:=[.C28]/([.D28]-[.D27])" office:value-type="float" office:value="84825.5992488229" calcext:value-type="float">
            <text:p>84825.5992488229</text:p>
          </table:table-cell>
          <table:table-cell/>
          <table:table-cell office:value-type="float" office:value="1443142911.47305" calcext:value-type="float">
            <text:p>1443142911.47305</text:p>
          </table:table-cell>
          <table:table-cell table:formula="of:=[.G28]-[.$B$2]" office:value-type="float" office:value="11.4728469848633" calcext:value-type="float">
            <text:p>11.4728469849</text:p>
          </table:table-cell>
          <table:table-cell table:formula="of:=[.C28]/([.H28]-[.H27])" office:value-type="float" office:value="88896.845969703" calcext:value-type="float">
            <text:p>88896.845969703</text:p>
          </table:table-cell>
          <table:table-cell table:formula="of:=[.G28]-[.$B28]" office:value-type="float" office:value="10.0401196479797" calcext:value-type="float">
            <text:p>10.0401196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2901.48577" calcext:value-type="float">
            <text:p>1443142901.48577</text:p>
          </table:table-cell>
          <table:table-cell office:value-type="float" office:value="4480" calcext:value-type="float">
            <text:p>4480</text:p>
          </table:table-cell>
          <table:table-cell table:formula="of:=[.B29]-[.$B$2]" office:value-type="float" office:value="1.48556423187256" calcext:value-type="float">
            <text:p>1.4855642319</text:p>
          </table:table-cell>
          <table:table-cell table:formula="of:=[.C29]/([.D29]-[.D28])" office:value-type="float" office:value="84789.2367810698" calcext:value-type="float">
            <text:p>84789.2367810698</text:p>
          </table:table-cell>
          <table:table-cell/>
          <table:table-cell office:value-type="float" office:value="1443142911.52351" calcext:value-type="float">
            <text:p>1443142911.52351</text:p>
          </table:table-cell>
          <table:table-cell table:formula="of:=[.G29]-[.$B$2]" office:value-type="float" office:value="11.5233082771301" calcext:value-type="float">
            <text:p>11.5233082771</text:p>
          </table:table-cell>
          <table:table-cell table:formula="of:=[.C29]/([.H29]-[.H28])" office:value-type="float" office:value="88780.9209544059" calcext:value-type="float">
            <text:p>88780.9209544059</text:p>
          </table:table-cell>
          <table:table-cell table:formula="of:=[.G29]-[.$B29]" office:value-type="float" office:value="10.0377440452576" calcext:value-type="float">
            <text:p>10.03774404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2901.53861" calcext:value-type="float">
            <text:p>1443142901.53861</text:p>
          </table:table-cell>
          <table:table-cell office:value-type="float" office:value="4480" calcext:value-type="float">
            <text:p>4480</text:p>
          </table:table-cell>
          <table:table-cell table:formula="of:=[.B30]-[.$B$2]" office:value-type="float" office:value="1.53840279579163" calcext:value-type="float">
            <text:p>1.5384027958</text:p>
          </table:table-cell>
          <table:table-cell table:formula="of:=[.C30]/([.D30]-[.D29])" office:value-type="float" office:value="84786.5586744939" calcext:value-type="float">
            <text:p>84786.5586744939</text:p>
          </table:table-cell>
          <table:table-cell/>
          <table:table-cell office:value-type="float" office:value="1443142911.57399" calcext:value-type="float">
            <text:p>1443142911.57399</text:p>
          </table:table-cell>
          <table:table-cell table:formula="of:=[.G30]-[.$B$2]" office:value-type="float" office:value="11.5737869739532" calcext:value-type="float">
            <text:p>11.573786974</text:p>
          </table:table-cell>
          <table:table-cell table:formula="of:=[.C30]/([.H30]-[.H29])" office:value-type="float" office:value="88750.3101694195" calcext:value-type="float">
            <text:p>88750.3101694195</text:p>
          </table:table-cell>
          <table:table-cell table:formula="of:=[.G30]-[.$B30]" office:value-type="float" office:value="10.0353841781616" calcext:value-type="float">
            <text:p>10.035384178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2901.59143" calcext:value-type="float">
            <text:p>1443142901.59143</text:p>
          </table:table-cell>
          <table:table-cell office:value-type="float" office:value="4480" calcext:value-type="float">
            <text:p>4480</text:p>
          </table:table-cell>
          <table:table-cell table:formula="of:=[.B31]-[.$B$2]" office:value-type="float" office:value="1.59122467041016" calcext:value-type="float">
            <text:p>1.5912246704</text:p>
          </table:table-cell>
          <table:table-cell table:formula="of:=[.C31]/([.D31]-[.D30])" office:value-type="float" office:value="84813.3473556879" calcext:value-type="float">
            <text:p>84813.3473556879</text:p>
          </table:table-cell>
          <table:table-cell/>
          <table:table-cell office:value-type="float" office:value="1443142911.62442" calcext:value-type="float">
            <text:p>1443142911.62442</text:p>
          </table:table-cell>
          <table:table-cell table:formula="of:=[.G31]-[.$B$2]" office:value-type="float" office:value="11.6242127418518" calcext:value-type="float">
            <text:p>11.6242127419</text:p>
          </table:table-cell>
          <table:table-cell table:formula="of:=[.C31]/([.H31]-[.H30])" office:value-type="float" office:value="88843.4660829027" calcext:value-type="float">
            <text:p>88843.4660829027</text:p>
          </table:table-cell>
          <table:table-cell table:formula="of:=[.G31]-[.$B31]" office:value-type="float" office:value="10.0329880714417" calcext:value-type="float">
            <text:p>10.032988071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2901.64435" calcext:value-type="float">
            <text:p>1443142901.64435</text:p>
          </table:table-cell>
          <table:table-cell office:value-type="float" office:value="4480" calcext:value-type="float">
            <text:p>4480</text:p>
          </table:table-cell>
          <table:table-cell table:formula="of:=[.B32]-[.$B$2]" office:value-type="float" office:value="1.64414048194885" calcext:value-type="float">
            <text:p>1.6441404819</text:p>
          </table:table-cell>
          <table:table-cell table:formula="of:=[.C32]/([.D32]-[.D31])" office:value-type="float" office:value="84662.7854648674" calcext:value-type="float">
            <text:p>84662.7854648674</text:p>
          </table:table-cell>
          <table:table-cell/>
          <table:table-cell office:value-type="float" office:value="1443142911.6749" calcext:value-type="float">
            <text:p>1443142911.6749</text:p>
          </table:table-cell>
          <table:table-cell table:formula="of:=[.G32]-[.$B$2]" office:value-type="float" office:value="11.6746942996979" calcext:value-type="float">
            <text:p>11.6746942997</text:p>
          </table:table-cell>
          <table:table-cell table:formula="of:=[.C32]/([.H32]-[.H31])" office:value-type="float" office:value="88745.2802795948" calcext:value-type="float">
            <text:p>88745.2802795948</text:p>
          </table:table-cell>
          <table:table-cell table:formula="of:=[.G32]-[.$B32]" office:value-type="float" office:value="10.030553817749" calcext:value-type="float">
            <text:p>10.030553817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2901.69719" calcext:value-type="float">
            <text:p>1443142901.69719</text:p>
          </table:table-cell>
          <table:table-cell office:value-type="float" office:value="4480" calcext:value-type="float">
            <text:p>4480</text:p>
          </table:table-cell>
          <table:table-cell table:formula="of:=[.B33]-[.$B$2]" office:value-type="float" office:value="1.6969838142395" calcext:value-type="float">
            <text:p>1.6969838142</text:p>
          </table:table-cell>
          <table:table-cell table:formula="of:=[.C33]/([.D33]-[.D32])" office:value-type="float" office:value="84778.9078735433" calcext:value-type="float">
            <text:p>84778.9078735433</text:p>
          </table:table-cell>
          <table:table-cell/>
          <table:table-cell office:value-type="float" office:value="1443142911.72529" calcext:value-type="float">
            <text:p>1443142911.72529</text:p>
          </table:table-cell>
          <table:table-cell table:formula="of:=[.G33]-[.$B$2]" office:value-type="float" office:value="11.7250852584839" calcext:value-type="float">
            <text:p>11.7250852585</text:p>
          </table:table-cell>
          <table:table-cell table:formula="of:=[.C33]/([.H33]-[.H32])" office:value-type="float" office:value="88904.8374535734" calcext:value-type="float">
            <text:p>88904.8374535734</text:p>
          </table:table-cell>
          <table:table-cell table:formula="of:=[.G33]-[.$B33]" office:value-type="float" office:value="10.0281014442444" calcext:value-type="float">
            <text:p>10.028101444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2901.75004" calcext:value-type="float">
            <text:p>1443142901.75004</text:p>
          </table:table-cell>
          <table:table-cell office:value-type="float" office:value="4480" calcext:value-type="float">
            <text:p>4480</text:p>
          </table:table-cell>
          <table:table-cell table:formula="of:=[.B34]-[.$B$2]" office:value-type="float" office:value="1.74983167648315" calcext:value-type="float">
            <text:p>1.7498316765</text:p>
          </table:table-cell>
          <table:table-cell table:formula="of:=[.C34]/([.D34]-[.D33])" office:value-type="float" office:value="84771.6408914554" calcext:value-type="float">
            <text:p>84771.6408914554</text:p>
          </table:table-cell>
          <table:table-cell/>
          <table:table-cell office:value-type="float" office:value="1443142911.7757" calcext:value-type="float">
            <text:p>1443142911.7757</text:p>
          </table:table-cell>
          <table:table-cell table:formula="of:=[.G34]-[.$B$2]" office:value-type="float" office:value="11.7754969596863" calcext:value-type="float">
            <text:p>11.7754969597</text:p>
          </table:table-cell>
          <table:table-cell table:formula="of:=[.C34]/([.H34]-[.H33])" office:value-type="float" office:value="88868.2566377541" calcext:value-type="float">
            <text:p>88868.2566377541</text:p>
          </table:table-cell>
          <table:table-cell table:formula="of:=[.G34]-[.$B34]" office:value-type="float" office:value="10.0256652832031" calcext:value-type="float">
            <text:p>10.02566528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2901.80288" calcext:value-type="float">
            <text:p>1443142901.80288</text:p>
          </table:table-cell>
          <table:table-cell office:value-type="float" office:value="4480" calcext:value-type="float">
            <text:p>4480</text:p>
          </table:table-cell>
          <table:table-cell table:formula="of:=[.B35]-[.$B$2]" office:value-type="float" office:value="1.80267667770386" calcext:value-type="float">
            <text:p>1.8026766777</text:p>
          </table:table-cell>
          <table:table-cell table:formula="of:=[.C35]/([.D35]-[.D34])" office:value-type="float" office:value="84776.2304194037" calcext:value-type="float">
            <text:p>84776.2304194037</text:p>
          </table:table-cell>
          <table:table-cell/>
          <table:table-cell office:value-type="float" office:value="1443142911.82619" calcext:value-type="float">
            <text:p>1443142911.82619</text:p>
          </table:table-cell>
          <table:table-cell table:formula="of:=[.G35]-[.$B$2]" office:value-type="float" office:value="11.8259885311127" calcext:value-type="float">
            <text:p>11.8259885311</text:p>
          </table:table-cell>
          <table:table-cell table:formula="of:=[.C35]/([.H35]-[.H34])" office:value-type="float" office:value="88727.6801541244" calcext:value-type="float">
            <text:p>88727.6801541244</text:p>
          </table:table-cell>
          <table:table-cell table:formula="of:=[.G35]-[.$B35]" office:value-type="float" office:value="10.0233118534088" calcext:value-type="float">
            <text:p>10.02331185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2901.85574" calcext:value-type="float">
            <text:p>1443142901.85574</text:p>
          </table:table-cell>
          <table:table-cell office:value-type="float" office:value="4480" calcext:value-type="float">
            <text:p>4480</text:p>
          </table:table-cell>
          <table:table-cell table:formula="of:=[.B36]-[.$B$2]" office:value-type="float" office:value="1.85552906990051" calcext:value-type="float">
            <text:p>1.8555290699</text:p>
          </table:table-cell>
          <table:table-cell table:formula="of:=[.C36]/([.D36]-[.D35])" office:value-type="float" office:value="84764.3751550666" calcext:value-type="float">
            <text:p>84764.3751550666</text:p>
          </table:table-cell>
          <table:table-cell/>
          <table:table-cell office:value-type="float" office:value="1443142911.87658" calcext:value-type="float">
            <text:p>1443142911.87658</text:p>
          </table:table-cell>
          <table:table-cell table:formula="of:=[.G36]-[.$B$2]" office:value-type="float" office:value="11.8763747215271" calcext:value-type="float">
            <text:p>11.8763747215</text:p>
          </table:table-cell>
          <table:table-cell table:formula="of:=[.C36]/([.H36]-[.H35])" office:value-type="float" office:value="88913.2510942343" calcext:value-type="float">
            <text:p>88913.2510942343</text:p>
          </table:table-cell>
          <table:table-cell table:formula="of:=[.G36]-[.$B36]" office:value-type="float" office:value="10.0208456516266" calcext:value-type="float">
            <text:p>10.02084565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2901.90863" calcext:value-type="float">
            <text:p>1443142901.90863</text:p>
          </table:table-cell>
          <table:table-cell office:value-type="float" office:value="4480" calcext:value-type="float">
            <text:p>4480</text:p>
          </table:table-cell>
          <table:table-cell table:formula="of:=[.B37]-[.$B$2]" office:value-type="float" office:value="1.90842914581299" calcext:value-type="float">
            <text:p>1.9084291458</text:p>
          </table:table-cell>
          <table:table-cell table:formula="of:=[.C37]/([.D37]-[.D36])" office:value-type="float" office:value="84687.9692084424" calcext:value-type="float">
            <text:p>84687.9692084424</text:p>
          </table:table-cell>
          <table:table-cell/>
          <table:table-cell office:value-type="float" office:value="1443142911.92707" calcext:value-type="float">
            <text:p>1443142911.92707</text:p>
          </table:table-cell>
          <table:table-cell table:formula="of:=[.G37]-[.$B$2]" office:value-type="float" office:value="11.9268627166748" calcext:value-type="float">
            <text:p>11.9268627167</text:p>
          </table:table-cell>
          <table:table-cell table:formula="of:=[.C37]/([.H37]-[.H36])" office:value-type="float" office:value="88733.9651117764" calcext:value-type="float">
            <text:p>88733.9651117764</text:p>
          </table:table-cell>
          <table:table-cell table:formula="of:=[.G37]-[.$B37]" office:value-type="float" office:value="10.0184335708618" calcext:value-type="float">
            <text:p>10.018433570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2901.96147" calcext:value-type="float">
            <text:p>1443142901.96147</text:p>
          </table:table-cell>
          <table:table-cell office:value-type="float" office:value="4480" calcext:value-type="float">
            <text:p>4480</text:p>
          </table:table-cell>
          <table:table-cell table:formula="of:=[.B38]-[.$B$2]" office:value-type="float" office:value="1.96126842498779" calcext:value-type="float">
            <text:p>1.961268425</text:p>
          </table:table-cell>
          <table:table-cell table:formula="of:=[.C38]/([.D38]-[.D37])" office:value-type="float" office:value="84785.4109663213" calcext:value-type="float">
            <text:p>84785.4109663213</text:p>
          </table:table-cell>
          <table:table-cell/>
          <table:table-cell office:value-type="float" office:value="1443142911.97749" calcext:value-type="float">
            <text:p>1443142911.97749</text:p>
          </table:table-cell>
          <table:table-cell table:formula="of:=[.G38]-[.$B$2]" office:value-type="float" office:value="11.977281332016" calcext:value-type="float">
            <text:p>11.977281332</text:p>
          </table:table-cell>
          <table:table-cell table:formula="of:=[.C38]/([.H38]-[.H37])" office:value-type="float" office:value="88856.0697211438" calcext:value-type="float">
            <text:p>88856.0697211438</text:p>
          </table:table-cell>
          <table:table-cell table:formula="of:=[.G38]-[.$B38]" office:value-type="float" office:value="10.0160129070282" calcext:value-type="float">
            <text:p>10.01601290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2902.01195" calcext:value-type="float">
            <text:p>1443142902.01195</text:p>
          </table:table-cell>
          <table:table-cell office:value-type="float" office:value="4480" calcext:value-type="float">
            <text:p>4480</text:p>
          </table:table-cell>
          <table:table-cell table:formula="of:=[.B39]-[.$B$2]" office:value-type="float" office:value="2.01174378395081" calcext:value-type="float">
            <text:p>2.011743784</text:p>
          </table:table-cell>
          <table:table-cell table:formula="of:=[.C39]/([.D39]-[.D38])" office:value-type="float" office:value="88756.1790948897" calcext:value-type="float">
            <text:p>88756.1790948897</text:p>
          </table:table-cell>
          <table:table-cell/>
          <table:table-cell office:value-type="float" office:value="1443142912.028" calcext:value-type="float">
            <text:p>1443142912.028</text:p>
          </table:table-cell>
          <table:table-cell table:formula="of:=[.G39]-[.$B$2]" office:value-type="float" office:value="12.0277926921845" calcext:value-type="float">
            <text:p>12.0277926922</text:p>
          </table:table-cell>
          <table:table-cell table:formula="of:=[.C39]/([.H39]-[.H38])" office:value-type="float" office:value="88692.9194751251" calcext:value-type="float">
            <text:p>88692.9194751251</text:p>
          </table:table-cell>
          <table:table-cell table:formula="of:=[.G39]-[.$B39]" office:value-type="float" office:value="10.0160489082336" calcext:value-type="float">
            <text:p>10.016048908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2902.05583" calcext:value-type="float">
            <text:p>1443142902.05583</text:p>
          </table:table-cell>
          <table:table-cell office:value-type="float" office:value="4480" calcext:value-type="float">
            <text:p>4480</text:p>
          </table:table-cell>
          <table:table-cell table:formula="of:=[.B40]-[.$B$2]" office:value-type="float" office:value="2.0556206703186" calcext:value-type="float">
            <text:p>2.0556206703</text:p>
          </table:table-cell>
          <table:table-cell table:formula="of:=[.C40]/([.D40]-[.D39])" office:value-type="float" office:value="102103.872240305" calcext:value-type="float">
            <text:p>102103.872240305</text:p>
          </table:table-cell>
          <table:table-cell/>
          <table:table-cell office:value-type="float" office:value="1443142912.04438" calcext:value-type="float">
            <text:p>1443142912.04438</text:p>
          </table:table-cell>
          <table:table-cell table:formula="of:=[.G40]-[.$B$2]" office:value-type="float" office:value="12.0441727638245" calcext:value-type="float">
            <text:p>12.0441727638</text:p>
          </table:table-cell>
          <table:table-cell table:formula="of:=[.C40]/([.H40]-[.H39])" office:value-type="float" office:value="273503.077303757" calcext:value-type="float">
            <text:p>273503.077303757</text:p>
          </table:table-cell>
          <table:table-cell table:formula="of:=[.G40]-[.$B40]" office:value-type="float" office:value="9.98855209350586" calcext:value-type="float">
            <text:p>9.988552093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2902.09969" calcext:value-type="float">
            <text:p>1443142902.09969</text:p>
          </table:table-cell>
          <table:table-cell office:value-type="float" office:value="4480" calcext:value-type="float">
            <text:p>4480</text:p>
          </table:table-cell>
          <table:table-cell table:formula="of:=[.B41]-[.$B$2]" office:value-type="float" office:value="2.09948515892029" calcext:value-type="float">
            <text:p>2.0994851589</text:p>
          </table:table-cell>
          <table:table-cell table:formula="of:=[.C41]/([.D41]-[.D40])" office:value-type="float" office:value="102132.730662405" calcext:value-type="float">
            <text:p>102132.730662405</text:p>
          </table:table-cell>
          <table:table-cell/>
          <table:table-cell office:value-type="float" office:value="1443142912.06075" calcext:value-type="float">
            <text:p>1443142912.06075</text:p>
          </table:table-cell>
          <table:table-cell table:formula="of:=[.G41]-[.$B$2]" office:value-type="float" office:value="12.0605475902557" calcext:value-type="float">
            <text:p>12.0605475903</text:p>
          </table:table-cell>
          <table:table-cell table:formula="of:=[.C41]/([.H41]-[.H40])" office:value-type="float" office:value="273590.686215984" calcext:value-type="float">
            <text:p>273590.686215984</text:p>
          </table:table-cell>
          <table:table-cell table:formula="of:=[.G41]-[.$B41]" office:value-type="float" office:value="9.96106243133545" calcext:value-type="float">
            <text:p>9.96106243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2902.14365" calcext:value-type="float">
            <text:p>1443142902.14365</text:p>
          </table:table-cell>
          <table:table-cell office:value-type="float" office:value="4480" calcext:value-type="float">
            <text:p>4480</text:p>
          </table:table-cell>
          <table:table-cell table:formula="of:=[.B42]-[.$B$2]" office:value-type="float" office:value="2.14343976974487" calcext:value-type="float">
            <text:p>2.1434397697</text:p>
          </table:table-cell>
          <table:table-cell table:formula="of:=[.C42]/([.D42]-[.D41])" office:value-type="float" office:value="101923.323081596" calcext:value-type="float">
            <text:p>101923.323081596</text:p>
          </table:table-cell>
          <table:table-cell/>
          <table:table-cell office:value-type="float" office:value="1443142912.08835" calcext:value-type="float">
            <text:p>1443142912.08835</text:p>
          </table:table-cell>
          <table:table-cell table:formula="of:=[.G42]-[.$B$2]" office:value-type="float" office:value="12.0881485939026" calcext:value-type="float">
            <text:p>12.0881485939</text:p>
          </table:table-cell>
          <table:table-cell table:formula="of:=[.C42]/([.H42]-[.H41])" office:value-type="float" office:value="162312.938229375" calcext:value-type="float">
            <text:p>162312.938229375</text:p>
          </table:table-cell>
          <table:table-cell table:formula="of:=[.G42]-[.$B42]" office:value-type="float" office:value="9.94470882415772" calcext:value-type="float">
            <text:p>9.94470882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2902.18753" calcext:value-type="float">
            <text:p>1443142902.18753</text:p>
          </table:table-cell>
          <table:table-cell office:value-type="float" office:value="4480" calcext:value-type="float">
            <text:p>4480</text:p>
          </table:table-cell>
          <table:table-cell table:formula="of:=[.B43]-[.$B$2]" office:value-type="float" office:value="2.18732619285583" calcext:value-type="float">
            <text:p>2.1873261929</text:p>
          </table:table-cell>
          <table:table-cell table:formula="of:=[.C43]/([.D43]-[.D42])" office:value-type="float" office:value="102081.684549065" calcext:value-type="float">
            <text:p>102081.684549065</text:p>
          </table:table-cell>
          <table:table-cell/>
          <table:table-cell office:value-type="float" office:value="1443142912.13501" calcext:value-type="float">
            <text:p>1443142912.13501</text:p>
          </table:table-cell>
          <table:table-cell table:formula="of:=[.G43]-[.$B$2]" office:value-type="float" office:value="12.134806394577" calcext:value-type="float">
            <text:p>12.1348063946</text:p>
          </table:table-cell>
          <table:table-cell table:formula="of:=[.C43]/([.H43]-[.H42])" office:value-type="float" office:value="96018.242078315" calcext:value-type="float">
            <text:p>96018.242078315</text:p>
          </table:table-cell>
          <table:table-cell table:formula="of:=[.G43]-[.$B43]" office:value-type="float" office:value="9.94748020172119" calcext:value-type="float">
            <text:p>9.947480201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2902.23142" calcext:value-type="float">
            <text:p>1443142902.23142</text:p>
          </table:table-cell>
          <table:table-cell office:value-type="float" office:value="4480" calcext:value-type="float">
            <text:p>4480</text:p>
          </table:table-cell>
          <table:table-cell table:formula="of:=[.B44]-[.$B$2]" office:value-type="float" office:value="2.23121166229248" calcext:value-type="float">
            <text:p>2.2312116623</text:p>
          </table:table-cell>
          <table:table-cell table:formula="of:=[.C44]/([.D44]-[.D43])" office:value-type="float" office:value="102083.902884245" calcext:value-type="float">
            <text:p>102083.902884245</text:p>
          </table:table-cell>
          <table:table-cell/>
          <table:table-cell office:value-type="float" office:value="1443142912.18174" calcext:value-type="float">
            <text:p>1443142912.18174</text:p>
          </table:table-cell>
          <table:table-cell table:formula="of:=[.G44]-[.$B$2]" office:value-type="float" office:value="12.1815323829651" calcext:value-type="float">
            <text:p>12.181532383</text:p>
          </table:table-cell>
          <table:table-cell table:formula="of:=[.C44]/([.H44]-[.H43])" office:value-type="float" office:value="95878.1216738186" calcext:value-type="float">
            <text:p>95878.1216738186</text:p>
          </table:table-cell>
          <table:table-cell table:formula="of:=[.G44]-[.$B44]" office:value-type="float" office:value="9.95032072067261" calcext:value-type="float">
            <text:p>9.95032072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2902.27528" calcext:value-type="float">
            <text:p>1443142902.27528</text:p>
          </table:table-cell>
          <table:table-cell office:value-type="float" office:value="4480" calcext:value-type="float">
            <text:p>4480</text:p>
          </table:table-cell>
          <table:table-cell table:formula="of:=[.B45]-[.$B$2]" office:value-type="float" office:value="2.27506899833679" calcext:value-type="float">
            <text:p>2.2750689983</text:p>
          </table:table-cell>
          <table:table-cell table:formula="of:=[.C45]/([.D45]-[.D44])" office:value-type="float" office:value="102149.387173758" calcext:value-type="float">
            <text:p>102149.387173758</text:p>
          </table:table-cell>
          <table:table-cell/>
          <table:table-cell office:value-type="float" office:value="1443142912.22839" calcext:value-type="float">
            <text:p>1443142912.22839</text:p>
          </table:table-cell>
          <table:table-cell table:formula="of:=[.G45]-[.$B$2]" office:value-type="float" office:value="12.2281827926636" calcext:value-type="float">
            <text:p>12.2281827927</text:p>
          </table:table-cell>
          <table:table-cell table:formula="of:=[.C45]/([.H45]-[.H44])" office:value-type="float" office:value="96033.4545603222" calcext:value-type="float">
            <text:p>96033.4545603222</text:p>
          </table:table-cell>
          <table:table-cell table:formula="of:=[.G45]-[.$B45]" office:value-type="float" office:value="9.95311379432678" calcext:value-type="float">
            <text:p>9.95311379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2902.31914" calcext:value-type="float">
            <text:p>1443142902.31914</text:p>
          </table:table-cell>
          <table:table-cell office:value-type="float" office:value="4480" calcext:value-type="float">
            <text:p>4480</text:p>
          </table:table-cell>
          <table:table-cell table:formula="of:=[.B46]-[.$B$2]" office:value-type="float" office:value="2.31893014907837" calcext:value-type="float">
            <text:p>2.3189301491</text:p>
          </table:table-cell>
          <table:table-cell table:formula="of:=[.C46]/([.D46]-[.D45])" office:value-type="float" office:value="102140.503024999" calcext:value-type="float">
            <text:p>102140.503024999</text:p>
          </table:table-cell>
          <table:table-cell/>
          <table:table-cell office:value-type="float" office:value="1443142912.27507" calcext:value-type="float">
            <text:p>1443142912.27507</text:p>
          </table:table-cell>
          <table:table-cell table:formula="of:=[.G46]-[.$B$2]" office:value-type="float" office:value="12.2748672962189" calcext:value-type="float">
            <text:p>12.2748672962</text:p>
          </table:table-cell>
          <table:table-cell table:formula="of:=[.C46]/([.H46]-[.H45])" office:value-type="float" office:value="95963.3209913742" calcext:value-type="float">
            <text:p>95963.3209913742</text:p>
          </table:table-cell>
          <table:table-cell table:formula="of:=[.G46]-[.$B46]" office:value-type="float" office:value="9.9559371471405" calcext:value-type="float">
            <text:p>9.955937147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2902.36307" calcext:value-type="float">
            <text:p>1443142902.36307</text:p>
          </table:table-cell>
          <table:table-cell office:value-type="float" office:value="4480" calcext:value-type="float">
            <text:p>4480</text:p>
          </table:table-cell>
          <table:table-cell table:formula="of:=[.B47]-[.$B$2]" office:value-type="float" office:value="2.36286783218384" calcext:value-type="float">
            <text:p>2.3628678322</text:p>
          </table:table-cell>
          <table:table-cell table:formula="of:=[.C47]/([.D47]-[.D46])" office:value-type="float" office:value="101962.590727557" calcext:value-type="float">
            <text:p>101962.590727557</text:p>
          </table:table-cell>
          <table:table-cell/>
          <table:table-cell office:value-type="float" office:value="1443142912.32175" calcext:value-type="float">
            <text:p>1443142912.32175</text:p>
          </table:table-cell>
          <table:table-cell table:formula="of:=[.G47]-[.$B$2]" office:value-type="float" office:value="12.3215444087982" calcext:value-type="float">
            <text:p>12.3215444088</text:p>
          </table:table-cell>
          <table:table-cell table:formula="of:=[.C47]/([.H47]-[.H46])" office:value-type="float" office:value="95978.5160743291" calcext:value-type="float">
            <text:p>95978.5160743291</text:p>
          </table:table-cell>
          <table:table-cell table:formula="of:=[.G47]-[.$B47]" office:value-type="float" office:value="9.95867657661438" calcext:value-type="float">
            <text:p>9.958676576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2902.40695" calcext:value-type="float">
            <text:p>1443142902.40695</text:p>
          </table:table-cell>
          <table:table-cell office:value-type="float" office:value="4480" calcext:value-type="float">
            <text:p>4480</text:p>
          </table:table-cell>
          <table:table-cell table:formula="of:=[.B48]-[.$B$2]" office:value-type="float" office:value="2.40674734115601" calcext:value-type="float">
            <text:p>2.4067473412</text:p>
          </table:table-cell>
          <table:table-cell table:formula="of:=[.C48]/([.D48]-[.D47])" office:value-type="float" office:value="102097.769663776" calcext:value-type="float">
            <text:p>102097.769663776</text:p>
          </table:table-cell>
          <table:table-cell/>
          <table:table-cell office:value-type="float" office:value="1443142912.36845" calcext:value-type="float">
            <text:p>1443142912.36845</text:p>
          </table:table-cell>
          <table:table-cell table:formula="of:=[.G48]-[.$B$2]" office:value-type="float" office:value="12.3682415485382" calcext:value-type="float">
            <text:p>12.3682415485</text:p>
          </table:table-cell>
          <table:table-cell table:formula="of:=[.C48]/([.H48]-[.H47])" office:value-type="float" office:value="95937.3534427301" calcext:value-type="float">
            <text:p>95937.3534427301</text:p>
          </table:table-cell>
          <table:table-cell table:formula="of:=[.G48]-[.$B48]" office:value-type="float" office:value="9.9614942073822" calcext:value-type="float">
            <text:p>9.961494207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2902.45084" calcext:value-type="float">
            <text:p>1443142902.45084</text:p>
          </table:table-cell>
          <table:table-cell office:value-type="float" office:value="4480" calcext:value-type="float">
            <text:p>4480</text:p>
          </table:table-cell>
          <table:table-cell table:formula="of:=[.B49]-[.$B$2]" office:value-type="float" office:value="2.4506344795227" calcext:value-type="float">
            <text:p>2.4506344795</text:p>
          </table:table-cell>
          <table:table-cell table:formula="of:=[.C49]/([.D49]-[.D48])" office:value-type="float" office:value="102080.020860949" calcext:value-type="float">
            <text:p>102080.020860949</text:p>
          </table:table-cell>
          <table:table-cell/>
          <table:table-cell office:value-type="float" office:value="1443142912.41513" calcext:value-type="float">
            <text:p>1443142912.41513</text:p>
          </table:table-cell>
          <table:table-cell table:formula="of:=[.G49]-[.$B$2]" office:value-type="float" office:value="12.4149198532104" calcext:value-type="float">
            <text:p>12.4149198532</text:p>
          </table:table-cell>
          <table:table-cell table:formula="of:=[.C49]/([.H49]-[.H48])" office:value-type="float" office:value="95976.0649290286" calcext:value-type="float">
            <text:p>95976.0649290286</text:p>
          </table:table-cell>
          <table:table-cell table:formula="of:=[.G49]-[.$B49]" office:value-type="float" office:value="9.96428537368774" calcext:value-type="float">
            <text:p>9.964285373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2902.49473" calcext:value-type="float">
            <text:p>1443142902.49473</text:p>
          </table:table-cell>
          <table:table-cell office:value-type="float" office:value="4480" calcext:value-type="float">
            <text:p>4480</text:p>
          </table:table-cell>
          <table:table-cell table:formula="of:=[.B50]-[.$B$2]" office:value-type="float" office:value="2.49452114105225" calcext:value-type="float">
            <text:p>2.4945211411</text:p>
          </table:table-cell>
          <table:table-cell table:formula="of:=[.C50]/([.D50]-[.D49])" office:value-type="float" office:value="102081.129980334" calcext:value-type="float">
            <text:p>102081.129980334</text:p>
          </table:table-cell>
          <table:table-cell/>
          <table:table-cell office:value-type="float" office:value="1443142912.46181" calcext:value-type="float">
            <text:p>1443142912.46181</text:p>
          </table:table-cell>
          <table:table-cell table:formula="of:=[.G50]-[.$B$2]" office:value-type="float" office:value="12.4616000652313" calcext:value-type="float">
            <text:p>12.4616000652</text:p>
          </table:table-cell>
          <table:table-cell table:formula="of:=[.C50]/([.H50]-[.H49])" office:value-type="float" office:value="95972.1433569469" calcext:value-type="float">
            <text:p>95972.1433569469</text:p>
          </table:table-cell>
          <table:table-cell table:formula="of:=[.G50]-[.$B50]" office:value-type="float" office:value="9.96707892417908" calcext:value-type="float">
            <text:p>9.967078924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2902.53861" calcext:value-type="float">
            <text:p>1443142902.53861</text:p>
          </table:table-cell>
          <table:table-cell office:value-type="float" office:value="4480" calcext:value-type="float">
            <text:p>4480</text:p>
          </table:table-cell>
          <table:table-cell table:formula="of:=[.B51]-[.$B$2]" office:value-type="float" office:value="2.53840827941895" calcext:value-type="float">
            <text:p>2.5384082794</text:p>
          </table:table-cell>
          <table:table-cell table:formula="of:=[.C51]/([.D51]-[.D50])" office:value-type="float" office:value="102080.020860949" calcext:value-type="float">
            <text:p>102080.020860949</text:p>
          </table:table-cell>
          <table:table-cell/>
          <table:table-cell office:value-type="float" office:value="1443142912.50847" calcext:value-type="float">
            <text:p>1443142912.50847</text:p>
          </table:table-cell>
          <table:table-cell table:formula="of:=[.G51]-[.$B$2]" office:value-type="float" office:value="12.5082652568817" calcext:value-type="float">
            <text:p>12.5082652569</text:p>
          </table:table-cell>
          <table:table-cell table:formula="of:=[.C51]/([.H51]-[.H50])" office:value-type="float" office:value="96003.0344151067" calcext:value-type="float">
            <text:p>96003.0344151067</text:p>
          </table:table-cell>
          <table:table-cell table:formula="of:=[.G51]-[.$B51]" office:value-type="float" office:value="9.96985697746277" calcext:value-type="float">
            <text:p>9.96985697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2902.5825" calcext:value-type="float">
            <text:p>1443142902.5825</text:p>
          </table:table-cell>
          <table:table-cell office:value-type="float" office:value="4480" calcext:value-type="float">
            <text:p>4480</text:p>
          </table:table-cell>
          <table:table-cell table:formula="of:=[.B52]-[.$B$2]" office:value-type="float" office:value="2.5822970867157" calcext:value-type="float">
            <text:p>2.5822970867</text:p>
          </table:table-cell>
          <table:table-cell table:formula="of:=[.C52]/([.D52]-[.D51])" office:value-type="float" office:value="102076.139132891" calcext:value-type="float">
            <text:p>102076.139132891</text:p>
          </table:table-cell>
          <table:table-cell/>
          <table:table-cell office:value-type="float" office:value="1443142912.55518" calcext:value-type="float">
            <text:p>1443142912.55518</text:p>
          </table:table-cell>
          <table:table-cell table:formula="of:=[.G52]-[.$B$2]" office:value-type="float" office:value="12.554972410202" calcext:value-type="float">
            <text:p>12.5549724102</text:p>
          </table:table-cell>
          <table:table-cell table:formula="of:=[.C52]/([.H52]-[.H51])" office:value-type="float" office:value="95916.78536426" calcext:value-type="float">
            <text:p>95916.78536426</text:p>
          </table:table-cell>
          <table:table-cell table:formula="of:=[.G52]-[.$B52]" office:value-type="float" office:value="9.97267532348633" calcext:value-type="float">
            <text:p>9.972675323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2902.62639" calcext:value-type="float">
            <text:p>1443142902.62639</text:p>
          </table:table-cell>
          <table:table-cell office:value-type="float" office:value="4480" calcext:value-type="float">
            <text:p>4480</text:p>
          </table:table-cell>
          <table:table-cell table:formula="of:=[.B53]-[.$B$2]" office:value-type="float" office:value="2.62618231773376" calcext:value-type="float">
            <text:p>2.6261823177</text:p>
          </table:table-cell>
          <table:table-cell table:formula="of:=[.C53]/([.D53]-[.D52])" office:value-type="float" office:value="102084.457483104" calcext:value-type="float">
            <text:p>102084.457483104</text:p>
          </table:table-cell>
          <table:table-cell/>
          <table:table-cell office:value-type="float" office:value="1443142912.60186" calcext:value-type="float">
            <text:p>1443142912.60186</text:p>
          </table:table-cell>
          <table:table-cell table:formula="of:=[.G53]-[.$B$2]" office:value-type="float" office:value="12.6016550064087" calcext:value-type="float">
            <text:p>12.6016550064</text:p>
          </table:table-cell>
          <table:table-cell table:formula="of:=[.C53]/([.H53]-[.H52])" office:value-type="float" office:value="95967.2418424829" calcext:value-type="float">
            <text:p>95967.2418424829</text:p>
          </table:table-cell>
          <table:table-cell table:formula="of:=[.G53]-[.$B53]" office:value-type="float" office:value="9.97547268867493" calcext:value-type="float">
            <text:p>9.975472688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2902.67029" calcext:value-type="float">
            <text:p>1443142902.67029</text:p>
          </table:table-cell>
          <table:table-cell office:value-type="float" office:value="4480" calcext:value-type="float">
            <text:p>4480</text:p>
          </table:table-cell>
          <table:table-cell table:formula="of:=[.B54]-[.$B$2]" office:value-type="float" office:value="2.670081615448" calcext:value-type="float">
            <text:p>2.6700816154</text:p>
          </table:table-cell>
          <table:table-cell table:formula="of:=[.C54]/([.D54]-[.D53])" office:value-type="float" office:value="102051.746457608" calcext:value-type="float">
            <text:p>102051.746457608</text:p>
          </table:table-cell>
          <table:table-cell/>
          <table:table-cell office:value-type="float" office:value="1443142912.64854" calcext:value-type="float">
            <text:p>1443142912.64854</text:p>
          </table:table-cell>
          <table:table-cell table:formula="of:=[.G54]-[.$B$2]" office:value-type="float" office:value="12.6483345031738" calcext:value-type="float">
            <text:p>12.6483345032</text:p>
          </table:table-cell>
          <table:table-cell table:formula="of:=[.C54]/([.H54]-[.H53])" office:value-type="float" office:value="95973.6139089219" calcext:value-type="float">
            <text:p>95973.6139089219</text:p>
          </table:table-cell>
          <table:table-cell table:formula="of:=[.G54]-[.$B54]" office:value-type="float" office:value="9.97825288772583" calcext:value-type="float">
            <text:p>9.978252887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2902.71418" calcext:value-type="float">
            <text:p>1443142902.71418</text:p>
          </table:table-cell>
          <table:table-cell office:value-type="float" office:value="4480" calcext:value-type="float">
            <text:p>4480</text:p>
          </table:table-cell>
          <table:table-cell table:formula="of:=[.B55]-[.$B$2]" office:value-type="float" office:value="2.71397137641907" calcext:value-type="float">
            <text:p>2.7139713764</text:p>
          </table:table-cell>
          <table:table-cell table:formula="of:=[.C55]/([.D55]-[.D54])" office:value-type="float" office:value="102073.921135115" calcext:value-type="float">
            <text:p>102073.921135115</text:p>
          </table:table-cell>
          <table:table-cell/>
          <table:table-cell office:value-type="float" office:value="1443142912.69523" calcext:value-type="float">
            <text:p>1443142912.69523</text:p>
          </table:table-cell>
          <table:table-cell table:formula="of:=[.G55]-[.$B$2]" office:value-type="float" office:value="12.6950232982636" calcext:value-type="float">
            <text:p>12.6950232983</text:p>
          </table:table-cell>
          <table:table-cell table:formula="of:=[.C55]/([.H55]-[.H54])" office:value-type="float" office:value="95954.5002476676" calcext:value-type="float">
            <text:p>95954.5002476676</text:p>
          </table:table-cell>
          <table:table-cell table:formula="of:=[.G55]-[.$B55]" office:value-type="float" office:value="9.98105192184448" calcext:value-type="float">
            <text:p>9.981051921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2902.75806" calcext:value-type="float">
            <text:p>1443142902.75806</text:p>
          </table:table-cell>
          <table:table-cell office:value-type="float" office:value="4480" calcext:value-type="float">
            <text:p>4480</text:p>
          </table:table-cell>
          <table:table-cell table:formula="of:=[.B56]-[.$B$2]" office:value-type="float" office:value="2.75785732269287" calcext:value-type="float">
            <text:p>2.7578573227</text:p>
          </table:table-cell>
          <table:table-cell table:formula="of:=[.C56]/([.D56]-[.D55])" office:value-type="float" office:value="102082.793704603" calcext:value-type="float">
            <text:p>102082.793704603</text:p>
          </table:table-cell>
          <table:table-cell/>
          <table:table-cell office:value-type="float" office:value="1443142912.74191" calcext:value-type="float">
            <text:p>1443142912.74191</text:p>
          </table:table-cell>
          <table:table-cell table:formula="of:=[.G56]-[.$B$2]" office:value-type="float" office:value="12.7416994571686" calcext:value-type="float">
            <text:p>12.7416994572</text:p>
          </table:table-cell>
          <table:table-cell table:formula="of:=[.C56]/([.H56]-[.H55])" office:value-type="float" office:value="95980.4770807155" calcext:value-type="float">
            <text:p>95980.4770807155</text:p>
          </table:table-cell>
          <table:table-cell table:formula="of:=[.G56]-[.$B56]" office:value-type="float" office:value="9.98384213447571" calcext:value-type="float">
            <text:p>9.983842134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2902.802" calcext:value-type="float">
            <text:p>1443142902.802</text:p>
          </table:table-cell>
          <table:table-cell office:value-type="float" office:value="4480" calcext:value-type="float">
            <text:p>4480</text:p>
          </table:table-cell>
          <table:table-cell table:formula="of:=[.B57]-[.$B$2]" office:value-type="float" office:value="2.80179715156555" calcext:value-type="float">
            <text:p>2.8017971516</text:p>
          </table:table-cell>
          <table:table-cell table:formula="of:=[.C57]/([.D57]-[.D56])" office:value-type="float" office:value="101957.611464104" calcext:value-type="float">
            <text:p>101957.611464104</text:p>
          </table:table-cell>
          <table:table-cell/>
          <table:table-cell office:value-type="float" office:value="1443142912.78858" calcext:value-type="float">
            <text:p>1443142912.78858</text:p>
          </table:table-cell>
          <table:table-cell table:formula="of:=[.G57]-[.$B$2]" office:value-type="float" office:value="12.7883784770966" calcext:value-type="float">
            <text:p>12.7883784771</text:p>
          </table:table-cell>
          <table:table-cell table:formula="of:=[.C57]/([.H57]-[.H56])" office:value-type="float" office:value="95974.5943019419" calcext:value-type="float">
            <text:p>95974.5943019419</text:p>
          </table:table-cell>
          <table:table-cell table:formula="of:=[.G57]-[.$B57]" office:value-type="float" office:value="9.98658132553101" calcext:value-type="float">
            <text:p>9.986581325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2902.84589" calcext:value-type="float">
            <text:p>1443142902.84589</text:p>
          </table:table-cell>
          <table:table-cell office:value-type="float" office:value="4480" calcext:value-type="float">
            <text:p>4480</text:p>
          </table:table-cell>
          <table:table-cell table:formula="of:=[.B58]-[.$B$2]" office:value-type="float" office:value="2.84568643569946" calcext:value-type="float">
            <text:p>2.8456864357</text:p>
          </table:table-cell>
          <table:table-cell table:formula="of:=[.C58]/([.D58]-[.D57])" office:value-type="float" office:value="102075.030121955" calcext:value-type="float">
            <text:p>102075.030121955</text:p>
          </table:table-cell>
          <table:table-cell/>
          <table:table-cell office:value-type="float" office:value="1443142912.83522" calcext:value-type="float">
            <text:p>1443142912.83522</text:p>
          </table:table-cell>
          <table:table-cell table:formula="of:=[.G58]-[.$B$2]" office:value-type="float" office:value="12.8350155353546" calcext:value-type="float">
            <text:p>12.8350155354</text:p>
          </table:table-cell>
          <table:table-cell table:formula="of:=[.C58]/([.H58]-[.H57])" office:value-type="float" office:value="96060.9473953275" calcext:value-type="float">
            <text:p>96060.9473953275</text:p>
          </table:table-cell>
          <table:table-cell table:formula="of:=[.G58]-[.$B58]" office:value-type="float" office:value="9.98932909965515" calcext:value-type="float">
            <text:p>9.989329099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2902.88982" calcext:value-type="float">
            <text:p>1443142902.88982</text:p>
          </table:table-cell>
          <table:table-cell office:value-type="float" office:value="4480" calcext:value-type="float">
            <text:p>4480</text:p>
          </table:table-cell>
          <table:table-cell table:formula="of:=[.B59]-[.$B$2]" office:value-type="float" office:value="2.88961577415466" calcext:value-type="float">
            <text:p>2.8896157742</text:p>
          </table:table-cell>
          <table:table-cell table:formula="of:=[.C59]/([.D59]-[.D58])" office:value-type="float" office:value="101981.959153989" calcext:value-type="float">
            <text:p>101981.959153989</text:p>
          </table:table-cell>
          <table:table-cell/>
          <table:table-cell office:value-type="float" office:value="1443142912.88203" calcext:value-type="float">
            <text:p>1443142912.88203</text:p>
          </table:table-cell>
          <table:table-cell table:formula="of:=[.G59]-[.$B$2]" office:value-type="float" office:value="12.8818266391754" calcext:value-type="float">
            <text:p>12.8818266392</text:p>
          </table:table-cell>
          <table:table-cell table:formula="of:=[.C59]/([.H59]-[.H58])" office:value-type="float" office:value="95703.7889375573" calcext:value-type="float">
            <text:p>95703.7889375573</text:p>
          </table:table-cell>
          <table:table-cell table:formula="of:=[.G59]-[.$B59]" office:value-type="float" office:value="9.99221086502075" calcext:value-type="float">
            <text:p>9.99221086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2902.93372" calcext:value-type="float">
            <text:p>1443142902.93372</text:p>
          </table:table-cell>
          <table:table-cell office:value-type="float" office:value="4480" calcext:value-type="float">
            <text:p>4480</text:p>
          </table:table-cell>
          <table:table-cell table:formula="of:=[.B60]-[.$B$2]" office:value-type="float" office:value="2.9335150718689" calcext:value-type="float">
            <text:p>2.9335150719</text:p>
          </table:table-cell>
          <table:table-cell table:formula="of:=[.C60]/([.D60]-[.D59])" office:value-type="float" office:value="102051.746457608" calcext:value-type="float">
            <text:p>102051.746457608</text:p>
          </table:table-cell>
          <table:table-cell/>
          <table:table-cell office:value-type="float" office:value="1443142912.92864" calcext:value-type="float">
            <text:p>1443142912.92864</text:p>
          </table:table-cell>
          <table:table-cell table:formula="of:=[.G60]-[.$B$2]" office:value-type="float" office:value="12.9284360408783" calcext:value-type="float">
            <text:p>12.9284360409</text:p>
          </table:table-cell>
          <table:table-cell table:formula="of:=[.C60]/([.H60]-[.H59])" office:value-type="float" office:value="96117.9469446633" calcext:value-type="float">
            <text:p>96117.9469446633</text:p>
          </table:table-cell>
          <table:table-cell table:formula="of:=[.G60]-[.$B60]" office:value-type="float" office:value="9.9949209690094" calcext:value-type="float">
            <text:p>9.9949209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2902.97761" calcext:value-type="float">
            <text:p>1443142902.97761</text:p>
          </table:table-cell>
          <table:table-cell office:value-type="float" office:value="4480" calcext:value-type="float">
            <text:p>4480</text:p>
          </table:table-cell>
          <table:table-cell table:formula="of:=[.B61]-[.$B$2]" office:value-type="float" office:value="2.97740435600281" calcext:value-type="float">
            <text:p>2.977404356</text:p>
          </table:table-cell>
          <table:table-cell table:formula="of:=[.C61]/([.D61]-[.D60])" office:value-type="float" office:value="102075.030121955" calcext:value-type="float">
            <text:p>102075.030121955</text:p>
          </table:table-cell>
          <table:table-cell/>
          <table:table-cell office:value-type="float" office:value="1443142912.97532" calcext:value-type="float">
            <text:p>1443142912.97532</text:p>
          </table:table-cell>
          <table:table-cell table:formula="of:=[.G61]-[.$B$2]" office:value-type="float" office:value="12.9751131534576" calcext:value-type="float">
            <text:p>12.9751131535</text:p>
          </table:table-cell>
          <table:table-cell table:formula="of:=[.C61]/([.H61]-[.H60])" office:value-type="float" office:value="95978.5160743291" calcext:value-type="float">
            <text:p>95978.5160743291</text:p>
          </table:table-cell>
          <table:table-cell table:formula="of:=[.G61]-[.$B61]" office:value-type="float" office:value="9.99770879745483" calcext:value-type="float">
            <text:p>9.997708797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2903.02198" calcext:value-type="float">
            <text:p>1443142903.02198</text:p>
          </table:table-cell>
          <table:table-cell office:value-type="float" office:value="4480" calcext:value-type="float">
            <text:p>4480</text:p>
          </table:table-cell>
          <table:table-cell table:formula="of:=[.B62]-[.$B$2]" office:value-type="float" office:value="3.02177834510803" calcext:value-type="float">
            <text:p>3.0217783451</text:p>
          </table:table-cell>
          <table:table-cell table:formula="of:=[.C62]/([.D62]-[.D61])" office:value-type="float" office:value="100960.046422162" calcext:value-type="float">
            <text:p>100960.046422162</text:p>
          </table:table-cell>
          <table:table-cell/>
          <table:table-cell office:value-type="float" office:value="1443142913.0221" calcext:value-type="float">
            <text:p>1443142913.0221</text:p>
          </table:table-cell>
          <table:table-cell table:formula="of:=[.G62]-[.$B$2]" office:value-type="float" office:value="13.021897315979" calcext:value-type="float">
            <text:p>13.021897316</text:p>
          </table:table-cell>
          <table:table-cell table:formula="of:=[.C62]/([.H62]-[.H61])" office:value-type="float" office:value="95758.9012725058" calcext:value-type="float">
            <text:p>95758.9012725058</text:p>
          </table:table-cell>
          <table:table-cell table:formula="of:=[.G62]-[.$B62]" office:value-type="float" office:value="10.000118970871" calcext:value-type="float">
            <text:p>10.000118970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2903.06696" calcext:value-type="float">
            <text:p>1443142903.06696</text:p>
          </table:table-cell>
          <table:table-cell office:value-type="float" office:value="4480" calcext:value-type="float">
            <text:p>4480</text:p>
          </table:table-cell>
          <table:table-cell table:formula="of:=[.B63]-[.$B$2]" office:value-type="float" office:value="3.06675505638123" calcext:value-type="float">
            <text:p>3.0667550564</text:p>
          </table:table-cell>
          <table:table-cell table:formula="of:=[.C63]/([.D63]-[.D62])" office:value-type="float" office:value="99607.1049478918" calcext:value-type="float">
            <text:p>99607.1049478918</text:p>
          </table:table-cell>
          <table:table-cell/>
          <table:table-cell office:value-type="float" office:value="1443142913.03706" calcext:value-type="float">
            <text:p>1443142913.03706</text:p>
          </table:table-cell>
          <table:table-cell table:formula="of:=[.G63]-[.$B$2]" office:value-type="float" office:value="13.0368530750275" calcext:value-type="float">
            <text:p>13.036853075</text:p>
          </table:table-cell>
          <table:table-cell table:formula="of:=[.C63]/([.H63]-[.H62])" office:value-type="float" office:value="299550.158937652" calcext:value-type="float">
            <text:p>299550.158937652</text:p>
          </table:table-cell>
          <table:table-cell table:formula="of:=[.G63]-[.$B63]" office:value-type="float" office:value="9.97009801864624" calcext:value-type="float">
            <text:p>9.970098018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2903.11186" calcext:value-type="float">
            <text:p>1443142903.11186</text:p>
          </table:table-cell>
          <table:table-cell office:value-type="float" office:value="4480" calcext:value-type="float">
            <text:p>4480</text:p>
          </table:table-cell>
          <table:table-cell table:formula="of:=[.B64]-[.$B$2]" office:value-type="float" office:value="3.11165452003479" calcext:value-type="float">
            <text:p>3.11165452</text:p>
          </table:table-cell>
          <table:table-cell table:formula="of:=[.C64]/([.D64]-[.D63])" office:value-type="float" office:value="99778.4747400729" calcext:value-type="float">
            <text:p>99778.4747400729</text:p>
          </table:table-cell>
          <table:table-cell/>
          <table:table-cell office:value-type="float" office:value="1443142913.05201" calcext:value-type="float">
            <text:p>1443142913.05201</text:p>
          </table:table-cell>
          <table:table-cell table:formula="of:=[.G64]-[.$B$2]" office:value-type="float" office:value="13.0518078804016" calcext:value-type="float">
            <text:p>13.0518078804</text:p>
          </table:table-cell>
          <table:table-cell table:formula="of:=[.C64]/([.H64]-[.H63])" office:value-type="float" office:value="299569.261379035" calcext:value-type="float">
            <text:p>299569.261379035</text:p>
          </table:table-cell>
          <table:table-cell table:formula="of:=[.G64]-[.$B64]" office:value-type="float" office:value="9.94015336036682" calcext:value-type="float">
            <text:p>9.940153360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2903.15679" calcext:value-type="float">
            <text:p>1443142903.15679</text:p>
          </table:table-cell>
          <table:table-cell office:value-type="float" office:value="4480" calcext:value-type="float">
            <text:p>4480</text:p>
          </table:table-cell>
          <table:table-cell table:formula="of:=[.B65]-[.$B$2]" office:value-type="float" office:value="3.15658044815063" calcext:value-type="float">
            <text:p>3.1565804482</text:p>
          </table:table-cell>
          <table:table-cell table:formula="of:=[.C65]/([.D65]-[.D64])" office:value-type="float" office:value="99719.6983543222" calcext:value-type="float">
            <text:p>99719.6983543222</text:p>
          </table:table-cell>
          <table:table-cell/>
          <table:table-cell office:value-type="float" office:value="1443142913.07882" calcext:value-type="float">
            <text:p>1443142913.07882</text:p>
          </table:table-cell>
          <table:table-cell table:formula="of:=[.G65]-[.$B$2]" office:value-type="float" office:value="13.0786120891571" calcext:value-type="float">
            <text:p>13.0786120892</text:p>
          </table:table-cell>
          <table:table-cell table:formula="of:=[.C65]/([.H65]-[.H64])" office:value-type="float" office:value="167137.931243051" calcext:value-type="float">
            <text:p>167137.931243051</text:p>
          </table:table-cell>
          <table:table-cell table:formula="of:=[.G65]-[.$B65]" office:value-type="float" office:value="9.92203164100647" calcext:value-type="float">
            <text:p>9.92203164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2903.20172" calcext:value-type="float">
            <text:p>1443142903.20172</text:p>
          </table:table-cell>
          <table:table-cell office:value-type="float" office:value="4480" calcext:value-type="float">
            <text:p>4480</text:p>
          </table:table-cell>
          <table:table-cell table:formula="of:=[.B66]-[.$B$2]" office:value-type="float" office:value="3.20151877403259" calcext:value-type="float">
            <text:p>3.201518774</text:p>
          </table:table-cell>
          <table:table-cell table:formula="of:=[.C66]/([.D66]-[.D65])" office:value-type="float" office:value="99692.1872828077" calcext:value-type="float">
            <text:p>99692.1872828077</text:p>
          </table:table-cell>
          <table:table-cell/>
          <table:table-cell office:value-type="float" office:value="1443142913.1227" calcext:value-type="float">
            <text:p>1443142913.1227</text:p>
          </table:table-cell>
          <table:table-cell table:formula="of:=[.G66]-[.$B$2]" office:value-type="float" office:value="13.1224946975708" calcext:value-type="float">
            <text:p>13.1224946976</text:p>
          </table:table-cell>
          <table:table-cell table:formula="of:=[.C66]/([.H66]-[.H65])" office:value-type="float" office:value="102090.558468301" calcext:value-type="float">
            <text:p>102090.558468301</text:p>
          </table:table-cell>
          <table:table-cell table:formula="of:=[.G66]-[.$B66]" office:value-type="float" office:value="9.92097592353821" calcext:value-type="float">
            <text:p>9.92097592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2903.24661" calcext:value-type="float">
            <text:p>1443142903.24661</text:p>
          </table:table-cell>
          <table:table-cell office:value-type="float" office:value="4480" calcext:value-type="float">
            <text:p>4480</text:p>
          </table:table-cell>
          <table:table-cell table:formula="of:=[.B67]-[.$B$2]" office:value-type="float" office:value="3.24640417098999" calcext:value-type="float">
            <text:p>3.246404171</text:p>
          </table:table-cell>
          <table:table-cell table:formula="of:=[.C67]/([.D67]-[.D66])" office:value-type="float" office:value="99809.7444532383" calcext:value-type="float">
            <text:p>99809.7444532383</text:p>
          </table:table-cell>
          <table:table-cell/>
          <table:table-cell office:value-type="float" office:value="1443142913.16662" calcext:value-type="float">
            <text:p>1443142913.16662</text:p>
          </table:table-cell>
          <table:table-cell table:formula="of:=[.G67]-[.$B$2]" office:value-type="float" office:value="13.1664175987244" calcext:value-type="float">
            <text:p>13.1664175987</text:p>
          </table:table-cell>
          <table:table-cell table:formula="of:=[.C67]/([.H67]-[.H66])" office:value-type="float" office:value="101996.905539935" calcext:value-type="float">
            <text:p>101996.905539935</text:p>
          </table:table-cell>
          <table:table-cell table:formula="of:=[.G67]-[.$B67]" office:value-type="float" office:value="9.92001342773438" calcext:value-type="float">
            <text:p>9.920013427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2903.29153" calcext:value-type="float">
            <text:p>1443142903.29153</text:p>
          </table:table-cell>
          <table:table-cell office:value-type="float" office:value="4480" calcext:value-type="float">
            <text:p>4480</text:p>
          </table:table-cell>
          <table:table-cell table:formula="of:=[.B68]-[.$B$2]" office:value-type="float" office:value="3.29132628440857" calcext:value-type="float">
            <text:p>3.2913262844</text:p>
          </table:table-cell>
          <table:table-cell table:formula="of:=[.C68]/([.D68]-[.D67])" office:value-type="float" office:value="99728.166354416" calcext:value-type="float">
            <text:p>99728.166354416</text:p>
          </table:table-cell>
          <table:table-cell/>
          <table:table-cell office:value-type="float" office:value="1443142913.21047" calcext:value-type="float">
            <text:p>1443142913.21047</text:p>
          </table:table-cell>
          <table:table-cell table:formula="of:=[.G68]-[.$B$2]" office:value-type="float" office:value="13.2102651596069" calcext:value-type="float">
            <text:p>13.2102651596</text:p>
          </table:table-cell>
          <table:table-cell table:formula="of:=[.C68]/([.H68]-[.H67])" office:value-type="float" office:value="102172.159860801" calcext:value-type="float">
            <text:p>102172.159860801</text:p>
          </table:table-cell>
          <table:table-cell table:formula="of:=[.G68]-[.$B68]" office:value-type="float" office:value="9.91893887519836" calcext:value-type="float">
            <text:p>9.918938875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2903.33648" calcext:value-type="float">
            <text:p>1443142903.33648</text:p>
          </table:table-cell>
          <table:table-cell office:value-type="float" office:value="4480" calcext:value-type="float">
            <text:p>4480</text:p>
          </table:table-cell>
          <table:table-cell table:formula="of:=[.B69]-[.$B$2]" office:value-type="float" office:value="3.33627557754517" calcext:value-type="float">
            <text:p>3.3362755775</text:p>
          </table:table-cell>
          <table:table-cell table:formula="of:=[.C69]/([.D69]-[.D68])" office:value-type="float" office:value="99667.8632161289" calcext:value-type="float">
            <text:p>99667.8632161289</text:p>
          </table:table-cell>
          <table:table-cell/>
          <table:table-cell office:value-type="float" office:value="1443142913.25437" calcext:value-type="float">
            <text:p>1443142913.25437</text:p>
          </table:table-cell>
          <table:table-cell table:formula="of:=[.G69]-[.$B$2]" office:value-type="float" office:value="13.2541673183441" calcext:value-type="float">
            <text:p>13.2541673183</text:p>
          </table:table-cell>
          <table:table-cell table:formula="of:=[.C69]/([.H69]-[.H68])" office:value-type="float" office:value="102045.095932964" calcext:value-type="float">
            <text:p>102045.095932964</text:p>
          </table:table-cell>
          <table:table-cell table:formula="of:=[.G69]-[.$B69]" office:value-type="float" office:value="9.91789174079895" calcext:value-type="float">
            <text:p>9.917891740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2903.38141" calcext:value-type="float">
            <text:p>1443142903.38141</text:p>
          </table:table-cell>
          <table:table-cell office:value-type="float" office:value="4480" calcext:value-type="float">
            <text:p>4480</text:p>
          </table:table-cell>
          <table:table-cell table:formula="of:=[.B70]-[.$B$2]" office:value-type="float" office:value="3.38120651245117" calcext:value-type="float">
            <text:p>3.3812065125</text:p>
          </table:table-cell>
          <table:table-cell table:formula="of:=[.C70]/([.D70]-[.D69])" office:value-type="float" office:value="99708.5862863086" calcext:value-type="float">
            <text:p>99708.5862863086</text:p>
          </table:table-cell>
          <table:table-cell/>
          <table:table-cell office:value-type="float" office:value="1443142913.29824" calcext:value-type="float">
            <text:p>1443142913.29824</text:p>
          </table:table-cell>
          <table:table-cell table:formula="of:=[.G70]-[.$B$2]" office:value-type="float" office:value="13.2980310916901" calcext:value-type="float">
            <text:p>13.2980310917</text:p>
          </table:table-cell>
          <table:table-cell table:formula="of:=[.C70]/([.H70]-[.H69])" office:value-type="float" office:value="102134.396069095" calcext:value-type="float">
            <text:p>102134.396069095</text:p>
          </table:table-cell>
          <table:table-cell table:formula="of:=[.G70]-[.$B70]" office:value-type="float" office:value="9.91682457923889" calcext:value-type="float">
            <text:p>9.916824579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2903.42632" calcext:value-type="float">
            <text:p>1443142903.42632</text:p>
          </table:table-cell>
          <table:table-cell office:value-type="float" office:value="4480" calcext:value-type="float">
            <text:p>4480</text:p>
          </table:table-cell>
          <table:table-cell table:formula="of:=[.B71]-[.$B$2]" office:value-type="float" office:value="3.42610955238342" calcext:value-type="float">
            <text:p>3.4261095524</text:p>
          </table:table-cell>
          <table:table-cell table:formula="of:=[.C71]/([.D71]-[.D70])" office:value-type="float" office:value="99770.5279366243" calcext:value-type="float">
            <text:p>99770.5279366243</text:p>
          </table:table-cell>
          <table:table-cell/>
          <table:table-cell office:value-type="float" office:value="1443142913.34217" calcext:value-type="float">
            <text:p>1443142913.34217</text:p>
          </table:table-cell>
          <table:table-cell table:formula="of:=[.G71]-[.$B$2]" office:value-type="float" office:value="13.3419673442841" calcext:value-type="float">
            <text:p>13.3419673443</text:p>
          </table:table-cell>
          <table:table-cell table:formula="of:=[.C71]/([.H71]-[.H70])" office:value-type="float" office:value="101965.910506723" calcext:value-type="float">
            <text:p>101965.910506723</text:p>
          </table:table-cell>
          <table:table-cell table:formula="of:=[.G71]-[.$B71]" office:value-type="float" office:value="9.91585779190064" calcext:value-type="float">
            <text:p>9.915857791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2903.47128" calcext:value-type="float">
            <text:p>1443142903.47128</text:p>
          </table:table-cell>
          <table:table-cell office:value-type="float" office:value="4480" calcext:value-type="float">
            <text:p>4480</text:p>
          </table:table-cell>
          <table:table-cell table:formula="of:=[.B72]-[.$B$2]" office:value-type="float" office:value="3.47107696533203" calcext:value-type="float">
            <text:p>3.4710769653</text:p>
          </table:table-cell>
          <table:table-cell table:formula="of:=[.C72]/([.D72]-[.D71])" office:value-type="float" office:value="99627.7016229514" calcext:value-type="float">
            <text:p>99627.7016229514</text:p>
          </table:table-cell>
          <table:table-cell/>
          <table:table-cell office:value-type="float" office:value="1443142913.38605" calcext:value-type="float">
            <text:p>1443142913.38605</text:p>
          </table:table-cell>
          <table:table-cell table:formula="of:=[.G72]-[.$B$2]" office:value-type="float" office:value="13.3858416080475" calcext:value-type="float">
            <text:p>13.385841608</text:p>
          </table:table-cell>
          <table:table-cell table:formula="of:=[.C72]/([.H72]-[.H71])" office:value-type="float" office:value="102109.975546402" calcext:value-type="float">
            <text:p>102109.975546402</text:p>
          </table:table-cell>
          <table:table-cell table:formula="of:=[.G72]-[.$B72]" office:value-type="float" office:value="9.91476464271545" calcext:value-type="float">
            <text:p>9.914764642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2903.51618" calcext:value-type="float">
            <text:p>1443142903.51618</text:p>
          </table:table-cell>
          <table:table-cell office:value-type="float" office:value="4480" calcext:value-type="float">
            <text:p>4480</text:p>
          </table:table-cell>
          <table:table-cell table:formula="of:=[.B73]-[.$B$2]" office:value-type="float" office:value="3.51597142219543" calcext:value-type="float">
            <text:p>3.5159714222</text:p>
          </table:table-cell>
          <table:table-cell table:formula="of:=[.C73]/([.D73]-[.D72])" office:value-type="float" office:value="99789.6023919151" calcext:value-type="float">
            <text:p>99789.6023919151</text:p>
          </table:table-cell>
          <table:table-cell/>
          <table:table-cell office:value-type="float" office:value="1443142913.42991" calcext:value-type="float">
            <text:p>1443142913.42991</text:p>
          </table:table-cell>
          <table:table-cell table:formula="of:=[.G73]-[.$B$2]" office:value-type="float" office:value="13.4297034740448" calcext:value-type="float">
            <text:p>13.429703474</text:p>
          </table:table-cell>
          <table:table-cell table:formula="of:=[.C73]/([.H73]-[.H72])" office:value-type="float" office:value="102138.837419144" calcext:value-type="float">
            <text:p>102138.837419144</text:p>
          </table:table-cell>
          <table:table-cell table:formula="of:=[.G73]-[.$B73]" office:value-type="float" office:value="9.91373205184937" calcext:value-type="float">
            <text:p>9.913732051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2903.56107" calcext:value-type="float">
            <text:p>1443142903.56107</text:p>
          </table:table-cell>
          <table:table-cell office:value-type="float" office:value="4480" calcext:value-type="float">
            <text:p>4480</text:p>
          </table:table-cell>
          <table:table-cell table:formula="of:=[.B74]-[.$B$2]" office:value-type="float" office:value="3.5608639717102" calcext:value-type="float">
            <text:p>3.5608639717</text:p>
          </table:table-cell>
          <table:table-cell table:formula="of:=[.C74]/([.D74]-[.D73])" office:value-type="float" office:value="99793.8421502658" calcext:value-type="float">
            <text:p>99793.8421502658</text:p>
          </table:table-cell>
          <table:table-cell/>
          <table:table-cell office:value-type="float" office:value="1443142913.47379" calcext:value-type="float">
            <text:p>1443142913.47379</text:p>
          </table:table-cell>
          <table:table-cell table:formula="of:=[.G74]-[.$B$2]" office:value-type="float" office:value="13.47358751297" calcext:value-type="float">
            <text:p>13.473587513</text:p>
          </table:table-cell>
          <table:table-cell table:formula="of:=[.C74]/([.H74]-[.H73])" office:value-type="float" office:value="102087.230567795" calcext:value-type="float">
            <text:p>102087.230567795</text:p>
          </table:table-cell>
          <table:table-cell table:formula="of:=[.G74]-[.$B74]" office:value-type="float" office:value="9.91272354125977" calcext:value-type="float">
            <text:p>9.912723541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2903.60597" calcext:value-type="float">
            <text:p>1443142903.60597</text:p>
          </table:table-cell>
          <table:table-cell office:value-type="float" office:value="4480" calcext:value-type="float">
            <text:p>4480</text:p>
          </table:table-cell>
          <table:table-cell table:formula="of:=[.B75]-[.$B$2]" office:value-type="float" office:value="3.60576748847961" calcext:value-type="float">
            <text:p>3.6057674885</text:p>
          </table:table-cell>
          <table:table-cell table:formula="of:=[.C75]/([.D75]-[.D74])" office:value-type="float" office:value="99769.4684584712" calcext:value-type="float">
            <text:p>99769.4684584712</text:p>
          </table:table-cell>
          <table:table-cell/>
          <table:table-cell office:value-type="float" office:value="1443142913.51763" calcext:value-type="float">
            <text:p>1443142913.51763</text:p>
          </table:table-cell>
          <table:table-cell table:formula="of:=[.G75]-[.$B$2]" office:value-type="float" office:value="13.517425775528" calcext:value-type="float">
            <text:p>13.5174257755</text:p>
          </table:table-cell>
          <table:table-cell table:formula="of:=[.C75]/([.H75]-[.H74])" office:value-type="float" office:value="102193.831109854" calcext:value-type="float">
            <text:p>102193.831109854</text:p>
          </table:table-cell>
          <table:table-cell table:formula="of:=[.G75]-[.$B75]" office:value-type="float" office:value="9.91165828704834" calcext:value-type="float">
            <text:p>9.9116582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2903.6509" calcext:value-type="float">
            <text:p>1443142903.6509</text:p>
          </table:table-cell>
          <table:table-cell office:value-type="float" office:value="4480" calcext:value-type="float">
            <text:p>4480</text:p>
          </table:table-cell>
          <table:table-cell table:formula="of:=[.B76]-[.$B$2]" office:value-type="float" office:value="3.65069770812988" calcext:value-type="float">
            <text:p>3.6506977081</text:p>
          </table:table-cell>
          <table:table-cell table:formula="of:=[.C76]/([.D76]-[.D75])" office:value-type="float" office:value="99710.1735729712" calcext:value-type="float">
            <text:p>99710.1735729712</text:p>
          </table:table-cell>
          <table:table-cell/>
          <table:table-cell office:value-type="float" office:value="1443142913.56143" calcext:value-type="float">
            <text:p>1443142913.56143</text:p>
          </table:table-cell>
          <table:table-cell table:formula="of:=[.G76]-[.$B$2]" office:value-type="float" office:value="13.5612208843231" calcext:value-type="float">
            <text:p>13.5612208843</text:p>
          </table:table-cell>
          <table:table-cell table:formula="of:=[.C76]/([.H76]-[.H75])" office:value-type="float" office:value="102294.528390223" calcext:value-type="float">
            <text:p>102294.528390223</text:p>
          </table:table-cell>
          <table:table-cell table:formula="of:=[.G76]-[.$B76]" office:value-type="float" office:value="9.91052317619324" calcext:value-type="float">
            <text:p>9.91052317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2903.69583" calcext:value-type="float">
            <text:p>1443142903.69583</text:p>
          </table:table-cell>
          <table:table-cell office:value-type="float" office:value="4480" calcext:value-type="float">
            <text:p>4480</text:p>
          </table:table-cell>
          <table:table-cell table:formula="of:=[.B77]-[.$B$2]" office:value-type="float" office:value="3.69562149047852" calcext:value-type="float">
            <text:p>3.6956214905</text:p>
          </table:table-cell>
          <table:table-cell table:formula="of:=[.C77]/([.D77]-[.D76])" office:value-type="float" office:value="99724.461427419" calcext:value-type="float">
            <text:p>99724.461427419</text:p>
          </table:table-cell>
          <table:table-cell/>
          <table:table-cell office:value-type="float" office:value="1443142913.60545" calcext:value-type="float">
            <text:p>1443142913.60545</text:p>
          </table:table-cell>
          <table:table-cell table:formula="of:=[.G77]-[.$B$2]" office:value-type="float" office:value="13.6052420139313" calcext:value-type="float">
            <text:p>13.6052420139</text:p>
          </table:table-cell>
          <table:table-cell table:formula="of:=[.C77]/([.H77]-[.H76])" office:value-type="float" office:value="101769.310326152" calcext:value-type="float">
            <text:p>101769.310326152</text:p>
          </table:table-cell>
          <table:table-cell table:formula="of:=[.G77]-[.$B77]" office:value-type="float" office:value="9.90962052345276" calcext:value-type="float">
            <text:p>9.90962052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2903.74074" calcext:value-type="float">
            <text:p>1443142903.74074</text:p>
          </table:table-cell>
          <table:table-cell office:value-type="float" office:value="4480" calcext:value-type="float">
            <text:p>4480</text:p>
          </table:table-cell>
          <table:table-cell table:formula="of:=[.B78]-[.$B$2]" office:value-type="float" office:value="3.74053192138672" calcext:value-type="float">
            <text:p>3.7405319214</text:p>
          </table:table-cell>
          <table:table-cell table:formula="of:=[.C78]/([.D78]-[.D77])" office:value-type="float" office:value="99754.1085534698" calcext:value-type="float">
            <text:p>99754.1085534698</text:p>
          </table:table-cell>
          <table:table-cell/>
          <table:table-cell office:value-type="float" office:value="1443142913.64934" calcext:value-type="float">
            <text:p>1443142913.64934</text:p>
          </table:table-cell>
          <table:table-cell table:formula="of:=[.G78]-[.$B$2]" office:value-type="float" office:value="13.6491305828094" calcext:value-type="float">
            <text:p>13.6491305828</text:p>
          </table:table-cell>
          <table:table-cell table:formula="of:=[.C78]/([.H78]-[.H77])" office:value-type="float" office:value="102076.693647396" calcext:value-type="float">
            <text:p>102076.693647396</text:p>
          </table:table-cell>
          <table:table-cell table:formula="of:=[.G78]-[.$B78]" office:value-type="float" office:value="9.90859866142273" calcext:value-type="float">
            <text:p>9.908598661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2903.78566" calcext:value-type="float">
            <text:p>1443142903.78566</text:p>
          </table:table-cell>
          <table:table-cell office:value-type="float" office:value="4480" calcext:value-type="float">
            <text:p>4480</text:p>
          </table:table-cell>
          <table:table-cell table:formula="of:=[.B79]-[.$B$2]" office:value-type="float" office:value="3.78545570373535" calcext:value-type="float">
            <text:p>3.7854557037</text:p>
          </table:table-cell>
          <table:table-cell table:formula="of:=[.C79]/([.D79]-[.D78])" office:value-type="float" office:value="99724.461427419" calcext:value-type="float">
            <text:p>99724.461427419</text:p>
          </table:table-cell>
          <table:table-cell/>
          <table:table-cell office:value-type="float" office:value="1443142913.69314" calcext:value-type="float">
            <text:p>1443142913.69314</text:p>
          </table:table-cell>
          <table:table-cell table:formula="of:=[.G79]-[.$B$2]" office:value-type="float" office:value="13.6929297447205" calcext:value-type="float">
            <text:p>13.6929297447</text:p>
          </table:table-cell>
          <table:table-cell table:formula="of:=[.C79]/([.H79]-[.H78])" office:value-type="float" office:value="102285.062191424" calcext:value-type="float">
            <text:p>102285.062191424</text:p>
          </table:table-cell>
          <table:table-cell table:formula="of:=[.G79]-[.$B79]" office:value-type="float" office:value="9.90747404098511" calcext:value-type="float">
            <text:p>9.90747404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2903.83061" calcext:value-type="float">
            <text:p>1443142903.83061</text:p>
          </table:table-cell>
          <table:table-cell office:value-type="float" office:value="4480" calcext:value-type="float">
            <text:p>4480</text:p>
          </table:table-cell>
          <table:table-cell table:formula="of:=[.B80]-[.$B$2]" office:value-type="float" office:value="3.83039975166321" calcext:value-type="float">
            <text:p>3.8303997517</text:p>
          </table:table-cell>
          <table:table-cell table:formula="of:=[.C80]/([.D80]-[.D79])" office:value-type="float" office:value="99679.4949843244" calcext:value-type="float">
            <text:p>99679.4949843244</text:p>
          </table:table-cell>
          <table:table-cell/>
          <table:table-cell office:value-type="float" office:value="1443142913.73705" calcext:value-type="float">
            <text:p>1443142913.73705</text:p>
          </table:table-cell>
          <table:table-cell table:formula="of:=[.G80]-[.$B$2]" office:value-type="float" office:value="13.736846446991" calcext:value-type="float">
            <text:p>13.736846447</text:p>
          </table:table-cell>
          <table:table-cell table:formula="of:=[.C80]/([.H80]-[.H79])" office:value-type="float" office:value="102011.302497286" calcext:value-type="float">
            <text:p>102011.302497286</text:p>
          </table:table-cell>
          <table:table-cell table:formula="of:=[.G80]-[.$B80]" office:value-type="float" office:value="9.90644669532776" calcext:value-type="float">
            <text:p>9.906446695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2903.87553" calcext:value-type="float">
            <text:p>1443142903.87553</text:p>
          </table:table-cell>
          <table:table-cell office:value-type="float" office:value="4480" calcext:value-type="float">
            <text:p>4480</text:p>
          </table:table-cell>
          <table:table-cell table:formula="of:=[.B81]-[.$B$2]" office:value-type="float" office:value="3.8753228187561" calcext:value-type="float">
            <text:p>3.8753228188</text:p>
          </table:table-cell>
          <table:table-cell table:formula="of:=[.C81]/([.D81]-[.D80])" office:value-type="float" office:value="99726.0492195668" calcext:value-type="float">
            <text:p>99726.0492195668</text:p>
          </table:table-cell>
          <table:table-cell/>
          <table:table-cell office:value-type="float" office:value="1443142913.78092" calcext:value-type="float">
            <text:p>1443142913.78092</text:p>
          </table:table-cell>
          <table:table-cell table:formula="of:=[.G81]-[.$B$2]" office:value-type="float" office:value="13.7807168960571" calcext:value-type="float">
            <text:p>13.7807168961</text:p>
          </table:table-cell>
          <table:table-cell table:formula="of:=[.C81]/([.H81]-[.H80])" office:value-type="float" office:value="102118.854385183" calcext:value-type="float">
            <text:p>102118.854385183</text:p>
          </table:table-cell>
          <table:table-cell table:formula="of:=[.G81]-[.$B81]" office:value-type="float" office:value="9.90539407730103" calcext:value-type="float">
            <text:p>9.905394077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2903.92043" calcext:value-type="float">
            <text:p>1443142903.92043</text:p>
          </table:table-cell>
          <table:table-cell office:value-type="float" office:value="4480" calcext:value-type="float">
            <text:p>4480</text:p>
          </table:table-cell>
          <table:table-cell table:formula="of:=[.B82]-[.$B$2]" office:value-type="float" office:value="3.92022633552551" calcext:value-type="float">
            <text:p>3.9202263355</text:p>
          </table:table-cell>
          <table:table-cell table:formula="of:=[.C82]/([.D82]-[.D81])" office:value-type="float" office:value="99769.4684584712" calcext:value-type="float">
            <text:p>99769.4684584712</text:p>
          </table:table-cell>
          <table:table-cell/>
          <table:table-cell office:value-type="float" office:value="1443142913.82481" calcext:value-type="float">
            <text:p>1443142913.82481</text:p>
          </table:table-cell>
          <table:table-cell table:formula="of:=[.G82]-[.$B$2]" office:value-type="float" office:value="13.8246049880981" calcext:value-type="float">
            <text:p>13.8246049881</text:p>
          </table:table-cell>
          <table:table-cell table:formula="of:=[.C82]/([.H82]-[.H81])" office:value-type="float" office:value="102077.802694481" calcext:value-type="float">
            <text:p>102077.802694481</text:p>
          </table:table-cell>
          <table:table-cell table:formula="of:=[.G82]-[.$B82]" office:value-type="float" office:value="9.90437865257263" calcext:value-type="float">
            <text:p>9.904378652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2903.96534" calcext:value-type="float">
            <text:p>1443142903.96534</text:p>
          </table:table-cell>
          <table:table-cell office:value-type="float" office:value="4480" calcext:value-type="float">
            <text:p>4480</text:p>
          </table:table-cell>
          <table:table-cell table:formula="of:=[.B83]-[.$B$2]" office:value-type="float" office:value="3.96513080596924" calcext:value-type="float">
            <text:p>3.965130806</text:p>
          </table:table-cell>
          <table:table-cell table:formula="of:=[.C83]/([.D83]-[.D82])" office:value-type="float" office:value="99767.3495696681" calcext:value-type="float">
            <text:p>99767.3495696681</text:p>
          </table:table-cell>
          <table:table-cell/>
          <table:table-cell office:value-type="float" office:value="1443142913.86868" calcext:value-type="float">
            <text:p>1443142913.86868</text:p>
          </table:table-cell>
          <table:table-cell table:formula="of:=[.G83]-[.$B$2]" office:value-type="float" office:value="13.868479013443" calcext:value-type="float">
            <text:p>13.8684790134</text:p>
          </table:table-cell>
          <table:table-cell table:formula="of:=[.C83]/([.H83]-[.H82])" office:value-type="float" office:value="102110.530428592" calcext:value-type="float">
            <text:p>102110.530428592</text:p>
          </table:table-cell>
          <table:table-cell table:formula="of:=[.G83]-[.$B83]" office:value-type="float" office:value="9.90334820747376" calcext:value-type="float">
            <text:p>9.903348207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2904.01017" calcext:value-type="float">
            <text:p>1443142904.01017</text:p>
          </table:table-cell>
          <table:table-cell office:value-type="float" office:value="4480" calcext:value-type="float">
            <text:p>4480</text:p>
          </table:table-cell>
          <table:table-cell table:formula="of:=[.B84]-[.$B$2]" office:value-type="float" office:value="4.00996685028076" calcext:value-type="float">
            <text:p>4.0099668503</text:p>
          </table:table-cell>
          <table:table-cell table:formula="of:=[.C84]/([.D84]-[.D83])" office:value-type="float" office:value="99919.6086272174" calcext:value-type="float">
            <text:p>99919.6086272174</text:p>
          </table:table-cell>
          <table:table-cell/>
          <table:table-cell office:value-type="float" office:value="1443142913.91258" calcext:value-type="float">
            <text:p>1443142913.91258</text:p>
          </table:table-cell>
          <table:table-cell table:formula="of:=[.G84]-[.$B$2]" office:value-type="float" office:value="13.9123718738556" calcext:value-type="float">
            <text:p>13.9123718739</text:p>
          </table:table-cell>
          <table:table-cell table:formula="of:=[.C84]/([.H84]-[.H83])" office:value-type="float" office:value="102066.713307985" calcext:value-type="float">
            <text:p>102066.713307985</text:p>
          </table:table-cell>
          <table:table-cell table:formula="of:=[.G84]-[.$B84]" office:value-type="float" office:value="9.90240502357483" calcext:value-type="float">
            <text:p>9.902405023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2904.05485" calcext:value-type="float">
            <text:p>1443142904.05485</text:p>
          </table:table-cell>
          <table:table-cell office:value-type="float" office:value="4480" calcext:value-type="float">
            <text:p>4480</text:p>
          </table:table-cell>
          <table:table-cell table:formula="of:=[.B85]-[.$B$2]" office:value-type="float" office:value="4.05464720726013" calcext:value-type="float">
            <text:p>4.0546472073</text:p>
          </table:table-cell>
          <table:table-cell table:formula="of:=[.C85]/([.D85]-[.D84])" office:value-type="float" office:value="100267.775435825" calcext:value-type="float">
            <text:p>100267.775435825</text:p>
          </table:table-cell>
          <table:table-cell/>
          <table:table-cell office:value-type="float" office:value="1443142913.9565" calcext:value-type="float">
            <text:p>1443142913.9565</text:p>
          </table:table-cell>
          <table:table-cell table:formula="of:=[.G85]-[.$B$2]" office:value-type="float" office:value="13.9562911987305" calcext:value-type="float">
            <text:p>13.9562911987</text:p>
          </table:table-cell>
          <table:table-cell table:formula="of:=[.C85]/([.H85]-[.H84])" office:value-type="float" office:value="102005.210980886" calcext:value-type="float">
            <text:p>102005.210980886</text:p>
          </table:table-cell>
          <table:table-cell table:formula="of:=[.G85]-[.$B85]" office:value-type="float" office:value="9.90164399147034" calcext:value-type="float">
            <text:p>9.901643991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2904.09959" calcext:value-type="float">
            <text:p>1443142904.09959</text:p>
          </table:table-cell>
          <table:table-cell office:value-type="float" office:value="4480" calcext:value-type="float">
            <text:p>4480</text:p>
          </table:table-cell>
          <table:table-cell table:formula="of:=[.B86]-[.$B$2]" office:value-type="float" office:value="4.0993824005127" calcext:value-type="float">
            <text:p>4.0993824005</text:p>
          </table:table-cell>
          <table:table-cell table:formula="of:=[.C86]/([.D86]-[.D85])" office:value-type="float" office:value="100144.867480667" calcext:value-type="float">
            <text:p>100144.867480667</text:p>
          </table:table-cell>
          <table:table-cell/>
          <table:table-cell office:value-type="float" office:value="1443142914.00041" calcext:value-type="float">
            <text:p>1443142914.00041</text:p>
          </table:table-cell>
          <table:table-cell table:formula="of:=[.G86]-[.$B$2]" office:value-type="float" office:value="14.0002014636993" calcext:value-type="float">
            <text:p>14.0002014637</text:p>
          </table:table-cell>
          <table:table-cell table:formula="of:=[.C86]/([.H86]-[.H85])" office:value-type="float" office:value="102026.257486168" calcext:value-type="float">
            <text:p>102026.257486168</text:p>
          </table:table-cell>
          <table:table-cell table:formula="of:=[.G86]-[.$B86]" office:value-type="float" office:value="9.90081906318665" calcext:value-type="float">
            <text:p>9.900819063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2904.14426" calcext:value-type="float">
            <text:p>1443142904.14426</text:p>
          </table:table-cell>
          <table:table-cell office:value-type="float" office:value="4480" calcext:value-type="float">
            <text:p>4480</text:p>
          </table:table-cell>
          <table:table-cell table:formula="of:=[.B87]-[.$B$2]" office:value-type="float" office:value="4.14405870437622" calcext:value-type="float">
            <text:p>4.1440587044</text:p>
          </table:table-cell>
          <table:table-cell table:formula="of:=[.C87]/([.D87]-[.D86])" office:value-type="float" office:value="100276.871911456" calcext:value-type="float">
            <text:p>100276.871911456</text:p>
          </table:table-cell>
          <table:table-cell/>
          <table:table-cell office:value-type="float" office:value="1443142914.01528" calcext:value-type="float">
            <text:p>1443142914.01528</text:p>
          </table:table-cell>
          <table:table-cell table:formula="of:=[.G87]-[.$B$2]" office:value-type="float" office:value="14.0150723457336" calcext:value-type="float">
            <text:p>14.0150723457</text:p>
          </table:table-cell>
          <table:table-cell table:formula="of:=[.C87]/([.H87]-[.H86])" office:value-type="float" office:value="301259.87077742" calcext:value-type="float">
            <text:p>301259.87077742</text:p>
          </table:table-cell>
          <table:table-cell table:formula="of:=[.G87]-[.$B87]" office:value-type="float" office:value="9.87101364135742" calcext:value-type="float">
            <text:p>9.871013641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2904.18892" calcext:value-type="float">
            <text:p>1443142904.18892</text:p>
          </table:table-cell>
          <table:table-cell office:value-type="float" office:value="4480" calcext:value-type="float">
            <text:p>4480</text:p>
          </table:table-cell>
          <table:table-cell table:formula="of:=[.B88]-[.$B$2]" office:value-type="float" office:value="4.18871808052063" calcext:value-type="float">
            <text:p>4.1887180805</text:p>
          </table:table-cell>
          <table:table-cell table:formula="of:=[.C88]/([.D88]-[.D87])" office:value-type="float" office:value="100314.88092251" calcext:value-type="float">
            <text:p>100314.88092251</text:p>
          </table:table-cell>
          <table:table-cell/>
          <table:table-cell office:value-type="float" office:value="1443142914.03019" calcext:value-type="float">
            <text:p>1443142914.03019</text:p>
          </table:table-cell>
          <table:table-cell table:formula="of:=[.G88]-[.$B$2]" office:value-type="float" office:value="14.0299820899963" calcext:value-type="float">
            <text:p>14.02998209</text:p>
          </table:table-cell>
          <table:table-cell table:formula="of:=[.C88]/([.H88]-[.H87])" office:value-type="float" office:value="300474.637328899" calcext:value-type="float">
            <text:p>300474.637328899</text:p>
          </table:table-cell>
          <table:table-cell table:formula="of:=[.G88]-[.$B88]" office:value-type="float" office:value="9.84126400947571" calcext:value-type="float">
            <text:p>9.841264009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2904.23365" calcext:value-type="float">
            <text:p>1443142904.23365</text:p>
          </table:table-cell>
          <table:table-cell office:value-type="float" office:value="4480" calcext:value-type="float">
            <text:p>4480</text:p>
          </table:table-cell>
          <table:table-cell table:formula="of:=[.B89]-[.$B$2]" office:value-type="float" office:value="4.23344349861145" calcext:value-type="float">
            <text:p>4.2334434986</text:p>
          </table:table-cell>
          <table:table-cell table:formula="of:=[.C89]/([.D89]-[.D88])" office:value-type="float" office:value="100166.755085505" calcext:value-type="float">
            <text:p>100166.755085505</text:p>
          </table:table-cell>
          <table:table-cell/>
          <table:table-cell office:value-type="float" office:value="1443142914.0635" calcext:value-type="float">
            <text:p>1443142914.0635</text:p>
          </table:table-cell>
          <table:table-cell table:formula="of:=[.G89]-[.$B$2]" office:value-type="float" office:value="14.0632977485657" calcext:value-type="float">
            <text:p>14.0632977486</text:p>
          </table:table-cell>
          <table:table-cell table:formula="of:=[.C89]/([.H89]-[.H88])" office:value-type="float" office:value="134471.30245606" calcext:value-type="float">
            <text:p>134471.30245606</text:p>
          </table:table-cell>
          <table:table-cell table:formula="of:=[.G89]-[.$B89]" office:value-type="float" office:value="9.82985424995422" calcext:value-type="float">
            <text:p>9.8298542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2904.27835" calcext:value-type="float">
            <text:p>1443142904.27835</text:p>
          </table:table-cell>
          <table:table-cell office:value-type="float" office:value="4480" calcext:value-type="float">
            <text:p>4480</text:p>
          </table:table-cell>
          <table:table-cell table:formula="of:=[.B90]-[.$B$2]" office:value-type="float" office:value="4.27814602851868" calcext:value-type="float">
            <text:p>4.2781460285</text:p>
          </table:table-cell>
          <table:table-cell table:formula="of:=[.C90]/([.D90]-[.D89])" office:value-type="float" office:value="100218.04155822" calcext:value-type="float">
            <text:p>100218.04155822</text:p>
          </table:table-cell>
          <table:table-cell/>
          <table:table-cell office:value-type="float" office:value="1443142914.11222" calcext:value-type="float">
            <text:p>1443142914.11222</text:p>
          </table:table-cell>
          <table:table-cell table:formula="of:=[.G90]-[.$B$2]" office:value-type="float" office:value="14.1120166778564" calcext:value-type="float">
            <text:p>14.1120166779</text:p>
          </table:table-cell>
          <table:table-cell table:formula="of:=[.C90]/([.H90]-[.H89])" office:value-type="float" office:value="91956.0438872087" calcext:value-type="float">
            <text:p>91956.0438872087</text:p>
          </table:table-cell>
          <table:table-cell table:formula="of:=[.G90]-[.$B90]" office:value-type="float" office:value="9.83387064933777" calcext:value-type="float">
            <text:p>9.833870649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2904.32303" calcext:value-type="float">
            <text:p>1443142904.32303</text:p>
          </table:table-cell>
          <table:table-cell office:value-type="float" office:value="4480" calcext:value-type="float">
            <text:p>4480</text:p>
          </table:table-cell>
          <table:table-cell table:formula="of:=[.B91]-[.$B$2]" office:value-type="float" office:value="4.32282590866089" calcext:value-type="float">
            <text:p>4.3228259087</text:p>
          </table:table-cell>
          <table:table-cell table:formula="of:=[.C91]/([.D91]-[.D90])" office:value-type="float" office:value="100268.84552377" calcext:value-type="float">
            <text:p>100268.84552377</text:p>
          </table:table-cell>
          <table:table-cell/>
          <table:table-cell office:value-type="float" office:value="1443142914.16106" calcext:value-type="float">
            <text:p>1443142914.16106</text:p>
          </table:table-cell>
          <table:table-cell table:formula="of:=[.G91]-[.$B$2]" office:value-type="float" office:value="14.1608507633209" calcext:value-type="float">
            <text:p>14.1608507633</text:p>
          </table:table-cell>
          <table:table-cell table:formula="of:=[.C91]/([.H91]-[.H90])" office:value-type="float" office:value="91739.2013670206" calcext:value-type="float">
            <text:p>91739.2013670206</text:p>
          </table:table-cell>
          <table:table-cell table:formula="of:=[.G91]-[.$B91]" office:value-type="float" office:value="9.83802485466003" calcext:value-type="float">
            <text:p>9.83802485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2904.36774" calcext:value-type="float">
            <text:p>1443142904.36774</text:p>
          </table:table-cell>
          <table:table-cell office:value-type="float" office:value="4480" calcext:value-type="float">
            <text:p>4480</text:p>
          </table:table-cell>
          <table:table-cell table:formula="of:=[.B92]-[.$B$2]" office:value-type="float" office:value="4.36753296852112" calcext:value-type="float">
            <text:p>4.3675329685</text:p>
          </table:table-cell>
          <table:table-cell table:formula="of:=[.C92]/([.D92]-[.D91])" office:value-type="float" office:value="100207.886942378" calcext:value-type="float">
            <text:p>100207.886942378</text:p>
          </table:table-cell>
          <table:table-cell/>
          <table:table-cell office:value-type="float" office:value="1443142914.2097" calcext:value-type="float">
            <text:p>1443142914.2097</text:p>
          </table:table-cell>
          <table:table-cell table:formula="of:=[.G92]-[.$B$2]" office:value-type="float" office:value="14.2094910144806" calcext:value-type="float">
            <text:p>14.2094910145</text:p>
          </table:table-cell>
          <table:table-cell table:formula="of:=[.C92]/([.H92]-[.H91])" office:value-type="float" office:value="92104.787561516" calcext:value-type="float">
            <text:p>92104.787561516</text:p>
          </table:table-cell>
          <table:table-cell table:formula="of:=[.G92]-[.$B92]" office:value-type="float" office:value="9.84195804595947" calcext:value-type="float">
            <text:p>9.84195804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2904.41243" calcext:value-type="float">
            <text:p>1443142904.41243</text:p>
          </table:table-cell>
          <table:table-cell office:value-type="float" office:value="4480" calcext:value-type="float">
            <text:p>4480</text:p>
          </table:table-cell>
          <table:table-cell table:formula="of:=[.B93]-[.$B$2]" office:value-type="float" office:value="4.41222667694092" calcext:value-type="float">
            <text:p>4.4122266769</text:p>
          </table:table-cell>
          <table:table-cell table:formula="of:=[.C93]/([.D93]-[.D92])" office:value-type="float" office:value="100237.822243797" calcext:value-type="float">
            <text:p>100237.822243797</text:p>
          </table:table-cell>
          <table:table-cell/>
          <table:table-cell office:value-type="float" office:value="1443142914.25847" calcext:value-type="float">
            <text:p>1443142914.25847</text:p>
          </table:table-cell>
          <table:table-cell table:formula="of:=[.G93]-[.$B$2]" office:value-type="float" office:value="14.2582669258118" calcext:value-type="float">
            <text:p>14.2582669258</text:p>
          </table:table-cell>
          <table:table-cell table:formula="of:=[.C93]/([.H93]-[.H92])" office:value-type="float" office:value="91848.6170269966" calcext:value-type="float">
            <text:p>91848.6170269966</text:p>
          </table:table-cell>
          <table:table-cell table:formula="of:=[.G93]-[.$B93]" office:value-type="float" office:value="9.84604024887085" calcext:value-type="float">
            <text:p>9.846040248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2904.45712" calcext:value-type="float">
            <text:p>1443142904.45712</text:p>
          </table:table-cell>
          <table:table-cell office:value-type="float" office:value="4480" calcext:value-type="float">
            <text:p>4480</text:p>
          </table:table-cell>
          <table:table-cell table:formula="of:=[.B94]-[.$B$2]" office:value-type="float" office:value="4.4569149017334" calcext:value-type="float">
            <text:p>4.4569149017</text:p>
          </table:table-cell>
          <table:table-cell table:formula="of:=[.C94]/([.D94]-[.D93])" office:value-type="float" office:value="100250.122281739" calcext:value-type="float">
            <text:p>100250.122281739</text:p>
          </table:table-cell>
          <table:table-cell/>
          <table:table-cell office:value-type="float" office:value="1443142914.30724" calcext:value-type="float">
            <text:p>1443142914.30724</text:p>
          </table:table-cell>
          <table:table-cell table:formula="of:=[.G94]-[.$B$2]" office:value-type="float" office:value="14.3070337772369" calcext:value-type="float">
            <text:p>14.3070337772</text:p>
          </table:table-cell>
          <table:table-cell table:formula="of:=[.C94]/([.H94]-[.H93])" office:value-type="float" office:value="91865.6806637235" calcext:value-type="float">
            <text:p>91865.6806637235</text:p>
          </table:table-cell>
          <table:table-cell table:formula="of:=[.G94]-[.$B94]" office:value-type="float" office:value="9.85011887550354" calcext:value-type="float">
            <text:p>9.850118875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2904.50183" calcext:value-type="float">
            <text:p>1443142904.50183</text:p>
          </table:table-cell>
          <table:table-cell office:value-type="float" office:value="4480" calcext:value-type="float">
            <text:p>4480</text:p>
          </table:table-cell>
          <table:table-cell table:formula="of:=[.B95]-[.$B$2]" office:value-type="float" office:value="4.50162672996521" calcext:value-type="float">
            <text:p>4.50162673</text:p>
          </table:table-cell>
          <table:table-cell table:formula="of:=[.C95]/([.D95]-[.D94])" office:value-type="float" office:value="100197.200095982" calcext:value-type="float">
            <text:p>100197.200095982</text:p>
          </table:table-cell>
          <table:table-cell/>
          <table:table-cell office:value-type="float" office:value="1443142914.356" calcext:value-type="float">
            <text:p>1443142914.356</text:p>
          </table:table-cell>
          <table:table-cell table:formula="of:=[.G95]-[.$B$2]" office:value-type="float" office:value="14.3557918071747" calcext:value-type="float">
            <text:p>14.3557918072</text:p>
          </table:table-cell>
          <table:table-cell table:formula="of:=[.C95]/([.H95]-[.H94])" office:value-type="float" office:value="91882.3013505716" calcext:value-type="float">
            <text:p>91882.3013505716</text:p>
          </table:table-cell>
          <table:table-cell table:formula="of:=[.G95]-[.$B95]" office:value-type="float" office:value="9.85416507720947" calcext:value-type="float">
            <text:p>9.854165077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2904.54655" calcext:value-type="float">
            <text:p>1443142904.54655</text:p>
          </table:table-cell>
          <table:table-cell office:value-type="float" office:value="4480" calcext:value-type="float">
            <text:p>4480</text:p>
          </table:table-cell>
          <table:table-cell table:formula="of:=[.B96]-[.$B$2]" office:value-type="float" office:value="4.54634213447571" calcext:value-type="float">
            <text:p>4.5463421345</text:p>
          </table:table-cell>
          <table:table-cell table:formula="of:=[.C96]/([.D96]-[.D95])" office:value-type="float" office:value="100189.186456945" calcext:value-type="float">
            <text:p>100189.186456945</text:p>
          </table:table-cell>
          <table:table-cell/>
          <table:table-cell office:value-type="float" office:value="1443142914.40476" calcext:value-type="float">
            <text:p>1443142914.40476</text:p>
          </table:table-cell>
          <table:table-cell table:formula="of:=[.G96]-[.$B$2]" office:value-type="float" office:value="14.4045538902283" calcext:value-type="float">
            <text:p>14.4045538902</text:p>
          </table:table-cell>
          <table:table-cell table:formula="of:=[.C96]/([.H96]-[.H95])" office:value-type="float" office:value="91874.6640720115" calcext:value-type="float">
            <text:p>91874.6640720115</text:p>
          </table:table-cell>
          <table:table-cell table:formula="of:=[.G96]-[.$B96]" office:value-type="float" office:value="9.85821175575256" calcext:value-type="float">
            <text:p>9.858211755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2904.59126" calcext:value-type="float">
            <text:p>1443142904.59126</text:p>
          </table:table-cell>
          <table:table-cell office:value-type="float" office:value="4480" calcext:value-type="float">
            <text:p>4480</text:p>
          </table:table-cell>
          <table:table-cell table:formula="of:=[.B97]-[.$B$2]" office:value-type="float" office:value="4.59105801582336" calcext:value-type="float">
            <text:p>4.5910580158</text:p>
          </table:table-cell>
          <table:table-cell table:formula="of:=[.C97]/([.D97]-[.D96])" office:value-type="float" office:value="100188.118068589" calcext:value-type="float">
            <text:p>100188.118068589</text:p>
          </table:table-cell>
          <table:table-cell/>
          <table:table-cell office:value-type="float" office:value="1443142914.45352" calcext:value-type="float">
            <text:p>1443142914.45352</text:p>
          </table:table-cell>
          <table:table-cell table:formula="of:=[.G97]-[.$B$2]" office:value-type="float" office:value="14.4533112049103" calcext:value-type="float">
            <text:p>14.4533112049</text:p>
          </table:table-cell>
          <table:table-cell table:formula="of:=[.C97]/([.H97]-[.H96])" office:value-type="float" office:value="91883.6492374195" calcext:value-type="float">
            <text:p>91883.6492374195</text:p>
          </table:table-cell>
          <table:table-cell table:formula="of:=[.G97]-[.$B97]" office:value-type="float" office:value="9.86225318908691" calcext:value-type="float">
            <text:p>9.862253189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2904.63598" calcext:value-type="float">
            <text:p>1443142904.63598</text:p>
          </table:table-cell>
          <table:table-cell office:value-type="float" office:value="4480" calcext:value-type="float">
            <text:p>4480</text:p>
          </table:table-cell>
          <table:table-cell table:formula="of:=[.B98]-[.$B$2]" office:value-type="float" office:value="4.63577103614807" calcext:value-type="float">
            <text:p>4.6357710361</text:p>
          </table:table-cell>
          <table:table-cell table:formula="of:=[.C98]/([.D98]-[.D97])" office:value-type="float" office:value="100194.528740535" calcext:value-type="float">
            <text:p>100194.528740535</text:p>
          </table:table-cell>
          <table:table-cell/>
          <table:table-cell office:value-type="float" office:value="1443142914.50227" calcext:value-type="float">
            <text:p>1443142914.50227</text:p>
          </table:table-cell>
          <table:table-cell table:formula="of:=[.G98]-[.$B$2]" office:value-type="float" office:value="14.5020642280579" calcext:value-type="float">
            <text:p>14.5020642281</text:p>
          </table:table-cell>
          <table:table-cell table:formula="of:=[.C98]/([.H98]-[.H97])" office:value-type="float" office:value="91891.7373890506" calcext:value-type="float">
            <text:p>91891.7373890506</text:p>
          </table:table-cell>
          <table:table-cell table:formula="of:=[.G98]-[.$B98]" office:value-type="float" office:value="9.86629319190979" calcext:value-type="float">
            <text:p>9.86629319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2904.68069" calcext:value-type="float">
            <text:p>1443142904.68069</text:p>
          </table:table-cell>
          <table:table-cell office:value-type="float" office:value="4480" calcext:value-type="float">
            <text:p>4480</text:p>
          </table:table-cell>
          <table:table-cell table:formula="of:=[.B99]-[.$B$2]" office:value-type="float" office:value="4.68048572540283" calcext:value-type="float">
            <text:p>4.6804857254</text:p>
          </table:table-cell>
          <table:table-cell table:formula="of:=[.C99]/([.D99]-[.D98])" office:value-type="float" office:value="100190.789082203" calcext:value-type="float">
            <text:p>100190.789082203</text:p>
          </table:table-cell>
          <table:table-cell/>
          <table:table-cell office:value-type="float" office:value="1443142914.55106" calcext:value-type="float">
            <text:p>1443142914.55106</text:p>
          </table:table-cell>
          <table:table-cell table:formula="of:=[.G99]-[.$B$2]" office:value-type="float" office:value="14.5508556365967" calcext:value-type="float">
            <text:p>14.5508556366</text:p>
          </table:table-cell>
          <table:table-cell table:formula="of:=[.C99]/([.H99]-[.H98])" office:value-type="float" office:value="91819.4439177898" calcext:value-type="float">
            <text:p>91819.4439177898</text:p>
          </table:table-cell>
          <table:table-cell table:formula="of:=[.G99]-[.$B99]" office:value-type="float" office:value="9.87036991119385" calcext:value-type="float">
            <text:p>9.870369911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2904.72541" calcext:value-type="float">
            <text:p>1443142904.72541</text:p>
          </table:table-cell>
          <table:table-cell office:value-type="float" office:value="4480" calcext:value-type="float">
            <text:p>4480</text:p>
          </table:table-cell>
          <table:table-cell table:formula="of:=[.B100]-[.$B$2]" office:value-type="float" office:value="4.72520017623901" calcext:value-type="float">
            <text:p>4.7252001762</text:p>
          </table:table-cell>
          <table:table-cell table:formula="of:=[.C100]/([.D100]-[.D99])" office:value-type="float" office:value="100191.323302017" calcext:value-type="float">
            <text:p>100191.323302017</text:p>
          </table:table-cell>
          <table:table-cell/>
          <table:table-cell office:value-type="float" office:value="1443142914.59979" calcext:value-type="float">
            <text:p>1443142914.59979</text:p>
          </table:table-cell>
          <table:table-cell table:formula="of:=[.G100]-[.$B$2]" office:value-type="float" office:value="14.5995860099792" calcext:value-type="float">
            <text:p>14.59958601</text:p>
          </table:table-cell>
          <table:table-cell table:formula="of:=[.C100]/([.H100]-[.H99])" office:value-type="float" office:value="91934.4484563824" calcext:value-type="float">
            <text:p>91934.4484563824</text:p>
          </table:table-cell>
          <table:table-cell table:formula="of:=[.G100]-[.$B100]" office:value-type="float" office:value="9.87438583374023" calcext:value-type="float">
            <text:p>9.874385833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2904.77012" calcext:value-type="float">
            <text:p>1443142904.77012</text:p>
          </table:table-cell>
          <table:table-cell office:value-type="float" office:value="4480" calcext:value-type="float">
            <text:p>4480</text:p>
          </table:table-cell>
          <table:table-cell table:formula="of:=[.B101]-[.$B$2]" office:value-type="float" office:value="4.76991367340088" calcext:value-type="float">
            <text:p>4.7699136734</text:p>
          </table:table-cell>
          <table:table-cell table:formula="of:=[.C101]/([.D101]-[.D100])" office:value-type="float" office:value="100193.46023824" calcext:value-type="float">
            <text:p>100193.46023824</text:p>
          </table:table-cell>
          <table:table-cell/>
          <table:table-cell office:value-type="float" office:value="1443142914.64859" calcext:value-type="float">
            <text:p>1443142914.64859</text:p>
          </table:table-cell>
          <table:table-cell table:formula="of:=[.G101]-[.$B$2]" office:value-type="float" office:value="14.6483855247498" calcext:value-type="float">
            <text:p>14.6483855247</text:p>
          </table:table-cell>
          <table:table-cell table:formula="of:=[.C101]/([.H101]-[.H100])" office:value-type="float" office:value="91804.1915184678" calcext:value-type="float">
            <text:p>91804.1915184678</text:p>
          </table:table-cell>
          <table:table-cell table:formula="of:=[.G101]-[.$B101]" office:value-type="float" office:value="9.87847185134888" calcext:value-type="float">
            <text:p>9.878471851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2904.81483" calcext:value-type="float">
            <text:p>1443142904.81483</text:p>
          </table:table-cell>
          <table:table-cell office:value-type="float" office:value="4480" calcext:value-type="float">
            <text:p>4480</text:p>
          </table:table-cell>
          <table:table-cell table:formula="of:=[.B102]-[.$B$2]" office:value-type="float" office:value="4.81462836265564" calcext:value-type="float">
            <text:p>4.8146283627</text:p>
          </table:table-cell>
          <table:table-cell table:formula="of:=[.C102]/([.D102]-[.D101])" office:value-type="float" office:value="100190.789082203" calcext:value-type="float">
            <text:p>100190.789082203</text:p>
          </table:table-cell>
          <table:table-cell/>
          <table:table-cell office:value-type="float" office:value="1443142914.69737" calcext:value-type="float">
            <text:p>1443142914.69737</text:p>
          </table:table-cell>
          <table:table-cell table:formula="of:=[.G102]-[.$B$2]" office:value-type="float" office:value="14.6971590518951" calcext:value-type="float">
            <text:p>14.6971590519</text:p>
          </table:table-cell>
          <table:table-cell table:formula="of:=[.C102]/([.H102]-[.H101])" office:value-type="float" office:value="91853.1068431009" calcext:value-type="float">
            <text:p>91853.1068431009</text:p>
          </table:table-cell>
          <table:table-cell table:formula="of:=[.G102]-[.$B102]" office:value-type="float" office:value="9.8825306892395" calcext:value-type="float">
            <text:p>9.88253068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2904.85955" calcext:value-type="float">
            <text:p>1443142904.85955</text:p>
          </table:table-cell>
          <table:table-cell office:value-type="float" office:value="4480" calcext:value-type="float">
            <text:p>4480</text:p>
          </table:table-cell>
          <table:table-cell table:formula="of:=[.B103]-[.$B$2]" office:value-type="float" office:value="4.8593442440033" calcext:value-type="float">
            <text:p>4.859344244</text:p>
          </table:table-cell>
          <table:table-cell table:formula="of:=[.C103]/([.D103]-[.D102])" office:value-type="float" office:value="100188.118068589" calcext:value-type="float">
            <text:p>100188.118068589</text:p>
          </table:table-cell>
          <table:table-cell/>
          <table:table-cell office:value-type="float" office:value="1443142914.74607" calcext:value-type="float">
            <text:p>1443142914.74607</text:p>
          </table:table-cell>
          <table:table-cell table:formula="of:=[.G103]-[.$B$2]" office:value-type="float" office:value="14.745863199234" calcext:value-type="float">
            <text:p>14.7458631992</text:p>
          </table:table-cell>
          <table:table-cell table:formula="of:=[.C103]/([.H103]-[.H102])" office:value-type="float" office:value="91983.9530056785" calcext:value-type="float">
            <text:p>91983.9530056785</text:p>
          </table:table-cell>
          <table:table-cell table:formula="of:=[.G103]-[.$B103]" office:value-type="float" office:value="9.88651895523071" calcext:value-type="float">
            <text:p>9.886518955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2904.9043" calcext:value-type="float">
            <text:p>1443142904.9043</text:p>
          </table:table-cell>
          <table:table-cell office:value-type="float" office:value="4480" calcext:value-type="float">
            <text:p>4480</text:p>
          </table:table-cell>
          <table:table-cell table:formula="of:=[.B104]-[.$B$2]" office:value-type="float" office:value="4.90409898757935" calcext:value-type="float">
            <text:p>4.9040989876</text:p>
          </table:table-cell>
          <table:table-cell table:formula="of:=[.C104]/([.D104]-[.D103])" office:value-type="float" office:value="100101.120954639" calcext:value-type="float">
            <text:p>100101.120954639</text:p>
          </table:table-cell>
          <table:table-cell/>
          <table:table-cell office:value-type="float" office:value="1443142914.79487" calcext:value-type="float">
            <text:p>1443142914.79487</text:p>
          </table:table-cell>
          <table:table-cell table:formula="of:=[.G104]-[.$B$2]" office:value-type="float" office:value="14.794661283493" calcext:value-type="float">
            <text:p>14.7946612835</text:p>
          </table:table-cell>
          <table:table-cell table:formula="of:=[.C104]/([.H104]-[.H103])" office:value-type="float" office:value="91806.8827501295" calcext:value-type="float">
            <text:p>91806.8827501295</text:p>
          </table:table-cell>
          <table:table-cell table:formula="of:=[.G104]-[.$B104]" office:value-type="float" office:value="9.8905622959137" calcext:value-type="float">
            <text:p>9.890562295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2904.94902" calcext:value-type="float">
            <text:p>1443142904.94902</text:p>
          </table:table-cell>
          <table:table-cell office:value-type="float" office:value="4480" calcext:value-type="float">
            <text:p>4480</text:p>
          </table:table-cell>
          <table:table-cell table:formula="of:=[.B105]-[.$B$2]" office:value-type="float" office:value="4.94881272315979" calcext:value-type="float">
            <text:p>4.9488127232</text:p>
          </table:table-cell>
          <table:table-cell table:formula="of:=[.C105]/([.D105]-[.D104])" office:value-type="float" office:value="100192.925995638" calcext:value-type="float">
            <text:p>100192.925995638</text:p>
          </table:table-cell>
          <table:table-cell/>
          <table:table-cell office:value-type="float" office:value="1443142914.84364" calcext:value-type="float">
            <text:p>1443142914.84364</text:p>
          </table:table-cell>
          <table:table-cell table:formula="of:=[.G105]-[.$B$2]" office:value-type="float" office:value="14.8434324264526" calcext:value-type="float">
            <text:p>14.8434324265</text:p>
          </table:table-cell>
          <table:table-cell table:formula="of:=[.C105]/([.H105]-[.H104])" office:value-type="float" office:value="91857.5970981761" calcext:value-type="float">
            <text:p>91857.5970981761</text:p>
          </table:table-cell>
          <table:table-cell table:formula="of:=[.G105]-[.$B105]" office:value-type="float" office:value="9.89461970329285" calcext:value-type="float">
            <text:p>9.894619703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2904.99374" calcext:value-type="float">
            <text:p>1443142904.99374</text:p>
          </table:table-cell>
          <table:table-cell office:value-type="float" office:value="4480" calcext:value-type="float">
            <text:p>4480</text:p>
          </table:table-cell>
          <table:table-cell table:formula="of:=[.B106]-[.$B$2]" office:value-type="float" office:value="4.99353241920471" calcext:value-type="float">
            <text:p>4.9935324192</text:p>
          </table:table-cell>
          <table:table-cell table:formula="of:=[.C106]/([.D106]-[.D105])" office:value-type="float" office:value="100179.571781967" calcext:value-type="float">
            <text:p>100179.571781967</text:p>
          </table:table-cell>
          <table:table-cell/>
          <table:table-cell office:value-type="float" office:value="1443142914.89242" calcext:value-type="float">
            <text:p>1443142914.89242</text:p>
          </table:table-cell>
          <table:table-cell table:formula="of:=[.G106]-[.$B$2]" office:value-type="float" office:value="14.8922171592712" calcext:value-type="float">
            <text:p>14.8922171593</text:p>
          </table:table-cell>
          <table:table-cell table:formula="of:=[.C106]/([.H106]-[.H105])" office:value-type="float" office:value="91832.0085231993" calcext:value-type="float">
            <text:p>91832.0085231993</text:p>
          </table:table-cell>
          <table:table-cell table:formula="of:=[.G106]-[.$B106]" office:value-type="float" office:value="9.89868474006653" calcext:value-type="float">
            <text:p>9.898684740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2905.0368" calcext:value-type="float">
            <text:p>1443142905.0368</text:p>
          </table:table-cell>
          <table:table-cell office:value-type="float" office:value="4480" calcext:value-type="float">
            <text:p>4480</text:p>
          </table:table-cell>
          <table:table-cell table:formula="of:=[.B107]-[.$B$2]" office:value-type="float" office:value="5.03659510612488" calcext:value-type="float">
            <text:p>5.0365951061</text:p>
          </table:table-cell>
          <table:table-cell table:formula="of:=[.C107]/([.D107]-[.D106])" office:value-type="float" office:value="104034.381512363" calcext:value-type="float">
            <text:p>104034.381512363</text:p>
          </table:table-cell>
          <table:table-cell/>
          <table:table-cell office:value-type="float" office:value="1443142914.94111" calcext:value-type="float">
            <text:p>1443142914.94111</text:p>
          </table:table-cell>
          <table:table-cell table:formula="of:=[.G107]-[.$B$2]" office:value-type="float" office:value="14.9409027099609" calcext:value-type="float">
            <text:p>14.94090271</text:p>
          </table:table-cell>
          <table:table-cell table:formula="of:=[.C107]/([.H107]-[.H106])" office:value-type="float" office:value="92019.0885495735" calcext:value-type="float">
            <text:p>92019.0885495735</text:p>
          </table:table-cell>
          <table:table-cell table:formula="of:=[.G107]-[.$B107]" office:value-type="float" office:value="9.90430760383606" calcext:value-type="float">
            <text:p>9.904307603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2905.07964" calcext:value-type="float">
            <text:p>1443142905.07964</text:p>
          </table:table-cell>
          <table:table-cell office:value-type="float" office:value="4480" calcext:value-type="float">
            <text:p>4480</text:p>
          </table:table-cell>
          <table:table-cell table:formula="of:=[.B108]-[.$B$2]" office:value-type="float" office:value="5.07943081855774" calcext:value-type="float">
            <text:p>5.0794308186</text:p>
          </table:table-cell>
          <table:table-cell table:formula="of:=[.C108]/([.D108]-[.D107])" office:value-type="float" office:value="104585.630670244" calcext:value-type="float">
            <text:p>104585.630670244</text:p>
          </table:table-cell>
          <table:table-cell/>
          <table:table-cell office:value-type="float" office:value="1443142914.98981" calcext:value-type="float">
            <text:p>1443142914.98981</text:p>
          </table:table-cell>
          <table:table-cell table:formula="of:=[.G108]-[.$B$2]" office:value-type="float" office:value="14.9896059036255" calcext:value-type="float">
            <text:p>14.9896059036</text:p>
          </table:table-cell>
          <table:table-cell table:formula="of:=[.C108]/([.H108]-[.H107])" office:value-type="float" office:value="91985.754175723" calcext:value-type="float">
            <text:p>91985.754175723</text:p>
          </table:table-cell>
          <table:table-cell table:formula="of:=[.G108]-[.$B108]" office:value-type="float" office:value="9.91017508506775" calcext:value-type="float">
            <text:p>9.910175085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2905.12243" calcext:value-type="float">
            <text:p>1443142905.12243</text:p>
          </table:table-cell>
          <table:table-cell office:value-type="float" office:value="4480" calcext:value-type="float">
            <text:p>4480</text:p>
          </table:table-cell>
          <table:table-cell table:formula="of:=[.B109]-[.$B$2]" office:value-type="float" office:value="5.12222790718079" calcext:value-type="float">
            <text:p>5.1222279072</text:p>
          </table:table-cell>
          <table:table-cell table:formula="of:=[.C109]/([.D109]-[.D108])" office:value-type="float" office:value="104680.017826901" calcext:value-type="float">
            <text:p>104680.017826901</text:p>
          </table:table-cell>
          <table:table-cell/>
          <table:table-cell office:value-type="float" office:value="1443142915.03858" calcext:value-type="float">
            <text:p>1443142915.03858</text:p>
          </table:table-cell>
          <table:table-cell table:formula="of:=[.G109]-[.$B$2]" office:value-type="float" office:value="15.0383739471436" calcext:value-type="float">
            <text:p>15.0383739471</text:p>
          </table:table-cell>
          <table:table-cell table:formula="of:=[.C109]/([.H109]-[.H108])" office:value-type="float" office:value="91863.4350861412" calcext:value-type="float">
            <text:p>91863.4350861412</text:p>
          </table:table-cell>
          <table:table-cell table:formula="of:=[.G109]-[.$B109]" office:value-type="float" office:value="9.91614603996277" calcext:value-type="float">
            <text:p>9.9161460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2905.16523" calcext:value-type="float">
            <text:p>1443142905.16523</text:p>
          </table:table-cell>
          <table:table-cell office:value-type="float" office:value="4480" calcext:value-type="float">
            <text:p>4480</text:p>
          </table:table-cell>
          <table:table-cell table:formula="of:=[.B110]-[.$B$2]" office:value-type="float" office:value="5.16502118110657" calcext:value-type="float">
            <text:p>5.1650211811</text:p>
          </table:table-cell>
          <table:table-cell table:formula="of:=[.C110]/([.D110]-[.D109])" office:value-type="float" office:value="104689.349260118" calcext:value-type="float">
            <text:p>104689.349260118</text:p>
          </table:table-cell>
          <table:table-cell/>
          <table:table-cell office:value-type="float" office:value="1443142915.05221" calcext:value-type="float">
            <text:p>1443142915.05221</text:p>
          </table:table-cell>
          <table:table-cell table:formula="of:=[.G110]-[.$B$2]" office:value-type="float" office:value="15.0520055294037" calcext:value-type="float">
            <text:p>15.0520055294</text:p>
          </table:table-cell>
          <table:table-cell table:formula="of:=[.C110]/([.H110]-[.H109])" office:value-type="float" office:value="328648.568780061" calcext:value-type="float">
            <text:p>328648.568780061</text:p>
          </table:table-cell>
          <table:table-cell table:formula="of:=[.G110]-[.$B110]" office:value-type="float" office:value="9.88698434829712" calcext:value-type="float">
            <text:p>9.886984348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2905.20803" calcext:value-type="float">
            <text:p>1443142905.20803</text:p>
          </table:table-cell>
          <table:table-cell office:value-type="float" office:value="4480" calcext:value-type="float">
            <text:p>4480</text:p>
          </table:table-cell>
          <table:table-cell table:formula="of:=[.B111]-[.$B$2]" office:value-type="float" office:value="5.20782780647278" calcext:value-type="float">
            <text:p>5.2078278065</text:p>
          </table:table-cell>
          <table:table-cell table:formula="of:=[.C111]/([.D111]-[.D110])" office:value-type="float" office:value="104656.696520073" calcext:value-type="float">
            <text:p>104656.696520073</text:p>
          </table:table-cell>
          <table:table-cell/>
          <table:table-cell office:value-type="float" office:value="1443142915.06584" calcext:value-type="float">
            <text:p>1443142915.06584</text:p>
          </table:table-cell>
          <table:table-cell table:formula="of:=[.G111]-[.$B$2]" office:value-type="float" office:value="15.0656335353851" calcext:value-type="float">
            <text:p>15.0656335354</text:p>
          </table:table-cell>
          <table:table-cell table:formula="of:=[.C111]/([.H111]-[.H110])" office:value-type="float" office:value="328734.813156053" calcext:value-type="float">
            <text:p>328734.813156053</text:p>
          </table:table-cell>
          <table:table-cell table:formula="of:=[.G111]-[.$B111]" office:value-type="float" office:value="9.85780572891235" calcext:value-type="float">
            <text:p>9.857805728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2905.25084" calcext:value-type="float">
            <text:p>1443142905.25084</text:p>
          </table:table-cell>
          <table:table-cell office:value-type="float" office:value="4480" calcext:value-type="float">
            <text:p>4480</text:p>
          </table:table-cell>
          <table:table-cell table:formula="of:=[.B112]-[.$B$2]" office:value-type="float" office:value="5.25063276290894" calcext:value-type="float">
            <text:p>5.2506327629</text:p>
          </table:table-cell>
          <table:table-cell table:formula="of:=[.C112]/([.D112]-[.D111])" office:value-type="float" office:value="104660.776998613" calcext:value-type="float">
            <text:p>104660.776998613</text:p>
          </table:table-cell>
          <table:table-cell/>
          <table:table-cell office:value-type="float" office:value="1443142915.09023" calcext:value-type="float">
            <text:p>1443142915.09023</text:p>
          </table:table-cell>
          <table:table-cell table:formula="of:=[.G112]-[.$B$2]" office:value-type="float" office:value="15.09002161026" calcext:value-type="float">
            <text:p>15.0900216103</text:p>
          </table:table-cell>
          <table:table-cell table:formula="of:=[.C112]/([.H112]-[.H111])" office:value-type="float" office:value="183696.336139054" calcext:value-type="float">
            <text:p>183696.336139054</text:p>
          </table:table-cell>
          <table:table-cell table:formula="of:=[.G112]-[.$B112]" office:value-type="float" office:value="9.83938884735107" calcext:value-type="float">
            <text:p>9.839388847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2905.29364" calcext:value-type="float">
            <text:p>1443142905.29364</text:p>
          </table:table-cell>
          <table:table-cell office:value-type="float" office:value="4480" calcext:value-type="float">
            <text:p>4480</text:p>
          </table:table-cell>
          <table:table-cell table:formula="of:=[.B113]-[.$B$2]" office:value-type="float" office:value="5.29343438148499" calcext:value-type="float">
            <text:p>5.2934343815</text:p>
          </table:table-cell>
          <table:table-cell table:formula="of:=[.C113]/([.D113]-[.D112])" office:value-type="float" office:value="104668.938910335" calcext:value-type="float">
            <text:p>104668.938910335</text:p>
          </table:table-cell>
          <table:table-cell/>
          <table:table-cell office:value-type="float" office:value="1443142915.13014" calcext:value-type="float">
            <text:p>1443142915.13014</text:p>
          </table:table-cell>
          <table:table-cell table:formula="of:=[.G113]-[.$B$2]" office:value-type="float" office:value="15.129930973053" calcext:value-type="float">
            <text:p>15.1299309731</text:p>
          </table:table-cell>
          <table:table-cell table:formula="of:=[.C113]/([.H113]-[.H112])" office:value-type="float" office:value="112254.360542917" calcext:value-type="float">
            <text:p>112254.360542917</text:p>
          </table:table-cell>
          <table:table-cell table:formula="of:=[.G113]-[.$B113]" office:value-type="float" office:value="9.83649659156799" calcext:value-type="float">
            <text:p>9.836496591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2905.3365" calcext:value-type="float">
            <text:p>1443142905.3365</text:p>
          </table:table-cell>
          <table:table-cell office:value-type="float" office:value="4480" calcext:value-type="float">
            <text:p>4480</text:p>
          </table:table-cell>
          <table:table-cell table:formula="of:=[.B114]-[.$B$2]" office:value-type="float" office:value="5.33629775047302" calcext:value-type="float">
            <text:p>5.3362977505</text:p>
          </table:table-cell>
          <table:table-cell table:formula="of:=[.C114]/([.D114]-[.D113])" office:value-type="float" office:value="104518.149314169" calcext:value-type="float">
            <text:p>104518.149314169</text:p>
          </table:table-cell>
          <table:table-cell/>
          <table:table-cell office:value-type="float" office:value="1443142915.17001" calcext:value-type="float">
            <text:p>1443142915.17001</text:p>
          </table:table-cell>
          <table:table-cell table:formula="of:=[.G114]-[.$B$2]" office:value-type="float" office:value="15.1698021888733" calcext:value-type="float">
            <text:p>15.1698021889</text:p>
          </table:table-cell>
          <table:table-cell table:formula="of:=[.C114]/([.H114]-[.H113])" office:value-type="float" office:value="112361.760428626" calcext:value-type="float">
            <text:p>112361.760428626</text:p>
          </table:table-cell>
          <table:table-cell table:formula="of:=[.G114]-[.$B114]" office:value-type="float" office:value="9.83350443840027" calcext:value-type="float">
            <text:p>9.833504438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2905.37931" calcext:value-type="float">
            <text:p>1443142905.37931</text:p>
          </table:table-cell>
          <table:table-cell office:value-type="float" office:value="4480" calcext:value-type="float">
            <text:p>4480</text:p>
          </table:table-cell>
          <table:table-cell table:formula="of:=[.B115]-[.$B$2]" office:value-type="float" office:value="5.37910556793213" calcext:value-type="float">
            <text:p>5.3791055679</text:p>
          </table:table-cell>
          <table:table-cell table:formula="of:=[.C115]/([.D115]-[.D114])" office:value-type="float" office:value="104653.782087341" calcext:value-type="float">
            <text:p>104653.782087341</text:p>
          </table:table-cell>
          <table:table-cell/>
          <table:table-cell office:value-type="float" office:value="1443142915.20988" calcext:value-type="float">
            <text:p>1443142915.20988</text:p>
          </table:table-cell>
          <table:table-cell table:formula="of:=[.G115]-[.$B$2]" office:value-type="float" office:value="15.2096734046936" calcext:value-type="float">
            <text:p>15.2096734047</text:p>
          </table:table-cell>
          <table:table-cell table:formula="of:=[.C115]/([.H115]-[.H114])" office:value-type="float" office:value="112361.760428626" calcext:value-type="float">
            <text:p>112361.760428626</text:p>
          </table:table-cell>
          <table:table-cell table:formula="of:=[.G115]-[.$B115]" office:value-type="float" office:value="9.83056783676147" calcext:value-type="float">
            <text:p>9.830567836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2905.42212" calcext:value-type="float">
            <text:p>1443142905.42212</text:p>
          </table:table-cell>
          <table:table-cell office:value-type="float" office:value="4480" calcext:value-type="float">
            <text:p>4480</text:p>
          </table:table-cell>
          <table:table-cell table:formula="of:=[.B116]-[.$B$2]" office:value-type="float" office:value="5.42191481590271" calcext:value-type="float">
            <text:p>5.4219148159</text:p>
          </table:table-cell>
          <table:table-cell table:formula="of:=[.C116]/([.D116]-[.D115])" office:value-type="float" office:value="104650.284982317" calcext:value-type="float">
            <text:p>104650.284982317</text:p>
          </table:table-cell>
          <table:table-cell/>
          <table:table-cell office:value-type="float" office:value="1443142915.24977" calcext:value-type="float">
            <text:p>1443142915.24977</text:p>
          </table:table-cell>
          <table:table-cell table:formula="of:=[.G116]-[.$B$2]" office:value-type="float" office:value="15.249568939209" calcext:value-type="float">
            <text:p>15.2495689392</text:p>
          </table:table-cell>
          <table:table-cell table:formula="of:=[.C116]/([.H116]-[.H115])" office:value-type="float" office:value="112293.269269844" calcext:value-type="float">
            <text:p>112293.269269844</text:p>
          </table:table-cell>
          <table:table-cell table:formula="of:=[.G116]-[.$B116]" office:value-type="float" office:value="9.82765412330627" calcext:value-type="float">
            <text:p>9.82765412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2905.46491" calcext:value-type="float">
            <text:p>1443142905.46491</text:p>
          </table:table-cell>
          <table:table-cell office:value-type="float" office:value="4480" calcext:value-type="float">
            <text:p>4480</text:p>
          </table:table-cell>
          <table:table-cell table:formula="of:=[.B117]-[.$B$2]" office:value-type="float" office:value="5.46470880508423" calcext:value-type="float">
            <text:p>5.4647088051</text:p>
          </table:table-cell>
          <table:table-cell table:formula="of:=[.C117]/([.D117]-[.D116])" office:value-type="float" office:value="104687.599489668" calcext:value-type="float">
            <text:p>104687.599489668</text:p>
          </table:table-cell>
          <table:table-cell/>
          <table:table-cell office:value-type="float" office:value="1443142915.28967" calcext:value-type="float">
            <text:p>1443142915.28967</text:p>
          </table:table-cell>
          <table:table-cell table:formula="of:=[.G117]-[.$B$2]" office:value-type="float" office:value="15.2894606590271" calcext:value-type="float">
            <text:p>15.289460659</text:p>
          </table:table-cell>
          <table:table-cell table:formula="of:=[.C117]/([.H117]-[.H116])" office:value-type="float" office:value="112304.007458851" calcext:value-type="float">
            <text:p>112304.007458851</text:p>
          </table:table-cell>
          <table:table-cell table:formula="of:=[.G117]-[.$B117]" office:value-type="float" office:value="9.82475185394287" calcext:value-type="float">
            <text:p>9.824751853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2905.50772" calcext:value-type="float">
            <text:p>1443142905.50772</text:p>
          </table:table-cell>
          <table:table-cell office:value-type="float" office:value="4480" calcext:value-type="float">
            <text:p>4480</text:p>
          </table:table-cell>
          <table:table-cell table:formula="of:=[.B118]-[.$B$2]" office:value-type="float" office:value="5.50751566886902" calcext:value-type="float">
            <text:p>5.5075156689</text:p>
          </table:table-cell>
          <table:table-cell table:formula="of:=[.C118]/([.D118]-[.D117])" office:value-type="float" office:value="104656.113620541" calcext:value-type="float">
            <text:p>104656.113620541</text:p>
          </table:table-cell>
          <table:table-cell/>
          <table:table-cell office:value-type="float" office:value="1443142915.32951" calcext:value-type="float">
            <text:p>1443142915.32951</text:p>
          </table:table-cell>
          <table:table-cell table:formula="of:=[.G118]-[.$B$2]" office:value-type="float" office:value="15.3293011188507" calcext:value-type="float">
            <text:p>15.3293011189</text:p>
          </table:table-cell>
          <table:table-cell table:formula="of:=[.C118]/([.H118]-[.H117])" office:value-type="float" office:value="112448.501343483" calcext:value-type="float">
            <text:p>112448.501343483</text:p>
          </table:table-cell>
          <table:table-cell table:formula="of:=[.G118]-[.$B118]" office:value-type="float" office:value="9.82178544998169" calcext:value-type="float">
            <text:p>9.821785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2905.55053" calcext:value-type="float">
            <text:p>1443142905.55053</text:p>
          </table:table-cell>
          <table:table-cell office:value-type="float" office:value="4480" calcext:value-type="float">
            <text:p>4480</text:p>
          </table:table-cell>
          <table:table-cell table:formula="of:=[.B119]-[.$B$2]" office:value-type="float" office:value="5.55032110214233" calcext:value-type="float">
            <text:p>5.5503211021</text:p>
          </table:table-cell>
          <table:table-cell table:formula="of:=[.C119]/([.D119]-[.D118])" office:value-type="float" office:value="104659.611115134" calcext:value-type="float">
            <text:p>104659.611115134</text:p>
          </table:table-cell>
          <table:table-cell/>
          <table:table-cell office:value-type="float" office:value="1443142915.36945" calcext:value-type="float">
            <text:p>1443142915.36945</text:p>
          </table:table-cell>
          <table:table-cell table:formula="of:=[.G119]-[.$B$2]" office:value-type="float" office:value="15.3692436218262" calcext:value-type="float">
            <text:p>15.3692436218</text:p>
          </table:table-cell>
          <table:table-cell table:formula="of:=[.C119]/([.H119]-[.H118])" office:value-type="float" office:value="112161.223415368" calcext:value-type="float">
            <text:p>112161.223415368</text:p>
          </table:table-cell>
          <table:table-cell table:formula="of:=[.G119]-[.$B119]" office:value-type="float" office:value="9.81892251968384" calcext:value-type="float">
            <text:p>9.818922519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2905.59333" calcext:value-type="float">
            <text:p>1443142905.59333</text:p>
          </table:table-cell>
          <table:table-cell office:value-type="float" office:value="4480" calcext:value-type="float">
            <text:p>4480</text:p>
          </table:table-cell>
          <table:table-cell table:formula="of:=[.B120]-[.$B$2]" office:value-type="float" office:value="5.59312391281128" calcext:value-type="float">
            <text:p>5.5931239128</text:p>
          </table:table-cell>
          <table:table-cell table:formula="of:=[.C120]/([.D120]-[.D119])" office:value-type="float" office:value="104666.023795731" calcext:value-type="float">
            <text:p>104666.023795731</text:p>
          </table:table-cell>
          <table:table-cell/>
          <table:table-cell office:value-type="float" office:value="1443142915.40935" calcext:value-type="float">
            <text:p>1443142915.40935</text:p>
          </table:table-cell>
          <table:table-cell table:formula="of:=[.G120]-[.$B$2]" office:value-type="float" office:value="15.409143447876" calcext:value-type="float">
            <text:p>15.4091434479</text:p>
          </table:table-cell>
          <table:table-cell table:formula="of:=[.C120]/([.H120]-[.H119])" office:value-type="float" office:value="112281.191261533" calcext:value-type="float">
            <text:p>112281.191261533</text:p>
          </table:table-cell>
          <table:table-cell table:formula="of:=[.G120]-[.$B120]" office:value-type="float" office:value="9.8160195350647" calcext:value-type="float">
            <text:p>9.816019535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2905.63613" calcext:value-type="float">
            <text:p>1443142905.63613</text:p>
          </table:table-cell>
          <table:table-cell office:value-type="float" office:value="4480" calcext:value-type="float">
            <text:p>4480</text:p>
          </table:table-cell>
          <table:table-cell table:formula="of:=[.B121]-[.$B$2]" office:value-type="float" office:value="5.63592672348022" calcext:value-type="float">
            <text:p>5.6359267235</text:p>
          </table:table-cell>
          <table:table-cell table:formula="of:=[.C121]/([.D121]-[.D120])" office:value-type="float" office:value="104666.023795731" calcext:value-type="float">
            <text:p>104666.023795731</text:p>
          </table:table-cell>
          <table:table-cell/>
          <table:table-cell office:value-type="float" office:value="1443142915.44924" calcext:value-type="float">
            <text:p>1443142915.44924</text:p>
          </table:table-cell>
          <table:table-cell table:formula="of:=[.G121]-[.$B$2]" office:value-type="float" office:value="15.4490313529968" calcext:value-type="float">
            <text:p>15.449031353</text:p>
          </table:table-cell>
          <table:table-cell table:formula="of:=[.C121]/([.H121]-[.H120])" office:value-type="float" office:value="112314.747701761" calcext:value-type="float">
            <text:p>112314.747701761</text:p>
          </table:table-cell>
          <table:table-cell table:formula="of:=[.G121]-[.$B121]" office:value-type="float" office:value="9.8131046295166" calcext:value-type="float">
            <text:p>9.813104629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2905.67894" calcext:value-type="float">
            <text:p>1443142905.67894</text:p>
          </table:table-cell>
          <table:table-cell office:value-type="float" office:value="4480" calcext:value-type="float">
            <text:p>4480</text:p>
          </table:table-cell>
          <table:table-cell table:formula="of:=[.B122]-[.$B$2]" office:value-type="float" office:value="5.6787326335907" calcext:value-type="float">
            <text:p>5.6787326336</text:p>
          </table:table-cell>
          <table:table-cell table:formula="of:=[.C122]/([.D122]-[.D121])" office:value-type="float" office:value="104658.445257629" calcext:value-type="float">
            <text:p>104658.445257629</text:p>
          </table:table-cell>
          <table:table-cell/>
          <table:table-cell office:value-type="float" office:value="1443142915.48914" calcext:value-type="float">
            <text:p>1443142915.48914</text:p>
          </table:table-cell>
          <table:table-cell table:formula="of:=[.G122]-[.$B$2]" office:value-type="float" office:value="15.4889307022095" calcext:value-type="float">
            <text:p>15.4889307022</text:p>
          </table:table-cell>
          <table:table-cell table:formula="of:=[.C122]/([.H122]-[.H121])" office:value-type="float" office:value="112282.53313415" calcext:value-type="float">
            <text:p>112282.53313415</text:p>
          </table:table-cell>
          <table:table-cell table:formula="of:=[.G122]-[.$B122]" office:value-type="float" office:value="9.81019806861877" calcext:value-type="float">
            <text:p>9.810198068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2905.72177" calcext:value-type="float">
            <text:p>1443142905.72177</text:p>
          </table:table-cell>
          <table:table-cell office:value-type="float" office:value="4480" calcext:value-type="float">
            <text:p>4480</text:p>
          </table:table-cell>
          <table:table-cell table:formula="of:=[.B123]-[.$B$2]" office:value-type="float" office:value="5.72156763076782" calcext:value-type="float">
            <text:p>5.7215676308</text:p>
          </table:table-cell>
          <table:table-cell table:formula="of:=[.C123]/([.D123]-[.D122])" office:value-type="float" office:value="104587.377033669" calcext:value-type="float">
            <text:p>104587.377033669</text:p>
          </table:table-cell>
          <table:table-cell/>
          <table:table-cell office:value-type="float" office:value="1443142915.52899" calcext:value-type="float">
            <text:p>1443142915.52899</text:p>
          </table:table-cell>
          <table:table-cell table:formula="of:=[.G123]-[.$B$2]" office:value-type="float" office:value="15.5287842750549" calcext:value-type="float">
            <text:p>15.5287842751</text:p>
          </table:table-cell>
          <table:table-cell table:formula="of:=[.C123]/([.H123]-[.H122])" office:value-type="float" office:value="112411.502410893" calcext:value-type="float">
            <text:p>112411.502410893</text:p>
          </table:table-cell>
          <table:table-cell table:formula="of:=[.G123]-[.$B123]" office:value-type="float" office:value="9.80721664428711" calcext:value-type="float">
            <text:p>9.807216644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2905.76459" calcext:value-type="float">
            <text:p>1443142905.76459</text:p>
          </table:table-cell>
          <table:table-cell office:value-type="float" office:value="4480" calcext:value-type="float">
            <text:p>4480</text:p>
          </table:table-cell>
          <table:table-cell table:formula="of:=[.B124]-[.$B$2]" office:value-type="float" office:value="5.76438117027283" calcext:value-type="float">
            <text:p>5.7643811703</text:p>
          </table:table-cell>
          <table:table-cell table:formula="of:=[.C124]/([.D124]-[.D123])" office:value-type="float" office:value="104639.795069415" calcext:value-type="float">
            <text:p>104639.795069415</text:p>
          </table:table-cell>
          <table:table-cell/>
          <table:table-cell office:value-type="float" office:value="1443142915.5689" calcext:value-type="float">
            <text:p>1443142915.5689</text:p>
          </table:table-cell>
          <table:table-cell table:formula="of:=[.G124]-[.$B$2]" office:value-type="float" office:value="15.5686926841736" calcext:value-type="float">
            <text:p>15.5686926842</text:p>
          </table:table-cell>
          <table:table-cell table:formula="of:=[.C124]/([.H124]-[.H123])" office:value-type="float" office:value="112257.043037733" calcext:value-type="float">
            <text:p>112257.043037733</text:p>
          </table:table-cell>
          <table:table-cell table:formula="of:=[.G124]-[.$B124]" office:value-type="float" office:value="9.80431151390076" calcext:value-type="float">
            <text:p>9.804311513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2905.80738" calcext:value-type="float">
            <text:p>1443142905.80738</text:p>
          </table:table-cell>
          <table:table-cell office:value-type="float" office:value="4480" calcext:value-type="float">
            <text:p>4480</text:p>
          </table:table-cell>
          <table:table-cell table:formula="of:=[.B125]-[.$B$2]" office:value-type="float" office:value="5.80717349052429" calcext:value-type="float">
            <text:p>5.8071734905</text:p>
          </table:table-cell>
          <table:table-cell table:formula="of:=[.C125]/([.D125]-[.D124])" office:value-type="float" office:value="104691.682378374" calcext:value-type="float">
            <text:p>104691.682378374</text:p>
          </table:table-cell>
          <table:table-cell/>
          <table:table-cell office:value-type="float" office:value="1443142915.60881" calcext:value-type="float">
            <text:p>1443142915.60881</text:p>
          </table:table-cell>
          <table:table-cell table:formula="of:=[.G125]-[.$B$2]" office:value-type="float" office:value="15.6086068153381" calcext:value-type="float">
            <text:p>15.6086068153</text:p>
          </table:table-cell>
          <table:table-cell table:formula="of:=[.C125]/([.H125]-[.H124])" office:value-type="float" office:value="112240.949991637" calcext:value-type="float">
            <text:p>112240.949991637</text:p>
          </table:table-cell>
          <table:table-cell table:formula="of:=[.G125]-[.$B125]" office:value-type="float" office:value="9.80143332481384" calcext:value-type="float">
            <text:p>9.801433324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2905.85018" calcext:value-type="float">
            <text:p>1443142905.85018</text:p>
          </table:table-cell>
          <table:table-cell office:value-type="float" office:value="4480" calcext:value-type="float">
            <text:p>4480</text:p>
          </table:table-cell>
          <table:table-cell table:formula="of:=[.B126]-[.$B$2]" office:value-type="float" office:value="5.84997749328613" calcext:value-type="float">
            <text:p>5.8499774933</text:p>
          </table:table-cell>
          <table:table-cell table:formula="of:=[.C126]/([.D126]-[.D125])" office:value-type="float" office:value="104663.1088435" calcext:value-type="float">
            <text:p>104663.1088435</text:p>
          </table:table-cell>
          <table:table-cell/>
          <table:table-cell office:value-type="float" office:value="1443142915.64873" calcext:value-type="float">
            <text:p>1443142915.64873</text:p>
          </table:table-cell>
          <table:table-cell table:formula="of:=[.G126]-[.$B$2]" office:value-type="float" office:value="15.6485197544098" calcext:value-type="float">
            <text:p>15.6485197544</text:p>
          </table:table-cell>
          <table:table-cell table:formula="of:=[.C126]/([.H126]-[.H125])" office:value-type="float" office:value="112244.302329054" calcext:value-type="float">
            <text:p>112244.302329054</text:p>
          </table:table-cell>
          <table:table-cell table:formula="of:=[.G126]-[.$B126]" office:value-type="float" office:value="9.79854226112366" calcext:value-type="float">
            <text:p>9.798542261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2905.89302" calcext:value-type="float">
            <text:p>1443142905.89302</text:p>
          </table:table-cell>
          <table:table-cell office:value-type="float" office:value="4480" calcext:value-type="float">
            <text:p>4480</text:p>
          </table:table-cell>
          <table:table-cell table:formula="of:=[.B127]-[.$B$2]" office:value-type="float" office:value="5.89281272888184" calcext:value-type="float">
            <text:p>5.8928127289</text:p>
          </table:table-cell>
          <table:table-cell table:formula="of:=[.C127]/([.D127]-[.D126])" office:value-type="float" office:value="104586.794906047" calcext:value-type="float">
            <text:p>104586.794906047</text:p>
          </table:table-cell>
          <table:table-cell/>
          <table:table-cell office:value-type="float" office:value="1443142915.68867" calcext:value-type="float">
            <text:p>1443142915.68867</text:p>
          </table:table-cell>
          <table:table-cell table:formula="of:=[.G127]-[.$B$2]" office:value-type="float" office:value="15.6884613037109" calcext:value-type="float">
            <text:p>15.6884613037</text:p>
          </table:table-cell>
          <table:table-cell table:formula="of:=[.C127]/([.H127]-[.H126])" office:value-type="float" office:value="112163.90146066" calcext:value-type="float">
            <text:p>112163.90146066</text:p>
          </table:table-cell>
          <table:table-cell table:formula="of:=[.G127]-[.$B127]" office:value-type="float" office:value="9.7956485748291" calcext:value-type="float">
            <text:p>9.795648574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2905.93582" calcext:value-type="float">
            <text:p>1443142905.93582</text:p>
          </table:table-cell>
          <table:table-cell office:value-type="float" office:value="4480" calcext:value-type="float">
            <text:p>4480</text:p>
          </table:table-cell>
          <table:table-cell table:formula="of:=[.B128]-[.$B$2]" office:value-type="float" office:value="5.93561577796936" calcext:value-type="float">
            <text:p>5.935615778</text:p>
          </table:table-cell>
          <table:table-cell table:formula="of:=[.C128]/([.D128]-[.D127])" office:value-type="float" office:value="104665.440792295" calcext:value-type="float">
            <text:p>104665.440792295</text:p>
          </table:table-cell>
          <table:table-cell/>
          <table:table-cell office:value-type="float" office:value="1443142915.72855" calcext:value-type="float">
            <text:p>1443142915.72855</text:p>
          </table:table-cell>
          <table:table-cell table:formula="of:=[.G128]-[.$B$2]" office:value-type="float" office:value="15.7283456325531" calcext:value-type="float">
            <text:p>15.7283456326</text:p>
          </table:table-cell>
          <table:table-cell table:formula="of:=[.C128]/([.H128]-[.H127])" office:value-type="float" office:value="112324.818545374" calcext:value-type="float">
            <text:p>112324.818545374</text:p>
          </table:table-cell>
          <table:table-cell table:formula="of:=[.G128]-[.$B128]" office:value-type="float" office:value="9.79272985458374" calcext:value-type="float">
            <text:p>9.792729854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2905.97864" calcext:value-type="float">
            <text:p>1443142905.97864</text:p>
          </table:table-cell>
          <table:table-cell office:value-type="float" office:value="4480" calcext:value-type="float">
            <text:p>4480</text:p>
          </table:table-cell>
          <table:table-cell table:formula="of:=[.B129]-[.$B$2]" office:value-type="float" office:value="5.97843718528748" calcext:value-type="float">
            <text:p>5.9784371853</text:p>
          </table:table-cell>
          <table:table-cell table:formula="of:=[.C129]/([.D129]-[.D128])" office:value-type="float" office:value="104620.569023307" calcext:value-type="float">
            <text:p>104620.569023307</text:p>
          </table:table-cell>
          <table:table-cell/>
          <table:table-cell office:value-type="float" office:value="1443142915.76844" calcext:value-type="float">
            <text:p>1443142915.76844</text:p>
          </table:table-cell>
          <table:table-cell table:formula="of:=[.G129]-[.$B$2]" office:value-type="float" office:value="15.7682378292084" calcext:value-type="float">
            <text:p>15.7682378292</text:p>
          </table:table-cell>
          <table:table-cell table:formula="of:=[.C129]/([.H129]-[.H128])" office:value-type="float" office:value="112302.665072914" calcext:value-type="float">
            <text:p>112302.665072914</text:p>
          </table:table-cell>
          <table:table-cell table:formula="of:=[.G129]-[.$B129]" office:value-type="float" office:value="9.7898006439209" calcext:value-type="float">
            <text:p>9.789800643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2906.02052" calcext:value-type="float">
            <text:p>1443142906.02052</text:p>
          </table:table-cell>
          <table:table-cell office:value-type="float" office:value="4480" calcext:value-type="float">
            <text:p>4480</text:p>
          </table:table-cell>
          <table:table-cell table:formula="of:=[.B130]-[.$B$2]" office:value-type="float" office:value="6.02031373977661" calcext:value-type="float">
            <text:p>6.0203137398</text:p>
          </table:table-cell>
          <table:table-cell table:formula="of:=[.C130]/([.D130]-[.D129])" office:value-type="float" office:value="106981.103260591" calcext:value-type="float">
            <text:p>106981.103260591</text:p>
          </table:table-cell>
          <table:table-cell/>
          <table:table-cell office:value-type="float" office:value="1443142915.80834" calcext:value-type="float">
            <text:p>1443142915.80834</text:p>
          </table:table-cell>
          <table:table-cell table:formula="of:=[.G130]-[.$B$2]" office:value-type="float" office:value="15.8081338405609" calcext:value-type="float">
            <text:p>15.8081338406</text:p>
          </table:table-cell>
          <table:table-cell table:formula="of:=[.C130]/([.H130]-[.H129])" office:value-type="float" office:value="112291.927140603" calcext:value-type="float">
            <text:p>112291.927140603</text:p>
          </table:table-cell>
          <table:table-cell table:formula="of:=[.G130]-[.$B130]" office:value-type="float" office:value="9.7878201007843" calcext:value-type="float">
            <text:p>9.787820100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2906.0614" calcext:value-type="float">
            <text:p>1443142906.0614</text:p>
          </table:table-cell>
          <table:table-cell office:value-type="float" office:value="4480" calcext:value-type="float">
            <text:p>4480</text:p>
          </table:table-cell>
          <table:table-cell table:formula="of:=[.B131]-[.$B$2]" office:value-type="float" office:value="6.06119298934937" calcext:value-type="float">
            <text:p>6.0611929893</text:p>
          </table:table-cell>
          <table:table-cell table:formula="of:=[.C131]/([.D131]-[.D130])" office:value-type="float" office:value="109591.052840313" calcext:value-type="float">
            <text:p>109591.052840313</text:p>
          </table:table-cell>
          <table:table-cell/>
          <table:table-cell office:value-type="float" office:value="1443142915.84823" calcext:value-type="float">
            <text:p>1443142915.84823</text:p>
          </table:table-cell>
          <table:table-cell table:formula="of:=[.G131]-[.$B$2]" office:value-type="float" office:value="15.8480257987976" calcext:value-type="float">
            <text:p>15.8480257988</text:p>
          </table:table-cell>
          <table:table-cell table:formula="of:=[.C131]/([.H131]-[.H130])" office:value-type="float" office:value="112303.336261871" calcext:value-type="float">
            <text:p>112303.336261871</text:p>
          </table:table-cell>
          <table:table-cell table:formula="of:=[.G131]-[.$B131]" office:value-type="float" office:value="9.78683280944824" calcext:value-type="float">
            <text:p>9.786832809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2906.10225" calcext:value-type="float">
            <text:p>1443142906.10225</text:p>
          </table:table-cell>
          <table:table-cell office:value-type="float" office:value="4480" calcext:value-type="float">
            <text:p>4480</text:p>
          </table:table-cell>
          <table:table-cell table:formula="of:=[.B132]-[.$B$2]" office:value-type="float" office:value="6.10204911231995" calcext:value-type="float">
            <text:p>6.1020491123</text:p>
          </table:table-cell>
          <table:table-cell table:formula="of:=[.C132]/([.D132]-[.D131])" office:value-type="float" office:value="109653.086839049" calcext:value-type="float">
            <text:p>109653.086839049</text:p>
          </table:table-cell>
          <table:table-cell/>
          <table:table-cell office:value-type="float" office:value="1443142915.88816" calcext:value-type="float">
            <text:p>1443142915.88816</text:p>
          </table:table-cell>
          <table:table-cell table:formula="of:=[.G132]-[.$B$2]" office:value-type="float" office:value="15.8879532814026" calcext:value-type="float">
            <text:p>15.8879532814</text:p>
          </table:table-cell>
          <table:table-cell table:formula="of:=[.C132]/([.H132]-[.H131])" office:value-type="float" office:value="112203.417488714" calcext:value-type="float">
            <text:p>112203.417488714</text:p>
          </table:table-cell>
          <table:table-cell table:formula="of:=[.G132]-[.$B132]" office:value-type="float" office:value="9.78590416908264" calcext:value-type="float">
            <text:p>9.785904169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2906.14312" calcext:value-type="float">
            <text:p>1443142906.14312</text:p>
          </table:table-cell>
          <table:table-cell office:value-type="float" office:value="4480" calcext:value-type="float">
            <text:p>4480</text:p>
          </table:table-cell>
          <table:table-cell table:formula="of:=[.B133]-[.$B$2]" office:value-type="float" office:value="6.14291381835938" calcext:value-type="float">
            <text:p>6.1429138184</text:p>
          </table:table-cell>
          <table:table-cell table:formula="of:=[.C133]/([.D133]-[.D132])" office:value-type="float" office:value="109630.055717945" calcext:value-type="float">
            <text:p>109630.055717945</text:p>
          </table:table-cell>
          <table:table-cell/>
          <table:table-cell office:value-type="float" office:value="1443142915.92801" calcext:value-type="float">
            <text:p>1443142915.92801</text:p>
          </table:table-cell>
          <table:table-cell table:formula="of:=[.G133]-[.$B$2]" office:value-type="float" office:value="15.9278087615967" calcext:value-type="float">
            <text:p>15.9278087616</text:p>
          </table:table-cell>
          <table:table-cell table:formula="of:=[.C133]/([.H133]-[.H132])" office:value-type="float" office:value="112406.122776163" calcext:value-type="float">
            <text:p>112406.122776163</text:p>
          </table:table-cell>
          <table:table-cell table:formula="of:=[.G133]-[.$B133]" office:value-type="float" office:value="9.78489494323731" calcext:value-type="float">
            <text:p>9.784894943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2906.18398" calcext:value-type="float">
            <text:p>1443142906.18398</text:p>
          </table:table-cell>
          <table:table-cell office:value-type="float" office:value="4480" calcext:value-type="float">
            <text:p>4480</text:p>
          </table:table-cell>
          <table:table-cell table:formula="of:=[.B134]-[.$B$2]" office:value-type="float" office:value="6.1837785243988" calcext:value-type="float">
            <text:p>6.1837785244</text:p>
          </table:table-cell>
          <table:table-cell table:formula="of:=[.C134]/([.D134]-[.D133])" office:value-type="float" office:value="109630.055717945" calcext:value-type="float">
            <text:p>109630.055717945</text:p>
          </table:table-cell>
          <table:table-cell/>
          <table:table-cell office:value-type="float" office:value="1443142915.96792" calcext:value-type="float">
            <text:p>1443142915.96792</text:p>
          </table:table-cell>
          <table:table-cell table:formula="of:=[.G134]-[.$B$2]" office:value-type="float" office:value="15.9677097797394" calcext:value-type="float">
            <text:p>15.9677097797</text:p>
          </table:table-cell>
          <table:table-cell table:formula="of:=[.C134]/([.H134]-[.H133])" office:value-type="float" office:value="112277.836720305" calcext:value-type="float">
            <text:p>112277.836720305</text:p>
          </table:table-cell>
          <table:table-cell table:formula="of:=[.G134]-[.$B134]" office:value-type="float" office:value="9.78393125534058" calcext:value-type="float">
            <text:p>9.783931255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2906.22489" calcext:value-type="float">
            <text:p>1443142906.22489</text:p>
          </table:table-cell>
          <table:table-cell office:value-type="float" office:value="4480" calcext:value-type="float">
            <text:p>4480</text:p>
          </table:table-cell>
          <table:table-cell table:formula="of:=[.B135]-[.$B$2]" office:value-type="float" office:value="6.22468876838684" calcext:value-type="float">
            <text:p>6.2246887684</text:p>
          </table:table-cell>
          <table:table-cell table:formula="of:=[.C135]/([.D135]-[.D134])" office:value-type="float" office:value="109508.024476951" calcext:value-type="float">
            <text:p>109508.024476951</text:p>
          </table:table-cell>
          <table:table-cell/>
          <table:table-cell office:value-type="float" office:value="1443142916.00786" calcext:value-type="float">
            <text:p>1443142916.00786</text:p>
          </table:table-cell>
          <table:table-cell table:formula="of:=[.G135]-[.$B$2]" office:value-type="float" office:value="16.007652759552" calcext:value-type="float">
            <text:p>16.0076527596</text:p>
          </table:table-cell>
          <table:table-cell table:formula="of:=[.C135]/([.H135]-[.H134])" office:value-type="float" office:value="112159.884440677" calcext:value-type="float">
            <text:p>112159.884440677</text:p>
          </table:table-cell>
          <table:table-cell table:formula="of:=[.G135]-[.$B135]" office:value-type="float" office:value="9.78296399116516" calcext:value-type="float">
            <text:p>9.782963991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2906.26578" calcext:value-type="float">
            <text:p>1443142906.26578</text:p>
          </table:table-cell>
          <table:table-cell office:value-type="float" office:value="4480" calcext:value-type="float">
            <text:p>4480</text:p>
          </table:table-cell>
          <table:table-cell table:formula="of:=[.B136]-[.$B$2]" office:value-type="float" office:value="6.26557374000549" calcext:value-type="float">
            <text:p>6.26557374</text:p>
          </table:table-cell>
          <table:table-cell table:formula="of:=[.C136]/([.D136]-[.D135])" office:value-type="float" office:value="109575.715052133" calcext:value-type="float">
            <text:p>109575.715052133</text:p>
          </table:table-cell>
          <table:table-cell/>
          <table:table-cell office:value-type="float" office:value="1443142916.02044" calcext:value-type="float">
            <text:p>1443142916.02044</text:p>
          </table:table-cell>
          <table:table-cell table:formula="of:=[.G136]-[.$B$2]" office:value-type="float" office:value="16.0202343463898" calcext:value-type="float">
            <text:p>16.0202343464</text:p>
          </table:table-cell>
          <table:table-cell table:formula="of:=[.C136]/([.H136]-[.H135])" office:value-type="float" office:value="356075.911390726" calcext:value-type="float">
            <text:p>356075.911390726</text:p>
          </table:table-cell>
          <table:table-cell table:formula="of:=[.G136]-[.$B136]" office:value-type="float" office:value="9.75466060638428" calcext:value-type="float">
            <text:p>9.754660606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2906.30665" calcext:value-type="float">
            <text:p>1443142906.30665</text:p>
          </table:table-cell>
          <table:table-cell office:value-type="float" office:value="4480" calcext:value-type="float">
            <text:p>4480</text:p>
          </table:table-cell>
          <table:table-cell table:formula="of:=[.B137]-[.$B$2]" office:value-type="float" office:value="6.30644011497498" calcext:value-type="float">
            <text:p>6.306440115</text:p>
          </table:table-cell>
          <table:table-cell table:formula="of:=[.C137]/([.D137]-[.D136])" office:value-type="float" office:value="109625.578567845" calcext:value-type="float">
            <text:p>109625.578567845</text:p>
          </table:table-cell>
          <table:table-cell/>
          <table:table-cell office:value-type="float" office:value="1443142916.03303" calcext:value-type="float">
            <text:p>1443142916.03303</text:p>
          </table:table-cell>
          <table:table-cell table:formula="of:=[.G137]-[.$B$2]" office:value-type="float" office:value="16.0328278541565" calcext:value-type="float">
            <text:p>16.0328278542</text:p>
          </table:table-cell>
          <table:table-cell table:formula="of:=[.C137]/([.H137]-[.H136])" office:value-type="float" office:value="355738.852350391" calcext:value-type="float">
            <text:p>355738.852350391</text:p>
          </table:table-cell>
          <table:table-cell table:formula="of:=[.G137]-[.$B137]" office:value-type="float" office:value="9.72638773918152" calcext:value-type="float">
            <text:p>9.726387739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2906.34751" calcext:value-type="float">
            <text:p>1443142906.34751</text:p>
          </table:table-cell>
          <table:table-cell office:value-type="float" office:value="4480" calcext:value-type="float">
            <text:p>4480</text:p>
          </table:table-cell>
          <table:table-cell table:formula="of:=[.B138]-[.$B$2]" office:value-type="float" office:value="6.34730672836304" calcext:value-type="float">
            <text:p>6.3473067284</text:p>
          </table:table-cell>
          <table:table-cell table:formula="of:=[.C138]/([.D138]-[.D137])" office:value-type="float" office:value="109624.939004825" calcext:value-type="float">
            <text:p>109624.939004825</text:p>
          </table:table-cell>
          <table:table-cell/>
          <table:table-cell office:value-type="float" office:value="1443142916.05507" calcext:value-type="float">
            <text:p>1443142916.05507</text:p>
          </table:table-cell>
          <table:table-cell table:formula="of:=[.G138]-[.$B$2]" office:value-type="float" office:value="16.0548617839813" calcext:value-type="float">
            <text:p>16.054861784</text:p>
          </table:table-cell>
          <table:table-cell table:formula="of:=[.C138]/([.H138]-[.H137])" office:value-type="float" office:value="203322.786067498" calcext:value-type="float">
            <text:p>203322.786067498</text:p>
          </table:table-cell>
          <table:table-cell table:formula="of:=[.G138]-[.$B138]" office:value-type="float" office:value="9.70755505561829" calcext:value-type="float">
            <text:p>9.707555055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2906.38838" calcext:value-type="float">
            <text:p>1443142906.38838</text:p>
          </table:table-cell>
          <table:table-cell office:value-type="float" office:value="4480" calcext:value-type="float">
            <text:p>4480</text:p>
          </table:table-cell>
          <table:table-cell table:formula="of:=[.B139]-[.$B$2]" office:value-type="float" office:value="6.38817143440247" calcext:value-type="float">
            <text:p>6.3881714344</text:p>
          </table:table-cell>
          <table:table-cell table:formula="of:=[.C139]/([.D139]-[.D138])" office:value-type="float" office:value="109630.055717945" calcext:value-type="float">
            <text:p>109630.055717945</text:p>
          </table:table-cell>
          <table:table-cell/>
          <table:table-cell office:value-type="float" office:value="1443142916.09162" calcext:value-type="float">
            <text:p>1443142916.09162</text:p>
          </table:table-cell>
          <table:table-cell table:formula="of:=[.G139]-[.$B$2]" office:value-type="float" office:value="16.0914103984833" calcext:value-type="float">
            <text:p>16.0914103985</text:p>
          </table:table-cell>
          <table:table-cell table:formula="of:=[.C139]/([.H139]-[.H138])" office:value-type="float" office:value="122576.465922138" calcext:value-type="float">
            <text:p>122576.465922138</text:p>
          </table:table-cell>
          <table:table-cell table:formula="of:=[.G139]-[.$B139]" office:value-type="float" office:value="9.70323896408081" calcext:value-type="float">
            <text:p>9.703238964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2906.42924" calcext:value-type="float">
            <text:p>1443142906.42924</text:p>
          </table:table-cell>
          <table:table-cell office:value-type="float" office:value="4480" calcext:value-type="float">
            <text:p>4480</text:p>
          </table:table-cell>
          <table:table-cell table:formula="of:=[.B140]-[.$B$2]" office:value-type="float" office:value="6.42902994155884" calcext:value-type="float">
            <text:p>6.4290299416</text:p>
          </table:table-cell>
          <table:table-cell table:formula="of:=[.C140]/([.D140]-[.D139])" office:value-type="float" office:value="109646.688334802" calcext:value-type="float">
            <text:p>109646.688334802</text:p>
          </table:table-cell>
          <table:table-cell/>
          <table:table-cell office:value-type="float" office:value="1443142916.12822" calcext:value-type="float">
            <text:p>1443142916.12822</text:p>
          </table:table-cell>
          <table:table-cell table:formula="of:=[.G140]-[.$B$2]" office:value-type="float" office:value="16.1280174255371" calcext:value-type="float">
            <text:p>16.1280174255</text:p>
          </table:table-cell>
          <table:table-cell table:formula="of:=[.C140]/([.H140]-[.H139])" office:value-type="float" office:value="122380.874945454" calcext:value-type="float">
            <text:p>122380.874945454</text:p>
          </table:table-cell>
          <table:table-cell table:formula="of:=[.G140]-[.$B140]" office:value-type="float" office:value="9.69898748397827" calcext:value-type="float">
            <text:p>9.6989874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2906.4701" calcext:value-type="float">
            <text:p>1443142906.4701</text:p>
          </table:table-cell>
          <table:table-cell office:value-type="float" office:value="4480" calcext:value-type="float">
            <text:p>4480</text:p>
          </table:table-cell>
          <table:table-cell table:formula="of:=[.B141]-[.$B$2]" office:value-type="float" office:value="6.46989107131958" calcext:value-type="float">
            <text:p>6.4698910713</text:p>
          </table:table-cell>
          <table:table-cell table:formula="of:=[.C141]/([.D141]-[.D140])" office:value-type="float" office:value="109639.650842552" calcext:value-type="float">
            <text:p>109639.650842552</text:p>
          </table:table-cell>
          <table:table-cell/>
          <table:table-cell office:value-type="float" office:value="1443142916.16484" calcext:value-type="float">
            <text:p>1443142916.16484</text:p>
          </table:table-cell>
          <table:table-cell table:formula="of:=[.G141]-[.$B$2]" office:value-type="float" office:value="16.1646375656128" calcext:value-type="float">
            <text:p>16.1646375656</text:p>
          </table:table-cell>
          <table:table-cell table:formula="of:=[.C141]/([.H141]-[.H140])" office:value-type="float" office:value="122337.05252741" calcext:value-type="float">
            <text:p>122337.05252741</text:p>
          </table:table-cell>
          <table:table-cell table:formula="of:=[.G141]-[.$B141]" office:value-type="float" office:value="9.69474649429321" calcext:value-type="float">
            <text:p>9.694746494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2906.51096" calcext:value-type="float">
            <text:p>1443142906.51096</text:p>
          </table:table-cell>
          <table:table-cell office:value-type="float" office:value="4480" calcext:value-type="float">
            <text:p>4480</text:p>
          </table:table-cell>
          <table:table-cell table:formula="of:=[.B142]-[.$B$2]" office:value-type="float" office:value="6.51075339317322" calcext:value-type="float">
            <text:p>6.5107533932</text:p>
          </table:table-cell>
          <table:table-cell table:formula="of:=[.C142]/([.D142]-[.D141])" office:value-type="float" office:value="109636.452281068" calcext:value-type="float">
            <text:p>109636.452281068</text:p>
          </table:table-cell>
          <table:table-cell/>
          <table:table-cell office:value-type="float" office:value="1443142916.20139" calcext:value-type="float">
            <text:p>1443142916.20139</text:p>
          </table:table-cell>
          <table:table-cell table:formula="of:=[.G142]-[.$B$2]" office:value-type="float" office:value="16.2011857032776" calcext:value-type="float">
            <text:p>16.2011857033</text:p>
          </table:table-cell>
          <table:table-cell table:formula="of:=[.C142]/([.H142]-[.H141])" office:value-type="float" office:value="122578.065155844" calcext:value-type="float">
            <text:p>122578.065155844</text:p>
          </table:table-cell>
          <table:table-cell table:formula="of:=[.G142]-[.$B142]" office:value-type="float" office:value="9.69043231010437" calcext:value-type="float">
            <text:p>9.690432310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2906.55183" calcext:value-type="float">
            <text:p>1443142906.55183</text:p>
          </table:table-cell>
          <table:table-cell office:value-type="float" office:value="4480" calcext:value-type="float">
            <text:p>4480</text:p>
          </table:table-cell>
          <table:table-cell table:formula="of:=[.B143]-[.$B$2]" office:value-type="float" office:value="6.55162572860718" calcext:value-type="float">
            <text:p>6.5516257286</text:p>
          </table:table-cell>
          <table:table-cell table:formula="of:=[.C143]/([.D143]-[.D142])" office:value-type="float" office:value="109609.591730784" calcext:value-type="float">
            <text:p>109609.591730784</text:p>
          </table:table-cell>
          <table:table-cell/>
          <table:table-cell office:value-type="float" office:value="1443142916.23805" calcext:value-type="float">
            <text:p>1443142916.23805</text:p>
          </table:table-cell>
          <table:table-cell table:formula="of:=[.G143]-[.$B$2]" office:value-type="float" office:value="16.2378475666046" calcext:value-type="float">
            <text:p>16.2378475666</text:p>
          </table:table-cell>
          <table:table-cell table:formula="of:=[.C143]/([.H143]-[.H142])" office:value-type="float" office:value="122197.826118059" calcext:value-type="float">
            <text:p>122197.826118059</text:p>
          </table:table-cell>
          <table:table-cell table:formula="of:=[.G143]-[.$B143]" office:value-type="float" office:value="9.68622183799744" calcext:value-type="float">
            <text:p>9.68622183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2906.5927" calcext:value-type="float">
            <text:p>1443142906.5927</text:p>
          </table:table-cell>
          <table:table-cell office:value-type="float" office:value="4480" calcext:value-type="float">
            <text:p>4480</text:p>
          </table:table-cell>
          <table:table-cell table:formula="of:=[.B144]-[.$B$2]" office:value-type="float" office:value="6.59249615669251" calcext:value-type="float">
            <text:p>6.5924961567</text:p>
          </table:table-cell>
          <table:table-cell table:formula="of:=[.C144]/([.D144]-[.D143])" office:value-type="float" office:value="109614.707011311" calcext:value-type="float">
            <text:p>109614.707011311</text:p>
          </table:table-cell>
          <table:table-cell/>
          <table:table-cell office:value-type="float" office:value="1443142916.27454" calcext:value-type="float">
            <text:p>1443142916.27454</text:p>
          </table:table-cell>
          <table:table-cell table:formula="of:=[.G144]-[.$B$2]" office:value-type="float" office:value="16.2743363380432" calcext:value-type="float">
            <text:p>16.274336338</text:p>
          </table:table-cell>
          <table:table-cell table:formula="of:=[.C144]/([.H144]-[.H143])" office:value-type="float" office:value="122777.49629194" calcext:value-type="float">
            <text:p>122777.49629194</text:p>
          </table:table-cell>
          <table:table-cell table:formula="of:=[.G144]-[.$B144]" office:value-type="float" office:value="9.68184018135071" calcext:value-type="float">
            <text:p>9.681840181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2906.63357" calcext:value-type="float">
            <text:p>1443142906.63357</text:p>
          </table:table-cell>
          <table:table-cell office:value-type="float" office:value="4480" calcext:value-type="float">
            <text:p>4480</text:p>
          </table:table-cell>
          <table:table-cell table:formula="of:=[.B145]-[.$B$2]" office:value-type="float" office:value="6.63336706161499" calcext:value-type="float">
            <text:p>6.6333670616</text:p>
          </table:table-cell>
          <table:table-cell table:formula="of:=[.C145]/([.D145]-[.D144])" office:value-type="float" office:value="109613.42814642" calcext:value-type="float">
            <text:p>109613.42814642</text:p>
          </table:table-cell>
          <table:table-cell/>
          <table:table-cell office:value-type="float" office:value="1443142916.31109" calcext:value-type="float">
            <text:p>1443142916.31109</text:p>
          </table:table-cell>
          <table:table-cell table:formula="of:=[.G145]-[.$B$2]" office:value-type="float" office:value="16.3108825683594" calcext:value-type="float">
            <text:p>16.3108825684</text:p>
          </table:table-cell>
          <table:table-cell table:formula="of:=[.C145]/([.H145]-[.H144])" office:value-type="float" office:value="122584.462507992" calcext:value-type="float">
            <text:p>122584.462507992</text:p>
          </table:table-cell>
          <table:table-cell table:formula="of:=[.G145]-[.$B145]" office:value-type="float" office:value="9.67751550674439" calcext:value-type="float">
            <text:p>9.677515506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2906.67444" calcext:value-type="float">
            <text:p>1443142906.67444</text:p>
          </table:table-cell>
          <table:table-cell office:value-type="float" office:value="4480" calcext:value-type="float">
            <text:p>4480</text:p>
          </table:table-cell>
          <table:table-cell table:formula="of:=[.B146]-[.$B$2]" office:value-type="float" office:value="6.67423796653748" calcext:value-type="float">
            <text:p>6.6742379665</text:p>
          </table:table-cell>
          <table:table-cell table:formula="of:=[.C146]/([.D146]-[.D145])" office:value-type="float" office:value="109613.42814642" calcext:value-type="float">
            <text:p>109613.42814642</text:p>
          </table:table-cell>
          <table:table-cell/>
          <table:table-cell office:value-type="float" office:value="1443142916.34768" calcext:value-type="float">
            <text:p>1443142916.34768</text:p>
          </table:table-cell>
          <table:table-cell table:formula="of:=[.G146]-[.$B$2]" office:value-type="float" office:value="16.3474752902985" calcext:value-type="float">
            <text:p>16.3474752903</text:p>
          </table:table-cell>
          <table:table-cell table:formula="of:=[.C146]/([.H146]-[.H145])" office:value-type="float" office:value="122428.717039894" calcext:value-type="float">
            <text:p>122428.717039894</text:p>
          </table:table-cell>
          <table:table-cell table:formula="of:=[.G146]-[.$B146]" office:value-type="float" office:value="9.67323732376099" calcext:value-type="float">
            <text:p>9.673237323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2906.71531" calcext:value-type="float">
            <text:p>1443142906.71531</text:p>
          </table:table-cell>
          <table:table-cell office:value-type="float" office:value="4480" calcext:value-type="float">
            <text:p>4480</text:p>
          </table:table-cell>
          <table:table-cell table:formula="of:=[.B147]-[.$B$2]" office:value-type="float" office:value="6.71510100364685" calcext:value-type="float">
            <text:p>6.7151010036</text:p>
          </table:table-cell>
          <table:table-cell table:formula="of:=[.C147]/([.D147]-[.D146])" office:value-type="float" office:value="109634.533233757" calcext:value-type="float">
            <text:p>109634.533233757</text:p>
          </table:table-cell>
          <table:table-cell/>
          <table:table-cell office:value-type="float" office:value="1443142916.3844" calcext:value-type="float">
            <text:p>1443142916.3844</text:p>
          </table:table-cell>
          <table:table-cell table:formula="of:=[.G147]-[.$B$2]" office:value-type="float" office:value="16.384192943573" calcext:value-type="float">
            <text:p>16.3841929436</text:p>
          </table:table-cell>
          <table:table-cell table:formula="of:=[.C147]/([.H147]-[.H146])" office:value-type="float" office:value="122012.154930035" calcext:value-type="float">
            <text:p>122012.154930035</text:p>
          </table:table-cell>
          <table:table-cell table:formula="of:=[.G147]-[.$B147]" office:value-type="float" office:value="9.66909193992615" calcext:value-type="float">
            <text:p>9.669091939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2906.75617" calcext:value-type="float">
            <text:p>1443142906.75617</text:p>
          </table:table-cell>
          <table:table-cell office:value-type="float" office:value="4480" calcext:value-type="float">
            <text:p>4480</text:p>
          </table:table-cell>
          <table:table-cell table:formula="of:=[.B148]-[.$B$2]" office:value-type="float" office:value="6.75596618652344" calcext:value-type="float">
            <text:p>6.7559661865</text:p>
          </table:table-cell>
          <table:table-cell table:formula="of:=[.C148]/([.D148]-[.D147])" office:value-type="float" office:value="109628.776494886" calcext:value-type="float">
            <text:p>109628.776494886</text:p>
          </table:table-cell>
          <table:table-cell/>
          <table:table-cell office:value-type="float" office:value="1443142916.42078" calcext:value-type="float">
            <text:p>1443142916.42078</text:p>
          </table:table-cell>
          <table:table-cell table:formula="of:=[.G148]-[.$B$2]" office:value-type="float" office:value="16.4205718040466" calcext:value-type="float">
            <text:p>16.420571804</text:p>
          </table:table-cell>
          <table:table-cell table:formula="of:=[.C148]/([.H148]-[.H147])" office:value-type="float" office:value="123148.442300634" calcext:value-type="float">
            <text:p>123148.442300634</text:p>
          </table:table-cell>
          <table:table-cell table:formula="of:=[.G148]-[.$B148]" office:value-type="float" office:value="9.66460561752319" calcext:value-type="float">
            <text:p>9.66460561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2906.79704" calcext:value-type="float">
            <text:p>1443142906.79704</text:p>
          </table:table-cell>
          <table:table-cell office:value-type="float" office:value="4480" calcext:value-type="float">
            <text:p>4480</text:p>
          </table:table-cell>
          <table:table-cell table:formula="of:=[.B149]-[.$B$2]" office:value-type="float" office:value="6.79683065414429" calcext:value-type="float">
            <text:p>6.7968306541</text:p>
          </table:table-cell>
          <table:table-cell table:formula="of:=[.C149]/([.D149]-[.D148])" office:value-type="float" office:value="109630.695340669" calcext:value-type="float">
            <text:p>109630.695340669</text:p>
          </table:table-cell>
          <table:table-cell/>
          <table:table-cell office:value-type="float" office:value="1443142916.45735" calcext:value-type="float">
            <text:p>1443142916.45735</text:p>
          </table:table-cell>
          <table:table-cell table:formula="of:=[.G149]-[.$B$2]" office:value-type="float" office:value="16.4571449756622" calcext:value-type="float">
            <text:p>16.4571449757</text:p>
          </table:table-cell>
          <table:table-cell table:formula="of:=[.C149]/([.H149]-[.H148])" office:value-type="float" office:value="122494.161761159" calcext:value-type="float">
            <text:p>122494.161761159</text:p>
          </table:table-cell>
          <table:table-cell table:formula="of:=[.G149]-[.$B149]" office:value-type="float" office:value="9.66031432151794" calcext:value-type="float">
            <text:p>9.66031432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2906.83789" calcext:value-type="float">
            <text:p>1443142906.83789</text:p>
          </table:table-cell>
          <table:table-cell office:value-type="float" office:value="4480" calcext:value-type="float">
            <text:p>4480</text:p>
          </table:table-cell>
          <table:table-cell table:formula="of:=[.B150]-[.$B$2]" office:value-type="float" office:value="6.83768773078918" calcext:value-type="float">
            <text:p>6.8376877308</text:p>
          </table:table-cell>
          <table:table-cell table:formula="of:=[.C150]/([.D150]-[.D149])" office:value-type="float" office:value="109650.527347739" calcext:value-type="float">
            <text:p>109650.527347739</text:p>
          </table:table-cell>
          <table:table-cell/>
          <table:table-cell office:value-type="float" office:value="1443142916.4939" calcext:value-type="float">
            <text:p>1443142916.4939</text:p>
          </table:table-cell>
          <table:table-cell table:formula="of:=[.G150]-[.$B$2]" office:value-type="float" office:value="16.4936981201172" calcext:value-type="float">
            <text:p>16.4936981201</text:p>
          </table:table-cell>
          <table:table-cell table:formula="of:=[.C150]/([.H150]-[.H149])" office:value-type="float" office:value="122561.275282914" calcext:value-type="float">
            <text:p>122561.275282914</text:p>
          </table:table-cell>
          <table:table-cell table:formula="of:=[.G150]-[.$B150]" office:value-type="float" office:value="9.656010389328" calcext:value-type="float">
            <text:p>9.656010389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2906.87876" calcext:value-type="float">
            <text:p>1443142906.87876</text:p>
          </table:table-cell>
          <table:table-cell office:value-type="float" office:value="4480" calcext:value-type="float">
            <text:p>4480</text:p>
          </table:table-cell>
          <table:table-cell table:formula="of:=[.B151]-[.$B$2]" office:value-type="float" office:value="6.87855434417725" calcext:value-type="float">
            <text:p>6.8785543442</text:p>
          </table:table-cell>
          <table:table-cell table:formula="of:=[.C151]/([.D151]-[.D150])" office:value-type="float" office:value="109624.939004825" calcext:value-type="float">
            <text:p>109624.939004825</text:p>
          </table:table-cell>
          <table:table-cell/>
          <table:table-cell office:value-type="float" office:value="1443142916.53046" calcext:value-type="float">
            <text:p>1443142916.53046</text:p>
          </table:table-cell>
          <table:table-cell table:formula="of:=[.G151]-[.$B$2]" office:value-type="float" office:value="16.5302557945251" calcext:value-type="float">
            <text:p>16.5302557945</text:p>
          </table:table-cell>
          <table:table-cell table:formula="of:=[.C151]/([.H151]-[.H150])" office:value-type="float" office:value="122546.088408311" calcext:value-type="float">
            <text:p>122546.088408311</text:p>
          </table:table-cell>
          <table:table-cell table:formula="of:=[.G151]-[.$B151]" office:value-type="float" office:value="9.6517014503479" calcext:value-type="float">
            <text:p>9.651701450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2906.91967" calcext:value-type="float">
            <text:p>1443142906.91967</text:p>
          </table:table-cell>
          <table:table-cell office:value-type="float" office:value="4480" calcext:value-type="float">
            <text:p>4480</text:p>
          </table:table-cell>
          <table:table-cell table:formula="of:=[.B152]-[.$B$2]" office:value-type="float" office:value="6.91946625709534" calcext:value-type="float">
            <text:p>6.9194662571</text:p>
          </table:table-cell>
          <table:table-cell table:formula="of:=[.C152]/([.D152]-[.D151])" office:value-type="float" office:value="109503.557288298" calcext:value-type="float">
            <text:p>109503.557288298</text:p>
          </table:table-cell>
          <table:table-cell/>
          <table:table-cell office:value-type="float" office:value="1443142916.56707" calcext:value-type="float">
            <text:p>1443142916.56707</text:p>
          </table:table-cell>
          <table:table-cell table:formula="of:=[.G152]-[.$B$2]" office:value-type="float" office:value="16.5668592453003" calcext:value-type="float">
            <text:p>16.5668592453</text:p>
          </table:table-cell>
          <table:table-cell table:formula="of:=[.C152]/([.H152]-[.H151])" office:value-type="float" office:value="122392.831963316" calcext:value-type="float">
            <text:p>122392.831963316</text:p>
          </table:table-cell>
          <table:table-cell table:formula="of:=[.G152]-[.$B152]" office:value-type="float" office:value="9.64739298820496" calcext:value-type="float">
            <text:p>9.647392988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2906.96053" calcext:value-type="float">
            <text:p>1443142906.96053</text:p>
          </table:table-cell>
          <table:table-cell office:value-type="float" office:value="4480" calcext:value-type="float">
            <text:p>4480</text:p>
          </table:table-cell>
          <table:table-cell table:formula="of:=[.B153]-[.$B$2]" office:value-type="float" office:value="6.96032667160034" calcext:value-type="float">
            <text:p>6.9603266716</text:p>
          </table:table-cell>
          <table:table-cell table:formula="of:=[.C153]/([.D153]-[.D152])" office:value-type="float" office:value="109641.570069027" calcext:value-type="float">
            <text:p>109641.570069027</text:p>
          </table:table-cell>
          <table:table-cell/>
          <table:table-cell office:value-type="float" office:value="1443142916.60362" calcext:value-type="float">
            <text:p>1443142916.60362</text:p>
          </table:table-cell>
          <table:table-cell table:formula="of:=[.G153]-[.$B$2]" office:value-type="float" office:value="16.6034173965454" calcext:value-type="float">
            <text:p>16.6034173965</text:p>
          </table:table-cell>
          <table:table-cell table:formula="of:=[.C153]/([.H153]-[.H152])" office:value-type="float" office:value="122544.490008869" calcext:value-type="float">
            <text:p>122544.490008869</text:p>
          </table:table-cell>
          <table:table-cell table:formula="of:=[.G153]-[.$B153]" office:value-type="float" office:value="9.64309072494507" calcext:value-type="float">
            <text:p>9.643090724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2920.00185" calcext:value-type="float">
            <text:p>1443142920.00185</text:p>
          </table:table-cell>
          <table:table-cell office:value-type="float" office:value="4480" calcext:value-type="float">
            <text:p>4480</text:p>
          </table:table-cell>
          <table:table-cell table:formula="of:=[.B154]-[.$B$2]" office:value-type="float" office:value="20.0016479492187" calcext:value-type="float">
            <text:p>20.0016479492</text:p>
          </table:table-cell>
          <table:table-cell table:formula="of:=[.C154]/([.D154]-[.D153])" office:value-type="float" office:value="343.523474702567" calcext:value-type="float">
            <text:p>343.5234747026</text:p>
          </table:table-cell>
          <table:table-cell/>
          <table:table-cell office:value-type="float" office:value="1443142920.19298" calcext:value-type="float">
            <text:p>1443142920.19298</text:p>
          </table:table-cell>
          <table:table-cell table:formula="of:=[.G154]-[.$B$2]" office:value-type="float" office:value="20.1927714347839" calcext:value-type="float">
            <text:p>20.1927714348</text:p>
          </table:table-cell>
          <table:table-cell table:formula="of:=[.C154]/([.H154]-[.H153])" office:value-type="float" office:value="1248.13544506146" calcext:value-type="float">
            <text:p>1248.1354450615</text:p>
          </table:table-cell>
          <table:table-cell table:formula="of:=[.G154]-[.$B154]" office:value-type="float" office:value="0.191123485565186" calcext:value-type="float">
            <text:p>0.191123485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2920.058" calcext:value-type="float">
            <text:p>1443142920.058</text:p>
          </table:table-cell>
          <table:table-cell office:value-type="float" office:value="4480" calcext:value-type="float">
            <text:p>4480</text:p>
          </table:table-cell>
          <table:table-cell table:formula="of:=[.B155]-[.$B$2]" office:value-type="float" office:value="20.0577912330627" calcext:value-type="float">
            <text:p>20.0577912331</text:p>
          </table:table-cell>
          <table:table-cell table:formula="of:=[.C155]/([.D155]-[.D154])" office:value-type="float" office:value="79795.8311887958" calcext:value-type="float">
            <text:p>79795.8311887958</text:p>
          </table:table-cell>
          <table:table-cell/>
          <table:table-cell office:value-type="float" office:value="1443142920.24901" calcext:value-type="float">
            <text:p>1443142920.24901</text:p>
          </table:table-cell>
          <table:table-cell table:formula="of:=[.G155]-[.$B$2]" office:value-type="float" office:value="20.2488040924072" calcext:value-type="float">
            <text:p>20.2488040924</text:p>
          </table:table-cell>
          <table:table-cell table:formula="of:=[.C155]/([.H155]-[.H154])" office:value-type="float" office:value="79953.3734437362" calcext:value-type="float">
            <text:p>79953.3734437362</text:p>
          </table:table-cell>
          <table:table-cell table:formula="of:=[.G155]-[.$B155]" office:value-type="float" office:value="0.191012859344482" calcext:value-type="float">
            <text:p>0.191012859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2920.11414" calcext:value-type="float">
            <text:p>1443142920.11414</text:p>
          </table:table-cell>
          <table:table-cell office:value-type="float" office:value="4480" calcext:value-type="float">
            <text:p>4480</text:p>
          </table:table-cell>
          <table:table-cell table:formula="of:=[.B156]-[.$B$2]" office:value-type="float" office:value="20.1139378547668" calcext:value-type="float">
            <text:p>20.1139378548</text:p>
          </table:table-cell>
          <table:table-cell table:formula="of:=[.C156]/([.D156]-[.D155])" office:value-type="float" office:value="79791.0874070048" calcext:value-type="float">
            <text:p>79791.0874070048</text:p>
          </table:table-cell>
          <table:table-cell/>
          <table:table-cell office:value-type="float" office:value="1443142920.30514" calcext:value-type="float">
            <text:p>1443142920.30514</text:p>
          </table:table-cell>
          <table:table-cell table:formula="of:=[.G156]-[.$B$2]" office:value-type="float" office:value="20.3049364089966" calcext:value-type="float">
            <text:p>20.304936409</text:p>
          </table:table-cell>
          <table:table-cell table:formula="of:=[.C156]/([.H156]-[.H155])" office:value-type="float" office:value="79811.4218726108" calcext:value-type="float">
            <text:p>79811.4218726108</text:p>
          </table:table-cell>
          <table:table-cell table:formula="of:=[.G156]-[.$B156]" office:value-type="float" office:value="0.190998554229736" calcext:value-type="float">
            <text:p>0.190998554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2920.17027" calcext:value-type="float">
            <text:p>1443142920.17027</text:p>
          </table:table-cell>
          <table:table-cell office:value-type="float" office:value="4480" calcext:value-type="float">
            <text:p>4480</text:p>
          </table:table-cell>
          <table:table-cell table:formula="of:=[.B157]-[.$B$2]" office:value-type="float" office:value="20.1700673103333" calcext:value-type="float">
            <text:p>20.1700673103</text:p>
          </table:table-cell>
          <table:table-cell table:formula="of:=[.C157]/([.D157]-[.D156])" office:value-type="float" office:value="79815.4900095148" calcext:value-type="float">
            <text:p>79815.4900095148</text:p>
          </table:table-cell>
          <table:table-cell/>
          <table:table-cell office:value-type="float" office:value="1443142920.69812" calcext:value-type="float">
            <text:p>1443142920.69812</text:p>
          </table:table-cell>
          <table:table-cell table:formula="of:=[.G157]-[.$B$2]" office:value-type="float" office:value="20.6979093551636" calcext:value-type="float">
            <text:p>20.6979093552</text:p>
          </table:table-cell>
          <table:table-cell table:formula="of:=[.C157]/([.H157]-[.H156])" office:value-type="float" office:value="11400.2758808141" calcext:value-type="float">
            <text:p>11400.2758808141</text:p>
          </table:table-cell>
          <table:table-cell table:formula="of:=[.G157]-[.$B157]" office:value-type="float" office:value="0.527842044830322" calcext:value-type="float">
            <text:p>0.527842044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2920.2264" calcext:value-type="float">
            <text:p>1443142920.2264</text:p>
          </table:table-cell>
          <table:table-cell office:value-type="float" office:value="4480" calcext:value-type="float">
            <text:p>4480</text:p>
          </table:table-cell>
          <table:table-cell table:formula="of:=[.B158]-[.$B$2]" office:value-type="float" office:value="20.2261972427368" calcext:value-type="float">
            <text:p>20.2261972427</text:p>
          </table:table-cell>
          <table:table-cell table:formula="of:=[.C158]/([.D158]-[.D157])" office:value-type="float" office:value="79814.8119578976" calcext:value-type="float">
            <text:p>79814.8119578976</text:p>
          </table:table-cell>
          <table:table-cell/>
          <table:table-cell office:value-type="float" office:value="1443142921.03507" calcext:value-type="float">
            <text:p>1443142921.03507</text:p>
          </table:table-cell>
          <table:table-cell table:formula="of:=[.G158]-[.$B$2]" office:value-type="float" office:value="21.0348644256592" calcext:value-type="float">
            <text:p>21.0348644257</text:p>
          </table:table-cell>
          <table:table-cell table:formula="of:=[.C158]/([.H158]-[.H157])" office:value-type="float" office:value="13295.5411337501" calcext:value-type="float">
            <text:p>13295.5411337501</text:p>
          </table:table-cell>
          <table:table-cell table:formula="of:=[.G158]-[.$B158]" office:value-type="float" office:value="0.808667182922363" calcext:value-type="float">
            <text:p>0.808667182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2920.28259" calcext:value-type="float">
            <text:p>1443142920.28259</text:p>
          </table:table-cell>
          <table:table-cell office:value-type="float" office:value="4480" calcext:value-type="float">
            <text:p>4480</text:p>
          </table:table-cell>
          <table:table-cell table:formula="of:=[.B159]-[.$B$2]" office:value-type="float" office:value="20.2823836803436" calcext:value-type="float">
            <text:p>20.2823836803</text:p>
          </table:table-cell>
          <table:table-cell table:formula="of:=[.C159]/([.D159]-[.D158])" office:value-type="float" office:value="79734.5443281296" calcext:value-type="float">
            <text:p>79734.5443281296</text:p>
          </table:table-cell>
          <table:table-cell/>
          <table:table-cell office:value-type="float" office:value="1443142921.20274" calcext:value-type="float">
            <text:p>1443142921.20274</text:p>
          </table:table-cell>
          <table:table-cell table:formula="of:=[.G159]-[.$B$2]" office:value-type="float" office:value="21.2025351524353" calcext:value-type="float">
            <text:p>21.2025351524</text:p>
          </table:table-cell>
          <table:table-cell table:formula="of:=[.C159]/([.H159]-[.H158])" office:value-type="float" office:value="26719.0348973782" calcext:value-type="float">
            <text:p>26719.0348973782</text:p>
          </table:table-cell>
          <table:table-cell table:formula="of:=[.G159]-[.$B159]" office:value-type="float" office:value="0.920151472091675" calcext:value-type="float">
            <text:p>0.920151472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2920.33872" calcext:value-type="float">
            <text:p>1443142920.33872</text:p>
          </table:table-cell>
          <table:table-cell office:value-type="float" office:value="4480" calcext:value-type="float">
            <text:p>4480</text:p>
          </table:table-cell>
          <table:table-cell table:formula="of:=[.B160]-[.$B$2]" office:value-type="float" office:value="20.3385121822357" calcext:value-type="float">
            <text:p>20.3385121822</text:p>
          </table:table-cell>
          <table:table-cell table:formula="of:=[.C160]/([.D160]-[.D159])" office:value-type="float" office:value="79816.8461473112" calcext:value-type="float">
            <text:p>79816.8461473112</text:p>
          </table:table-cell>
          <table:table-cell/>
          <table:table-cell office:value-type="float" office:value="1443142921.99544" calcext:value-type="float">
            <text:p>1443142921.99544</text:p>
          </table:table-cell>
          <table:table-cell table:formula="of:=[.G160]-[.$B$2]" office:value-type="float" office:value="21.9952383041382" calcext:value-type="float">
            <text:p>21.9952383041</text:p>
          </table:table-cell>
          <table:table-cell table:formula="of:=[.C160]/([.H160]-[.H159])" office:value-type="float" office:value="5651.54811151701" calcext:value-type="float">
            <text:p>5651.548111517</text:p>
          </table:table-cell>
          <table:table-cell table:formula="of:=[.G160]-[.$B160]" office:value-type="float" office:value="1.65672612190247" calcext:value-type="float">
            <text:p>1.656726121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2920.39485" calcext:value-type="float">
            <text:p>1443142920.39485</text:p>
          </table:table-cell>
          <table:table-cell office:value-type="float" office:value="4480" calcext:value-type="float">
            <text:p>4480</text:p>
          </table:table-cell>
          <table:table-cell table:formula="of:=[.B161]-[.$B$2]" office:value-type="float" office:value="20.394641160965" calcext:value-type="float">
            <text:p>20.394641161</text:p>
          </table:table-cell>
          <table:table-cell table:formula="of:=[.C161]/([.D161]-[.D160])" office:value-type="float" office:value="79816.1680726525" calcext:value-type="float">
            <text:p>79816.1680726525</text:p>
          </table:table-cell>
          <table:table-cell/>
          <table:table-cell office:value-type="float" office:value="1443142922.15404" calcext:value-type="float">
            <text:p>1443142922.15404</text:p>
          </table:table-cell>
          <table:table-cell table:formula="of:=[.G161]-[.$B$2]" office:value-type="float" office:value="22.153831243515" calcext:value-type="float">
            <text:p>22.1538312435</text:p>
          </table:table-cell>
          <table:table-cell table:formula="of:=[.C161]/([.H161]-[.H160])" office:value-type="float" office:value="28248.4202487421" calcext:value-type="float">
            <text:p>28248.4202487421</text:p>
          </table:table-cell>
          <table:table-cell table:formula="of:=[.G161]-[.$B161]" office:value-type="float" office:value="1.75919008255005" calcext:value-type="float">
            <text:p>1.759190082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2920.45098" calcext:value-type="float">
            <text:p>1443142920.45098</text:p>
          </table:table-cell>
          <table:table-cell office:value-type="float" office:value="4480" calcext:value-type="float">
            <text:p>4480</text:p>
          </table:table-cell>
          <table:table-cell table:formula="of:=[.B162]-[.$B$2]" office:value-type="float" office:value="20.4507763385773" calcext:value-type="float">
            <text:p>20.4507763386</text:p>
          </table:table-cell>
          <table:table-cell table:formula="of:=[.C162]/([.D162]-[.D161])" office:value-type="float" office:value="79807.3541503857" calcext:value-type="float">
            <text:p>79807.3541503857</text:p>
          </table:table-cell>
          <table:table-cell/>
          <table:table-cell office:value-type="float" office:value="1443142923.75317" calcext:value-type="float">
            <text:p>1443142923.75317</text:p>
          </table:table-cell>
          <table:table-cell table:formula="of:=[.G162]-[.$B$2]" office:value-type="float" office:value="23.7529675960541" calcext:value-type="float">
            <text:p>23.7529675961</text:p>
          </table:table-cell>
          <table:table-cell table:formula="of:=[.C162]/([.H162]-[.H161])" office:value-type="float" office:value="2801.51219931107" calcext:value-type="float">
            <text:p>2801.5121993111</text:p>
          </table:table-cell>
          <table:table-cell table:formula="of:=[.G162]-[.$B162]" office:value-type="float" office:value="3.30219125747681" calcext:value-type="float">
            <text:p>3.302191257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2920.50711" calcext:value-type="float">
            <text:p>1443142920.50711</text:p>
          </table:table-cell>
          <table:table-cell office:value-type="float" office:value="4480" calcext:value-type="float">
            <text:p>4480</text:p>
          </table:table-cell>
          <table:table-cell table:formula="of:=[.B163]-[.$B$2]" office:value-type="float" office:value="20.506906747818" calcext:value-type="float">
            <text:p>20.5069067478</text:p>
          </table:table-cell>
          <table:table-cell table:formula="of:=[.C163]/([.D163]-[.D162])" office:value-type="float" office:value="79814.1339178008" calcext:value-type="float">
            <text:p>79814.1339178008</text:p>
          </table:table-cell>
          <table:table-cell/>
          <table:table-cell office:value-type="float" office:value="1443142924.0228" calcext:value-type="float">
            <text:p>1443142924.0228</text:p>
          </table:table-cell>
          <table:table-cell table:formula="of:=[.G163]-[.$B$2]" office:value-type="float" office:value="24.0225982666016" calcext:value-type="float">
            <text:p>24.0225982666</text:p>
          </table:table-cell>
          <table:table-cell table:formula="of:=[.C163]/([.H163]-[.H162])" office:value-type="float" office:value="16615.3204711591" calcext:value-type="float">
            <text:p>16615.3204711591</text:p>
          </table:table-cell>
          <table:table-cell table:formula="of:=[.G163]-[.$B163]" office:value-type="float" office:value="3.51569151878357" calcext:value-type="float">
            <text:p>3.515691518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2920.56325" calcext:value-type="float">
            <text:p>1443142920.56325</text:p>
          </table:table-cell>
          <table:table-cell office:value-type="float" office:value="4480" calcext:value-type="float">
            <text:p>4480</text:p>
          </table:table-cell>
          <table:table-cell table:formula="of:=[.B164]-[.$B$2]" office:value-type="float" office:value="20.5630428791046" calcext:value-type="float">
            <text:p>20.5630428791</text:p>
          </table:table-cell>
          <table:table-cell table:formula="of:=[.C164]/([.D164]-[.D163])" office:value-type="float" office:value="79805.9983351171" calcext:value-type="float">
            <text:p>79805.9983351171</text:p>
          </table:table-cell>
          <table:table-cell/>
          <table:table-cell office:value-type="float" office:value="1443142925.09677" calcext:value-type="float">
            <text:p>1443142925.09677</text:p>
          </table:table-cell>
          <table:table-cell table:formula="of:=[.G164]-[.$B$2]" office:value-type="float" office:value="25.0965688228607" calcext:value-type="float">
            <text:p>25.0965688229</text:p>
          </table:table-cell>
          <table:table-cell table:formula="of:=[.C164]/([.H164]-[.H163])" office:value-type="float" office:value="4171.43652020098" calcext:value-type="float">
            <text:p>4171.436520201</text:p>
          </table:table-cell>
          <table:table-cell table:formula="of:=[.G164]-[.$B164]" office:value-type="float" office:value="4.5335259437561" calcext:value-type="float">
            <text:p>4.53352594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2920.61938" calcext:value-type="float">
            <text:p>1443142920.61938</text:p>
          </table:table-cell>
          <table:table-cell office:value-type="float" office:value="4480" calcext:value-type="float">
            <text:p>4480</text:p>
          </table:table-cell>
          <table:table-cell table:formula="of:=[.B165]-[.$B$2]" office:value-type="float" office:value="20.6191763877869" calcext:value-type="float">
            <text:p>20.6191763878</text:p>
          </table:table-cell>
          <table:table-cell table:formula="of:=[.C165]/([.D165]-[.D164])" office:value-type="float" office:value="79809.726937959" calcext:value-type="float">
            <text:p>79809.726937959</text:p>
          </table:table-cell>
          <table:table-cell/>
          <table:table-cell office:value-type="float" office:value="1443142925.82897" calcext:value-type="float">
            <text:p>1443142925.82897</text:p>
          </table:table-cell>
          <table:table-cell table:formula="of:=[.G165]-[.$B$2]" office:value-type="float" office:value="25.8287663459778" calcext:value-type="float">
            <text:p>25.828766346</text:p>
          </table:table-cell>
          <table:table-cell table:formula="of:=[.C165]/([.H165]-[.H164])" office:value-type="float" office:value="6118.56754298761" calcext:value-type="float">
            <text:p>6118.5675429876</text:p>
          </table:table-cell>
          <table:table-cell table:formula="of:=[.G165]-[.$B165]" office:value-type="float" office:value="5.20958995819092" calcext:value-type="float">
            <text:p>5.209589958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2920.67551" calcext:value-type="float">
            <text:p>1443142920.67551</text:p>
          </table:table-cell>
          <table:table-cell office:value-type="float" office:value="4480" calcext:value-type="float">
            <text:p>4480</text:p>
          </table:table-cell>
          <table:table-cell table:formula="of:=[.B166]-[.$B$2]" office:value-type="float" office:value="20.6753010749817" calcext:value-type="float">
            <text:p>20.675301075</text:p>
          </table:table-cell>
          <table:table-cell table:formula="of:=[.C166]/([.D166]-[.D165])" office:value-type="float" office:value="79822.2711593686" calcext:value-type="float">
            <text:p>79822.2711593686</text:p>
          </table:table-cell>
          <table:table-cell/>
          <table:table-cell office:value-type="float" office:value="1443142925.99993" calcext:value-type="float">
            <text:p>1443142925.99993</text:p>
          </table:table-cell>
          <table:table-cell table:formula="of:=[.G166]-[.$B$2]" office:value-type="float" office:value="25.9997200965881" calcext:value-type="float">
            <text:p>25.9997200966</text:p>
          </table:table-cell>
          <table:table-cell table:formula="of:=[.C166]/([.H166]-[.H165])" office:value-type="float" office:value="26205.9181738054" calcext:value-type="float">
            <text:p>26205.9181738054</text:p>
          </table:table-cell>
          <table:table-cell table:formula="of:=[.G166]-[.$B166]" office:value-type="float" office:value="5.32441902160645" calcext:value-type="float">
            <text:p>5.324419021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2920.73164" calcext:value-type="float">
            <text:p>1443142920.73164</text:p>
          </table:table-cell>
          <table:table-cell office:value-type="float" office:value="4480" calcext:value-type="float">
            <text:p>4480</text:p>
          </table:table-cell>
          <table:table-cell table:formula="of:=[.B167]-[.$B$2]" office:value-type="float" office:value="20.7314369678497" calcext:value-type="float">
            <text:p>20.7314369678</text:p>
          </table:table-cell>
          <table:table-cell table:formula="of:=[.C167]/([.D167]-[.D166])" office:value-type="float" office:value="79806.3372846155" calcext:value-type="float">
            <text:p>79806.3372846155</text:p>
          </table:table-cell>
          <table:table-cell/>
          <table:table-cell office:value-type="float" office:value="1443142926.08547" calcext:value-type="float">
            <text:p>1443142926.08547</text:p>
          </table:table-cell>
          <table:table-cell table:formula="of:=[.G167]-[.$B$2]" office:value-type="float" office:value="26.0852663516998" calcext:value-type="float">
            <text:p>26.0852663517</text:p>
          </table:table-cell>
          <table:table-cell table:formula="of:=[.C167]/([.H167]-[.H166])" office:value-type="float" office:value="52369.3292494294" calcext:value-type="float">
            <text:p>52369.3292494294</text:p>
          </table:table-cell>
          <table:table-cell table:formula="of:=[.G167]-[.$B167]" office:value-type="float" office:value="5.3538293838501" calcext:value-type="float">
            <text:p>5.353829383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2920.78778" calcext:value-type="float">
            <text:p>1443142920.78778</text:p>
          </table:table-cell>
          <table:table-cell office:value-type="float" office:value="4480" calcext:value-type="float">
            <text:p>4480</text:p>
          </table:table-cell>
          <table:table-cell table:formula="of:=[.B168]-[.$B$2]" office:value-type="float" office:value="20.7875723838806" calcext:value-type="float">
            <text:p>20.7875723839</text:p>
          </table:table-cell>
          <table:table-cell table:formula="of:=[.C168]/([.D168]-[.D167])" office:value-type="float" office:value="79807.0151922497" calcext:value-type="float">
            <text:p>79807.0151922497</text:p>
          </table:table-cell>
          <table:table-cell/>
          <table:table-cell office:value-type="float" office:value="1443142926.37633" calcext:value-type="float">
            <text:p>1443142926.37633</text:p>
          </table:table-cell>
          <table:table-cell table:formula="of:=[.G168]-[.$B$2]" office:value-type="float" office:value="26.3761193752289" calcext:value-type="float">
            <text:p>26.3761193752</text:p>
          </table:table-cell>
          <table:table-cell table:formula="of:=[.C168]/([.H168]-[.H167])" office:value-type="float" office:value="15402.9686390814" calcext:value-type="float">
            <text:p>15402.9686390814</text:p>
          </table:table-cell>
          <table:table-cell table:formula="of:=[.G168]-[.$B168]" office:value-type="float" office:value="5.58854699134827" calcext:value-type="float">
            <text:p>5.588546991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2920.84392" calcext:value-type="float">
            <text:p>1443142920.84392</text:p>
          </table:table-cell>
          <table:table-cell office:value-type="float" office:value="4480" calcext:value-type="float">
            <text:p>4480</text:p>
          </table:table-cell>
          <table:table-cell table:formula="of:=[.B169]-[.$B$2]" office:value-type="float" office:value="20.8437118530273" calcext:value-type="float">
            <text:p>20.843711853</text:p>
          </table:table-cell>
          <table:table-cell table:formula="of:=[.C169]/([.D169]-[.D168])" office:value-type="float" office:value="79801.2533444319" calcext:value-type="float">
            <text:p>79801.2533444319</text:p>
          </table:table-cell>
          <table:table-cell/>
          <table:table-cell office:value-type="float" office:value="1443142926.74411" calcext:value-type="float">
            <text:p>1443142926.74411</text:p>
          </table:table-cell>
          <table:table-cell table:formula="of:=[.G169]-[.$B$2]" office:value-type="float" office:value="26.743903875351" calcext:value-type="float">
            <text:p>26.7439038754</text:p>
          </table:table-cell>
          <table:table-cell table:formula="of:=[.C169]/([.H169]-[.H168])" office:value-type="float" office:value="12181.0462336315" calcext:value-type="float">
            <text:p>12181.0462336315</text:p>
          </table:table-cell>
          <table:table-cell table:formula="of:=[.G169]-[.$B169]" office:value-type="float" office:value="5.90019202232361" calcext:value-type="float">
            <text:p>5.900192022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2920.90007" calcext:value-type="float">
            <text:p>1443142920.90007</text:p>
          </table:table-cell>
          <table:table-cell office:value-type="float" office:value="4480" calcext:value-type="float">
            <text:p>4480</text:p>
          </table:table-cell>
          <table:table-cell table:formula="of:=[.B170]-[.$B$2]" office:value-type="float" office:value="20.8998594284058" calcext:value-type="float">
            <text:p>20.8998594284</text:p>
          </table:table-cell>
          <table:table-cell table:formula="of:=[.C170]/([.D170]-[.D169])" office:value-type="float" office:value="79789.7321443737" calcext:value-type="float">
            <text:p>79789.7321443737</text:p>
          </table:table-cell>
          <table:table-cell/>
          <table:table-cell office:value-type="float" office:value="1443142927.03016" calcext:value-type="float">
            <text:p>1443142927.03016</text:p>
          </table:table-cell>
          <table:table-cell table:formula="of:=[.G170]-[.$B$2]" office:value-type="float" office:value="27.0299522876739" calcext:value-type="float">
            <text:p>27.0299522877</text:p>
          </table:table-cell>
          <table:table-cell table:formula="of:=[.C170]/([.H170]-[.H169])" office:value-type="float" office:value="15661.6845505904" calcext:value-type="float">
            <text:p>15661.6845505904</text:p>
          </table:table-cell>
          <table:table-cell table:formula="of:=[.G170]-[.$B170]" office:value-type="float" office:value="6.13009285926819" calcext:value-type="float">
            <text:p>6.130092859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2920.9562" calcext:value-type="float">
            <text:p>1443142920.9562</text:p>
          </table:table-cell>
          <table:table-cell office:value-type="float" office:value="4480" calcext:value-type="float">
            <text:p>4480</text:p>
          </table:table-cell>
          <table:table-cell table:formula="of:=[.B171]-[.$B$2]" office:value-type="float" office:value="20.9559922218323" calcext:value-type="float">
            <text:p>20.9559922218</text:p>
          </table:table-cell>
          <table:table-cell table:formula="of:=[.C171]/([.D171]-[.D170])" office:value-type="float" office:value="79810.7438901112" calcext:value-type="float">
            <text:p>79810.7438901112</text:p>
          </table:table-cell>
          <table:table-cell/>
          <table:table-cell office:value-type="float" office:value="1443142931.00428" calcext:value-type="float">
            <text:p>1443142931.00428</text:p>
          </table:table-cell>
          <table:table-cell table:formula="of:=[.G171]-[.$B$2]" office:value-type="float" office:value="31.0040774345398" calcext:value-type="float">
            <text:p>31.0040774345</text:p>
          </table:table-cell>
          <table:table-cell table:formula="of:=[.C171]/([.H171]-[.H170])" office:value-type="float" office:value="1127.292129573" calcext:value-type="float">
            <text:p>1127.292129573</text:p>
          </table:table-cell>
          <table:table-cell table:formula="of:=[.G171]-[.$B171]" office:value-type="float" office:value="10.0480852127075" calcext:value-type="float">
            <text:p>10.048085212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2921.01165" calcext:value-type="float">
            <text:p>1443142921.01165</text:p>
          </table:table-cell>
          <table:table-cell office:value-type="float" office:value="4480" calcext:value-type="float">
            <text:p>4480</text:p>
          </table:table-cell>
          <table:table-cell table:formula="of:=[.B172]-[.$B$2]" office:value-type="float" office:value="21.0114421844482" calcext:value-type="float">
            <text:p>21.0114421844</text:p>
          </table:table-cell>
          <table:table-cell table:formula="of:=[.C172]/([.D172]-[.D171])" office:value-type="float" office:value="80793.5621350624" calcext:value-type="float">
            <text:p>80793.5621350624</text:p>
          </table:table-cell>
          <table:table-cell/>
          <table:table-cell office:value-type="float" office:value="1443142931.02251" calcext:value-type="float">
            <text:p>1443142931.02251</text:p>
          </table:table-cell>
          <table:table-cell table:formula="of:=[.G172]-[.$B$2]" office:value-type="float" office:value="31.0223009586334" calcext:value-type="float">
            <text:p>31.0223009586</text:p>
          </table:table-cell>
          <table:table-cell table:formula="of:=[.C172]/([.H172]-[.H171])" office:value-type="float" office:value="245836.094982665" calcext:value-type="float">
            <text:p>245836.094982665</text:p>
          </table:table-cell>
          <table:table-cell table:formula="of:=[.G172]-[.$B172]" office:value-type="float" office:value="10.0108587741852" calcext:value-type="float">
            <text:p>10.010858774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2921.0645" calcext:value-type="float">
            <text:p>1443142921.0645</text:p>
          </table:table-cell>
          <table:table-cell office:value-type="float" office:value="4480" calcext:value-type="float">
            <text:p>4480</text:p>
          </table:table-cell>
          <table:table-cell table:formula="of:=[.B173]-[.$B$2]" office:value-type="float" office:value="21.0642962455749" calcext:value-type="float">
            <text:p>21.0642962456</text:p>
          </table:table-cell>
          <table:table-cell table:formula="of:=[.C173]/([.D173]-[.D172])" office:value-type="float" office:value="84761.6986187671" calcext:value-type="float">
            <text:p>84761.6986187671</text:p>
          </table:table-cell>
          <table:table-cell/>
          <table:table-cell office:value-type="float" office:value="1443142931.06951" calcext:value-type="float">
            <text:p>1443142931.06951</text:p>
          </table:table-cell>
          <table:table-cell table:formula="of:=[.G173]-[.$B$2]" office:value-type="float" office:value="31.0693075656891" calcext:value-type="float">
            <text:p>31.0693075657</text:p>
          </table:table-cell>
          <table:table-cell table:formula="of:=[.C173]/([.H173]-[.H172])" office:value-type="float" office:value="95305.7512680057" calcext:value-type="float">
            <text:p>95305.7512680057</text:p>
          </table:table-cell>
          <table:table-cell table:formula="of:=[.G173]-[.$B173]" office:value-type="float" office:value="10.0050113201141" calcext:value-type="float">
            <text:p>10.005011320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2921.11734" calcext:value-type="float">
            <text:p>1443142921.11734</text:p>
          </table:table-cell>
          <table:table-cell office:value-type="float" office:value="4480" calcext:value-type="float">
            <text:p>4480</text:p>
          </table:table-cell>
          <table:table-cell table:formula="of:=[.B174]-[.$B$2]" office:value-type="float" office:value="21.1171391010284" calcext:value-type="float">
            <text:p>21.117139101</text:p>
          </table:table-cell>
          <table:table-cell table:formula="of:=[.C174]/([.D174]-[.D173])" office:value-type="float" office:value="84779.6728915038" calcext:value-type="float">
            <text:p>84779.6728915038</text:p>
          </table:table-cell>
          <table:table-cell/>
          <table:table-cell office:value-type="float" office:value="1443142931.11995" calcext:value-type="float">
            <text:p>1443142931.11995</text:p>
          </table:table-cell>
          <table:table-cell table:formula="of:=[.G174]-[.$B$2]" office:value-type="float" office:value="31.1197440624237" calcext:value-type="float">
            <text:p>31.1197440624</text:p>
          </table:table-cell>
          <table:table-cell table:formula="of:=[.C174]/([.H174]-[.H173])" office:value-type="float" office:value="88824.5673281461" calcext:value-type="float">
            <text:p>88824.5673281461</text:p>
          </table:table-cell>
          <table:table-cell table:formula="of:=[.G174]-[.$B174]" office:value-type="float" office:value="10.0026049613953" calcext:value-type="float">
            <text:p>10.002604961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2921.17024" calcext:value-type="float">
            <text:p>1443142921.17024</text:p>
          </table:table-cell>
          <table:table-cell office:value-type="float" office:value="4480" calcext:value-type="float">
            <text:p>4480</text:p>
          </table:table-cell>
          <table:table-cell table:formula="of:=[.B175]-[.$B$2]" office:value-type="float" office:value="21.1700344085693" calcext:value-type="float">
            <text:p>21.1700344086</text:p>
          </table:table-cell>
          <table:table-cell table:formula="of:=[.C175]/([.D175]-[.D174])" office:value-type="float" office:value="84695.6036040909" calcext:value-type="float">
            <text:p>84695.6036040909</text:p>
          </table:table-cell>
          <table:table-cell/>
          <table:table-cell office:value-type="float" office:value="1443142931.17037" calcext:value-type="float">
            <text:p>1443142931.17037</text:p>
          </table:table-cell>
          <table:table-cell table:formula="of:=[.G175]-[.$B$2]" office:value-type="float" office:value="31.1701648235321" calcext:value-type="float">
            <text:p>31.1701648235</text:p>
          </table:table-cell>
          <table:table-cell table:formula="of:=[.C175]/([.H175]-[.H174])" office:value-type="float" office:value="88852.2882542084" calcext:value-type="float">
            <text:p>88852.2882542084</text:p>
          </table:table-cell>
          <table:table-cell table:formula="of:=[.G175]-[.$B175]" office:value-type="float" office:value="10.0001304149628" calcext:value-type="float">
            <text:p>10.00013041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2921.22308" calcext:value-type="float">
            <text:p>1443142921.22308</text:p>
          </table:table-cell>
          <table:table-cell office:value-type="float" office:value="4480" calcext:value-type="float">
            <text:p>4480</text:p>
          </table:table-cell>
          <table:table-cell table:formula="of:=[.B176]-[.$B$2]" office:value-type="float" office:value="21.2228779792786" calcext:value-type="float">
            <text:p>21.2228779793</text:p>
          </table:table-cell>
          <table:table-cell table:formula="of:=[.C176]/([.D176]-[.D175])" office:value-type="float" office:value="84778.5253697404" calcext:value-type="float">
            <text:p>84778.5253697404</text:p>
          </table:table-cell>
          <table:table-cell/>
          <table:table-cell office:value-type="float" office:value="1443142931.22084" calcext:value-type="float">
            <text:p>1443142931.22084</text:p>
          </table:table-cell>
          <table:table-cell table:formula="of:=[.G176]-[.$B$2]" office:value-type="float" office:value="31.2206389904022" calcext:value-type="float">
            <text:p>31.2206389904</text:p>
          </table:table-cell>
          <table:table-cell table:formula="of:=[.C176]/([.H176]-[.H175])" office:value-type="float" office:value="88758.2753278162" calcext:value-type="float">
            <text:p>88758.2753278162</text:p>
          </table:table-cell>
          <table:table-cell table:formula="of:=[.G176]-[.$B176]" office:value-type="float" office:value="9.99776101112366" calcext:value-type="float">
            <text:p>9.99776101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2921.27593" calcext:value-type="float">
            <text:p>1443142921.27593</text:p>
          </table:table-cell>
          <table:table-cell office:value-type="float" office:value="4480" calcext:value-type="float">
            <text:p>4480</text:p>
          </table:table-cell>
          <table:table-cell table:formula="of:=[.B177]-[.$B$2]" office:value-type="float" office:value="21.2757203578949" calcext:value-type="float">
            <text:p>21.2757203579</text:p>
          </table:table-cell>
          <table:table-cell table:formula="of:=[.C177]/([.D177]-[.D176])" office:value-type="float" office:value="84780.4379232709" calcext:value-type="float">
            <text:p>84780.4379232709</text:p>
          </table:table-cell>
          <table:table-cell/>
          <table:table-cell office:value-type="float" office:value="1443142931.27127" calcext:value-type="float">
            <text:p>1443142931.27127</text:p>
          </table:table-cell>
          <table:table-cell table:formula="of:=[.G177]-[.$B$2]" office:value-type="float" office:value="31.2710599899292" calcext:value-type="float">
            <text:p>31.2710599899</text:p>
          </table:table-cell>
          <table:table-cell table:formula="of:=[.C177]/([.H177]-[.H176])" office:value-type="float" office:value="88851.8681110833" calcext:value-type="float">
            <text:p>88851.8681110833</text:p>
          </table:table-cell>
          <table:table-cell table:formula="of:=[.G177]-[.$B177]" office:value-type="float" office:value="9.9953396320343" calcext:value-type="float">
            <text:p>9.99533963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2921.32877" calcext:value-type="float">
            <text:p>1443142921.32877</text:p>
          </table:table-cell>
          <table:table-cell office:value-type="float" office:value="4480" calcext:value-type="float">
            <text:p>4480</text:p>
          </table:table-cell>
          <table:table-cell table:formula="of:=[.B178]-[.$B$2]" office:value-type="float" office:value="21.3285639286041" calcext:value-type="float">
            <text:p>21.3285639286</text:p>
          </table:table-cell>
          <table:table-cell table:formula="of:=[.C178]/([.D178]-[.D177])" office:value-type="float" office:value="84778.5253697404" calcext:value-type="float">
            <text:p>84778.5253697404</text:p>
          </table:table-cell>
          <table:table-cell/>
          <table:table-cell office:value-type="float" office:value="1443142931.32173" calcext:value-type="float">
            <text:p>1443142931.32173</text:p>
          </table:table-cell>
          <table:table-cell table:formula="of:=[.G178]-[.$B$2]" office:value-type="float" office:value="31.3215198516846" calcext:value-type="float">
            <text:p>31.3215198517</text:p>
          </table:table-cell>
          <table:table-cell table:formula="of:=[.C178]/([.H178]-[.H177])" office:value-type="float" office:value="88783.4378484625" calcext:value-type="float">
            <text:p>88783.4378484625</text:p>
          </table:table-cell>
          <table:table-cell table:formula="of:=[.G178]-[.$B178]" office:value-type="float" office:value="9.99295592308044" calcext:value-type="float">
            <text:p>9.992955923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2921.38161" calcext:value-type="float">
            <text:p>1443142921.38161</text:p>
          </table:table-cell>
          <table:table-cell office:value-type="float" office:value="4480" calcext:value-type="float">
            <text:p>4480</text:p>
          </table:table-cell>
          <table:table-cell table:formula="of:=[.B179]-[.$B$2]" office:value-type="float" office:value="21.3814015388489" calcext:value-type="float">
            <text:p>21.3814015388</text:p>
          </table:table-cell>
          <table:table-cell table:formula="of:=[.C179]/([.D179]-[.D178])" office:value-type="float" office:value="84788.0890003926" calcext:value-type="float">
            <text:p>84788.0890003926</text:p>
          </table:table-cell>
          <table:table-cell/>
          <table:table-cell office:value-type="float" office:value="1443142931.37217" calcext:value-type="float">
            <text:p>1443142931.37217</text:p>
          </table:table-cell>
          <table:table-cell table:formula="of:=[.G179]-[.$B$2]" office:value-type="float" office:value="31.3719627857208" calcext:value-type="float">
            <text:p>31.3719627857</text:p>
          </table:table-cell>
          <table:table-cell table:formula="of:=[.C179]/([.H179]-[.H178])" office:value-type="float" office:value="88813.2319341315" calcext:value-type="float">
            <text:p>88813.2319341315</text:p>
          </table:table-cell>
          <table:table-cell table:formula="of:=[.G179]-[.$B179]" office:value-type="float" office:value="9.99056124687195" calcext:value-type="float">
            <text:p>9.990561246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2921.43445" calcext:value-type="float">
            <text:p>1443142921.43445</text:p>
          </table:table-cell>
          <table:table-cell office:value-type="float" office:value="4480" calcext:value-type="float">
            <text:p>4480</text:p>
          </table:table-cell>
          <table:table-cell table:formula="of:=[.B180]-[.$B$2]" office:value-type="float" office:value="21.4342396259308" calcext:value-type="float">
            <text:p>21.4342396259</text:p>
          </table:table-cell>
          <table:table-cell table:formula="of:=[.C180]/([.D180]-[.D179])" office:value-type="float" office:value="84787.323830538" calcext:value-type="float">
            <text:p>84787.323830538</text:p>
          </table:table-cell>
          <table:table-cell/>
          <table:table-cell office:value-type="float" office:value="1443142931.42264" calcext:value-type="float">
            <text:p>1443142931.42264</text:p>
          </table:table-cell>
          <table:table-cell table:formula="of:=[.G180]-[.$B$2]" office:value-type="float" office:value="31.422434091568" calcext:value-type="float">
            <text:p>31.4224340916</text:p>
          </table:table-cell>
          <table:table-cell table:formula="of:=[.C180]/([.H180]-[.H179])" office:value-type="float" office:value="88763.3066908528" calcext:value-type="float">
            <text:p>88763.3066908528</text:p>
          </table:table-cell>
          <table:table-cell table:formula="of:=[.G180]-[.$B180]" office:value-type="float" office:value="9.98819446563721" calcext:value-type="float">
            <text:p>9.988194465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2921.48729" calcext:value-type="float">
            <text:p>1443142921.48729</text:p>
          </table:table-cell>
          <table:table-cell office:value-type="float" office:value="4480" calcext:value-type="float">
            <text:p>4480</text:p>
          </table:table-cell>
          <table:table-cell table:formula="of:=[.B181]-[.$B$2]" office:value-type="float" office:value="21.4870800971985" calcext:value-type="float">
            <text:p>21.4870800972</text:p>
          </table:table-cell>
          <table:table-cell table:formula="of:=[.C181]/([.D181]-[.D180])" office:value-type="float" office:value="84783.498188414" calcext:value-type="float">
            <text:p>84783.498188414</text:p>
          </table:table-cell>
          <table:table-cell/>
          <table:table-cell office:value-type="float" office:value="1443142931.47313" calcext:value-type="float">
            <text:p>1443142931.47313</text:p>
          </table:table-cell>
          <table:table-cell table:formula="of:=[.G181]-[.$B$2]" office:value-type="float" office:value="31.4729197025299" calcext:value-type="float">
            <text:p>31.4729197025</text:p>
          </table:table-cell>
          <table:table-cell table:formula="of:=[.C181]/([.H181]-[.H180])" office:value-type="float" office:value="88738.1555782236" calcext:value-type="float">
            <text:p>88738.1555782236</text:p>
          </table:table-cell>
          <table:table-cell table:formula="of:=[.G181]-[.$B181]" office:value-type="float" office:value="9.98583960533142" calcext:value-type="float">
            <text:p>9.985839605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2921.54017" calcext:value-type="float">
            <text:p>1443142921.54017</text:p>
          </table:table-cell>
          <table:table-cell office:value-type="float" office:value="4480" calcext:value-type="float">
            <text:p>4480</text:p>
          </table:table-cell>
          <table:table-cell table:formula="of:=[.B182]-[.$B$2]" office:value-type="float" office:value="21.5399663448334" calcext:value-type="float">
            <text:p>21.5399663448</text:p>
          </table:table-cell>
          <table:table-cell table:formula="of:=[.C182]/([.D182]-[.D181])" office:value-type="float" office:value="84710.1127485675" calcext:value-type="float">
            <text:p>84710.1127485675</text:p>
          </table:table-cell>
          <table:table-cell/>
          <table:table-cell office:value-type="float" office:value="1443142931.5235" calcext:value-type="float">
            <text:p>1443142931.5235</text:p>
          </table:table-cell>
          <table:table-cell table:formula="of:=[.G182]-[.$B$2]" office:value-type="float" office:value="31.5232927799225" calcext:value-type="float">
            <text:p>31.5232927799</text:p>
          </table:table-cell>
          <table:table-cell table:formula="of:=[.C182]/([.H182]-[.H181])" office:value-type="float" office:value="88936.3968193866" calcext:value-type="float">
            <text:p>88936.3968193866</text:p>
          </table:table-cell>
          <table:table-cell table:formula="of:=[.G182]-[.$B182]" office:value-type="float" office:value="9.98332643508911" calcext:value-type="float">
            <text:p>9.983326435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2921.59301" calcext:value-type="float">
            <text:p>1443142921.59301</text:p>
          </table:table-cell>
          <table:table-cell office:value-type="float" office:value="4480" calcext:value-type="float">
            <text:p>4480</text:p>
          </table:table-cell>
          <table:table-cell table:formula="of:=[.B183]-[.$B$2]" office:value-type="float" office:value="21.592805147171" calcext:value-type="float">
            <text:p>21.5928051472</text:p>
          </table:table-cell>
          <table:table-cell table:formula="of:=[.C183]/([.D183]-[.D182])" office:value-type="float" office:value="84786.1761016506" calcext:value-type="float">
            <text:p>84786.1761016506</text:p>
          </table:table-cell>
          <table:table-cell/>
          <table:table-cell office:value-type="float" office:value="1443142931.57399" calcext:value-type="float">
            <text:p>1443142931.57399</text:p>
          </table:table-cell>
          <table:table-cell table:formula="of:=[.G183]-[.$B$2]" office:value-type="float" office:value="31.5737812519073" calcext:value-type="float">
            <text:p>31.5737812519</text:p>
          </table:table-cell>
          <table:table-cell table:formula="of:=[.C183]/([.H183]-[.H182])" office:value-type="float" office:value="88733.1270659791" calcext:value-type="float">
            <text:p>88733.1270659791</text:p>
          </table:table-cell>
          <table:table-cell table:formula="of:=[.G183]-[.$B183]" office:value-type="float" office:value="9.98097610473633" calcext:value-type="float">
            <text:p>9.980976104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2921.64585" calcext:value-type="float">
            <text:p>1443142921.64585</text:p>
          </table:table-cell>
          <table:table-cell office:value-type="float" office:value="4480" calcext:value-type="float">
            <text:p>4480</text:p>
          </table:table-cell>
          <table:table-cell table:formula="of:=[.B184]-[.$B$2]" office:value-type="float" office:value="21.6456427574158" calcext:value-type="float">
            <text:p>21.6456427574</text:p>
          </table:table-cell>
          <table:table-cell table:formula="of:=[.C184]/([.D184]-[.D183])" office:value-type="float" office:value="84788.0890003926" calcext:value-type="float">
            <text:p>84788.0890003926</text:p>
          </table:table-cell>
          <table:table-cell/>
          <table:table-cell office:value-type="float" office:value="1443142931.62439" calcext:value-type="float">
            <text:p>1443142931.62439</text:p>
          </table:table-cell>
          <table:table-cell table:formula="of:=[.G184]-[.$B$2]" office:value-type="float" office:value="31.624187707901" calcext:value-type="float">
            <text:p>31.6241877079</text:p>
          </table:table-cell>
          <table:table-cell table:formula="of:=[.C184]/([.H184]-[.H183])" office:value-type="float" office:value="88877.5041150317" calcext:value-type="float">
            <text:p>88877.5041150317</text:p>
          </table:table-cell>
          <table:table-cell table:formula="of:=[.G184]-[.$B184]" office:value-type="float" office:value="9.97854495048523" calcext:value-type="float">
            <text:p>9.978544950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2921.6987" calcext:value-type="float">
            <text:p>1443142921.6987</text:p>
          </table:table-cell>
          <table:table-cell office:value-type="float" office:value="4480" calcext:value-type="float">
            <text:p>4480</text:p>
          </table:table-cell>
          <table:table-cell table:formula="of:=[.B185]-[.$B$2]" office:value-type="float" office:value="21.6984901428223" calcext:value-type="float">
            <text:p>21.6984901428</text:p>
          </table:table-cell>
          <table:table-cell table:formula="of:=[.C185]/([.D185]-[.D184])" office:value-type="float" office:value="84772.405778271" calcext:value-type="float">
            <text:p>84772.405778271</text:p>
          </table:table-cell>
          <table:table-cell/>
          <table:table-cell office:value-type="float" office:value="1443142931.67486" calcext:value-type="float">
            <text:p>1443142931.67486</text:p>
          </table:table-cell>
          <table:table-cell table:formula="of:=[.G185]-[.$B$2]" office:value-type="float" office:value="31.6746532917023" calcext:value-type="float">
            <text:p>31.6746532917</text:p>
          </table:table-cell>
          <table:table-cell table:formula="of:=[.C185]/([.H185]-[.H184])" office:value-type="float" office:value="88773.3711283708" calcext:value-type="float">
            <text:p>88773.3711283708</text:p>
          </table:table-cell>
          <table:table-cell table:formula="of:=[.G185]-[.$B185]" office:value-type="float" office:value="9.97616314888001" calcext:value-type="float">
            <text:p>9.976163148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2921.75154" calcext:value-type="float">
            <text:p>1443142921.75154</text:p>
          </table:table-cell>
          <table:table-cell office:value-type="float" office:value="4480" calcext:value-type="float">
            <text:p>4480</text:p>
          </table:table-cell>
          <table:table-cell table:formula="of:=[.B186]-[.$B$2]" office:value-type="float" office:value="21.751336812973" calcext:value-type="float">
            <text:p>21.751336813</text:p>
          </table:table-cell>
          <table:table-cell table:formula="of:=[.C186]/([.D186]-[.D185])" office:value-type="float" office:value="84773.5531343755" calcext:value-type="float">
            <text:p>84773.5531343755</text:p>
          </table:table-cell>
          <table:table-cell/>
          <table:table-cell office:value-type="float" office:value="1443142931.72526" calcext:value-type="float">
            <text:p>1443142931.72526</text:p>
          </table:table-cell>
          <table:table-cell table:formula="of:=[.G186]-[.$B$2]" office:value-type="float" office:value="31.7250518798828" calcext:value-type="float">
            <text:p>31.7250518799</text:p>
          </table:table-cell>
          <table:table-cell table:formula="of:=[.C186]/([.H186]-[.H185])" office:value-type="float" office:value="88891.3789400483" calcext:value-type="float">
            <text:p>88891.3789400483</text:p>
          </table:table-cell>
          <table:table-cell table:formula="of:=[.G186]-[.$B186]" office:value-type="float" office:value="9.97371506690979" calcext:value-type="float">
            <text:p>9.973715066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2921.80439" calcext:value-type="float">
            <text:p>1443142921.80439</text:p>
          </table:table-cell>
          <table:table-cell office:value-type="float" office:value="4480" calcext:value-type="float">
            <text:p>4480</text:p>
          </table:table-cell>
          <table:table-cell table:formula="of:=[.B187]-[.$B$2]" office:value-type="float" office:value="21.8041884899139" calcext:value-type="float">
            <text:p>21.8041884899</text:p>
          </table:table-cell>
          <table:table-cell table:formula="of:=[.C187]/([.D187]-[.D186])" office:value-type="float" office:value="84765.5222937982" calcext:value-type="float">
            <text:p>84765.5222937982</text:p>
          </table:table-cell>
          <table:table-cell/>
          <table:table-cell office:value-type="float" office:value="1443142931.7757" calcext:value-type="float">
            <text:p>1443142931.7757</text:p>
          </table:table-cell>
          <table:table-cell table:formula="of:=[.G187]-[.$B$2]" office:value-type="float" office:value="31.7754979133606" calcext:value-type="float">
            <text:p>31.7754979134</text:p>
          </table:table-cell>
          <table:table-cell table:formula="of:=[.C187]/([.H187]-[.H186])" office:value-type="float" office:value="88807.7751836133" calcext:value-type="float">
            <text:p>88807.7751836133</text:p>
          </table:table-cell>
          <table:table-cell table:formula="of:=[.G187]-[.$B187]" office:value-type="float" office:value="9.97130942344666" calcext:value-type="float">
            <text:p>9.971309423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2921.85722" calcext:value-type="float">
            <text:p>1443142921.85722</text:p>
          </table:table-cell>
          <table:table-cell office:value-type="float" office:value="4480" calcext:value-type="float">
            <text:p>4480</text:p>
          </table:table-cell>
          <table:table-cell table:formula="of:=[.B188]-[.$B$2]" office:value-type="float" office:value="21.8570170402527" calcext:value-type="float">
            <text:p>21.8570170403</text:p>
          </table:table-cell>
          <table:table-cell table:formula="of:=[.C188]/([.D188]-[.D187])" office:value-type="float" office:value="84802.6298521069" calcext:value-type="float">
            <text:p>84802.6298521069</text:p>
          </table:table-cell>
          <table:table-cell/>
          <table:table-cell office:value-type="float" office:value="1443142931.82607" calcext:value-type="float">
            <text:p>1443142931.82607</text:p>
          </table:table-cell>
          <table:table-cell table:formula="of:=[.G188]-[.$B$2]" office:value-type="float" office:value="31.8258686065674" calcext:value-type="float">
            <text:p>31.8258686066</text:p>
          </table:table-cell>
          <table:table-cell table:formula="of:=[.C188]/([.H188]-[.H187])" office:value-type="float" office:value="88940.6064277938" calcext:value-type="float">
            <text:p>88940.6064277938</text:p>
          </table:table-cell>
          <table:table-cell table:formula="of:=[.G188]-[.$B188]" office:value-type="float" office:value="9.9688515663147" calcext:value-type="float">
            <text:p>9.968851566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2921.91007" calcext:value-type="float">
            <text:p>1443142921.91007</text:p>
          </table:table-cell>
          <table:table-cell office:value-type="float" office:value="4480" calcext:value-type="float">
            <text:p>4480</text:p>
          </table:table-cell>
          <table:table-cell table:formula="of:=[.B189]-[.$B$2]" office:value-type="float" office:value="21.9098634719849" calcext:value-type="float">
            <text:p>21.909863472</text:p>
          </table:table-cell>
          <table:table-cell table:formula="of:=[.C189]/([.D189]-[.D188])" office:value-type="float" office:value="84773.9355933121" calcext:value-type="float">
            <text:p>84773.9355933121</text:p>
          </table:table-cell>
          <table:table-cell/>
          <table:table-cell office:value-type="float" office:value="1443142931.87659" calcext:value-type="float">
            <text:p>1443142931.87659</text:p>
          </table:table-cell>
          <table:table-cell table:formula="of:=[.G189]-[.$B$2]" office:value-type="float" office:value="31.8763892650604" calcext:value-type="float">
            <text:p>31.8763892651</text:p>
          </table:table-cell>
          <table:table-cell table:formula="of:=[.C189]/([.H189]-[.H188])" office:value-type="float" office:value="88676.5955478789" calcext:value-type="float">
            <text:p>88676.5955478789</text:p>
          </table:table-cell>
          <table:table-cell table:formula="of:=[.G189]-[.$B189]" office:value-type="float" office:value="9.96652579307556" calcext:value-type="float">
            <text:p>9.966525793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2921.96291" calcext:value-type="float">
            <text:p>1443142921.96291</text:p>
          </table:table-cell>
          <table:table-cell office:value-type="float" office:value="4480" calcext:value-type="float">
            <text:p>4480</text:p>
          </table:table-cell>
          <table:table-cell table:formula="of:=[.B190]-[.$B$2]" office:value-type="float" office:value="21.9627017974854" calcext:value-type="float">
            <text:p>21.9627017975</text:p>
          </table:table-cell>
          <table:table-cell table:formula="of:=[.C190]/([.D190]-[.D189])" office:value-type="float" office:value="84786.9412507896" calcext:value-type="float">
            <text:p>84786.9412507896</text:p>
          </table:table-cell>
          <table:table-cell/>
          <table:table-cell office:value-type="float" office:value="1443142931.92704" calcext:value-type="float">
            <text:p>1443142931.92704</text:p>
          </table:table-cell>
          <table:table-cell table:formula="of:=[.G190]-[.$B$2]" office:value-type="float" office:value="31.9268352985382" calcext:value-type="float">
            <text:p>31.9268352985</text:p>
          </table:table-cell>
          <table:table-cell table:formula="of:=[.C190]/([.H190]-[.H189])" office:value-type="float" office:value="88807.7751836133" calcext:value-type="float">
            <text:p>88807.7751836133</text:p>
          </table:table-cell>
          <table:table-cell table:formula="of:=[.G190]-[.$B190]" office:value-type="float" office:value="9.96413350105286" calcext:value-type="float">
            <text:p>9.964133501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2922.0131" calcext:value-type="float">
            <text:p>1443142922.0131</text:p>
          </table:table-cell>
          <table:table-cell office:value-type="float" office:value="4480" calcext:value-type="float">
            <text:p>4480</text:p>
          </table:table-cell>
          <table:table-cell table:formula="of:=[.B191]-[.$B$2]" office:value-type="float" office:value="22.0128910541534" calcext:value-type="float">
            <text:p>22.0128910542</text:p>
          </table:table-cell>
          <table:table-cell table:formula="of:=[.C191]/([.D191]-[.D190])" office:value-type="float" office:value="89262.130930269" calcext:value-type="float">
            <text:p>89262.130930269</text:p>
          </table:table-cell>
          <table:table-cell/>
          <table:table-cell office:value-type="float" office:value="1443142931.97748" calcext:value-type="float">
            <text:p>1443142931.97748</text:p>
          </table:table-cell>
          <table:table-cell table:formula="of:=[.G191]-[.$B$2]" office:value-type="float" office:value="31.9772756099701" calcext:value-type="float">
            <text:p>31.97727561</text:p>
          </table:table-cell>
          <table:table-cell table:formula="of:=[.C191]/([.H191]-[.H190])" office:value-type="float" office:value="88817.8497083597" calcext:value-type="float">
            <text:p>88817.8497083597</text:p>
          </table:table-cell>
          <table:table-cell table:formula="of:=[.G191]-[.$B191]" office:value-type="float" office:value="9.96438455581665" calcext:value-type="float">
            <text:p>9.964384555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2922.057" calcext:value-type="float">
            <text:p>1443142922.057</text:p>
          </table:table-cell>
          <table:table-cell office:value-type="float" office:value="4480" calcext:value-type="float">
            <text:p>4480</text:p>
          </table:table-cell>
          <table:table-cell table:formula="of:=[.B192]-[.$B$2]" office:value-type="float" office:value="22.0567941665649" calcext:value-type="float">
            <text:p>22.0567941666</text:p>
          </table:table-cell>
          <table:table-cell table:formula="of:=[.C192]/([.D192]-[.D191])" office:value-type="float" office:value="102042.879284035" calcext:value-type="float">
            <text:p>102042.879284035</text:p>
          </table:table-cell>
          <table:table-cell/>
          <table:table-cell office:value-type="float" office:value="1443142932.02796" calcext:value-type="float">
            <text:p>1443142932.02796</text:p>
          </table:table-cell>
          <table:table-cell table:formula="of:=[.G192]-[.$B$2]" office:value-type="float" office:value="32.0277547836304" calcext:value-type="float">
            <text:p>32.0277547836</text:p>
          </table:table-cell>
          <table:table-cell table:formula="of:=[.C192]/([.H192]-[.H191])" office:value-type="float" office:value="88749.4718148542" calcext:value-type="float">
            <text:p>88749.4718148542</text:p>
          </table:table-cell>
          <table:table-cell table:formula="of:=[.G192]-[.$B192]" office:value-type="float" office:value="9.97096061706543" calcext:value-type="float">
            <text:p>9.970960617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2922.10088" calcext:value-type="float">
            <text:p>1443142922.10088</text:p>
          </table:table-cell>
          <table:table-cell office:value-type="float" office:value="4480" calcext:value-type="float">
            <text:p>4480</text:p>
          </table:table-cell>
          <table:table-cell table:formula="of:=[.B193]-[.$B$2]" office:value-type="float" office:value="22.1006717681885" calcext:value-type="float">
            <text:p>22.1006717682</text:p>
          </table:table-cell>
          <table:table-cell table:formula="of:=[.C193]/([.D193]-[.D192])" office:value-type="float" office:value="102102.207828903" calcext:value-type="float">
            <text:p>102102.207828903</text:p>
          </table:table-cell>
          <table:table-cell/>
          <table:table-cell office:value-type="float" office:value="1443142932.04433" calcext:value-type="float">
            <text:p>1443142932.04433</text:p>
          </table:table-cell>
          <table:table-cell table:formula="of:=[.G193]-[.$B$2]" office:value-type="float" office:value="32.04412317276" calcext:value-type="float">
            <text:p>32.0441231728</text:p>
          </table:table-cell>
          <table:table-cell table:formula="of:=[.C193]/([.H193]-[.H192])" office:value-type="float" office:value="273698.28298424" calcext:value-type="float">
            <text:p>273698.28298424</text:p>
          </table:table-cell>
          <table:table-cell table:formula="of:=[.G193]-[.$B193]" office:value-type="float" office:value="9.94345140457153" calcext:value-type="float">
            <text:p>9.943451404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2922.14477" calcext:value-type="float">
            <text:p>1443142922.14477</text:p>
          </table:table-cell>
          <table:table-cell office:value-type="float" office:value="4480" calcext:value-type="float">
            <text:p>4480</text:p>
          </table:table-cell>
          <table:table-cell table:formula="of:=[.B194]-[.$B$2]" office:value-type="float" office:value="22.1445627212524" calcext:value-type="float">
            <text:p>22.1445627213</text:p>
          </table:table-cell>
          <table:table-cell table:formula="of:=[.C194]/([.D194]-[.D193])" office:value-type="float" office:value="102071.148773439" calcext:value-type="float">
            <text:p>102071.148773439</text:p>
          </table:table-cell>
          <table:table-cell/>
          <table:table-cell office:value-type="float" office:value="1443142932.06082" calcext:value-type="float">
            <text:p>1443142932.06082</text:p>
          </table:table-cell>
          <table:table-cell table:formula="of:=[.G194]-[.$B$2]" office:value-type="float" office:value="32.060614824295" calcext:value-type="float">
            <text:p>32.0606148243</text:p>
          </table:table-cell>
          <table:table-cell table:formula="of:=[.C194]/([.H194]-[.H193])" office:value-type="float" office:value="271652.598921513" calcext:value-type="float">
            <text:p>271652.598921513</text:p>
          </table:table-cell>
          <table:table-cell table:formula="of:=[.G194]-[.$B194]" office:value-type="float" office:value="9.9160521030426" calcext:value-type="float">
            <text:p>9.91605210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2922.18863" calcext:value-type="float">
            <text:p>1443142922.18863</text:p>
          </table:table-cell>
          <table:table-cell office:value-type="float" office:value="4480" calcext:value-type="float">
            <text:p>4480</text:p>
          </table:table-cell>
          <table:table-cell table:formula="of:=[.B195]-[.$B$2]" office:value-type="float" office:value="22.1884226799011" calcext:value-type="float">
            <text:p>22.1884226799</text:p>
          </table:table-cell>
          <table:table-cell table:formula="of:=[.C195]/([.D195]-[.D194])" office:value-type="float" office:value="102143.279155478" calcext:value-type="float">
            <text:p>102143.279155478</text:p>
          </table:table-cell>
          <table:table-cell/>
          <table:table-cell office:value-type="float" office:value="1443142932.08832" calcext:value-type="float">
            <text:p>1443142932.08832</text:p>
          </table:table-cell>
          <table:table-cell table:formula="of:=[.G195]-[.$B$2]" office:value-type="float" office:value="32.0881159305573" calcext:value-type="float">
            <text:p>32.0881159306</text:p>
          </table:table-cell>
          <table:table-cell table:formula="of:=[.C195]/([.H195]-[.H194])" office:value-type="float" office:value="162902.537711967" calcext:value-type="float">
            <text:p>162902.537711967</text:p>
          </table:table-cell>
          <table:table-cell table:formula="of:=[.G195]-[.$B195]" office:value-type="float" office:value="9.89969325065613" calcext:value-type="float">
            <text:p>9.899693250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2922.23251" calcext:value-type="float">
            <text:p>1443142922.23251</text:p>
          </table:table-cell>
          <table:table-cell office:value-type="float" office:value="4480" calcext:value-type="float">
            <text:p>4480</text:p>
          </table:table-cell>
          <table:table-cell table:formula="of:=[.B196]-[.$B$2]" office:value-type="float" office:value="22.232305765152" calcext:value-type="float">
            <text:p>22.2323057652</text:p>
          </table:table-cell>
          <table:table-cell table:formula="of:=[.C196]/([.D196]-[.D195])" office:value-type="float" office:value="102089.449144024" calcext:value-type="float">
            <text:p>102089.449144024</text:p>
          </table:table-cell>
          <table:table-cell/>
          <table:table-cell office:value-type="float" office:value="1443142932.135" calcext:value-type="float">
            <text:p>1443142932.135</text:p>
          </table:table-cell>
          <table:table-cell table:formula="of:=[.G196]-[.$B$2]" office:value-type="float" office:value="32.1347990036011" calcext:value-type="float">
            <text:p>32.1347990036</text:p>
          </table:table-cell>
          <table:table-cell table:formula="of:=[.C196]/([.H196]-[.H195])" office:value-type="float" office:value="95966.2615996691" calcext:value-type="float">
            <text:p>95966.2615996691</text:p>
          </table:table-cell>
          <table:table-cell table:formula="of:=[.G196]-[.$B196]" office:value-type="float" office:value="9.9024932384491" calcext:value-type="float">
            <text:p>9.902493238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2922.27639" calcext:value-type="float">
            <text:p>1443142922.27639</text:p>
          </table:table-cell>
          <table:table-cell office:value-type="float" office:value="4480" calcext:value-type="float">
            <text:p>4480</text:p>
          </table:table-cell>
          <table:table-cell table:formula="of:=[.B197]-[.$B$2]" office:value-type="float" office:value="22.2761867046356" calcext:value-type="float">
            <text:p>22.2761867046</text:p>
          </table:table-cell>
          <table:table-cell table:formula="of:=[.C197]/([.D197]-[.D196])" office:value-type="float" office:value="102094.441293127" calcext:value-type="float">
            <text:p>102094.441293127</text:p>
          </table:table-cell>
          <table:table-cell/>
          <table:table-cell office:value-type="float" office:value="1443142932.18173" calcext:value-type="float">
            <text:p>1443142932.18173</text:p>
          </table:table-cell>
          <table:table-cell table:formula="of:=[.G197]-[.$B$2]" office:value-type="float" office:value="32.1815218925476" calcext:value-type="float">
            <text:p>32.1815218925</text:p>
          </table:table-cell>
          <table:table-cell table:formula="of:=[.C197]/([.H197]-[.H196])" office:value-type="float" office:value="95884.4819104965" calcext:value-type="float">
            <text:p>95884.4819104965</text:p>
          </table:table-cell>
          <table:table-cell table:formula="of:=[.G197]-[.$B197]" office:value-type="float" office:value="9.90533518791199" calcext:value-type="float">
            <text:p>9.905335187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2922.32027" calcext:value-type="float">
            <text:p>1443142922.32027</text:p>
          </table:table-cell>
          <table:table-cell office:value-type="float" office:value="4480" calcext:value-type="float">
            <text:p>4480</text:p>
          </table:table-cell>
          <table:table-cell table:formula="of:=[.B198]-[.$B$2]" office:value-type="float" office:value="22.3200678825378" calcext:value-type="float">
            <text:p>22.3200678825</text:p>
          </table:table-cell>
          <table:table-cell table:formula="of:=[.C198]/([.D198]-[.D197])" office:value-type="float" office:value="102093.886585783" calcext:value-type="float">
            <text:p>102093.886585783</text:p>
          </table:table-cell>
          <table:table-cell/>
          <table:table-cell office:value-type="float" office:value="1443142932.22836" calcext:value-type="float">
            <text:p>1443142932.22836</text:p>
          </table:table-cell>
          <table:table-cell table:formula="of:=[.G198]-[.$B$2]" office:value-type="float" office:value="32.2281537055969" calcext:value-type="float">
            <text:p>32.2281537056</text:p>
          </table:table-cell>
          <table:table-cell table:formula="of:=[.C198]/([.H198]-[.H197])" office:value-type="float" office:value="96071.7524592511" calcext:value-type="float">
            <text:p>96071.7524592511</text:p>
          </table:table-cell>
          <table:table-cell table:formula="of:=[.G198]-[.$B198]" office:value-type="float" office:value="9.90808582305908" calcext:value-type="float">
            <text:p>9.908085823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2922.36416" calcext:value-type="float">
            <text:p>1443142922.36416</text:p>
          </table:table-cell>
          <table:table-cell office:value-type="float" office:value="4480" calcext:value-type="float">
            <text:p>4480</text:p>
          </table:table-cell>
          <table:table-cell table:formula="of:=[.B199]-[.$B$2]" office:value-type="float" office:value="22.363951921463" calcext:value-type="float">
            <text:p>22.3639519215</text:p>
          </table:table-cell>
          <table:table-cell table:formula="of:=[.C199]/([.D199]-[.D198])" office:value-type="float" office:value="102087.230567795" calcext:value-type="float">
            <text:p>102087.230567795</text:p>
          </table:table-cell>
          <table:table-cell/>
          <table:table-cell office:value-type="float" office:value="1443142932.27506" calcext:value-type="float">
            <text:p>1443142932.27506</text:p>
          </table:table-cell>
          <table:table-cell table:formula="of:=[.G199]-[.$B$2]" office:value-type="float" office:value="32.2748572826386" calcext:value-type="float">
            <text:p>32.2748572826</text:p>
          </table:table-cell>
          <table:table-cell table:formula="of:=[.C199]/([.H199]-[.H198])" office:value-type="float" office:value="95924.1300940839" calcext:value-type="float">
            <text:p>95924.1300940839</text:p>
          </table:table-cell>
          <table:table-cell table:formula="of:=[.G199]-[.$B199]" office:value-type="float" office:value="9.91090536117554" calcext:value-type="float">
            <text:p>9.910905361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2922.40806" calcext:value-type="float">
            <text:p>1443142922.40806</text:p>
          </table:table-cell>
          <table:table-cell office:value-type="float" office:value="4480" calcext:value-type="float">
            <text:p>4480</text:p>
          </table:table-cell>
          <table:table-cell table:formula="of:=[.B200]-[.$B$2]" office:value-type="float" office:value="22.4078493118286" calcext:value-type="float">
            <text:p>22.4078493118</text:p>
          </table:table-cell>
          <table:table-cell table:formula="of:=[.C200]/([.D200]-[.D199])" office:value-type="float" office:value="102056.180622315" calcext:value-type="float">
            <text:p>102056.180622315</text:p>
          </table:table-cell>
          <table:table-cell/>
          <table:table-cell office:value-type="float" office:value="1443142932.32173" calcext:value-type="float">
            <text:p>1443142932.32173</text:p>
          </table:table-cell>
          <table:table-cell table:formula="of:=[.G200]-[.$B$2]" office:value-type="float" office:value="32.3215279579163" calcext:value-type="float">
            <text:p>32.3215279579</text:p>
          </table:table-cell>
          <table:table-cell table:formula="of:=[.C200]/([.H200]-[.H199])" office:value-type="float" office:value="95991.7544227105" calcext:value-type="float">
            <text:p>95991.7544227105</text:p>
          </table:table-cell>
          <table:table-cell table:formula="of:=[.G200]-[.$B200]" office:value-type="float" office:value="9.91367864608765" calcext:value-type="float">
            <text:p>9.913678646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2922.45193" calcext:value-type="float">
            <text:p>1443142922.45193</text:p>
          </table:table-cell>
          <table:table-cell office:value-type="float" office:value="4480" calcext:value-type="float">
            <text:p>4480</text:p>
          </table:table-cell>
          <table:table-cell table:formula="of:=[.B201]-[.$B$2]" office:value-type="float" office:value="22.4517257213593" calcext:value-type="float">
            <text:p>22.4517257214</text:p>
          </table:table-cell>
          <table:table-cell table:formula="of:=[.C201]/([.D201]-[.D200])" office:value-type="float" office:value="102104.981878053" calcext:value-type="float">
            <text:p>102104.981878053</text:p>
          </table:table-cell>
          <table:table-cell/>
          <table:table-cell office:value-type="float" office:value="1443142932.3684" calcext:value-type="float">
            <text:p>1443142932.3684</text:p>
          </table:table-cell>
          <table:table-cell table:formula="of:=[.G201]-[.$B$2]" office:value-type="float" office:value="32.3681976795197" calcext:value-type="float">
            <text:p>32.3681976795</text:p>
          </table:table-cell>
          <table:table-cell table:formula="of:=[.C201]/([.H201]-[.H200])" office:value-type="float" office:value="95993.7159701043" calcext:value-type="float">
            <text:p>95993.7159701043</text:p>
          </table:table-cell>
          <table:table-cell table:formula="of:=[.G201]-[.$B201]" office:value-type="float" office:value="9.9164719581604" calcext:value-type="float">
            <text:p>9.91647195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2922.49583" calcext:value-type="float">
            <text:p>1443142922.49583</text:p>
          </table:table-cell>
          <table:table-cell office:value-type="float" office:value="4480" calcext:value-type="float">
            <text:p>4480</text:p>
          </table:table-cell>
          <table:table-cell table:formula="of:=[.B202]-[.$B$2]" office:value-type="float" office:value="22.4956274032593" calcext:value-type="float">
            <text:p>22.4956274033</text:p>
          </table:table-cell>
          <table:table-cell table:formula="of:=[.C202]/([.D202]-[.D201])" office:value-type="float" office:value="102046.204293542" calcext:value-type="float">
            <text:p>102046.204293542</text:p>
          </table:table-cell>
          <table:table-cell/>
          <table:table-cell office:value-type="float" office:value="1443142932.41508" calcext:value-type="float">
            <text:p>1443142932.41508</text:p>
          </table:table-cell>
          <table:table-cell table:formula="of:=[.G202]-[.$B$2]" office:value-type="float" office:value="32.4148712158203" calcext:value-type="float">
            <text:p>32.4148712158</text:p>
          </table:table-cell>
          <table:table-cell table:formula="of:=[.C202]/([.H202]-[.H201])" office:value-type="float" office:value="95985.8702614897" calcext:value-type="float">
            <text:p>95985.8702614897</text:p>
          </table:table-cell>
          <table:table-cell table:formula="of:=[.G202]-[.$B202]" office:value-type="float" office:value="9.91924381256104" calcext:value-type="float">
            <text:p>9.919243812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2922.53972" calcext:value-type="float">
            <text:p>1443142922.53972</text:p>
          </table:table-cell>
          <table:table-cell office:value-type="float" office:value="4480" calcext:value-type="float">
            <text:p>4480</text:p>
          </table:table-cell>
          <table:table-cell table:formula="of:=[.B203]-[.$B$2]" office:value-type="float" office:value="22.5395123958588" calcext:value-type="float">
            <text:p>22.5395123959</text:p>
          </table:table-cell>
          <table:table-cell table:formula="of:=[.C203]/([.D203]-[.D202])" office:value-type="float" office:value="102085.01208799" calcext:value-type="float">
            <text:p>102085.01208799</text:p>
          </table:table-cell>
          <table:table-cell/>
          <table:table-cell office:value-type="float" office:value="1443142932.46177" calcext:value-type="float">
            <text:p>1443142932.46177</text:p>
          </table:table-cell>
          <table:table-cell table:formula="of:=[.G203]-[.$B$2]" office:value-type="float" office:value="32.4615631103516" calcext:value-type="float">
            <text:p>32.4615631104</text:p>
          </table:table-cell>
          <table:table-cell table:formula="of:=[.C203]/([.H203]-[.H202])" office:value-type="float" office:value="95948.1307189543" calcext:value-type="float">
            <text:p>95948.1307189543</text:p>
          </table:table-cell>
          <table:table-cell table:formula="of:=[.G203]-[.$B203]" office:value-type="float" office:value="9.9220507144928" calcext:value-type="float">
            <text:p>9.922050714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2922.58363" calcext:value-type="float">
            <text:p>1443142922.58363</text:p>
          </table:table-cell>
          <table:table-cell office:value-type="float" office:value="4480" calcext:value-type="float">
            <text:p>4480</text:p>
          </table:table-cell>
          <table:table-cell table:formula="of:=[.B204]-[.$B$2]" office:value-type="float" office:value="22.5834212303162" calcext:value-type="float">
            <text:p>22.5834212303</text:p>
          </table:table-cell>
          <table:table-cell table:formula="of:=[.C204]/([.D204]-[.D203])" office:value-type="float" office:value="102029.581412522" calcext:value-type="float">
            <text:p>102029.581412522</text:p>
          </table:table-cell>
          <table:table-cell/>
          <table:table-cell office:value-type="float" office:value="1443142932.50846" calcext:value-type="float">
            <text:p>1443142932.50846</text:p>
          </table:table-cell>
          <table:table-cell table:formula="of:=[.G204]-[.$B$2]" office:value-type="float" office:value="32.5082499980927" calcext:value-type="float">
            <text:p>32.5082499981</text:p>
          </table:table-cell>
          <table:table-cell table:formula="of:=[.C204]/([.H204]-[.H203])" office:value-type="float" office:value="95958.4203780021" calcext:value-type="float">
            <text:p>95958.4203780021</text:p>
          </table:table-cell>
          <table:table-cell table:formula="of:=[.G204]-[.$B204]" office:value-type="float" office:value="9.92482876777649" calcext:value-type="float">
            <text:p>9.9248287678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2922.62751" calcext:value-type="float">
            <text:p>1443142922.62751</text:p>
          </table:table-cell>
          <table:table-cell office:value-type="float" office:value="4480" calcext:value-type="float">
            <text:p>4480</text:p>
          </table:table-cell>
          <table:table-cell table:formula="of:=[.B205]-[.$B$2]" office:value-type="float" office:value="22.6272995471954" calcext:value-type="float">
            <text:p>22.6272995472</text:p>
          </table:table-cell>
          <table:table-cell table:formula="of:=[.C205]/([.D205]-[.D204])" office:value-type="float" office:value="102100.543471764" calcext:value-type="float">
            <text:p>102100.543471764</text:p>
          </table:table-cell>
          <table:table-cell/>
          <table:table-cell office:value-type="float" office:value="1443142932.55514" calcext:value-type="float">
            <text:p>1443142932.55514</text:p>
          </table:table-cell>
          <table:table-cell table:formula="of:=[.G205]-[.$B$2]" office:value-type="float" office:value="32.5549299716949" calcext:value-type="float">
            <text:p>32.5549299717</text:p>
          </table:table-cell>
          <table:table-cell table:formula="of:=[.C205]/([.H205]-[.H204])" office:value-type="float" office:value="95972.6335359314" calcext:value-type="float">
            <text:p>95972.6335359314</text:p>
          </table:table-cell>
          <table:table-cell table:formula="of:=[.G205]-[.$B205]" office:value-type="float" office:value="9.92763042449951" calcext:value-type="float">
            <text:p>9.927630424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2922.67139" calcext:value-type="float">
            <text:p>1443142922.67139</text:p>
          </table:table-cell>
          <table:table-cell office:value-type="float" office:value="4480" calcext:value-type="float">
            <text:p>4480</text:p>
          </table:table-cell>
          <table:table-cell table:formula="of:=[.B206]-[.$B$2]" office:value-type="float" office:value="22.6711847782135" calcext:value-type="float">
            <text:p>22.6711847782</text:p>
          </table:table-cell>
          <table:table-cell table:formula="of:=[.C206]/([.D206]-[.D205])" office:value-type="float" office:value="102084.457483104" calcext:value-type="float">
            <text:p>102084.457483104</text:p>
          </table:table-cell>
          <table:table-cell/>
          <table:table-cell office:value-type="float" office:value="1443142932.60184" calcext:value-type="float">
            <text:p>1443142932.60184</text:p>
          </table:table-cell>
          <table:table-cell table:formula="of:=[.G206]-[.$B$2]" office:value-type="float" office:value="32.601634979248" calcext:value-type="float">
            <text:p>32.6016349792</text:p>
          </table:table-cell>
          <table:table-cell table:formula="of:=[.C206]/([.H206]-[.H205])" office:value-type="float" office:value="95921.1920671788" calcext:value-type="float">
            <text:p>95921.1920671788</text:p>
          </table:table-cell>
          <table:table-cell table:formula="of:=[.G206]-[.$B206]" office:value-type="float" office:value="9.93045020103455" calcext:value-type="float">
            <text:p>9.93045020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2922.71527" calcext:value-type="float">
            <text:p>1443142922.71527</text:p>
          </table:table-cell>
          <table:table-cell office:value-type="float" office:value="4480" calcext:value-type="float">
            <text:p>4480</text:p>
          </table:table-cell>
          <table:table-cell table:formula="of:=[.B207]-[.$B$2]" office:value-type="float" office:value="22.7150666713715" calcext:value-type="float">
            <text:p>22.7150666714</text:p>
          </table:table-cell>
          <table:table-cell table:formula="of:=[.C207]/([.D207]-[.D206])" office:value-type="float" office:value="102092.222499919" calcext:value-type="float">
            <text:p>102092.222499919</text:p>
          </table:table-cell>
          <table:table-cell/>
          <table:table-cell office:value-type="float" office:value="1443142932.64854" calcext:value-type="float">
            <text:p>1443142932.64854</text:p>
          </table:table-cell>
          <table:table-cell table:formula="of:=[.G207]-[.$B$2]" office:value-type="float" office:value="32.6483335494995" calcext:value-type="float">
            <text:p>32.6483335495</text:p>
          </table:table-cell>
          <table:table-cell table:formula="of:=[.C207]/([.H207]-[.H206])" office:value-type="float" office:value="95934.4146057549" calcext:value-type="float">
            <text:p>95934.4146057549</text:p>
          </table:table-cell>
          <table:table-cell table:formula="of:=[.G207]-[.$B207]" office:value-type="float" office:value="9.93326687812805" calcext:value-type="float">
            <text:p>9.933266878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2922.75915" calcext:value-type="float">
            <text:p>1443142922.75915</text:p>
          </table:table-cell>
          <table:table-cell office:value-type="float" office:value="4480" calcext:value-type="float">
            <text:p>4480</text:p>
          </table:table-cell>
          <table:table-cell table:formula="of:=[.B208]-[.$B$2]" office:value-type="float" office:value="22.7589485645294" calcext:value-type="float">
            <text:p>22.7589485645</text:p>
          </table:table-cell>
          <table:table-cell table:formula="of:=[.C208]/([.D208]-[.D207])" office:value-type="float" office:value="102092.222499919" calcext:value-type="float">
            <text:p>102092.222499919</text:p>
          </table:table-cell>
          <table:table-cell/>
          <table:table-cell office:value-type="float" office:value="1443142932.69522" calcext:value-type="float">
            <text:p>1443142932.69522</text:p>
          </table:table-cell>
          <table:table-cell table:formula="of:=[.G208]-[.$B$2]" office:value-type="float" office:value="32.6950190067291" calcext:value-type="float">
            <text:p>32.6950190067</text:p>
          </table:table-cell>
          <table:table-cell table:formula="of:=[.C208]/([.H208]-[.H207])" office:value-type="float" office:value="95961.3606859606" calcext:value-type="float">
            <text:p>95961.3606859606</text:p>
          </table:table-cell>
          <table:table-cell table:formula="of:=[.G208]-[.$B208]" office:value-type="float" office:value="9.93607044219971" calcext:value-type="float">
            <text:p>9.936070442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2922.80304" calcext:value-type="float">
            <text:p>1443142922.80304</text:p>
          </table:table-cell>
          <table:table-cell office:value-type="float" office:value="4480" calcext:value-type="float">
            <text:p>4480</text:p>
          </table:table-cell>
          <table:table-cell table:formula="of:=[.B209]-[.$B$2]" office:value-type="float" office:value="22.8028349876404" calcext:value-type="float">
            <text:p>22.8028349876</text:p>
          </table:table-cell>
          <table:table-cell table:formula="of:=[.C209]/([.D209]-[.D208])" office:value-type="float" office:value="102081.684549065" calcext:value-type="float">
            <text:p>102081.684549065</text:p>
          </table:table-cell>
          <table:table-cell/>
          <table:table-cell office:value-type="float" office:value="1443142932.74188" calcext:value-type="float">
            <text:p>1443142932.74188</text:p>
          </table:table-cell>
          <table:table-cell table:formula="of:=[.G209]-[.$B$2]" office:value-type="float" office:value="32.7416749000549" calcext:value-type="float">
            <text:p>32.7416749001</text:p>
          </table:table-cell>
          <table:table-cell table:formula="of:=[.C209]/([.H209]-[.H208])" office:value-type="float" office:value="96022.1674187103" calcext:value-type="float">
            <text:p>96022.1674187103</text:p>
          </table:table-cell>
          <table:table-cell table:formula="of:=[.G209]-[.$B209]" office:value-type="float" office:value="9.93883991241455" calcext:value-type="float">
            <text:p>9.938839912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2922.84692" calcext:value-type="float">
            <text:p>1443142922.84692</text:p>
          </table:table-cell>
          <table:table-cell office:value-type="float" office:value="4480" calcext:value-type="float">
            <text:p>4480</text:p>
          </table:table-cell>
          <table:table-cell table:formula="of:=[.B210]-[.$B$2]" office:value-type="float" office:value="22.8467168807983" calcext:value-type="float">
            <text:p>22.8467168808</text:p>
          </table:table-cell>
          <table:table-cell table:formula="of:=[.C210]/([.D210]-[.D209])" office:value-type="float" office:value="102092.222499919" calcext:value-type="float">
            <text:p>102092.222499919</text:p>
          </table:table-cell>
          <table:table-cell/>
          <table:table-cell office:value-type="float" office:value="1443142932.78856" calcext:value-type="float">
            <text:p>1443142932.78856</text:p>
          </table:table-cell>
          <table:table-cell table:formula="of:=[.G210]-[.$B$2]" office:value-type="float" office:value="32.7883565425873" calcext:value-type="float">
            <text:p>32.7883565426</text:p>
          </table:table-cell>
          <table:table-cell table:formula="of:=[.C210]/([.H210]-[.H209])" office:value-type="float" office:value="95969.2023881878" calcext:value-type="float">
            <text:p>95969.2023881878</text:p>
          </table:table-cell>
          <table:table-cell table:formula="of:=[.G210]-[.$B210]" office:value-type="float" office:value="9.94163966178894" calcext:value-type="float">
            <text:p>9.941639661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2922.89081" calcext:value-type="float">
            <text:p>1443142922.89081</text:p>
          </table:table-cell>
          <table:table-cell office:value-type="float" office:value="4480" calcext:value-type="float">
            <text:p>4480</text:p>
          </table:table-cell>
          <table:table-cell table:formula="of:=[.B211]-[.$B$2]" office:value-type="float" office:value="22.8906025886536" calcext:value-type="float">
            <text:p>22.8906025887</text:p>
          </table:table-cell>
          <table:table-cell table:formula="of:=[.C211]/([.D211]-[.D210])" office:value-type="float" office:value="102083.348291411" calcext:value-type="float">
            <text:p>102083.348291411</text:p>
          </table:table-cell>
          <table:table-cell/>
          <table:table-cell office:value-type="float" office:value="1443142932.83522" calcext:value-type="float">
            <text:p>1443142932.83522</text:p>
          </table:table-cell>
          <table:table-cell table:formula="of:=[.G211]-[.$B$2]" office:value-type="float" office:value="32.8350160121918" calcext:value-type="float">
            <text:p>32.8350160122</text:p>
          </table:table-cell>
          <table:table-cell table:formula="of:=[.C211]/([.H211]-[.H210])" office:value-type="float" office:value="96014.8076687242" calcext:value-type="float">
            <text:p>96014.8076687242</text:p>
          </table:table-cell>
          <table:table-cell table:formula="of:=[.G211]-[.$B211]" office:value-type="float" office:value="9.94441342353821" calcext:value-type="float">
            <text:p>9.944413423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2922.93469" calcext:value-type="float">
            <text:p>1443142922.93469</text:p>
          </table:table-cell>
          <table:table-cell office:value-type="float" office:value="4480" calcext:value-type="float">
            <text:p>4480</text:p>
          </table:table-cell>
          <table:table-cell table:formula="of:=[.B212]-[.$B$2]" office:value-type="float" office:value="22.9344868659973" calcext:value-type="float">
            <text:p>22.934486866</text:p>
          </table:table-cell>
          <table:table-cell table:formula="of:=[.C212]/([.D212]-[.D211])" office:value-type="float" office:value="102086.675938804" calcext:value-type="float">
            <text:p>102086.675938804</text:p>
          </table:table-cell>
          <table:table-cell/>
          <table:table-cell office:value-type="float" office:value="1443142932.882" calcext:value-type="float">
            <text:p>1443142932.882</text:p>
          </table:table-cell>
          <table:table-cell table:formula="of:=[.G212]-[.$B$2]" office:value-type="float" office:value="32.8817934989929" calcext:value-type="float">
            <text:p>32.881793499</text:p>
          </table:table-cell>
          <table:table-cell table:formula="of:=[.C212]/([.H212]-[.H211])" office:value-type="float" office:value="95772.5672404039" calcext:value-type="float">
            <text:p>95772.5672404039</text:p>
          </table:table-cell>
          <table:table-cell table:formula="of:=[.G212]-[.$B212]" office:value-type="float" office:value="9.94730663299561" calcext:value-type="float">
            <text:p>9.94730663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2922.97858" calcext:value-type="float">
            <text:p>1443142922.97858</text:p>
          </table:table-cell>
          <table:table-cell office:value-type="float" office:value="4480" calcext:value-type="float">
            <text:p>4480</text:p>
          </table:table-cell>
          <table:table-cell table:formula="of:=[.B213]-[.$B$2]" office:value-type="float" office:value="22.9783778190613" calcext:value-type="float">
            <text:p>22.9783778191</text:p>
          </table:table-cell>
          <table:table-cell table:formula="of:=[.C213]/([.D213]-[.D212])" office:value-type="float" office:value="102071.148773439" calcext:value-type="float">
            <text:p>102071.148773439</text:p>
          </table:table-cell>
          <table:table-cell/>
          <table:table-cell office:value-type="float" office:value="1443142932.92867" calcext:value-type="float">
            <text:p>1443142932.92867</text:p>
          </table:table-cell>
          <table:table-cell table:formula="of:=[.G213]-[.$B$2]" office:value-type="float" office:value="32.9284620285034" calcext:value-type="float">
            <text:p>32.9284620285</text:p>
          </table:table-cell>
          <table:table-cell table:formula="of:=[.C213]/([.H213]-[.H212])" office:value-type="float" office:value="95996.1680170837" calcext:value-type="float">
            <text:p>95996.1680170837</text:p>
          </table:table-cell>
          <table:table-cell table:formula="of:=[.G213]-[.$B213]" office:value-type="float" office:value="9.95008420944214" calcext:value-type="float">
            <text:p>9.9500842094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2923.023" calcext:value-type="float">
            <text:p>1443142923.023</text:p>
          </table:table-cell>
          <table:table-cell office:value-type="float" office:value="4480" calcext:value-type="float">
            <text:p>4480</text:p>
          </table:table-cell>
          <table:table-cell table:formula="of:=[.B214]-[.$B$2]" office:value-type="float" office:value="23.0227909088135" calcext:value-type="float">
            <text:p>23.0227909088</text:p>
          </table:table-cell>
          <table:table-cell table:formula="of:=[.C214]/([.D214]-[.D213])" office:value-type="float" office:value="100871.162645881" calcext:value-type="float">
            <text:p>100871.162645881</text:p>
          </table:table-cell>
          <table:table-cell/>
          <table:table-cell office:value-type="float" office:value="1443142932.9753" calcext:value-type="float">
            <text:p>1443142932.9753</text:p>
          </table:table-cell>
          <table:table-cell table:formula="of:=[.G214]-[.$B$2]" office:value-type="float" office:value="32.9750971794128" calcext:value-type="float">
            <text:p>32.9750971794</text:p>
          </table:table-cell>
          <table:table-cell table:formula="of:=[.C214]/([.H214]-[.H213])" office:value-type="float" office:value="96064.8762282594" calcext:value-type="float">
            <text:p>96064.8762282594</text:p>
          </table:table-cell>
          <table:table-cell table:formula="of:=[.G214]-[.$B214]" office:value-type="float" office:value="9.95230627059937" calcext:value-type="float">
            <text:p>9.952306270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2923.06794" calcext:value-type="float">
            <text:p>1443142923.06794</text:p>
          </table:table-cell>
          <table:table-cell office:value-type="float" office:value="4480" calcext:value-type="float">
            <text:p>4480</text:p>
          </table:table-cell>
          <table:table-cell table:formula="of:=[.B215]-[.$B$2]" office:value-type="float" office:value="23.0677313804626" calcext:value-type="float">
            <text:p>23.0677313805</text:p>
          </table:table-cell>
          <table:table-cell table:formula="of:=[.C215]/([.D215]-[.D214])" office:value-type="float" office:value="99687.4272921154" calcext:value-type="float">
            <text:p>99687.4272921154</text:p>
          </table:table-cell>
          <table:table-cell/>
          <table:table-cell office:value-type="float" office:value="1443142933.02197" calcext:value-type="float">
            <text:p>1443142933.02197</text:p>
          </table:table-cell>
          <table:table-cell table:formula="of:=[.G215]-[.$B$2]" office:value-type="float" office:value="33.0217657089233" calcext:value-type="float">
            <text:p>33.0217657089</text:p>
          </table:table-cell>
          <table:table-cell table:formula="of:=[.C215]/([.H215]-[.H214])" office:value-type="float" office:value="95996.1680170837" calcext:value-type="float">
            <text:p>95996.1680170837</text:p>
          </table:table-cell>
          <table:table-cell table:formula="of:=[.G215]-[.$B215]" office:value-type="float" office:value="9.95403432846069" calcext:value-type="float">
            <text:p>9.954034328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2923.11287" calcext:value-type="float">
            <text:p>1443142923.11287</text:p>
          </table:table-cell>
          <table:table-cell office:value-type="float" office:value="4480" calcext:value-type="float">
            <text:p>4480</text:p>
          </table:table-cell>
          <table:table-cell table:formula="of:=[.B216]-[.$B$2]" office:value-type="float" office:value="23.112663269043" calcext:value-type="float">
            <text:p>23.112663269</text:p>
          </table:table-cell>
          <table:table-cell table:formula="of:=[.C216]/([.D216]-[.D215])" office:value-type="float" office:value="99706.4699827017" calcext:value-type="float">
            <text:p>99706.4699827017</text:p>
          </table:table-cell>
          <table:table-cell/>
          <table:table-cell office:value-type="float" office:value="1443142933.03692" calcext:value-type="float">
            <text:p>1443142933.03692</text:p>
          </table:table-cell>
          <table:table-cell table:formula="of:=[.G216]-[.$B$2]" office:value-type="float" office:value="33.0367162227631" calcext:value-type="float">
            <text:p>33.0367162228</text:p>
          </table:table-cell>
          <table:table-cell table:formula="of:=[.C216]/([.H216]-[.H215])" office:value-type="float" office:value="299655.252523642" calcext:value-type="float">
            <text:p>299655.252523642</text:p>
          </table:table-cell>
          <table:table-cell table:formula="of:=[.G216]-[.$B216]" office:value-type="float" office:value="9.92405295372009" calcext:value-type="float">
            <text:p>9.92405295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2923.15779" calcext:value-type="float">
            <text:p>1443142923.15779</text:p>
          </table:table-cell>
          <table:table-cell office:value-type="float" office:value="4480" calcext:value-type="float">
            <text:p>4480</text:p>
          </table:table-cell>
          <table:table-cell table:formula="of:=[.B217]-[.$B$2]" office:value-type="float" office:value="23.1575849056244" calcext:value-type="float">
            <text:p>23.1575849056</text:p>
          </table:table-cell>
          <table:table-cell table:formula="of:=[.C217]/([.D217]-[.D216])" office:value-type="float" office:value="99729.2249555503" calcext:value-type="float">
            <text:p>99729.2249555503</text:p>
          </table:table-cell>
          <table:table-cell/>
          <table:table-cell office:value-type="float" office:value="1443142933.05187" calcext:value-type="float">
            <text:p>1443142933.05187</text:p>
          </table:table-cell>
          <table:table-cell table:formula="of:=[.G217]-[.$B$2]" office:value-type="float" office:value="33.0516645908356" calcext:value-type="float">
            <text:p>33.0516645908</text:p>
          </table:table-cell>
          <table:table-cell table:formula="of:=[.C217]/([.H217]-[.H216])" office:value-type="float" office:value="299698.266611375" calcext:value-type="float">
            <text:p>299698.266611375</text:p>
          </table:table-cell>
          <table:table-cell table:formula="of:=[.G217]-[.$B217]" office:value-type="float" office:value="9.89407968521118" calcext:value-type="float">
            <text:p>9.894079685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2923.20272" calcext:value-type="float">
            <text:p>1443142923.20272</text:p>
          </table:table-cell>
          <table:table-cell office:value-type="float" office:value="4480" calcext:value-type="float">
            <text:p>4480</text:p>
          </table:table-cell>
          <table:table-cell table:formula="of:=[.B218]-[.$B$2]" office:value-type="float" office:value="23.2025136947632" calcext:value-type="float">
            <text:p>23.2025136948</text:p>
          </table:table-cell>
          <table:table-cell table:formula="of:=[.C218]/([.D218]-[.D217])" office:value-type="float" office:value="99713.3482979119" calcext:value-type="float">
            <text:p>99713.3482979119</text:p>
          </table:table-cell>
          <table:table-cell/>
          <table:table-cell office:value-type="float" office:value="1443142933.07871" calcext:value-type="float">
            <text:p>1443142933.07871</text:p>
          </table:table-cell>
          <table:table-cell table:formula="of:=[.G218]-[.$B$2]" office:value-type="float" office:value="33.0785040855408" calcext:value-type="float">
            <text:p>33.0785040855</text:p>
          </table:table-cell>
          <table:table-cell table:formula="of:=[.C218]/([.H218]-[.H217])" office:value-type="float" office:value="166918.19459373" calcext:value-type="float">
            <text:p>166918.19459373</text:p>
          </table:table-cell>
          <table:table-cell table:formula="of:=[.G218]-[.$B218]" office:value-type="float" office:value="9.87599039077759" calcext:value-type="float">
            <text:p>9.875990390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2923.24765" calcext:value-type="float">
            <text:p>1443142923.24765</text:p>
          </table:table-cell>
          <table:table-cell office:value-type="float" office:value="4480" calcext:value-type="float">
            <text:p>4480</text:p>
          </table:table-cell>
          <table:table-cell table:formula="of:=[.B219]-[.$B$2]" office:value-type="float" office:value="23.2474479675293" calcext:value-type="float">
            <text:p>23.2474479675</text:p>
          </table:table-cell>
          <table:table-cell table:formula="of:=[.C219]/([.D219]-[.D218])" office:value-type="float" office:value="99701.1796166989" calcext:value-type="float">
            <text:p>99701.1796166989</text:p>
          </table:table-cell>
          <table:table-cell/>
          <table:table-cell office:value-type="float" office:value="1443142933.12259" calcext:value-type="float">
            <text:p>1443142933.12259</text:p>
          </table:table-cell>
          <table:table-cell table:formula="of:=[.G219]-[.$B$2]" office:value-type="float" office:value="33.1223859786987" calcext:value-type="float">
            <text:p>33.1223859787</text:p>
          </table:table-cell>
          <table:table-cell table:formula="of:=[.C219]/([.H219]-[.H218])" office:value-type="float" office:value="102092.222499919" calcext:value-type="float">
            <text:p>102092.222499919</text:p>
          </table:table-cell>
          <table:table-cell table:formula="of:=[.G219]-[.$B219]" office:value-type="float" office:value="9.87493801116943" calcext:value-type="float">
            <text:p>9.874938011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2923.29259" calcext:value-type="float">
            <text:p>1443142923.29259</text:p>
          </table:table-cell>
          <table:table-cell office:value-type="float" office:value="4480" calcext:value-type="float">
            <text:p>4480</text:p>
          </table:table-cell>
          <table:table-cell table:formula="of:=[.B220]-[.$B$2]" office:value-type="float" office:value="23.2923812866211" calcext:value-type="float">
            <text:p>23.2923812866</text:p>
          </table:table-cell>
          <table:table-cell table:formula="of:=[.C220]/([.D220]-[.D219])" office:value-type="float" office:value="99703.2956957297" calcext:value-type="float">
            <text:p>99703.2956957297</text:p>
          </table:table-cell>
          <table:table-cell/>
          <table:table-cell office:value-type="float" office:value="1443142933.16648" calcext:value-type="float">
            <text:p>1443142933.16648</text:p>
          </table:table-cell>
          <table:table-cell table:formula="of:=[.G220]-[.$B$2]" office:value-type="float" office:value="33.1662714481354" calcext:value-type="float">
            <text:p>33.1662714481</text:p>
          </table:table-cell>
          <table:table-cell table:formula="of:=[.C220]/([.H220]-[.H219])" office:value-type="float" office:value="102083.902884245" calcext:value-type="float">
            <text:p>102083.902884245</text:p>
          </table:table-cell>
          <table:table-cell table:formula="of:=[.G220]-[.$B220]" office:value-type="float" office:value="9.87389016151428" calcext:value-type="float">
            <text:p>9.87389016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2923.33752" calcext:value-type="float">
            <text:p>1443142923.33752</text:p>
          </table:table-cell>
          <table:table-cell office:value-type="float" office:value="4480" calcext:value-type="float">
            <text:p>4480</text:p>
          </table:table-cell>
          <table:table-cell table:formula="of:=[.B221]-[.$B$2]" office:value-type="float" office:value="23.3373117446899" calcext:value-type="float">
            <text:p>23.3373117447</text:p>
          </table:table-cell>
          <table:table-cell table:formula="of:=[.C221]/([.D221]-[.D220])" office:value-type="float" office:value="99709.6444718018" calcext:value-type="float">
            <text:p>99709.6444718018</text:p>
          </table:table-cell>
          <table:table-cell/>
          <table:table-cell office:value-type="float" office:value="1443142933.21038" calcext:value-type="float">
            <text:p>1443142933.21038</text:p>
          </table:table-cell>
          <table:table-cell table:formula="of:=[.G221]-[.$B$2]" office:value-type="float" office:value="33.2101762294769" calcext:value-type="float">
            <text:p>33.2101762295</text:p>
          </table:table-cell>
          <table:table-cell table:formula="of:=[.C221]/([.H221]-[.H220])" office:value-type="float" office:value="102039.000380125" calcext:value-type="float">
            <text:p>102039.000380125</text:p>
          </table:table-cell>
          <table:table-cell table:formula="of:=[.G221]-[.$B221]" office:value-type="float" office:value="9.87286448478699" calcext:value-type="float">
            <text:p>9.872864484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2923.38245" calcext:value-type="float">
            <text:p>1443142923.38245</text:p>
          </table:table-cell>
          <table:table-cell office:value-type="float" office:value="4480" calcext:value-type="float">
            <text:p>4480</text:p>
          </table:table-cell>
          <table:table-cell table:formula="of:=[.B222]-[.$B$2]" office:value-type="float" office:value="23.3822455406189" calcext:value-type="float">
            <text:p>23.3822455406</text:p>
          </table:table-cell>
          <table:table-cell table:formula="of:=[.C222]/([.D222]-[.D221])" office:value-type="float" office:value="99702.2376449864" calcext:value-type="float">
            <text:p>99702.2376449864</text:p>
          </table:table-cell>
          <table:table-cell/>
          <table:table-cell office:value-type="float" office:value="1443142933.25424" calcext:value-type="float">
            <text:p>1443142933.25424</text:p>
          </table:table-cell>
          <table:table-cell table:formula="of:=[.G222]-[.$B$2]" office:value-type="float" office:value="33.2540378570557" calcext:value-type="float">
            <text:p>33.2540378571</text:p>
          </table:table-cell>
          <table:table-cell table:formula="of:=[.C222]/([.H222]-[.H221])" office:value-type="float" office:value="102139.39261506" calcext:value-type="float">
            <text:p>102139.39261506</text:p>
          </table:table-cell>
          <table:table-cell table:formula="of:=[.G222]-[.$B222]" office:value-type="float" office:value="9.87179231643677" calcext:value-type="float">
            <text:p>9.871792316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2923.42738" calcext:value-type="float">
            <text:p>1443142923.42738</text:p>
          </table:table-cell>
          <table:table-cell office:value-type="float" office:value="4480" calcext:value-type="float">
            <text:p>4480</text:p>
          </table:table-cell>
          <table:table-cell table:formula="of:=[.B223]-[.$B$2]" office:value-type="float" office:value="23.4271764755249" calcext:value-type="float">
            <text:p>23.4271764755</text:p>
          </table:table-cell>
          <table:table-cell table:formula="of:=[.C223]/([.D223]-[.D222])" office:value-type="float" office:value="99708.5862863086" calcext:value-type="float">
            <text:p>99708.5862863086</text:p>
          </table:table-cell>
          <table:table-cell/>
          <table:table-cell office:value-type="float" office:value="1443142933.29818" calcext:value-type="float">
            <text:p>1443142933.29818</text:p>
          </table:table-cell>
          <table:table-cell table:formula="of:=[.G223]-[.$B$2]" office:value-type="float" office:value="33.2979786396027" calcext:value-type="float">
            <text:p>33.2979786396</text:p>
          </table:table-cell>
          <table:table-cell table:formula="of:=[.C223]/([.H223]-[.H222])" office:value-type="float" office:value="101955.398614223" calcext:value-type="float">
            <text:p>101955.398614223</text:p>
          </table:table-cell>
          <table:table-cell table:formula="of:=[.G223]-[.$B223]" office:value-type="float" office:value="9.87080216407776" calcext:value-type="float">
            <text:p>9.870802164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2923.47231" calcext:value-type="float">
            <text:p>1443142923.47231</text:p>
          </table:table-cell>
          <table:table-cell office:value-type="float" office:value="4480" calcext:value-type="float">
            <text:p>4480</text:p>
          </table:table-cell>
          <table:table-cell table:formula="of:=[.B224]-[.$B$2]" office:value-type="float" office:value="23.472109079361" calcext:value-type="float">
            <text:p>23.4721090794</text:p>
          </table:table-cell>
          <table:table-cell table:formula="of:=[.C224]/([.D224]-[.D223])" office:value-type="float" office:value="99704.8828139509" calcext:value-type="float">
            <text:p>99704.8828139509</text:p>
          </table:table-cell>
          <table:table-cell/>
          <table:table-cell office:value-type="float" office:value="1443142933.34206" calcext:value-type="float">
            <text:p>1443142933.34206</text:p>
          </table:table-cell>
          <table:table-cell table:formula="of:=[.G224]-[.$B$2]" office:value-type="float" office:value="33.341855764389" calcext:value-type="float">
            <text:p>33.3418557644</text:p>
          </table:table-cell>
          <table:table-cell table:formula="of:=[.C224]/([.H224]-[.H223])" office:value-type="float" office:value="102103.317430475" calcext:value-type="float">
            <text:p>102103.317430475</text:p>
          </table:table-cell>
          <table:table-cell table:formula="of:=[.G224]-[.$B224]" office:value-type="float" office:value="9.86974668502808" calcext:value-type="float">
            <text:p>9.86974668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2923.51725" calcext:value-type="float">
            <text:p>1443142923.51725</text:p>
          </table:table-cell>
          <table:table-cell office:value-type="float" office:value="4480" calcext:value-type="float">
            <text:p>4480</text:p>
          </table:table-cell>
          <table:table-cell table:formula="of:=[.B225]-[.$B$2]" office:value-type="float" office:value="23.5170397758484" calcext:value-type="float">
            <text:p>23.5170397758</text:p>
          </table:table-cell>
          <table:table-cell table:formula="of:=[.C225]/([.D225]-[.D224])" office:value-type="float" office:value="99709.1153762477" calcext:value-type="float">
            <text:p>99709.1153762477</text:p>
          </table:table-cell>
          <table:table-cell/>
          <table:table-cell office:value-type="float" office:value="1443142933.38593" calcext:value-type="float">
            <text:p>1443142933.38593</text:p>
          </table:table-cell>
          <table:table-cell table:formula="of:=[.G225]-[.$B$2]" office:value-type="float" office:value="33.3857226371765" calcext:value-type="float">
            <text:p>33.3857226372</text:p>
          </table:table-cell>
          <table:table-cell table:formula="of:=[.C225]/([.H225]-[.H224])" office:value-type="float" office:value="102127.179699007" calcext:value-type="float">
            <text:p>102127.179699007</text:p>
          </table:table-cell>
          <table:table-cell table:formula="of:=[.G225]-[.$B225]" office:value-type="float" office:value="9.86868286132813" calcext:value-type="float">
            <text:p>9.86868286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2923.56218" calcext:value-type="float">
            <text:p>1443142923.56218</text:p>
          </table:table-cell>
          <table:table-cell office:value-type="float" office:value="4480" calcext:value-type="float">
            <text:p>4480</text:p>
          </table:table-cell>
          <table:table-cell table:formula="of:=[.B226]-[.$B$2]" office:value-type="float" office:value="23.5619728565216" calcext:value-type="float">
            <text:p>23.5619728565</text:p>
          </table:table-cell>
          <table:table-cell table:formula="of:=[.C226]/([.D226]-[.D225])" office:value-type="float" office:value="99703.8247295225" calcext:value-type="float">
            <text:p>99703.8247295225</text:p>
          </table:table-cell>
          <table:table-cell/>
          <table:table-cell office:value-type="float" office:value="1443142933.42984" calcext:value-type="float">
            <text:p>1443142933.42984</text:p>
          </table:table-cell>
          <table:table-cell table:formula="of:=[.G226]-[.$B$2]" office:value-type="float" office:value="33.4296388626099" calcext:value-type="float">
            <text:p>33.4296388626</text:p>
          </table:table-cell>
          <table:table-cell table:formula="of:=[.C226]/([.H226]-[.H225])" office:value-type="float" office:value="102012.410123888" calcext:value-type="float">
            <text:p>102012.410123888</text:p>
          </table:table-cell>
          <table:table-cell table:formula="of:=[.G226]-[.$B226]" office:value-type="float" office:value="9.86766600608826" calcext:value-type="float">
            <text:p>9.867666006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2923.60713" calcext:value-type="float">
            <text:p>1443142923.60713</text:p>
          </table:table-cell>
          <table:table-cell office:value-type="float" office:value="4480" calcext:value-type="float">
            <text:p>4480</text:p>
          </table:table-cell>
          <table:table-cell table:formula="of:=[.B227]-[.$B$2]" office:value-type="float" office:value="23.6069195270538" calcext:value-type="float">
            <text:p>23.6069195271</text:p>
          </table:table-cell>
          <table:table-cell table:formula="of:=[.C227]/([.D227]-[.D226])" office:value-type="float" office:value="99673.6787608742" calcext:value-type="float">
            <text:p>99673.6787608742</text:p>
          </table:table-cell>
          <table:table-cell/>
          <table:table-cell office:value-type="float" office:value="1443142933.47371" calcext:value-type="float">
            <text:p>1443142933.47371</text:p>
          </table:table-cell>
          <table:table-cell table:formula="of:=[.G227]-[.$B$2]" office:value-type="float" office:value="33.473507642746" calcext:value-type="float">
            <text:p>33.4735076427</text:p>
          </table:table-cell>
          <table:table-cell table:formula="of:=[.C227]/([.H227]-[.H226])" office:value-type="float" office:value="102122.739362714" calcext:value-type="float">
            <text:p>102122.739362714</text:p>
          </table:table-cell>
          <table:table-cell table:formula="of:=[.G227]-[.$B227]" office:value-type="float" office:value="9.86658811569214" calcext:value-type="float">
            <text:p>9.866588115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2923.65206" calcext:value-type="float">
            <text:p>1443142923.65206</text:p>
          </table:table-cell>
          <table:table-cell office:value-type="float" office:value="4480" calcext:value-type="float">
            <text:p>4480</text:p>
          </table:table-cell>
          <table:table-cell table:formula="of:=[.B228]-[.$B$2]" office:value-type="float" office:value="23.6518528461456" calcext:value-type="float">
            <text:p>23.6518528461</text:p>
          </table:table-cell>
          <table:table-cell table:formula="of:=[.C228]/([.D228]-[.D227])" office:value-type="float" office:value="99703.2956957297" calcext:value-type="float">
            <text:p>99703.2956957297</text:p>
          </table:table-cell>
          <table:table-cell/>
          <table:table-cell office:value-type="float" office:value="1443142933.51761" calcext:value-type="float">
            <text:p>1443142933.51761</text:p>
          </table:table-cell>
          <table:table-cell table:formula="of:=[.G228]-[.$B$2]" office:value-type="float" office:value="33.5174057483673" calcext:value-type="float">
            <text:p>33.5174057484</text:p>
          </table:table-cell>
          <table:table-cell table:formula="of:=[.C228]/([.H228]-[.H227])" office:value-type="float" office:value="102054.517765395" calcext:value-type="float">
            <text:p>102054.517765395</text:p>
          </table:table-cell>
          <table:table-cell table:formula="of:=[.G228]-[.$B228]" office:value-type="float" office:value="9.86555290222168" calcext:value-type="float">
            <text:p>9.865552902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2923.69699" calcext:value-type="float">
            <text:p>1443142923.69699</text:p>
          </table:table-cell>
          <table:table-cell office:value-type="float" office:value="4480" calcext:value-type="float">
            <text:p>4480</text:p>
          </table:table-cell>
          <table:table-cell table:formula="of:=[.B229]-[.$B$2]" office:value-type="float" office:value="23.6967866420746" calcext:value-type="float">
            <text:p>23.6967866421</text:p>
          </table:table-cell>
          <table:table-cell table:formula="of:=[.C229]/([.D229]-[.D228])" office:value-type="float" office:value="99702.2376449864" calcext:value-type="float">
            <text:p>99702.2376449864</text:p>
          </table:table-cell>
          <table:table-cell/>
          <table:table-cell office:value-type="float" office:value="1443142933.56148" calcext:value-type="float">
            <text:p>1443142933.56148</text:p>
          </table:table-cell>
          <table:table-cell table:formula="of:=[.G229]-[.$B$2]" office:value-type="float" office:value="33.5612781047821" calcext:value-type="float">
            <text:p>33.5612781048</text:p>
          </table:table-cell>
          <table:table-cell table:formula="of:=[.C229]/([.H229]-[.H228])" office:value-type="float" office:value="102114.414772789" calcext:value-type="float">
            <text:p>102114.414772789</text:p>
          </table:table-cell>
          <table:table-cell table:formula="of:=[.G229]-[.$B229]" office:value-type="float" office:value="9.86449146270752" calcext:value-type="float">
            <text:p>9.8644914627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2923.74195" calcext:value-type="float">
            <text:p>1443142923.74195</text:p>
          </table:table-cell>
          <table:table-cell office:value-type="float" office:value="4480" calcext:value-type="float">
            <text:p>4480</text:p>
          </table:table-cell>
          <table:table-cell table:formula="of:=[.B230]-[.$B$2]" office:value-type="float" office:value="23.7417418956757" calcext:value-type="float">
            <text:p>23.7417418957</text:p>
          </table:table-cell>
          <table:table-cell table:formula="of:=[.C230]/([.D230]-[.D229])" office:value-type="float" office:value="99654.6485924606" calcext:value-type="float">
            <text:p>99654.6485924606</text:p>
          </table:table-cell>
          <table:table-cell/>
          <table:table-cell office:value-type="float" office:value="1443142933.60538" calcext:value-type="float">
            <text:p>1443142933.60538</text:p>
          </table:table-cell>
          <table:table-cell table:formula="of:=[.G230]-[.$B$2]" office:value-type="float" office:value="33.6051759719849" calcext:value-type="float">
            <text:p>33.605175972</text:p>
          </table:table-cell>
          <table:table-cell table:formula="of:=[.C230]/([.H230]-[.H229])" office:value-type="float" office:value="102055.072045014" calcext:value-type="float">
            <text:p>102055.072045014</text:p>
          </table:table-cell>
          <table:table-cell table:formula="of:=[.G230]-[.$B230]" office:value-type="float" office:value="9.8634340763092" calcext:value-type="float">
            <text:p>9.86343407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2923.78688" calcext:value-type="float">
            <text:p>1443142923.78688</text:p>
          </table:table-cell>
          <table:table-cell office:value-type="float" office:value="4480" calcext:value-type="float">
            <text:p>4480</text:p>
          </table:table-cell>
          <table:table-cell table:formula="of:=[.B231]-[.$B$2]" office:value-type="float" office:value="23.7866744995117" calcext:value-type="float">
            <text:p>23.7866744995</text:p>
          </table:table-cell>
          <table:table-cell table:formula="of:=[.C231]/([.D231]-[.D230])" office:value-type="float" office:value="99704.8828139509" calcext:value-type="float">
            <text:p>99704.8828139509</text:p>
          </table:table-cell>
          <table:table-cell/>
          <table:table-cell office:value-type="float" office:value="1443142933.64927" calcext:value-type="float">
            <text:p>1443142933.64927</text:p>
          </table:table-cell>
          <table:table-cell table:formula="of:=[.G231]-[.$B$2]" office:value-type="float" office:value="33.6490616798401" calcext:value-type="float">
            <text:p>33.6490616798</text:p>
          </table:table-cell>
          <table:table-cell table:formula="of:=[.C231]/([.H231]-[.H230])" office:value-type="float" office:value="102083.348291411" calcext:value-type="float">
            <text:p>102083.348291411</text:p>
          </table:table-cell>
          <table:table-cell table:formula="of:=[.G231]-[.$B231]" office:value-type="float" office:value="9.86238718032837" calcext:value-type="float">
            <text:p>9.862387180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2923.83181" calcext:value-type="float">
            <text:p>1443142923.83181</text:p>
          </table:table-cell>
          <table:table-cell office:value-type="float" office:value="4480" calcext:value-type="float">
            <text:p>4480</text:p>
          </table:table-cell>
          <table:table-cell table:formula="of:=[.B232]-[.$B$2]" office:value-type="float" office:value="23.8316085338593" calcext:value-type="float">
            <text:p>23.8316085339</text:p>
          </table:table-cell>
          <table:table-cell table:formula="of:=[.C232]/([.D232]-[.D231])" office:value-type="float" office:value="99701.7086280357" calcext:value-type="float">
            <text:p>99701.7086280357</text:p>
          </table:table-cell>
          <table:table-cell/>
          <table:table-cell office:value-type="float" office:value="1443142933.69317" calcext:value-type="float">
            <text:p>1443142933.69317</text:p>
          </table:table-cell>
          <table:table-cell table:formula="of:=[.G232]-[.$B$2]" office:value-type="float" office:value="33.6929655075073" calcext:value-type="float">
            <text:p>33.6929655075</text:p>
          </table:table-cell>
          <table:table-cell table:formula="of:=[.C232]/([.H232]-[.H231])" office:value-type="float" office:value="102041.216860535" calcext:value-type="float">
            <text:p>102041.216860535</text:p>
          </table:table-cell>
          <table:table-cell table:formula="of:=[.G232]-[.$B232]" office:value-type="float" office:value="9.86135697364807" calcext:value-type="float">
            <text:p>9.861356973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2923.87675" calcext:value-type="float">
            <text:p>1443142923.87675</text:p>
          </table:table-cell>
          <table:table-cell office:value-type="float" office:value="4480" calcext:value-type="float">
            <text:p>4480</text:p>
          </table:table-cell>
          <table:table-cell table:formula="of:=[.B233]-[.$B$2]" office:value-type="float" office:value="23.8765413761139" calcext:value-type="float">
            <text:p>23.8765413761</text:p>
          </table:table-cell>
          <table:table-cell table:formula="of:=[.C233]/([.D233]-[.D232])" office:value-type="float" office:value="99704.3537689295" calcext:value-type="float">
            <text:p>99704.3537689295</text:p>
          </table:table-cell>
          <table:table-cell/>
          <table:table-cell office:value-type="float" office:value="1443142933.73698" calcext:value-type="float">
            <text:p>1443142933.73698</text:p>
          </table:table-cell>
          <table:table-cell table:formula="of:=[.G233]-[.$B$2]" office:value-type="float" office:value="33.7367699146271" calcext:value-type="float">
            <text:p>33.7367699146</text:p>
          </table:table-cell>
          <table:table-cell table:formula="of:=[.C233]/([.H233]-[.H232])" office:value-type="float" office:value="102272.814416886" calcext:value-type="float">
            <text:p>102272.814416886</text:p>
          </table:table-cell>
          <table:table-cell table:formula="of:=[.G233]-[.$B233]" office:value-type="float" office:value="9.86022853851318" calcext:value-type="float">
            <text:p>9.86022853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2923.92171" calcext:value-type="float">
            <text:p>1443142923.92171</text:p>
          </table:table-cell>
          <table:table-cell office:value-type="float" office:value="4480" calcext:value-type="float">
            <text:p>4480</text:p>
          </table:table-cell>
          <table:table-cell table:formula="of:=[.B234]-[.$B$2]" office:value-type="float" office:value="23.9215044975281" calcext:value-type="float">
            <text:p>23.9215044975</text:p>
          </table:table-cell>
          <table:table-cell table:formula="of:=[.C234]/([.D234]-[.D233])" office:value-type="float" office:value="99637.2106538557" calcext:value-type="float">
            <text:p>99637.2106538557</text:p>
          </table:table-cell>
          <table:table-cell/>
          <table:table-cell office:value-type="float" office:value="1443142933.78089" calcext:value-type="float">
            <text:p>1443142933.78089</text:p>
          </table:table-cell>
          <table:table-cell table:formula="of:=[.G234]-[.$B$2]" office:value-type="float" office:value="33.780686378479" calcext:value-type="float">
            <text:p>33.7806863785</text:p>
          </table:table-cell>
          <table:table-cell table:formula="of:=[.C234]/([.H234]-[.H233])" office:value-type="float" office:value="102011.85630758" calcext:value-type="float">
            <text:p>102011.85630758</text:p>
          </table:table-cell>
          <table:table-cell table:formula="of:=[.G234]-[.$B234]" office:value-type="float" office:value="9.85918188095093" calcext:value-type="float">
            <text:p>9.8591818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2923.96665" calcext:value-type="float">
            <text:p>1443142923.96665</text:p>
          </table:table-cell>
          <table:table-cell office:value-type="float" office:value="4480" calcext:value-type="float">
            <text:p>4480</text:p>
          </table:table-cell>
          <table:table-cell table:formula="of:=[.B235]-[.$B$2]" office:value-type="float" office:value="23.9664404392242" calcext:value-type="float">
            <text:p>23.9664404392</text:p>
          </table:table-cell>
          <table:table-cell table:formula="of:=[.C235]/([.D235]-[.D234])" office:value-type="float" office:value="99697.4766945218" calcext:value-type="float">
            <text:p>99697.4766945218</text:p>
          </table:table-cell>
          <table:table-cell/>
          <table:table-cell office:value-type="float" office:value="1443142933.82489" calcext:value-type="float">
            <text:p>1443142933.82489</text:p>
          </table:table-cell>
          <table:table-cell table:formula="of:=[.G235]-[.$B$2]" office:value-type="float" office:value="33.8246791362762" calcext:value-type="float">
            <text:p>33.8246791363</text:p>
          </table:table-cell>
          <table:table-cell table:formula="of:=[.C235]/([.H235]-[.H234])" office:value-type="float" office:value="101834.943393363" calcext:value-type="float">
            <text:p>101834.943393363</text:p>
          </table:table-cell>
          <table:table-cell table:formula="of:=[.G235]-[.$B235]" office:value-type="float" office:value="9.858238697052" calcext:value-type="float">
            <text:p>9.858238697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2924.01151" calcext:value-type="float">
            <text:p>1443142924.01151</text:p>
          </table:table-cell>
          <table:table-cell office:value-type="float" office:value="4480" calcext:value-type="float">
            <text:p>4480</text:p>
          </table:table-cell>
          <table:table-cell table:formula="of:=[.B236]-[.$B$2]" office:value-type="float" office:value="24.0113036632538" calcext:value-type="float">
            <text:p>24.0113036633</text:p>
          </table:table-cell>
          <table:table-cell table:formula="of:=[.C236]/([.D236]-[.D235])" office:value-type="float" office:value="99859.07381623" calcext:value-type="float">
            <text:p>99859.07381623</text:p>
          </table:table-cell>
          <table:table-cell/>
          <table:table-cell office:value-type="float" office:value="1443142933.86868" calcext:value-type="float">
            <text:p>1443142933.86868</text:p>
          </table:table-cell>
          <table:table-cell table:formula="of:=[.G236]-[.$B$2]" office:value-type="float" office:value="33.8684711456299" calcext:value-type="float">
            <text:p>33.8684711456</text:p>
          </table:table-cell>
          <table:table-cell table:formula="of:=[.C236]/([.H236]-[.H235])" office:value-type="float" office:value="102301.768430451" calcext:value-type="float">
            <text:p>102301.768430451</text:p>
          </table:table-cell>
          <table:table-cell table:formula="of:=[.G236]-[.$B236]" office:value-type="float" office:value="9.8571674823761" calcext:value-type="float">
            <text:p>9.85716748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2924.05623" calcext:value-type="float">
            <text:p>1443142924.05623</text:p>
          </table:table-cell>
          <table:table-cell office:value-type="float" office:value="4480" calcext:value-type="float">
            <text:p>4480</text:p>
          </table:table-cell>
          <table:table-cell table:formula="of:=[.B237]-[.$B$2]" office:value-type="float" office:value="24.0560247898102" calcext:value-type="float">
            <text:p>24.0560247898</text:p>
          </table:table-cell>
          <table:table-cell table:formula="of:=[.C237]/([.D237]-[.D236])" office:value-type="float" office:value="100176.367300372" calcext:value-type="float">
            <text:p>100176.367300372</text:p>
          </table:table-cell>
          <table:table-cell/>
          <table:table-cell office:value-type="float" office:value="1443142933.9126" calcext:value-type="float">
            <text:p>1443142933.9126</text:p>
          </table:table-cell>
          <table:table-cell table:formula="of:=[.G237]-[.$B$2]" office:value-type="float" office:value="33.9123928546906" calcext:value-type="float">
            <text:p>33.9123928547</text:p>
          </table:table-cell>
          <table:table-cell table:formula="of:=[.C237]/([.H237]-[.H236])" office:value-type="float" office:value="101999.673869971" calcext:value-type="float">
            <text:p>101999.673869971</text:p>
          </table:table-cell>
          <table:table-cell table:formula="of:=[.G237]-[.$B237]" office:value-type="float" office:value="9.85636806488037" calcext:value-type="float">
            <text:p>9.856368064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2924.10094" calcext:value-type="float">
            <text:p>1443142924.10094</text:p>
          </table:table-cell>
          <table:table-cell office:value-type="float" office:value="4480" calcext:value-type="float">
            <text:p>4480</text:p>
          </table:table-cell>
          <table:table-cell table:formula="of:=[.B238]-[.$B$2]" office:value-type="float" office:value="24.1007368564606" calcext:value-type="float">
            <text:p>24.1007368565</text:p>
          </table:table-cell>
          <table:table-cell table:formula="of:=[.C238]/([.D238]-[.D237])" office:value-type="float" office:value="100196.665813497" calcext:value-type="float">
            <text:p>100196.665813497</text:p>
          </table:table-cell>
          <table:table-cell/>
          <table:table-cell office:value-type="float" office:value="1443142933.95648" calcext:value-type="float">
            <text:p>1443142933.95648</text:p>
          </table:table-cell>
          <table:table-cell table:formula="of:=[.G238]-[.$B$2]" office:value-type="float" office:value="33.9562737941742" calcext:value-type="float">
            <text:p>33.9562737942</text:p>
          </table:table-cell>
          <table:table-cell table:formula="of:=[.C238]/([.H238]-[.H237])" office:value-type="float" office:value="102094.441293127" calcext:value-type="float">
            <text:p>102094.441293127</text:p>
          </table:table-cell>
          <table:table-cell table:formula="of:=[.G238]-[.$B238]" office:value-type="float" office:value="9.85553693771362" calcext:value-type="float">
            <text:p>9.855536937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2924.14566" calcext:value-type="float">
            <text:p>1443142924.14566</text:p>
          </table:table-cell>
          <table:table-cell office:value-type="float" office:value="4480" calcext:value-type="float">
            <text:p>4480</text:p>
          </table:table-cell>
          <table:table-cell table:formula="of:=[.B239]-[.$B$2]" office:value-type="float" office:value="24.1454544067383" calcext:value-type="float">
            <text:p>24.1454544067</text:p>
          </table:table-cell>
          <table:table-cell table:formula="of:=[.C239]/([.D239]-[.D238])" office:value-type="float" office:value="100184.378888776" calcext:value-type="float">
            <text:p>100184.378888776</text:p>
          </table:table-cell>
          <table:table-cell/>
          <table:table-cell office:value-type="float" office:value="1443142934.00037" calcext:value-type="float">
            <text:p>1443142934.00037</text:p>
          </table:table-cell>
          <table:table-cell table:formula="of:=[.G239]-[.$B$2]" office:value-type="float" office:value="34.000168800354" calcext:value-type="float">
            <text:p>34.0001688004</text:p>
          </table:table-cell>
          <table:table-cell table:formula="of:=[.C239]/([.H239]-[.H238])" office:value-type="float" office:value="102061.723870099" calcext:value-type="float">
            <text:p>102061.723870099</text:p>
          </table:table-cell>
          <table:table-cell table:formula="of:=[.G239]-[.$B239]" office:value-type="float" office:value="9.85471439361572" calcext:value-type="float">
            <text:p>9.85471439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2924.19037" calcext:value-type="float">
            <text:p>1443142924.19037</text:p>
          </table:table-cell>
          <table:table-cell office:value-type="float" office:value="4480" calcext:value-type="float">
            <text:p>4480</text:p>
          </table:table-cell>
          <table:table-cell table:formula="of:=[.B240]-[.$B$2]" office:value-type="float" office:value="24.1901626586914" calcext:value-type="float">
            <text:p>24.1901626587</text:p>
          </table:table-cell>
          <table:table-cell table:formula="of:=[.C240]/([.D240]-[.D239])" office:value-type="float" office:value="100205.215017065" calcext:value-type="float">
            <text:p>100205.215017065</text:p>
          </table:table-cell>
          <table:table-cell/>
          <table:table-cell office:value-type="float" office:value="1443142934.01525" calcext:value-type="float">
            <text:p>1443142934.01525</text:p>
          </table:table-cell>
          <table:table-cell table:formula="of:=[.G240]-[.$B$2]" office:value-type="float" office:value="34.0150392055511" calcext:value-type="float">
            <text:p>34.0150392056</text:p>
          </table:table-cell>
          <table:table-cell table:formula="of:=[.C240]/([.H240]-[.H239])" office:value-type="float" office:value="301269.53103205" calcext:value-type="float">
            <text:p>301269.53103205</text:p>
          </table:table-cell>
          <table:table-cell table:formula="of:=[.G240]-[.$B240]" office:value-type="float" office:value="9.82487654685974" calcext:value-type="float">
            <text:p>9.824876546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2924.23508" calcext:value-type="float">
            <text:p>1443142924.23508</text:p>
          </table:table-cell>
          <table:table-cell office:value-type="float" office:value="4480" calcext:value-type="float">
            <text:p>4480</text:p>
          </table:table-cell>
          <table:table-cell table:formula="of:=[.B241]-[.$B$2]" office:value-type="float" office:value="24.2348718643188" calcext:value-type="float">
            <text:p>24.2348718643</text:p>
          </table:table-cell>
          <table:table-cell table:formula="of:=[.C241]/([.D241]-[.D240])" office:value-type="float" office:value="100203.077579403" calcext:value-type="float">
            <text:p>100203.077579403</text:p>
          </table:table-cell>
          <table:table-cell/>
          <table:table-cell office:value-type="float" office:value="1443142934.03012" calcext:value-type="float">
            <text:p>1443142934.03012</text:p>
          </table:table-cell>
          <table:table-cell table:formula="of:=[.G241]-[.$B$2]" office:value-type="float" office:value="34.0299134254456" calcext:value-type="float">
            <text:p>34.0299134254</text:p>
          </table:table-cell>
          <table:table-cell table:formula="of:=[.C241]/([.H241]-[.H240])" office:value-type="float" office:value="301192.266337538" calcext:value-type="float">
            <text:p>301192.266337538</text:p>
          </table:table-cell>
          <table:table-cell table:formula="of:=[.G241]-[.$B241]" office:value-type="float" office:value="9.79504156112671" calcext:value-type="float">
            <text:p>9.795041561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2924.27979" calcext:value-type="float">
            <text:p>1443142924.27979</text:p>
          </table:table-cell>
          <table:table-cell office:value-type="float" office:value="4480" calcext:value-type="float">
            <text:p>4480</text:p>
          </table:table-cell>
          <table:table-cell table:formula="of:=[.B242]-[.$B$2]" office:value-type="float" office:value="24.2795841693878" calcext:value-type="float">
            <text:p>24.2795841694</text:p>
          </table:table-cell>
          <table:table-cell table:formula="of:=[.C242]/([.D242]-[.D241])" office:value-type="float" office:value="100196.13153671" calcext:value-type="float">
            <text:p>100196.13153671</text:p>
          </table:table-cell>
          <table:table-cell/>
          <table:table-cell office:value-type="float" office:value="1443142934.06342" calcext:value-type="float">
            <text:p>1443142934.06342</text:p>
          </table:table-cell>
          <table:table-cell table:formula="of:=[.G242]-[.$B$2]" office:value-type="float" office:value="34.0632174015045" calcext:value-type="float">
            <text:p>34.0632174015</text:p>
          </table:table-cell>
          <table:table-cell table:formula="of:=[.C242]/([.H242]-[.H241])" office:value-type="float" office:value="134518.472871491" calcext:value-type="float">
            <text:p>134518.472871491</text:p>
          </table:table-cell>
          <table:table-cell table:formula="of:=[.G242]-[.$B242]" office:value-type="float" office:value="9.7836332321167" calcext:value-type="float">
            <text:p>9.78363323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2924.32451" calcext:value-type="float">
            <text:p>1443142924.32451</text:p>
          </table:table-cell>
          <table:table-cell office:value-type="float" office:value="4480" calcext:value-type="float">
            <text:p>4480</text:p>
          </table:table-cell>
          <table:table-cell table:formula="of:=[.B243]-[.$B$2]" office:value-type="float" office:value="24.3243057727814" calcext:value-type="float">
            <text:p>24.3243057728</text:p>
          </table:table-cell>
          <table:table-cell table:formula="of:=[.C243]/([.D243]-[.D242])" office:value-type="float" office:value="100175.299185397" calcext:value-type="float">
            <text:p>100175.299185397</text:p>
          </table:table-cell>
          <table:table-cell/>
          <table:table-cell office:value-type="float" office:value="1443142934.11215" calcext:value-type="float">
            <text:p>1443142934.11215</text:p>
          </table:table-cell>
          <table:table-cell table:formula="of:=[.G243]-[.$B$2]" office:value-type="float" office:value="34.1119472980499" calcext:value-type="float">
            <text:p>34.1119472981</text:p>
          </table:table-cell>
          <table:table-cell table:formula="of:=[.C243]/([.H243]-[.H242])" office:value-type="float" office:value="91935.3480634871" calcext:value-type="float">
            <text:p>91935.3480634871</text:p>
          </table:table-cell>
          <table:table-cell table:formula="of:=[.G243]-[.$B243]" office:value-type="float" office:value="9.78764152526856" calcext:value-type="float">
            <text:p>9.787641525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2924.36922" calcext:value-type="float">
            <text:p>1443142924.36922</text:p>
          </table:table-cell>
          <table:table-cell office:value-type="float" office:value="4480" calcext:value-type="float">
            <text:p>4480</text:p>
          </table:table-cell>
          <table:table-cell table:formula="of:=[.B244]-[.$B$2]" office:value-type="float" office:value="24.369017124176" calcext:value-type="float">
            <text:p>24.3690171242</text:p>
          </table:table-cell>
          <table:table-cell table:formula="of:=[.C244]/([.D244]-[.D243])" office:value-type="float" office:value="100198.268678046" calcext:value-type="float">
            <text:p>100198.268678046</text:p>
          </table:table-cell>
          <table:table-cell/>
          <table:table-cell office:value-type="float" office:value="1443142934.16092" calcext:value-type="float">
            <text:p>1443142934.16092</text:p>
          </table:table-cell>
          <table:table-cell table:formula="of:=[.G244]-[.$B$2]" office:value-type="float" office:value="34.1607162952423" calcext:value-type="float">
            <text:p>34.1607162952</text:p>
          </table:table-cell>
          <table:table-cell table:formula="of:=[.C244]/([.H244]-[.H243])" office:value-type="float" office:value="91861.6387031171" calcext:value-type="float">
            <text:p>91861.6387031171</text:p>
          </table:table-cell>
          <table:table-cell table:formula="of:=[.G244]-[.$B244]" office:value-type="float" office:value="9.79169917106628" calcext:value-type="float">
            <text:p>9.791699171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2924.41394" calcext:value-type="float">
            <text:p>1443142924.41394</text:p>
          </table:table-cell>
          <table:table-cell office:value-type="float" office:value="4480" calcext:value-type="float">
            <text:p>4480</text:p>
          </table:table-cell>
          <table:table-cell table:formula="of:=[.B245]-[.$B$2]" office:value-type="float" office:value="24.4137349128723" calcext:value-type="float">
            <text:p>24.4137349129</text:p>
          </table:table-cell>
          <table:table-cell table:formula="of:=[.C245]/([.D245]-[.D244])" office:value-type="float" office:value="100183.844743016" calcext:value-type="float">
            <text:p>100183.844743016</text:p>
          </table:table-cell>
          <table:table-cell/>
          <table:table-cell office:value-type="float" office:value="1443142934.20972" calcext:value-type="float">
            <text:p>1443142934.20972</text:p>
          </table:table-cell>
          <table:table-cell table:formula="of:=[.G245]-[.$B$2]" office:value-type="float" office:value="34.2095129489899" calcext:value-type="float">
            <text:p>34.209512949</text:p>
          </table:table-cell>
          <table:table-cell table:formula="of:=[.C245]/([.H245]-[.H244])" office:value-type="float" office:value="91809.5741395821" calcext:value-type="float">
            <text:p>91809.5741395821</text:p>
          </table:table-cell>
          <table:table-cell table:formula="of:=[.G245]-[.$B245]" office:value-type="float" office:value="9.79577803611755" calcext:value-type="float">
            <text:p>9.795778036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2924.45865" calcext:value-type="float">
            <text:p>1443142924.45865</text:p>
          </table:table-cell>
          <table:table-cell office:value-type="float" office:value="4480" calcext:value-type="float">
            <text:p>4480</text:p>
          </table:table-cell>
          <table:table-cell table:formula="of:=[.B246]-[.$B$2]" office:value-type="float" office:value="24.4584441184998" calcext:value-type="float">
            <text:p>24.4584441185</text:p>
          </table:table-cell>
          <table:table-cell table:formula="of:=[.C246]/([.D246]-[.D245])" office:value-type="float" office:value="100203.077579403" calcext:value-type="float">
            <text:p>100203.077579403</text:p>
          </table:table-cell>
          <table:table-cell/>
          <table:table-cell office:value-type="float" office:value="1443142934.25847" calcext:value-type="float">
            <text:p>1443142934.25847</text:p>
          </table:table-cell>
          <table:table-cell table:formula="of:=[.G246]-[.$B$2]" office:value-type="float" office:value="34.2582595348358" calcext:value-type="float">
            <text:p>34.2582595348</text:p>
          </table:table-cell>
          <table:table-cell table:formula="of:=[.C246]/([.H246]-[.H245])" office:value-type="float" office:value="91903.8722867288" calcext:value-type="float">
            <text:p>91903.8722867288</text:p>
          </table:table-cell>
          <table:table-cell table:formula="of:=[.G246]-[.$B246]" office:value-type="float" office:value="9.79981541633606" calcext:value-type="float">
            <text:p>9.799815416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2924.50336" calcext:value-type="float">
            <text:p>1443142924.50336</text:p>
          </table:table-cell>
          <table:table-cell office:value-type="float" office:value="4480" calcext:value-type="float">
            <text:p>4480</text:p>
          </table:table-cell>
          <table:table-cell table:formula="of:=[.B247]-[.$B$2]" office:value-type="float" office:value="24.5031504631042" calcext:value-type="float">
            <text:p>24.5031504631</text:p>
          </table:table-cell>
          <table:table-cell table:formula="of:=[.C247]/([.D247]-[.D246])" office:value-type="float" office:value="100209.490165963" calcext:value-type="float">
            <text:p>100209.490165963</text:p>
          </table:table-cell>
          <table:table-cell/>
          <table:table-cell office:value-type="float" office:value="1443142934.30718" calcext:value-type="float">
            <text:p>1443142934.30718</text:p>
          </table:table-cell>
          <table:table-cell table:formula="of:=[.G247]-[.$B$2]" office:value-type="float" office:value="34.3069717884064" calcext:value-type="float">
            <text:p>34.3069717884</text:p>
          </table:table-cell>
          <table:table-cell table:formula="of:=[.C247]/([.H247]-[.H246])" office:value-type="float" office:value="91968.6459077694" calcext:value-type="float">
            <text:p>91968.6459077694</text:p>
          </table:table-cell>
          <table:table-cell table:formula="of:=[.G247]-[.$B247]" office:value-type="float" office:value="9.80382132530212" calcext:value-type="float">
            <text:p>9.803821325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2924.54809" calcext:value-type="float">
            <text:p>1443142924.54809</text:p>
          </table:table-cell>
          <table:table-cell office:value-type="float" office:value="4480" calcext:value-type="float">
            <text:p>4480</text:p>
          </table:table-cell>
          <table:table-cell table:formula="of:=[.B248]-[.$B$2]" office:value-type="float" office:value="24.5478806495667" calcext:value-type="float">
            <text:p>24.5478806496</text:p>
          </table:table-cell>
          <table:table-cell table:formula="of:=[.C248]/([.D248]-[.D247])" office:value-type="float" office:value="100156.077009999" calcext:value-type="float">
            <text:p>100156.077009999</text:p>
          </table:table-cell>
          <table:table-cell/>
          <table:table-cell office:value-type="float" office:value="1443142934.35595" calcext:value-type="float">
            <text:p>1443142934.35595</text:p>
          </table:table-cell>
          <table:table-cell table:formula="of:=[.G248]-[.$B$2]" office:value-type="float" office:value="34.3557488918304" calcext:value-type="float">
            <text:p>34.3557488918</text:p>
          </table:table-cell>
          <table:table-cell table:formula="of:=[.C248]/([.H248]-[.H247])" office:value-type="float" office:value="91846.3722835385" calcext:value-type="float">
            <text:p>91846.3722835385</text:p>
          </table:table-cell>
          <table:table-cell table:formula="of:=[.G248]-[.$B248]" office:value-type="float" office:value="9.80786824226379" calcext:value-type="float">
            <text:p>9.807868242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2924.5928" calcext:value-type="float">
            <text:p>1443142924.5928</text:p>
          </table:table-cell>
          <table:table-cell office:value-type="float" office:value="4480" calcext:value-type="float">
            <text:p>4480</text:p>
          </table:table-cell>
          <table:table-cell table:formula="of:=[.B249]-[.$B$2]" office:value-type="float" office:value="24.5925912857056" calcext:value-type="float">
            <text:p>24.5925912857</text:p>
          </table:table-cell>
          <table:table-cell table:formula="of:=[.C249]/([.D249]-[.D248])" office:value-type="float" office:value="100199.871593878" calcext:value-type="float">
            <text:p>100199.871593878</text:p>
          </table:table-cell>
          <table:table-cell/>
          <table:table-cell office:value-type="float" office:value="1443142934.40473" calcext:value-type="float">
            <text:p>1443142934.40473</text:p>
          </table:table-cell>
          <table:table-cell table:formula="of:=[.G249]-[.$B$2]" office:value-type="float" office:value="34.4045281410217" calcext:value-type="float">
            <text:p>34.404528141</text:p>
          </table:table-cell>
          <table:table-cell table:formula="of:=[.C249]/([.H249]-[.H248])" office:value-type="float" office:value="91842.3320217992" calcext:value-type="float">
            <text:p>91842.3320217992</text:p>
          </table:table-cell>
          <table:table-cell table:formula="of:=[.G249]-[.$B249]" office:value-type="float" office:value="9.81193685531616" calcext:value-type="float">
            <text:p>9.811936855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2924.63751" calcext:value-type="float">
            <text:p>1443142924.63751</text:p>
          </table:table-cell>
          <table:table-cell office:value-type="float" office:value="4480" calcext:value-type="float">
            <text:p>4480</text:p>
          </table:table-cell>
          <table:table-cell table:formula="of:=[.B250]-[.$B$2]" office:value-type="float" office:value="24.6373021602631" calcext:value-type="float">
            <text:p>24.6373021603</text:p>
          </table:table-cell>
          <table:table-cell table:formula="of:=[.C250]/([.D250]-[.D249])" office:value-type="float" office:value="100199.337282903" calcext:value-type="float">
            <text:p>100199.337282903</text:p>
          </table:table-cell>
          <table:table-cell/>
          <table:table-cell office:value-type="float" office:value="1443142934.45351" calcext:value-type="float">
            <text:p>1443142934.45351</text:p>
          </table:table-cell>
          <table:table-cell table:formula="of:=[.G250]-[.$B$2]" office:value-type="float" office:value="34.4533081054688" calcext:value-type="float">
            <text:p>34.4533081055</text:p>
          </table:table-cell>
          <table:table-cell table:formula="of:=[.C250]/([.H250]-[.H249])" office:value-type="float" office:value="91840.9853468753" calcext:value-type="float">
            <text:p>91840.9853468753</text:p>
          </table:table-cell>
          <table:table-cell table:formula="of:=[.G250]-[.$B250]" office:value-type="float" office:value="9.81600594520569" calcext:value-type="float">
            <text:p>9.81600594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2924.68222" calcext:value-type="float">
            <text:p>1443142924.68222</text:p>
          </table:table-cell>
          <table:table-cell office:value-type="float" office:value="4480" calcext:value-type="float">
            <text:p>4480</text:p>
          </table:table-cell>
          <table:table-cell table:formula="of:=[.B251]-[.$B$2]" office:value-type="float" office:value="24.6820120811462" calcext:value-type="float">
            <text:p>24.6820120811</text:p>
          </table:table-cell>
          <table:table-cell table:formula="of:=[.C251]/([.D251]-[.D250])" office:value-type="float" office:value="100201.474560997" calcext:value-type="float">
            <text:p>100201.474560997</text:p>
          </table:table-cell>
          <table:table-cell/>
          <table:table-cell office:value-type="float" office:value="1443142934.50237" calcext:value-type="float">
            <text:p>1443142934.50237</text:p>
          </table:table-cell>
          <table:table-cell table:formula="of:=[.G251]-[.$B$2]" office:value-type="float" office:value="34.5021638870239" calcext:value-type="float">
            <text:p>34.502163887</text:p>
          </table:table-cell>
          <table:table-cell table:formula="of:=[.C251]/([.H251]-[.H250])" office:value-type="float" office:value="91698.4614183373" calcext:value-type="float">
            <text:p>91698.4614183373</text:p>
          </table:table-cell>
          <table:table-cell table:formula="of:=[.G251]-[.$B251]" office:value-type="float" office:value="9.82015180587769" calcext:value-type="float">
            <text:p>9.820151805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2924.72693" calcext:value-type="float">
            <text:p>1443142924.72693</text:p>
          </table:table-cell>
          <table:table-cell office:value-type="float" office:value="4480" calcext:value-type="float">
            <text:p>4480</text:p>
          </table:table-cell>
          <table:table-cell table:formula="of:=[.B252]-[.$B$2]" office:value-type="float" office:value="24.7267227172852" calcext:value-type="float">
            <text:p>24.7267227173</text:p>
          </table:table-cell>
          <table:table-cell table:formula="of:=[.C252]/([.D252]-[.D251])" office:value-type="float" office:value="100199.871593878" calcext:value-type="float">
            <text:p>100199.871593878</text:p>
          </table:table-cell>
          <table:table-cell/>
          <table:table-cell office:value-type="float" office:value="1443142934.551" calcext:value-type="float">
            <text:p>1443142934.551</text:p>
          </table:table-cell>
          <table:table-cell table:formula="of:=[.G252]-[.$B$2]" office:value-type="float" office:value="34.5507895946503" calcext:value-type="float">
            <text:p>34.5507895947</text:p>
          </table:table-cell>
          <table:table-cell table:formula="of:=[.C252]/([.H252]-[.H251])" office:value-type="float" office:value="92132.3353158357" calcext:value-type="float">
            <text:p>92132.3353158357</text:p>
          </table:table-cell>
          <table:table-cell table:formula="of:=[.G252]-[.$B252]" office:value-type="float" office:value="9.82406687736511" calcext:value-type="float">
            <text:p>9.824066877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2924.77164" calcext:value-type="float">
            <text:p>1443142924.77164</text:p>
          </table:table-cell>
          <table:table-cell office:value-type="float" office:value="4480" calcext:value-type="float">
            <text:p>4480</text:p>
          </table:table-cell>
          <table:table-cell table:formula="of:=[.B253]-[.$B$2]" office:value-type="float" office:value="24.7714374065399" calcext:value-type="float">
            <text:p>24.7714374065</text:p>
          </table:table-cell>
          <table:table-cell table:formula="of:=[.C253]/([.D253]-[.D252])" office:value-type="float" office:value="100190.789082203" calcext:value-type="float">
            <text:p>100190.789082203</text:p>
          </table:table-cell>
          <table:table-cell/>
          <table:table-cell office:value-type="float" office:value="1443142934.59975" calcext:value-type="float">
            <text:p>1443142934.59975</text:p>
          </table:table-cell>
          <table:table-cell table:formula="of:=[.G253]-[.$B$2]" office:value-type="float" office:value="34.5995421409607" calcext:value-type="float">
            <text:p>34.599542141</text:p>
          </table:table-cell>
          <table:table-cell table:formula="of:=[.C253]/([.H253]-[.H252])" office:value-type="float" office:value="91892.6361604632" calcext:value-type="float">
            <text:p>91892.6361604632</text:p>
          </table:table-cell>
          <table:table-cell table:formula="of:=[.G253]-[.$B253]" office:value-type="float" office:value="9.82810473442078" calcext:value-type="float">
            <text:p>9.828104734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2924.81635" calcext:value-type="float">
            <text:p>1443142924.81635</text:p>
          </table:table-cell>
          <table:table-cell office:value-type="float" office:value="4480" calcext:value-type="float">
            <text:p>4480</text:p>
          </table:table-cell>
          <table:table-cell table:formula="of:=[.B254]-[.$B$2]" office:value-type="float" office:value="24.8161480426788" calcext:value-type="float">
            <text:p>24.8161480427</text:p>
          </table:table-cell>
          <table:table-cell table:formula="of:=[.C254]/([.D254]-[.D253])" office:value-type="float" office:value="100199.871593878" calcext:value-type="float">
            <text:p>100199.871593878</text:p>
          </table:table-cell>
          <table:table-cell/>
          <table:table-cell office:value-type="float" office:value="1443142934.64863" calcext:value-type="float">
            <text:p>1443142934.64863</text:p>
          </table:table-cell>
          <table:table-cell table:formula="of:=[.G254]-[.$B$2]" office:value-type="float" office:value="34.6484215259552" calcext:value-type="float">
            <text:p>34.648421526</text:p>
          </table:table-cell>
          <table:table-cell table:formula="of:=[.C254]/([.H254]-[.H253])" office:value-type="float" office:value="91654.1810111455" calcext:value-type="float">
            <text:p>91654.1810111455</text:p>
          </table:table-cell>
          <table:table-cell table:formula="of:=[.G254]-[.$B254]" office:value-type="float" office:value="9.83227348327637" calcext:value-type="float">
            <text:p>9.832273483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2924.86107" calcext:value-type="float">
            <text:p>1443142924.86107</text:p>
          </table:table-cell>
          <table:table-cell office:value-type="float" office:value="4480" calcext:value-type="float">
            <text:p>4480</text:p>
          </table:table-cell>
          <table:table-cell table:formula="of:=[.B255]-[.$B$2]" office:value-type="float" office:value="24.8608593940735" calcext:value-type="float">
            <text:p>24.8608593941</text:p>
          </table:table-cell>
          <table:table-cell table:formula="of:=[.C255]/([.D255]-[.D254])" office:value-type="float" office:value="100198.268678046" calcext:value-type="float">
            <text:p>100198.268678046</text:p>
          </table:table-cell>
          <table:table-cell/>
          <table:table-cell office:value-type="float" office:value="1443142934.69738" calcext:value-type="float">
            <text:p>1443142934.69738</text:p>
          </table:table-cell>
          <table:table-cell table:formula="of:=[.G255]-[.$B$2]" office:value-type="float" office:value="34.6971786022186" calcext:value-type="float">
            <text:p>34.6971786022</text:p>
          </table:table-cell>
          <table:table-cell table:formula="of:=[.C255]/([.H255]-[.H254])" office:value-type="float" office:value="91884.0985418236" calcext:value-type="float">
            <text:p>91884.0985418236</text:p>
          </table:table-cell>
          <table:table-cell table:formula="of:=[.G255]-[.$B255]" office:value-type="float" office:value="9.83631920814514" calcext:value-type="float">
            <text:p>9.8363192081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2924.90579" calcext:value-type="float">
            <text:p>1443142924.90579</text:p>
          </table:table-cell>
          <table:table-cell office:value-type="float" office:value="4480" calcext:value-type="float">
            <text:p>4480</text:p>
          </table:table-cell>
          <table:table-cell table:formula="of:=[.B256]-[.$B$2]" office:value-type="float" office:value="24.9055831432343" calcext:value-type="float">
            <text:p>24.9055831432</text:p>
          </table:table-cell>
          <table:table-cell table:formula="of:=[.C256]/([.D256]-[.D255])" office:value-type="float" office:value="100170.492949863" calcext:value-type="float">
            <text:p>100170.492949863</text:p>
          </table:table-cell>
          <table:table-cell/>
          <table:table-cell office:value-type="float" office:value="1443142934.74605" calcext:value-type="float">
            <text:p>1443142934.74605</text:p>
          </table:table-cell>
          <table:table-cell table:formula="of:=[.G256]-[.$B$2]" office:value-type="float" office:value="34.7458479404449" calcext:value-type="float">
            <text:p>34.7458479404</text:p>
          </table:table-cell>
          <table:table-cell table:formula="of:=[.C256]/([.H256]-[.H255])" office:value-type="float" office:value="92049.7414443454" calcext:value-type="float">
            <text:p>92049.7414443454</text:p>
          </table:table-cell>
          <table:table-cell table:formula="of:=[.G256]-[.$B256]" office:value-type="float" office:value="9.84026479721069" calcext:value-type="float">
            <text:p>9.84026479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2924.9505" calcext:value-type="float">
            <text:p>1443142924.9505</text:p>
          </table:table-cell>
          <table:table-cell office:value-type="float" office:value="4480" calcext:value-type="float">
            <text:p>4480</text:p>
          </table:table-cell>
          <table:table-cell table:formula="of:=[.B257]-[.$B$2]" office:value-type="float" office:value="24.9502937793732" calcext:value-type="float">
            <text:p>24.9502937794</text:p>
          </table:table-cell>
          <table:table-cell table:formula="of:=[.C257]/([.D257]-[.D256])" office:value-type="float" office:value="100199.871593878" calcext:value-type="float">
            <text:p>100199.871593878</text:p>
          </table:table-cell>
          <table:table-cell/>
          <table:table-cell office:value-type="float" office:value="1443142934.79479" calcext:value-type="float">
            <text:p>1443142934.79479</text:p>
          </table:table-cell>
          <table:table-cell table:formula="of:=[.G257]-[.$B$2]" office:value-type="float" office:value="34.7945799827576" calcext:value-type="float">
            <text:p>34.7945799828</text:p>
          </table:table-cell>
          <table:table-cell table:formula="of:=[.C257]/([.H257]-[.H256])" office:value-type="float" office:value="91931.2999701561" calcext:value-type="float">
            <text:p>91931.2999701561</text:p>
          </table:table-cell>
          <table:table-cell table:formula="of:=[.G257]-[.$B257]" office:value-type="float" office:value="9.8442862033844" calcext:value-type="float">
            <text:p>9.844286203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2924.99524" calcext:value-type="float">
            <text:p>1443142924.99524</text:p>
          </table:table-cell>
          <table:table-cell office:value-type="float" office:value="4480" calcext:value-type="float">
            <text:p>4480</text:p>
          </table:table-cell>
          <table:table-cell table:formula="of:=[.B258]-[.$B$2]" office:value-type="float" office:value="24.9950356483459" calcext:value-type="float">
            <text:p>24.9950356483</text:p>
          </table:table-cell>
          <table:table-cell table:formula="of:=[.C258]/([.D258]-[.D257])" office:value-type="float" office:value="100129.925344105" calcext:value-type="float">
            <text:p>100129.925344105</text:p>
          </table:table-cell>
          <table:table-cell/>
          <table:table-cell office:value-type="float" office:value="1443142934.84355" calcext:value-type="float">
            <text:p>1443142934.84355</text:p>
          </table:table-cell>
          <table:table-cell table:formula="of:=[.G258]-[.$B$2]" office:value-type="float" office:value="34.8433432579041" calcext:value-type="float">
            <text:p>34.8433432579</text:p>
          </table:table-cell>
          <table:table-cell table:formula="of:=[.C258]/([.H258]-[.H257])" office:value-type="float" office:value="91872.4180552296" calcext:value-type="float">
            <text:p>91872.4180552296</text:p>
          </table:table-cell>
          <table:table-cell table:formula="of:=[.G258]-[.$B258]" office:value-type="float" office:value="9.84830760955811" calcext:value-type="float">
            <text:p>9.848307609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2925.03825" calcext:value-type="float">
            <text:p>1443142925.03825</text:p>
          </table:table-cell>
          <table:table-cell office:value-type="float" office:value="4480" calcext:value-type="float">
            <text:p>4480</text:p>
          </table:table-cell>
          <table:table-cell table:formula="of:=[.B259]-[.$B$2]" office:value-type="float" office:value="25.0380463600159" calcext:value-type="float">
            <text:p>25.03804636</text:p>
          </table:table-cell>
          <table:table-cell table:formula="of:=[.C259]/([.D259]-[.D258])" office:value-type="float" office:value="104160.099334812" calcext:value-type="float">
            <text:p>104160.099334812</text:p>
          </table:table-cell>
          <table:table-cell/>
          <table:table-cell office:value-type="float" office:value="1443142934.89236" calcext:value-type="float">
            <text:p>1443142934.89236</text:p>
          </table:table-cell>
          <table:table-cell table:formula="of:=[.G259]-[.$B$2]" office:value-type="float" office:value="34.8921544551849" calcext:value-type="float">
            <text:p>34.8921544552</text:p>
          </table:table-cell>
          <table:table-cell table:formula="of:=[.C259]/([.H259]-[.H258])" office:value-type="float" office:value="91782.2190310117" calcext:value-type="float">
            <text:p>91782.2190310117</text:p>
          </table:table-cell>
          <table:table-cell table:formula="of:=[.G259]-[.$B259]" office:value-type="float" office:value="9.85410809516907" calcext:value-type="float">
            <text:p>9.854108095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2925.08105" calcext:value-type="float">
            <text:p>1443142925.08105</text:p>
          </table:table-cell>
          <table:table-cell office:value-type="float" office:value="4480" calcext:value-type="float">
            <text:p>4480</text:p>
          </table:table-cell>
          <table:table-cell table:formula="of:=[.B260]-[.$B$2]" office:value-type="float" office:value="25.0808455944061" calcext:value-type="float">
            <text:p>25.0808455944</text:p>
          </table:table-cell>
          <table:table-cell table:formula="of:=[.C260]/([.D260]-[.D259])" office:value-type="float" office:value="104674.769626712" calcext:value-type="float">
            <text:p>104674.769626712</text:p>
          </table:table-cell>
          <table:table-cell/>
          <table:table-cell office:value-type="float" office:value="1443142934.94108" calcext:value-type="float">
            <text:p>1443142934.94108</text:p>
          </table:table-cell>
          <table:table-cell table:formula="of:=[.G260]-[.$B$2]" office:value-type="float" office:value="34.9408750534058" calcext:value-type="float">
            <text:p>34.9408750534</text:p>
          </table:table-cell>
          <table:table-cell table:formula="of:=[.C260]/([.H260]-[.H259])" office:value-type="float" office:value="91952.8939216732" calcext:value-type="float">
            <text:p>91952.8939216732</text:p>
          </table:table-cell>
          <table:table-cell table:formula="of:=[.G260]-[.$B260]" office:value-type="float" office:value="9.86002945899963" calcext:value-type="float">
            <text:p>9.86002945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2925.12387" calcext:value-type="float">
            <text:p>1443142925.12387</text:p>
          </table:table-cell>
          <table:table-cell office:value-type="float" office:value="4480" calcext:value-type="float">
            <text:p>4480</text:p>
          </table:table-cell>
          <table:table-cell table:formula="of:=[.B261]-[.$B$2]" office:value-type="float" office:value="25.1236610412598" calcext:value-type="float">
            <text:p>25.1236610413</text:p>
          </table:table-cell>
          <table:table-cell table:formula="of:=[.C261]/([.D261]-[.D260])" office:value-type="float" office:value="104635.1335609" calcext:value-type="float">
            <text:p>104635.1335609</text:p>
          </table:table-cell>
          <table:table-cell/>
          <table:table-cell office:value-type="float" office:value="1443142934.98979" calcext:value-type="float">
            <text:p>1443142934.98979</text:p>
          </table:table-cell>
          <table:table-cell table:formula="of:=[.G261]-[.$B$2]" office:value-type="float" office:value="34.9895868301392" calcext:value-type="float">
            <text:p>34.9895868301</text:p>
          </table:table-cell>
          <table:table-cell table:formula="of:=[.C261]/([.H261]-[.H260])" office:value-type="float" office:value="91969.5461842672" calcext:value-type="float">
            <text:p>91969.5461842672</text:p>
          </table:table-cell>
          <table:table-cell table:formula="of:=[.G261]-[.$B261]" office:value-type="float" office:value="9.86592578887939" calcext:value-type="float">
            <text:p>9.865925788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2925.16667" calcext:value-type="float">
            <text:p>1443142925.16667</text:p>
          </table:table-cell>
          <table:table-cell office:value-type="float" office:value="4480" calcext:value-type="float">
            <text:p>4480</text:p>
          </table:table-cell>
          <table:table-cell table:formula="of:=[.B262]-[.$B$2]" office:value-type="float" office:value="25.1664612293243" calcext:value-type="float">
            <text:p>25.1664612293</text:p>
          </table:table-cell>
          <table:table-cell table:formula="of:=[.C262]/([.D262]-[.D261])" office:value-type="float" office:value="104672.437262209" calcext:value-type="float">
            <text:p>104672.437262209</text:p>
          </table:table-cell>
          <table:table-cell/>
          <table:table-cell office:value-type="float" office:value="1443142935.03864" calcext:value-type="float">
            <text:p>1443142935.03864</text:p>
          </table:table-cell>
          <table:table-cell table:formula="of:=[.G262]-[.$B$2]" office:value-type="float" office:value="35.0384311676025" calcext:value-type="float">
            <text:p>35.0384311676</text:p>
          </table:table-cell>
          <table:table-cell table:formula="of:=[.C262]/([.H262]-[.H261])" office:value-type="float" office:value="91719.9461116426" calcext:value-type="float">
            <text:p>91719.9461116426</text:p>
          </table:table-cell>
          <table:table-cell table:formula="of:=[.G262]-[.$B262]" office:value-type="float" office:value="9.8719699382782" calcext:value-type="float">
            <text:p>9.871969938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2925.20951" calcext:value-type="float">
            <text:p>1443142925.20951</text:p>
          </table:table-cell>
          <table:table-cell office:value-type="float" office:value="4480" calcext:value-type="float">
            <text:p>4480</text:p>
          </table:table-cell>
          <table:table-cell table:formula="of:=[.B263]-[.$B$2]" office:value-type="float" office:value="25.2092998027801" calcext:value-type="float">
            <text:p>25.2092998028</text:p>
          </table:table-cell>
          <table:table-cell table:formula="of:=[.C263]/([.D263]-[.D262])" office:value-type="float" office:value="104578.645799708" calcext:value-type="float">
            <text:p>104578.645799708</text:p>
          </table:table-cell>
          <table:table-cell/>
          <table:table-cell office:value-type="float" office:value="1443142935.05226" calcext:value-type="float">
            <text:p>1443142935.05226</text:p>
          </table:table-cell>
          <table:table-cell table:formula="of:=[.G263]-[.$B$2]" office:value-type="float" office:value="35.0520589351654" calcext:value-type="float">
            <text:p>35.0520589352</text:p>
          </table:table-cell>
          <table:table-cell table:formula="of:=[.C263]/([.H263]-[.H262])" office:value-type="float" office:value="328740.56439056" calcext:value-type="float">
            <text:p>328740.56439056</text:p>
          </table:table-cell>
          <table:table-cell table:formula="of:=[.G263]-[.$B263]" office:value-type="float" office:value="9.84275913238525" calcext:value-type="float">
            <text:p>9.842759132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2925.25231" calcext:value-type="float">
            <text:p>1443142925.25231</text:p>
          </table:table-cell>
          <table:table-cell office:value-type="float" office:value="4480" calcext:value-type="float">
            <text:p>4480</text:p>
          </table:table-cell>
          <table:table-cell table:formula="of:=[.B264]-[.$B$2]" office:value-type="float" office:value="25.2521018981934" calcext:value-type="float">
            <text:p>25.2521018982</text:p>
          </table:table-cell>
          <table:table-cell table:formula="of:=[.C264]/([.D264]-[.D263])" office:value-type="float" office:value="104667.772845008" calcext:value-type="float">
            <text:p>104667.772845008</text:p>
          </table:table-cell>
          <table:table-cell/>
          <table:table-cell office:value-type="float" office:value="1443142935.0659" calcext:value-type="float">
            <text:p>1443142935.0659</text:p>
          </table:table-cell>
          <table:table-cell table:formula="of:=[.G264]-[.$B$2]" office:value-type="float" office:value="35.0656929016113" calcext:value-type="float">
            <text:p>35.0656929016</text:p>
          </table:table-cell>
          <table:table-cell table:formula="of:=[.C264]/([.H264]-[.H263])" office:value-type="float" office:value="328591.097665472" calcext:value-type="float">
            <text:p>328591.097665472</text:p>
          </table:table-cell>
          <table:table-cell table:formula="of:=[.G264]-[.$B264]" office:value-type="float" office:value="9.81359100341797" calcext:value-type="float">
            <text:p>9.813591003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2925.2951" calcext:value-type="float">
            <text:p>1443142925.2951</text:p>
          </table:table-cell>
          <table:table-cell office:value-type="float" office:value="4480" calcext:value-type="float">
            <text:p>4480</text:p>
          </table:table-cell>
          <table:table-cell table:formula="of:=[.B265]-[.$B$2]" office:value-type="float" office:value="25.2948911190033" calcext:value-type="float">
            <text:p>25.294891119</text:p>
          </table:table-cell>
          <table:table-cell table:formula="of:=[.C265]/([.D265]-[.D264])" office:value-type="float" office:value="104699.265730954" calcext:value-type="float">
            <text:p>104699.265730954</text:p>
          </table:table-cell>
          <table:table-cell/>
          <table:table-cell office:value-type="float" office:value="1443142935.09021" calcext:value-type="float">
            <text:p>1443142935.09021</text:p>
          </table:table-cell>
          <table:table-cell table:formula="of:=[.G265]-[.$B$2]" office:value-type="float" office:value="35.0899994373322" calcext:value-type="float">
            <text:p>35.0899994373</text:p>
          </table:table-cell>
          <table:table-cell table:formula="of:=[.C265]/([.H265]-[.H264])" office:value-type="float" office:value="184312.567264024" calcext:value-type="float">
            <text:p>184312.567264024</text:p>
          </table:table-cell>
          <table:table-cell table:formula="of:=[.G265]-[.$B265]" office:value-type="float" office:value="9.79510831832886" calcext:value-type="float">
            <text:p>9.795108318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2925.33791" calcext:value-type="float">
            <text:p>1443142925.33791</text:p>
          </table:table-cell>
          <table:table-cell office:value-type="float" office:value="4480" calcext:value-type="float">
            <text:p>4480</text:p>
          </table:table-cell>
          <table:table-cell table:formula="of:=[.B266]-[.$B$2]" office:value-type="float" office:value="25.3376994132996" calcext:value-type="float">
            <text:p>25.3376994133</text:p>
          </table:table-cell>
          <table:table-cell table:formula="of:=[.C266]/([.D266]-[.D265])" office:value-type="float" office:value="104652.616359697" calcext:value-type="float">
            <text:p>104652.616359697</text:p>
          </table:table-cell>
          <table:table-cell/>
          <table:table-cell office:value-type="float" office:value="1443142935.13009" calcext:value-type="float">
            <text:p>1443142935.13009</text:p>
          </table:table-cell>
          <table:table-cell table:formula="of:=[.G266]-[.$B$2]" office:value-type="float" office:value="35.1298854351044" calcext:value-type="float">
            <text:p>35.1298854351</text:p>
          </table:table-cell>
          <table:table-cell table:formula="of:=[.C266]/([.H266]-[.H265])" office:value-type="float" office:value="112320.118593614" calcext:value-type="float">
            <text:p>112320.118593614</text:p>
          </table:table-cell>
          <table:table-cell table:formula="of:=[.G266]-[.$B266]" office:value-type="float" office:value="9.79218602180481" calcext:value-type="float">
            <text:p>9.792186021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2925.38071" calcext:value-type="float">
            <text:p>1443142925.38071</text:p>
          </table:table-cell>
          <table:table-cell office:value-type="float" office:value="4480" calcext:value-type="float">
            <text:p>4480</text:p>
          </table:table-cell>
          <table:table-cell table:formula="of:=[.B267]-[.$B$2]" office:value-type="float" office:value="25.3805077075958" calcext:value-type="float">
            <text:p>25.3805077076</text:p>
          </table:table-cell>
          <table:table-cell table:formula="of:=[.C267]/([.D267]-[.D266])" office:value-type="float" office:value="104652.616359697" calcext:value-type="float">
            <text:p>104652.616359697</text:p>
          </table:table-cell>
          <table:table-cell/>
          <table:table-cell office:value-type="float" office:value="1443142935.17001" calcext:value-type="float">
            <text:p>1443142935.17001</text:p>
          </table:table-cell>
          <table:table-cell table:formula="of:=[.G267]-[.$B$2]" office:value-type="float" office:value="35.1698064804077" calcext:value-type="float">
            <text:p>35.1698064804</text:p>
          </table:table-cell>
          <table:table-cell table:formula="of:=[.C267]/([.H267]-[.H266])" office:value-type="float" office:value="112221.510382762" calcext:value-type="float">
            <text:p>112221.510382762</text:p>
          </table:table-cell>
          <table:table-cell table:formula="of:=[.G267]-[.$B267]" office:value-type="float" office:value="9.78929877281189" calcext:value-type="float">
            <text:p>9.789298772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2925.42357" calcext:value-type="float">
            <text:p>1443142925.42357</text:p>
          </table:table-cell>
          <table:table-cell office:value-type="float" office:value="4480" calcext:value-type="float">
            <text:p>4480</text:p>
          </table:table-cell>
          <table:table-cell table:formula="of:=[.B268]-[.$B$2]" office:value-type="float" office:value="25.423362493515" calcext:value-type="float">
            <text:p>25.4233624935</text:p>
          </table:table-cell>
          <table:table-cell table:formula="of:=[.C268]/([.D268]-[.D267])" office:value-type="float" office:value="104539.082483059" calcext:value-type="float">
            <text:p>104539.082483059</text:p>
          </table:table-cell>
          <table:table-cell/>
          <table:table-cell office:value-type="float" office:value="1443142935.2099" calcext:value-type="float">
            <text:p>1443142935.2099</text:p>
          </table:table-cell>
          <table:table-cell table:formula="of:=[.G268]-[.$B$2]" office:value-type="float" office:value="35.2096948623657" calcext:value-type="float">
            <text:p>35.2096948624</text:p>
          </table:table-cell>
          <table:table-cell table:formula="of:=[.C268]/([.H268]-[.H267])" office:value-type="float" office:value="112313.405059054" calcext:value-type="float">
            <text:p>112313.405059054</text:p>
          </table:table-cell>
          <table:table-cell table:formula="of:=[.G268]-[.$B268]" office:value-type="float" office:value="9.78633236885071" calcext:value-type="float">
            <text:p>9.786332368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2925.46639" calcext:value-type="float">
            <text:p>1443142925.46639</text:p>
          </table:table-cell>
          <table:table-cell office:value-type="float" office:value="4480" calcext:value-type="float">
            <text:p>4480</text:p>
          </table:table-cell>
          <table:table-cell table:formula="of:=[.B269]-[.$B$2]" office:value-type="float" office:value="25.4661881923676" calcext:value-type="float">
            <text:p>25.4661881924</text:p>
          </table:table-cell>
          <table:table-cell table:formula="of:=[.C269]/([.D269]-[.D268])" office:value-type="float" office:value="104610.085066584" calcext:value-type="float">
            <text:p>104610.085066584</text:p>
          </table:table-cell>
          <table:table-cell/>
          <table:table-cell office:value-type="float" office:value="1443142935.2498" calcext:value-type="float">
            <text:p>1443142935.2498</text:p>
          </table:table-cell>
          <table:table-cell table:formula="of:=[.G269]-[.$B$2]" office:value-type="float" office:value="35.2495892047882" calcext:value-type="float">
            <text:p>35.2495892048</text:p>
          </table:table-cell>
          <table:table-cell table:formula="of:=[.C269]/([.H269]-[.H268])" office:value-type="float" office:value="112296.62473331" calcext:value-type="float">
            <text:p>112296.62473331</text:p>
          </table:table-cell>
          <table:table-cell table:formula="of:=[.G269]-[.$B269]" office:value-type="float" office:value="9.78340101242065" calcext:value-type="float">
            <text:p>9.783401012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2925.50924" calcext:value-type="float">
            <text:p>1443142925.50924</text:p>
          </table:table-cell>
          <table:table-cell office:value-type="float" office:value="4480" calcext:value-type="float">
            <text:p>4480</text:p>
          </table:table-cell>
          <table:table-cell table:formula="of:=[.B270]-[.$B$2]" office:value-type="float" office:value="25.5090353488922" calcext:value-type="float">
            <text:p>25.5090353489</text:p>
          </table:table-cell>
          <table:table-cell table:formula="of:=[.C270]/([.D270]-[.D269])" office:value-type="float" office:value="104557.696784892" calcext:value-type="float">
            <text:p>104557.696784892</text:p>
          </table:table-cell>
          <table:table-cell/>
          <table:table-cell office:value-type="float" office:value="1443142935.28968" calcext:value-type="float">
            <text:p>1443142935.28968</text:p>
          </table:table-cell>
          <table:table-cell table:formula="of:=[.G270]-[.$B$2]" office:value-type="float" office:value="35.2894711494446" calcext:value-type="float">
            <text:p>35.2894711494</text:p>
          </table:table-cell>
          <table:table-cell table:formula="of:=[.C270]/([.H270]-[.H269])" office:value-type="float" office:value="112331.533444526" calcext:value-type="float">
            <text:p>112331.533444526</text:p>
          </table:table-cell>
          <table:table-cell table:formula="of:=[.G270]-[.$B270]" office:value-type="float" office:value="9.78043580055237" calcext:value-type="float">
            <text:p>9.78043580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2925.55205" calcext:value-type="float">
            <text:p>1443142925.55205</text:p>
          </table:table-cell>
          <table:table-cell office:value-type="float" office:value="4480" calcext:value-type="float">
            <text:p>4480</text:p>
          </table:table-cell>
          <table:table-cell table:formula="of:=[.B271]-[.$B$2]" office:value-type="float" office:value="25.5518441200256" calcext:value-type="float">
            <text:p>25.55184412</text:p>
          </table:table-cell>
          <table:table-cell table:formula="of:=[.C271]/([.D271]-[.D270])" office:value-type="float" office:value="104651.450658023" calcext:value-type="float">
            <text:p>104651.450658023</text:p>
          </table:table-cell>
          <table:table-cell/>
          <table:table-cell office:value-type="float" office:value="1443142935.32956" calcext:value-type="float">
            <text:p>1443142935.32956</text:p>
          </table:table-cell>
          <table:table-cell table:formula="of:=[.G271]-[.$B$2]" office:value-type="float" office:value="35.3293557167053" calcext:value-type="float">
            <text:p>35.3293557167</text:p>
          </table:table-cell>
          <table:table-cell table:formula="of:=[.C271]/([.H271]-[.H270])" office:value-type="float" office:value="112324.147099613" calcext:value-type="float">
            <text:p>112324.147099613</text:p>
          </table:table-cell>
          <table:table-cell table:formula="of:=[.G271]-[.$B271]" office:value-type="float" office:value="9.77751159667969" calcext:value-type="float">
            <text:p>9.777511596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2925.59485" calcext:value-type="float">
            <text:p>1443142925.59485</text:p>
          </table:table-cell>
          <table:table-cell office:value-type="float" office:value="4480" calcext:value-type="float">
            <text:p>4480</text:p>
          </table:table-cell>
          <table:table-cell table:formula="of:=[.B272]-[.$B$2]" office:value-type="float" office:value="25.594643831253" calcext:value-type="float">
            <text:p>25.5946438313</text:p>
          </table:table-cell>
          <table:table-cell table:formula="of:=[.C272]/([.D272]-[.D271])" office:value-type="float" office:value="104673.603431468" calcext:value-type="float">
            <text:p>104673.603431468</text:p>
          </table:table-cell>
          <table:table-cell/>
          <table:table-cell office:value-type="float" office:value="1443142935.36945" calcext:value-type="float">
            <text:p>1443142935.36945</text:p>
          </table:table-cell>
          <table:table-cell table:formula="of:=[.G272]-[.$B$2]" office:value-type="float" office:value="35.3692436218262" calcext:value-type="float">
            <text:p>35.3692436218</text:p>
          </table:table-cell>
          <table:table-cell table:formula="of:=[.C272]/([.H272]-[.H271])" office:value-type="float" office:value="112314.747701761" calcext:value-type="float">
            <text:p>112314.747701761</text:p>
          </table:table-cell>
          <table:table-cell table:formula="of:=[.G272]-[.$B272]" office:value-type="float" office:value="9.77459979057312" calcext:value-type="float">
            <text:p>9.774599790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2925.63765" calcext:value-type="float">
            <text:p>1443142925.63765</text:p>
          </table:table-cell>
          <table:table-cell office:value-type="float" office:value="4480" calcext:value-type="float">
            <text:p>4480</text:p>
          </table:table-cell>
          <table:table-cell table:formula="of:=[.B273]-[.$B$2]" office:value-type="float" office:value="25.6374447345734" calcext:value-type="float">
            <text:p>25.6374447346</text:p>
          </table:table-cell>
          <table:table-cell table:formula="of:=[.C273]/([.D273]-[.D272])" office:value-type="float" office:value="104670.688057041" calcext:value-type="float">
            <text:p>104670.688057041</text:p>
          </table:table-cell>
          <table:table-cell/>
          <table:table-cell office:value-type="float" office:value="1443142935.40934" calcext:value-type="float">
            <text:p>1443142935.40934</text:p>
          </table:table-cell>
          <table:table-cell table:formula="of:=[.G273]-[.$B$2]" office:value-type="float" office:value="35.4091384410858" calcext:value-type="float">
            <text:p>35.4091384411</text:p>
          </table:table-cell>
          <table:table-cell table:formula="of:=[.C273]/([.H273]-[.H272])" office:value-type="float" office:value="112295.28252386" calcext:value-type="float">
            <text:p>112295.28252386</text:p>
          </table:table-cell>
          <table:table-cell table:formula="of:=[.G273]-[.$B273]" office:value-type="float" office:value="9.77169370651245" calcext:value-type="float">
            <text:p>9.771693706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2925.68045" calcext:value-type="float">
            <text:p>1443142925.68045</text:p>
          </table:table-cell>
          <table:table-cell office:value-type="float" office:value="4480" calcext:value-type="float">
            <text:p>4480</text:p>
          </table:table-cell>
          <table:table-cell table:formula="of:=[.B274]-[.$B$2]" office:value-type="float" office:value="25.6802458763123" calcext:value-type="float">
            <text:p>25.6802458763</text:p>
          </table:table-cell>
          <table:table-cell table:formula="of:=[.C274]/([.D274]-[.D273])" office:value-type="float" office:value="104670.105001643" calcext:value-type="float">
            <text:p>104670.105001643</text:p>
          </table:table-cell>
          <table:table-cell/>
          <table:table-cell office:value-type="float" office:value="1443142935.44923" calcext:value-type="float">
            <text:p>1443142935.44923</text:p>
          </table:table-cell>
          <table:table-cell table:formula="of:=[.G274]-[.$B$2]" office:value-type="float" office:value="35.4490232467651" calcext:value-type="float">
            <text:p>35.4490232468</text:p>
          </table:table-cell>
          <table:table-cell table:formula="of:=[.C274]/([.H274]-[.H273])" office:value-type="float" office:value="112323.475661879" calcext:value-type="float">
            <text:p>112323.475661879</text:p>
          </table:table-cell>
          <table:table-cell table:formula="of:=[.G274]-[.$B274]" office:value-type="float" office:value="9.76877737045288" calcext:value-type="float">
            <text:p>9.7687773705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2925.72325" calcext:value-type="float">
            <text:p>1443142925.72325</text:p>
          </table:table-cell>
          <table:table-cell office:value-type="float" office:value="4480" calcext:value-type="float">
            <text:p>4480</text:p>
          </table:table-cell>
          <table:table-cell table:formula="of:=[.B275]-[.$B$2]" office:value-type="float" office:value="25.7230446338654" calcext:value-type="float">
            <text:p>25.7230446339</text:p>
          </table:table-cell>
          <table:table-cell table:formula="of:=[.C275]/([.D275]-[.D274])" office:value-type="float" office:value="104675.935847942" calcext:value-type="float">
            <text:p>104675.935847942</text:p>
          </table:table-cell>
          <table:table-cell/>
          <table:table-cell office:value-type="float" office:value="1443142935.48912" calcext:value-type="float">
            <text:p>1443142935.48912</text:p>
          </table:table-cell>
          <table:table-cell table:formula="of:=[.G275]-[.$B$2]" office:value-type="float" office:value="35.4889185428619" calcext:value-type="float">
            <text:p>35.4889185429</text:p>
          </table:table-cell>
          <table:table-cell table:formula="of:=[.C275]/([.H275]-[.H274])" office:value-type="float" office:value="112293.940346495" calcext:value-type="float">
            <text:p>112293.940346495</text:p>
          </table:table-cell>
          <table:table-cell table:formula="of:=[.G275]-[.$B275]" office:value-type="float" office:value="9.76587390899658" calcext:value-type="float">
            <text:p>9.76587390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2925.76604" calcext:value-type="float">
            <text:p>1443142925.76604</text:p>
          </table:table-cell>
          <table:table-cell office:value-type="float" office:value="4480" calcext:value-type="float">
            <text:p>4480</text:p>
          </table:table-cell>
          <table:table-cell table:formula="of:=[.B276]-[.$B$2]" office:value-type="float" office:value="25.7658333778381" calcext:value-type="float">
            <text:p>25.7658333778</text:p>
          </table:table-cell>
          <table:table-cell table:formula="of:=[.C276]/([.D276]-[.D275])" office:value-type="float" office:value="104700.432498092" calcext:value-type="float">
            <text:p>104700.432498092</text:p>
          </table:table-cell>
          <table:table-cell/>
          <table:table-cell office:value-type="float" office:value="1443142935.52902" calcext:value-type="float">
            <text:p>1443142935.52902</text:p>
          </table:table-cell>
          <table:table-cell table:formula="of:=[.G276]-[.$B$2]" office:value-type="float" office:value="35.5288133621216" calcext:value-type="float">
            <text:p>35.5288133621</text:p>
          </table:table-cell>
          <table:table-cell table:formula="of:=[.C276]/([.H276]-[.H275])" office:value-type="float" office:value="112295.28252386" calcext:value-type="float">
            <text:p>112295.28252386</text:p>
          </table:table-cell>
          <table:table-cell table:formula="of:=[.G276]-[.$B276]" office:value-type="float" office:value="9.76297998428345" calcext:value-type="float">
            <text:p>9.762979984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2925.80884" calcext:value-type="float">
            <text:p>1443142925.80884</text:p>
          </table:table-cell>
          <table:table-cell office:value-type="float" office:value="4480" calcext:value-type="float">
            <text:p>4480</text:p>
          </table:table-cell>
          <table:table-cell table:formula="of:=[.B277]-[.$B$2]" office:value-type="float" office:value="25.8086333274841" calcext:value-type="float">
            <text:p>25.8086333275</text:p>
          </table:table-cell>
          <table:table-cell table:formula="of:=[.C277]/([.D277]-[.D276])" office:value-type="float" office:value="104673.020343591" calcext:value-type="float">
            <text:p>104673.020343591</text:p>
          </table:table-cell>
          <table:table-cell/>
          <table:table-cell office:value-type="float" office:value="1443142935.56891" calcext:value-type="float">
            <text:p>1443142935.56891</text:p>
          </table:table-cell>
          <table:table-cell table:formula="of:=[.G277]-[.$B$2]" office:value-type="float" office:value="35.5687026977539" calcext:value-type="float">
            <text:p>35.5687026978</text:p>
          </table:table-cell>
          <table:table-cell table:formula="of:=[.C277]/([.H277]-[.H276])" office:value-type="float" office:value="112310.71986994" calcext:value-type="float">
            <text:p>112310.71986994</text:p>
          </table:table-cell>
          <table:table-cell table:formula="of:=[.G277]-[.$B277]" office:value-type="float" office:value="9.76006937026978" calcext:value-type="float">
            <text:p>9.760069370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2925.85164" calcext:value-type="float">
            <text:p>1443142925.85164</text:p>
          </table:table-cell>
          <table:table-cell office:value-type="float" office:value="4480" calcext:value-type="float">
            <text:p>4480</text:p>
          </table:table-cell>
          <table:table-cell table:formula="of:=[.B278]-[.$B$2]" office:value-type="float" office:value="25.8514320850372" calcext:value-type="float">
            <text:p>25.851432085</text:p>
          </table:table-cell>
          <table:table-cell table:formula="of:=[.C278]/([.D278]-[.D277])" office:value-type="float" office:value="104675.935847942" calcext:value-type="float">
            <text:p>104675.935847942</text:p>
          </table:table-cell>
          <table:table-cell/>
          <table:table-cell office:value-type="float" office:value="1443142935.6088" calcext:value-type="float">
            <text:p>1443142935.6088</text:p>
          </table:table-cell>
          <table:table-cell table:formula="of:=[.G278]-[.$B$2]" office:value-type="float" office:value="35.6085975170136" calcext:value-type="float">
            <text:p>35.608597517</text:p>
          </table:table-cell>
          <table:table-cell table:formula="of:=[.C278]/([.H278]-[.H277])" office:value-type="float" office:value="112295.28252386" calcext:value-type="float">
            <text:p>112295.28252386</text:p>
          </table:table-cell>
          <table:table-cell table:formula="of:=[.G278]-[.$B278]" office:value-type="float" office:value="9.75716543197632" calcext:value-type="float">
            <text:p>9.75716543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2925.89449" calcext:value-type="float">
            <text:p>1443142925.89449</text:p>
          </table:table-cell>
          <table:table-cell office:value-type="float" office:value="4480" calcext:value-type="float">
            <text:p>4480</text:p>
          </table:table-cell>
          <table:table-cell table:formula="of:=[.B279]-[.$B$2]" office:value-type="float" office:value="25.8942811489105" calcext:value-type="float">
            <text:p>25.8942811489</text:p>
          </table:table-cell>
          <table:table-cell table:formula="of:=[.C279]/([.D279]-[.D278])" office:value-type="float" office:value="104553.042587997" calcext:value-type="float">
            <text:p>104553.042587997</text:p>
          </table:table-cell>
          <table:table-cell/>
          <table:table-cell office:value-type="float" office:value="1443142935.64874" calcext:value-type="float">
            <text:p>1443142935.64874</text:p>
          </table:table-cell>
          <table:table-cell table:formula="of:=[.G279]-[.$B$2]" office:value-type="float" office:value="35.6485369205475" calcext:value-type="float">
            <text:p>35.6485369205</text:p>
          </table:table-cell>
          <table:table-cell table:formula="of:=[.C279]/([.H279]-[.H278])" office:value-type="float" office:value="112169.927530176" calcext:value-type="float">
            <text:p>112169.927530176</text:p>
          </table:table-cell>
          <table:table-cell table:formula="of:=[.G279]-[.$B279]" office:value-type="float" office:value="9.75425577163696" calcext:value-type="float">
            <text:p>9.754255771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2925.93728" calcext:value-type="float">
            <text:p>1443142925.93728</text:p>
          </table:table-cell>
          <table:table-cell office:value-type="float" office:value="4480" calcext:value-type="float">
            <text:p>4480</text:p>
          </table:table-cell>
          <table:table-cell table:formula="of:=[.B280]-[.$B$2]" office:value-type="float" office:value="25.9370744228363" calcext:value-type="float">
            <text:p>25.9370744228</text:p>
          </table:table-cell>
          <table:table-cell table:formula="of:=[.C280]/([.D280]-[.D279])" office:value-type="float" office:value="104689.349260118" calcext:value-type="float">
            <text:p>104689.349260118</text:p>
          </table:table-cell>
          <table:table-cell/>
          <table:table-cell office:value-type="float" office:value="1443142935.68858" calcext:value-type="float">
            <text:p>1443142935.68858</text:p>
          </table:table-cell>
          <table:table-cell table:formula="of:=[.G280]-[.$B$2]" office:value-type="float" office:value="35.6883738040924" calcext:value-type="float">
            <text:p>35.6883738041</text:p>
          </table:table-cell>
          <table:table-cell table:formula="of:=[.C280]/([.H280]-[.H279])" office:value-type="float" office:value="112458.596188835" calcext:value-type="float">
            <text:p>112458.596188835</text:p>
          </table:table-cell>
          <table:table-cell table:formula="of:=[.G280]-[.$B280]" office:value-type="float" office:value="9.7512993812561" calcext:value-type="float">
            <text:p>9.751299381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2925.98008" calcext:value-type="float">
            <text:p>1443142925.98008</text:p>
          </table:table-cell>
          <table:table-cell office:value-type="float" office:value="4480" calcext:value-type="float">
            <text:p>4480</text:p>
          </table:table-cell>
          <table:table-cell table:formula="of:=[.B281]-[.$B$2]" office:value-type="float" office:value="25.9798784255981" calcext:value-type="float">
            <text:p>25.9798784256</text:p>
          </table:table-cell>
          <table:table-cell table:formula="of:=[.C281]/([.D281]-[.D280])" office:value-type="float" office:value="104663.1088435" calcext:value-type="float">
            <text:p>104663.1088435</text:p>
          </table:table-cell>
          <table:table-cell/>
          <table:table-cell office:value-type="float" office:value="1443142935.72848" calcext:value-type="float">
            <text:p>1443142935.72848</text:p>
          </table:table-cell>
          <table:table-cell table:formula="of:=[.G281]-[.$B$2]" office:value-type="float" office:value="35.7282693386078" calcext:value-type="float">
            <text:p>35.7282693386</text:p>
          </table:table-cell>
          <table:table-cell table:formula="of:=[.C281]/([.H281]-[.H280])" office:value-type="float" office:value="112293.269269844" calcext:value-type="float">
            <text:p>112293.269269844</text:p>
          </table:table-cell>
          <table:table-cell table:formula="of:=[.G281]-[.$B281]" office:value-type="float" office:value="9.74839091300964" calcext:value-type="float">
            <text:p>9.74839091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2926.02186" calcext:value-type="float">
            <text:p>1443142926.02186</text:p>
          </table:table-cell>
          <table:table-cell office:value-type="float" office:value="4480" calcext:value-type="float">
            <text:p>4480</text:p>
          </table:table-cell>
          <table:table-cell table:formula="of:=[.B282]-[.$B$2]" office:value-type="float" office:value="26.0216555595398" calcext:value-type="float">
            <text:p>26.0216555595</text:p>
          </table:table-cell>
          <table:table-cell table:formula="of:=[.C282]/([.D282]-[.D281])" office:value-type="float" office:value="107235.695159394" calcext:value-type="float">
            <text:p>107235.695159394</text:p>
          </table:table-cell>
          <table:table-cell/>
          <table:table-cell office:value-type="float" office:value="1443142935.76837" calcext:value-type="float">
            <text:p>1443142935.76837</text:p>
          </table:table-cell>
          <table:table-cell table:formula="of:=[.G282]-[.$B$2]" office:value-type="float" office:value="35.7681601047516" calcext:value-type="float">
            <text:p>35.7681601048</text:p>
          </table:table-cell>
          <table:table-cell table:formula="of:=[.C282]/([.H282]-[.H281])" office:value-type="float" office:value="112306.692327002" calcext:value-type="float">
            <text:p>112306.692327002</text:p>
          </table:table-cell>
          <table:table-cell table:formula="of:=[.G282]-[.$B282]" office:value-type="float" office:value="9.74650454521179" calcext:value-type="float">
            <text:p>9.746504545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2926.06272" calcext:value-type="float">
            <text:p>1443142926.06272</text:p>
          </table:table-cell>
          <table:table-cell office:value-type="float" office:value="4480" calcext:value-type="float">
            <text:p>4480</text:p>
          </table:table-cell>
          <table:table-cell table:formula="of:=[.B283]-[.$B$2]" office:value-type="float" office:value="26.0625154972076" calcext:value-type="float">
            <text:p>26.0625154972</text:p>
          </table:table-cell>
          <table:table-cell table:formula="of:=[.C283]/([.D283]-[.D282])" office:value-type="float" office:value="109642.849590673" calcext:value-type="float">
            <text:p>109642.849590673</text:p>
          </table:table-cell>
          <table:table-cell/>
          <table:table-cell office:value-type="float" office:value="1443142935.80826" calcext:value-type="float">
            <text:p>1443142935.80826</text:p>
          </table:table-cell>
          <table:table-cell table:formula="of:=[.G283]-[.$B$2]" office:value-type="float" office:value="35.8080525398254" calcext:value-type="float">
            <text:p>35.8080525398</text:p>
          </table:table-cell>
          <table:table-cell table:formula="of:=[.C283]/([.H283]-[.H282])" office:value-type="float" office:value="112301.99389198" calcext:value-type="float">
            <text:p>112301.99389198</text:p>
          </table:table-cell>
          <table:table-cell table:formula="of:=[.G283]-[.$B283]" office:value-type="float" office:value="9.7455370426178" calcext:value-type="float">
            <text:p>9.745537042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2926.1036" calcext:value-type="float">
            <text:p>1443142926.1036</text:p>
          </table:table-cell>
          <table:table-cell office:value-type="float" office:value="4480" calcext:value-type="float">
            <text:p>4480</text:p>
          </table:table-cell>
          <table:table-cell table:formula="of:=[.B284]-[.$B$2]" office:value-type="float" office:value="26.103394985199" calcext:value-type="float">
            <text:p>26.1033949852</text:p>
          </table:table-cell>
          <table:table-cell table:formula="of:=[.C284]/([.D284]-[.D283])" office:value-type="float" office:value="109590.413680079" calcext:value-type="float">
            <text:p>109590.413680079</text:p>
          </table:table-cell>
          <table:table-cell/>
          <table:table-cell office:value-type="float" office:value="1443142935.84816" calcext:value-type="float">
            <text:p>1443142935.84816</text:p>
          </table:table-cell>
          <table:table-cell table:formula="of:=[.G284]-[.$B$2]" office:value-type="float" office:value="35.8479537963867" calcext:value-type="float">
            <text:p>35.8479537964</text:p>
          </table:table-cell>
          <table:table-cell table:formula="of:=[.C284]/([.H284]-[.H283])" office:value-type="float" office:value="112277.165836112" calcext:value-type="float">
            <text:p>112277.165836112</text:p>
          </table:table-cell>
          <table:table-cell table:formula="of:=[.G284]-[.$B284]" office:value-type="float" office:value="9.74455881118774" calcext:value-type="float">
            <text:p>9.744558811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2926.14446" calcext:value-type="float">
            <text:p>1443142926.14446</text:p>
          </table:table-cell>
          <table:table-cell office:value-type="float" office:value="4480" calcext:value-type="float">
            <text:p>4480</text:p>
          </table:table-cell>
          <table:table-cell table:formula="of:=[.B285]-[.$B$2]" office:value-type="float" office:value="26.1442575454712" calcext:value-type="float">
            <text:p>26.1442575455</text:p>
          </table:table-cell>
          <table:table-cell table:formula="of:=[.C285]/([.D285]-[.D284])" office:value-type="float" office:value="109635.812591166" calcext:value-type="float">
            <text:p>109635.812591166</text:p>
          </table:table-cell>
          <table:table-cell/>
          <table:table-cell office:value-type="float" office:value="1443142935.88813" calcext:value-type="float">
            <text:p>1443142935.88813</text:p>
          </table:table-cell>
          <table:table-cell table:formula="of:=[.G285]-[.$B$2]" office:value-type="float" office:value="35.8879244327545" calcext:value-type="float">
            <text:p>35.8879244328</text:p>
          </table:table-cell>
          <table:table-cell table:formula="of:=[.C285]/([.H285]-[.H284])" office:value-type="float" office:value="112082.278570108" calcext:value-type="float">
            <text:p>112082.278570108</text:p>
          </table:table-cell>
          <table:table-cell table:formula="of:=[.G285]-[.$B285]" office:value-type="float" office:value="9.74366688728333" calcext:value-type="float">
            <text:p>9.743666887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2926.18533" calcext:value-type="float">
            <text:p>1443142926.18533</text:p>
          </table:table-cell>
          <table:table-cell office:value-type="float" office:value="4480" calcext:value-type="float">
            <text:p>4480</text:p>
          </table:table-cell>
          <table:table-cell table:formula="of:=[.B286]-[.$B$2]" office:value-type="float" office:value="26.1851196289062" calcext:value-type="float">
            <text:p>26.1851196289</text:p>
          </table:table-cell>
          <table:table-cell table:formula="of:=[.C286]/([.D286]-[.D285])" office:value-type="float" office:value="109637.091978435" calcext:value-type="float">
            <text:p>109637.091978435</text:p>
          </table:table-cell>
          <table:table-cell/>
          <table:table-cell office:value-type="float" office:value="1443142935.92798" calcext:value-type="float">
            <text:p>1443142935.92798</text:p>
          </table:table-cell>
          <table:table-cell table:formula="of:=[.G286]-[.$B$2]" office:value-type="float" office:value="35.9277708530426" calcext:value-type="float">
            <text:p>35.927770853</text:p>
          </table:table-cell>
          <table:table-cell table:formula="of:=[.C286]/([.H286]-[.H285])" office:value-type="float" office:value="112431.680628022" calcext:value-type="float">
            <text:p>112431.680628022</text:p>
          </table:table-cell>
          <table:table-cell table:formula="of:=[.G286]-[.$B286]" office:value-type="float" office:value="9.74265122413635" calcext:value-type="float">
            <text:p>9.742651224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2926.22619" calcext:value-type="float">
            <text:p>1443142926.22619</text:p>
          </table:table-cell>
          <table:table-cell office:value-type="float" office:value="4480" calcext:value-type="float">
            <text:p>4480</text:p>
          </table:table-cell>
          <table:table-cell table:formula="of:=[.B287]-[.$B$2]" office:value-type="float" office:value="26.2259793281555" calcext:value-type="float">
            <text:p>26.2259793282</text:p>
          </table:table-cell>
          <table:table-cell table:formula="of:=[.C287]/([.D287]-[.D286])" office:value-type="float" office:value="109643.489362695" calcext:value-type="float">
            <text:p>109643.489362695</text:p>
          </table:table-cell>
          <table:table-cell/>
          <table:table-cell office:value-type="float" office:value="1443142935.96787" calcext:value-type="float">
            <text:p>1443142935.96787</text:p>
          </table:table-cell>
          <table:table-cell table:formula="of:=[.G287]-[.$B$2]" office:value-type="float" office:value="35.9676640033722" calcext:value-type="float">
            <text:p>35.9676640034</text:p>
          </table:table-cell>
          <table:table-cell table:formula="of:=[.C287]/([.H287]-[.H286])" office:value-type="float" office:value="112299.980397313" calcext:value-type="float">
            <text:p>112299.980397313</text:p>
          </table:table-cell>
          <table:table-cell table:formula="of:=[.G287]-[.$B287]" office:value-type="float" office:value="9.74168467521668" calcext:value-type="float">
            <text:p>9.741684675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2926.26704" calcext:value-type="float">
            <text:p>1443142926.26704</text:p>
          </table:table-cell>
          <table:table-cell office:value-type="float" office:value="4480" calcext:value-type="float">
            <text:p>4480</text:p>
          </table:table-cell>
          <table:table-cell table:formula="of:=[.B288]-[.$B$2]" office:value-type="float" office:value="26.2668387889862" calcext:value-type="float">
            <text:p>26.266838789</text:p>
          </table:table-cell>
          <table:table-cell table:formula="of:=[.C288]/([.D288]-[.D287])" office:value-type="float" office:value="109644.129142184" calcext:value-type="float">
            <text:p>109644.129142184</text:p>
          </table:table-cell>
          <table:table-cell/>
          <table:table-cell office:value-type="float" office:value="1443142936.00781" calcext:value-type="float">
            <text:p>1443142936.00781</text:p>
          </table:table-cell>
          <table:table-cell table:formula="of:=[.G288]-[.$B$2]" office:value-type="float" office:value="36.0076055526733" calcext:value-type="float">
            <text:p>36.0076055527</text:p>
          </table:table-cell>
          <table:table-cell table:formula="of:=[.C288]/([.H288]-[.H287])" office:value-type="float" office:value="112163.90146066" calcext:value-type="float">
            <text:p>112163.90146066</text:p>
          </table:table-cell>
          <table:table-cell table:formula="of:=[.G288]-[.$B288]" office:value-type="float" office:value="9.74076676368713" calcext:value-type="float">
            <text:p>9.740766763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2926.30792" calcext:value-type="float">
            <text:p>1443142926.30792</text:p>
          </table:table-cell>
          <table:table-cell office:value-type="float" office:value="4480" calcext:value-type="float">
            <text:p>4480</text:p>
          </table:table-cell>
          <table:table-cell table:formula="of:=[.B289]-[.$B$2]" office:value-type="float" office:value="26.3077175617218" calcext:value-type="float">
            <text:p>26.3077175617</text:p>
          </table:table-cell>
          <table:table-cell table:formula="of:=[.C289]/([.D289]-[.D288])" office:value-type="float" office:value="109592.331183147" calcext:value-type="float">
            <text:p>109592.331183147</text:p>
          </table:table-cell>
          <table:table-cell/>
          <table:table-cell office:value-type="float" office:value="1443142936.02039" calcext:value-type="float">
            <text:p>1443142936.02039</text:p>
          </table:table-cell>
          <table:table-cell table:formula="of:=[.G289]-[.$B$2]" office:value-type="float" office:value="36.0201835632324" calcext:value-type="float">
            <text:p>36.0201835632</text:p>
          </table:table-cell>
          <table:table-cell table:formula="of:=[.C289]/([.H289]-[.H288])" office:value-type="float" office:value="356177.15368868" calcext:value-type="float">
            <text:p>356177.15368868</text:p>
          </table:table-cell>
          <table:table-cell table:formula="of:=[.G289]-[.$B289]" office:value-type="float" office:value="9.71246600151062" calcext:value-type="float">
            <text:p>9.712466001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2926.34878" calcext:value-type="float">
            <text:p>1443142926.34878</text:p>
          </table:table-cell>
          <table:table-cell office:value-type="float" office:value="4480" calcext:value-type="float">
            <text:p>4480</text:p>
          </table:table-cell>
          <table:table-cell table:formula="of:=[.B290]-[.$B$2]" office:value-type="float" office:value="26.3485767841339" calcext:value-type="float">
            <text:p>26.3485767841</text:p>
          </table:table-cell>
          <table:table-cell table:formula="of:=[.C290]/([.D290]-[.D289])" office:value-type="float" office:value="109644.768929138" calcext:value-type="float">
            <text:p>109644.768929138</text:p>
          </table:table-cell>
          <table:table-cell/>
          <table:table-cell office:value-type="float" office:value="1443142936.03297" calcext:value-type="float">
            <text:p>1443142936.03297</text:p>
          </table:table-cell>
          <table:table-cell table:formula="of:=[.G290]-[.$B$2]" office:value-type="float" office:value="36.0327656269073" calcext:value-type="float">
            <text:p>36.0327656269</text:p>
          </table:table-cell>
          <table:table-cell table:formula="of:=[.C290]/([.H290]-[.H289])" office:value-type="float" office:value="356062.416766149" calcext:value-type="float">
            <text:p>356062.416766149</text:p>
          </table:table-cell>
          <table:table-cell table:formula="of:=[.G290]-[.$B290]" office:value-type="float" office:value="9.68418884277344" calcext:value-type="float">
            <text:p>9.684188842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2926.38964" calcext:value-type="float">
            <text:p>1443142926.38964</text:p>
          </table:table-cell>
          <table:table-cell office:value-type="float" office:value="4480" calcext:value-type="float">
            <text:p>4480</text:p>
          </table:table-cell>
          <table:table-cell table:formula="of:=[.B291]-[.$B$2]" office:value-type="float" office:value="26.3894371986389" calcext:value-type="float">
            <text:p>26.3894371986</text:p>
          </table:table-cell>
          <table:table-cell table:formula="of:=[.C291]/([.D291]-[.D290])" office:value-type="float" office:value="109641.570069027" calcext:value-type="float">
            <text:p>109641.570069027</text:p>
          </table:table-cell>
          <table:table-cell/>
          <table:table-cell office:value-type="float" office:value="1443142936.05508" calcext:value-type="float">
            <text:p>1443142936.05508</text:p>
          </table:table-cell>
          <table:table-cell table:formula="of:=[.G291]-[.$B$2]" office:value-type="float" office:value="36.0548753738403" calcext:value-type="float">
            <text:p>36.0548753738</text:p>
          </table:table-cell>
          <table:table-cell table:formula="of:=[.C291]/([.H291]-[.H290])" office:value-type="float" office:value="202625.566614547" calcext:value-type="float">
            <text:p>202625.566614547</text:p>
          </table:table-cell>
          <table:table-cell table:formula="of:=[.G291]-[.$B291]" office:value-type="float" office:value="9.66543817520142" calcext:value-type="float">
            <text:p>9.665438175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2926.4305" calcext:value-type="float">
            <text:p>1443142926.4305</text:p>
          </table:table-cell>
          <table:table-cell office:value-type="float" office:value="4480" calcext:value-type="float">
            <text:p>4480</text:p>
          </table:table-cell>
          <table:table-cell table:formula="of:=[.B292]-[.$B$2]" office:value-type="float" office:value="26.4302933216095" calcext:value-type="float">
            <text:p>26.4302933216</text:p>
          </table:table-cell>
          <table:table-cell table:formula="of:=[.C292]/([.D292]-[.D291])" office:value-type="float" office:value="109653.086839049" calcext:value-type="float">
            <text:p>109653.086839049</text:p>
          </table:table-cell>
          <table:table-cell/>
          <table:table-cell office:value-type="float" office:value="1443142936.09166" calcext:value-type="float">
            <text:p>1443142936.09166</text:p>
          </table:table-cell>
          <table:table-cell table:formula="of:=[.G292]-[.$B$2]" office:value-type="float" office:value="36.0914545059204" calcext:value-type="float">
            <text:p>36.0914545059</text:p>
          </table:table-cell>
          <table:table-cell table:formula="of:=[.C292]/([.H292]-[.H291])" office:value-type="float" office:value="122474.201689436" calcext:value-type="float">
            <text:p>122474.201689436</text:p>
          </table:table-cell>
          <table:table-cell table:formula="of:=[.G292]-[.$B292]" office:value-type="float" office:value="9.66116118431091" calcext:value-type="float">
            <text:p>9.661161184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2926.47137" calcext:value-type="float">
            <text:p>1443142926.47137</text:p>
          </table:table-cell>
          <table:table-cell office:value-type="float" office:value="4480" calcext:value-type="float">
            <text:p>4480</text:p>
          </table:table-cell>
          <table:table-cell table:formula="of:=[.B293]-[.$B$2]" office:value-type="float" office:value="26.4711635112762" calcext:value-type="float">
            <text:p>26.4711635113</text:p>
          </table:table-cell>
          <table:table-cell table:formula="of:=[.C293]/([.D293]-[.D292])" office:value-type="float" office:value="109615.346454947" calcext:value-type="float">
            <text:p>109615.346454947</text:p>
          </table:table-cell>
          <table:table-cell/>
          <table:table-cell office:value-type="float" office:value="1443142936.12844" calcext:value-type="float">
            <text:p>1443142936.12844</text:p>
          </table:table-cell>
          <table:table-cell table:formula="of:=[.G293]-[.$B$2]" office:value-type="float" office:value="36.1282322406769" calcext:value-type="float">
            <text:p>36.1282322407</text:p>
          </table:table-cell>
          <table:table-cell table:formula="of:=[.C293]/([.H293]-[.H292])" office:value-type="float" office:value="121812.831313976" calcext:value-type="float">
            <text:p>121812.831313976</text:p>
          </table:table-cell>
          <table:table-cell table:formula="of:=[.G293]-[.$B293]" office:value-type="float" office:value="9.65706872940064" calcext:value-type="float">
            <text:p>9.657068729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2926.51223" calcext:value-type="float">
            <text:p>1443142926.51223</text:p>
          </table:table-cell>
          <table:table-cell office:value-type="float" office:value="4480" calcext:value-type="float">
            <text:p>4480</text:p>
          </table:table-cell>
          <table:table-cell table:formula="of:=[.B294]-[.$B$2]" office:value-type="float" office:value="26.5120239257813" calcext:value-type="float">
            <text:p>26.5120239258</text:p>
          </table:table-cell>
          <table:table-cell table:formula="of:=[.C294]/([.D294]-[.D293])" office:value-type="float" office:value="109641.570069027" calcext:value-type="float">
            <text:p>109641.570069027</text:p>
          </table:table-cell>
          <table:table-cell/>
          <table:table-cell office:value-type="float" office:value="1443142936.1648" calcext:value-type="float">
            <text:p>1443142936.1648</text:p>
          </table:table-cell>
          <table:table-cell table:formula="of:=[.G294]-[.$B$2]" office:value-type="float" office:value="36.1645903587341" calcext:value-type="float">
            <text:p>36.1645903587</text:p>
          </table:table-cell>
          <table:table-cell table:formula="of:=[.C294]/([.H294]-[.H293])" office:value-type="float" office:value="123218.69885965" calcext:value-type="float">
            <text:p>123218.69885965</text:p>
          </table:table-cell>
          <table:table-cell table:formula="of:=[.G294]-[.$B294]" office:value-type="float" office:value="9.65256643295288" calcext:value-type="float">
            <text:p>9.65256643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2926.55309" calcext:value-type="float">
            <text:p>1443142926.55309</text:p>
          </table:table-cell>
          <table:table-cell office:value-type="float" office:value="4480" calcext:value-type="float">
            <text:p>4480</text:p>
          </table:table-cell>
          <table:table-cell table:formula="of:=[.B295]-[.$B$2]" office:value-type="float" office:value="26.5528874397278" calcext:value-type="float">
            <text:p>26.5528874397</text:p>
          </table:table-cell>
          <table:table-cell table:formula="of:=[.C295]/([.D295]-[.D294])" office:value-type="float" office:value="109633.253906204" calcext:value-type="float">
            <text:p>109633.253906204</text:p>
          </table:table-cell>
          <table:table-cell/>
          <table:table-cell office:value-type="float" office:value="1443142936.20133" calcext:value-type="float">
            <text:p>1443142936.20133</text:p>
          </table:table-cell>
          <table:table-cell table:formula="of:=[.G295]-[.$B$2]" office:value-type="float" office:value="36.2011289596558" calcext:value-type="float">
            <text:p>36.2011289597</text:p>
          </table:table-cell>
          <table:table-cell table:formula="of:=[.C295]/([.H295]-[.H294])" office:value-type="float" office:value="122610.058595534" calcext:value-type="float">
            <text:p>122610.058595534</text:p>
          </table:table-cell>
          <table:table-cell table:formula="of:=[.G295]-[.$B295]" office:value-type="float" office:value="9.64824151992798" calcext:value-type="float">
            <text:p>9.648241519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2926.59395" calcext:value-type="float">
            <text:p>1443142926.59395</text:p>
          </table:table-cell>
          <table:table-cell office:value-type="float" office:value="4480" calcext:value-type="float">
            <text:p>4480</text:p>
          </table:table-cell>
          <table:table-cell table:formula="of:=[.B296]-[.$B$2]" office:value-type="float" office:value="26.5937466621399" calcext:value-type="float">
            <text:p>26.5937466621</text:p>
          </table:table-cell>
          <table:table-cell table:formula="of:=[.C296]/([.D296]-[.D295])" office:value-type="float" office:value="109644.768929138" calcext:value-type="float">
            <text:p>109644.768929138</text:p>
          </table:table-cell>
          <table:table-cell/>
          <table:table-cell office:value-type="float" office:value="1443142936.2379" calcext:value-type="float">
            <text:p>1443142936.2379</text:p>
          </table:table-cell>
          <table:table-cell table:formula="of:=[.G296]-[.$B$2]" office:value-type="float" office:value="36.2376978397369" calcext:value-type="float">
            <text:p>36.2376978397</text:p>
          </table:table-cell>
          <table:table-cell table:formula="of:=[.C296]/([.H296]-[.H295])" office:value-type="float" office:value="122508.537041746" calcext:value-type="float">
            <text:p>122508.537041746</text:p>
          </table:table-cell>
          <table:table-cell table:formula="of:=[.G296]-[.$B296]" office:value-type="float" office:value="9.64395117759705" calcext:value-type="float">
            <text:p>9.643951177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2926.63481" calcext:value-type="float">
            <text:p>1443142926.63481</text:p>
          </table:table-cell>
          <table:table-cell office:value-type="float" office:value="4480" calcext:value-type="float">
            <text:p>4480</text:p>
          </table:table-cell>
          <table:table-cell table:formula="of:=[.B297]-[.$B$2]" office:value-type="float" office:value="26.6346056461334" calcext:value-type="float">
            <text:p>26.6346056461</text:p>
          </table:table-cell>
          <table:table-cell table:formula="of:=[.C297]/([.D297]-[.D296])" office:value-type="float" office:value="109645.408723559" calcext:value-type="float">
            <text:p>109645.408723559</text:p>
          </table:table-cell>
          <table:table-cell/>
          <table:table-cell office:value-type="float" office:value="1443142936.27447" calcext:value-type="float">
            <text:p>1443142936.27447</text:p>
          </table:table-cell>
          <table:table-cell table:formula="of:=[.G297]-[.$B$2]" office:value-type="float" office:value="36.2742655277252" calcext:value-type="float">
            <text:p>36.2742655277</text:p>
          </table:table-cell>
          <table:table-cell table:formula="of:=[.C297]/([.H297]-[.H296])" office:value-type="float" office:value="122512.530774046" calcext:value-type="float">
            <text:p>122512.530774046</text:p>
          </table:table-cell>
          <table:table-cell table:formula="of:=[.G297]-[.$B297]" office:value-type="float" office:value="9.6396598815918" calcext:value-type="float">
            <text:p>9.63965988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2926.67567" calcext:value-type="float">
            <text:p>1443142926.67567</text:p>
          </table:table-cell>
          <table:table-cell office:value-type="float" office:value="4480" calcext:value-type="float">
            <text:p>4480</text:p>
          </table:table-cell>
          <table:table-cell table:formula="of:=[.B298]-[.$B$2]" office:value-type="float" office:value="26.675466299057" calcext:value-type="float">
            <text:p>26.6754662991</text:p>
          </table:table-cell>
          <table:table-cell table:formula="of:=[.C298]/([.D298]-[.D297])" office:value-type="float" office:value="109640.930319403" calcext:value-type="float">
            <text:p>109640.930319403</text:p>
          </table:table-cell>
          <table:table-cell/>
          <table:table-cell office:value-type="float" office:value="1443142936.31104" calcext:value-type="float">
            <text:p>1443142936.31104</text:p>
          </table:table-cell>
          <table:table-cell table:formula="of:=[.G298]-[.$B$2]" office:value-type="float" office:value="36.3108375072479" calcext:value-type="float">
            <text:p>36.3108375072</text:p>
          </table:table-cell>
          <table:table-cell table:formula="of:=[.C298]/([.H298]-[.H297])" office:value-type="float" office:value="122498.154556241" calcext:value-type="float">
            <text:p>122498.154556241</text:p>
          </table:table-cell>
          <table:table-cell table:formula="of:=[.G298]-[.$B298]" office:value-type="float" office:value="9.63537120819092" calcext:value-type="float">
            <text:p>9.635371208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2926.71653" calcext:value-type="float">
            <text:p>1443142926.71653</text:p>
          </table:table-cell>
          <table:table-cell office:value-type="float" office:value="4480" calcext:value-type="float">
            <text:p>4480</text:p>
          </table:table-cell>
          <table:table-cell table:formula="of:=[.B299]-[.$B$2]" office:value-type="float" office:value="26.7163259983063" calcext:value-type="float">
            <text:p>26.7163259983</text:p>
          </table:table-cell>
          <table:table-cell table:formula="of:=[.C299]/([.D299]-[.D298])" office:value-type="float" office:value="109643.489362695" calcext:value-type="float">
            <text:p>109643.489362695</text:p>
          </table:table-cell>
          <table:table-cell/>
          <table:table-cell office:value-type="float" office:value="1443142936.34764" calcext:value-type="float">
            <text:p>1443142936.34764</text:p>
          </table:table-cell>
          <table:table-cell table:formula="of:=[.G299]-[.$B$2]" office:value-type="float" office:value="36.3474326133728" calcext:value-type="float">
            <text:p>36.3474326134</text:p>
          </table:table-cell>
          <table:table-cell table:formula="of:=[.C299]/([.H299]-[.H298])" office:value-type="float" office:value="122420.740760045" calcext:value-type="float">
            <text:p>122420.740760045</text:p>
          </table:table-cell>
          <table:table-cell table:formula="of:=[.G299]-[.$B299]" office:value-type="float" office:value="9.63110661506653" calcext:value-type="float">
            <text:p>9.631106615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2926.75739" calcext:value-type="float">
            <text:p>1443142926.75739</text:p>
          </table:table-cell>
          <table:table-cell office:value-type="float" office:value="4480" calcext:value-type="float">
            <text:p>4480</text:p>
          </table:table-cell>
          <table:table-cell table:formula="of:=[.B300]-[.$B$2]" office:value-type="float" office:value="26.7571845054626" calcext:value-type="float">
            <text:p>26.7571845055</text:p>
          </table:table-cell>
          <table:table-cell table:formula="of:=[.C300]/([.D300]-[.D299])" office:value-type="float" office:value="109646.688334802" calcext:value-type="float">
            <text:p>109646.688334802</text:p>
          </table:table-cell>
          <table:table-cell/>
          <table:table-cell office:value-type="float" office:value="1443142936.3842" calcext:value-type="float">
            <text:p>1443142936.3842</text:p>
          </table:table-cell>
          <table:table-cell table:formula="of:=[.G300]-[.$B$2]" office:value-type="float" office:value="36.3839981555939" calcext:value-type="float">
            <text:p>36.3839981556</text:p>
          </table:table-cell>
          <table:table-cell table:formula="of:=[.C300]/([.H300]-[.H299])" office:value-type="float" office:value="122519.720148402" calcext:value-type="float">
            <text:p>122519.720148402</text:p>
          </table:table-cell>
          <table:table-cell table:formula="of:=[.G300]-[.$B300]" office:value-type="float" office:value="9.62681365013123" calcext:value-type="float">
            <text:p>9.626813650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2926.79825" calcext:value-type="float">
            <text:p>1443142926.79825</text:p>
          </table:table-cell>
          <table:table-cell office:value-type="float" office:value="4480" calcext:value-type="float">
            <text:p>4480</text:p>
          </table:table-cell>
          <table:table-cell table:formula="of:=[.B301]-[.$B$2]" office:value-type="float" office:value="26.7980432510376" calcext:value-type="float">
            <text:p>26.798043251</text:p>
          </table:table-cell>
          <table:table-cell table:formula="of:=[.C301]/([.D301]-[.D300])" office:value-type="float" office:value="109646.048525447" calcext:value-type="float">
            <text:p>109646.048525447</text:p>
          </table:table-cell>
          <table:table-cell/>
          <table:table-cell office:value-type="float" office:value="1443142936.42079" calcext:value-type="float">
            <text:p>1443142936.42079</text:p>
          </table:table-cell>
          <table:table-cell table:formula="of:=[.G301]-[.$B$2]" office:value-type="float" office:value="36.4205858707428" calcext:value-type="float">
            <text:p>36.4205858707</text:p>
          </table:table-cell>
          <table:table-cell table:formula="of:=[.C301]/([.H301]-[.H300])" office:value-type="float" office:value="122445.470611234" calcext:value-type="float">
            <text:p>122445.470611234</text:p>
          </table:table-cell>
          <table:table-cell table:formula="of:=[.G301]-[.$B301]" office:value-type="float" office:value="9.6225426197052" calcext:value-type="float">
            <text:p>9.622542619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2926.83911" calcext:value-type="float">
            <text:p>1443142926.83911</text:p>
          </table:table-cell>
          <table:table-cell office:value-type="float" office:value="4480" calcext:value-type="float">
            <text:p>4480</text:p>
          </table:table-cell>
          <table:table-cell table:formula="of:=[.B302]-[.$B$2]" office:value-type="float" office:value="26.8389039039612" calcext:value-type="float">
            <text:p>26.838903904</text:p>
          </table:table-cell>
          <table:table-cell table:formula="of:=[.C302]/([.D302]-[.D301])" office:value-type="float" office:value="109640.930319403" calcext:value-type="float">
            <text:p>109640.930319403</text:p>
          </table:table-cell>
          <table:table-cell/>
          <table:table-cell office:value-type="float" office:value="1443142936.45734" calcext:value-type="float">
            <text:p>1443142936.45734</text:p>
          </table:table-cell>
          <table:table-cell table:formula="of:=[.G302]-[.$B$2]" office:value-type="float" office:value="36.4571368694305" calcext:value-type="float">
            <text:p>36.4571368694</text:p>
          </table:table-cell>
          <table:table-cell table:formula="of:=[.C302]/([.H302]-[.H301])" office:value-type="float" office:value="122568.470379502" calcext:value-type="float">
            <text:p>122568.470379502</text:p>
          </table:table-cell>
          <table:table-cell table:formula="of:=[.G302]-[.$B302]" office:value-type="float" office:value="9.61823296546936" calcext:value-type="float">
            <text:p>9.618232965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2926.87998" calcext:value-type="float">
            <text:p>1443142926.87998</text:p>
          </table:table-cell>
          <table:table-cell office:value-type="float" office:value="4480" calcext:value-type="float">
            <text:p>4480</text:p>
          </table:table-cell>
          <table:table-cell table:formula="of:=[.B303]-[.$B$2]" office:value-type="float" office:value="26.8797695636749" calcext:value-type="float">
            <text:p>26.8797695637</text:p>
          </table:table-cell>
          <table:table-cell table:formula="of:=[.C303]/([.D303]-[.D302])" office:value-type="float" office:value="109627.497301681" calcext:value-type="float">
            <text:p>109627.497301681</text:p>
          </table:table-cell>
          <table:table-cell/>
          <table:table-cell office:value-type="float" office:value="1443142936.49391" calcext:value-type="float">
            <text:p>1443142936.49391</text:p>
          </table:table-cell>
          <table:table-cell table:formula="of:=[.G303]-[.$B$2]" office:value-type="float" office:value="36.4937036037445" calcext:value-type="float">
            <text:p>36.4937036037</text:p>
          </table:table-cell>
          <table:table-cell table:formula="of:=[.C303]/([.H303]-[.H302])" office:value-type="float" office:value="122515.72594737" calcext:value-type="float">
            <text:p>122515.72594737</text:p>
          </table:table-cell>
          <table:table-cell table:formula="of:=[.G303]-[.$B303]" office:value-type="float" office:value="9.61393404006958" calcext:value-type="float">
            <text:p>9.6139340401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2926.92085" calcext:value-type="float">
            <text:p>1443142926.92085</text:p>
          </table:table-cell>
          <table:table-cell office:value-type="float" office:value="4480" calcext:value-type="float">
            <text:p>4480</text:p>
          </table:table-cell>
          <table:table-cell table:formula="of:=[.B304]-[.$B$2]" office:value-type="float" office:value="26.9206480979919" calcext:value-type="float">
            <text:p>26.920648098</text:p>
          </table:table-cell>
          <table:table-cell table:formula="of:=[.C304]/([.D304]-[.D303])" office:value-type="float" office:value="109592.970365748" calcext:value-type="float">
            <text:p>109592.970365748</text:p>
          </table:table-cell>
          <table:table-cell/>
          <table:table-cell office:value-type="float" office:value="1443142936.5305" calcext:value-type="float">
            <text:p>1443142936.5305</text:p>
          </table:table-cell>
          <table:table-cell table:formula="of:=[.G304]-[.$B$2]" office:value-type="float" office:value="36.5302891731262" calcext:value-type="float">
            <text:p>36.5302891731</text:p>
          </table:table-cell>
          <table:table-cell table:formula="of:=[.C304]/([.H304]-[.H303])" office:value-type="float" office:value="122452.652116962" calcext:value-type="float">
            <text:p>122452.652116962</text:p>
          </table:table-cell>
          <table:table-cell table:formula="of:=[.G304]-[.$B304]" office:value-type="float" office:value="9.60964107513428" calcext:value-type="float">
            <text:p>9.609641075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2926.96172" calcext:value-type="float">
            <text:p>1443142926.96172</text:p>
          </table:table-cell>
          <table:table-cell office:value-type="float" office:value="4480" calcext:value-type="float">
            <text:p>4480</text:p>
          </table:table-cell>
          <table:table-cell table:formula="of:=[.B305]-[.$B$2]" office:value-type="float" office:value="26.9615116119385" calcext:value-type="float">
            <text:p>26.9615116119</text:p>
          </table:table-cell>
          <table:table-cell table:formula="of:=[.C305]/([.D305]-[.D304])" office:value-type="float" office:value="109633.253906204" calcext:value-type="float">
            <text:p>109633.253906204</text:p>
          </table:table-cell>
          <table:table-cell/>
          <table:table-cell office:value-type="float" office:value="1443142936.56703" calcext:value-type="float">
            <text:p>1443142936.56703</text:p>
          </table:table-cell>
          <table:table-cell table:formula="of:=[.G305]-[.$B$2]" office:value-type="float" office:value="36.5668246746063" calcext:value-type="float">
            <text:p>36.5668246746</text:p>
          </table:table-cell>
          <table:table-cell table:formula="of:=[.C305]/([.H305]-[.H304])" office:value-type="float" office:value="122620.460059645" calcext:value-type="float">
            <text:p>122620.460059645</text:p>
          </table:table-cell>
          <table:table-cell table:formula="of:=[.G305]-[.$B305]" office:value-type="float" office:value="9.60531306266785" calcext:value-type="float">
            <text:p>9.605313062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2940.00349" calcext:value-type="float">
            <text:p>1443142940.00349</text:p>
          </table:table-cell>
          <table:table-cell office:value-type="float" office:value="4480" calcext:value-type="float">
            <text:p>4480</text:p>
          </table:table-cell>
          <table:table-cell table:formula="of:=[.B306]-[.$B$2]" office:value-type="float" office:value="40.0032856464386" calcext:value-type="float">
            <text:p>40.0032856464</text:p>
          </table:table-cell>
          <table:table-cell table:formula="of:=[.C306]/([.D306]-[.D305])" office:value-type="float" office:value="343.511548977065" calcext:value-type="float">
            <text:p>343.5115489771</text:p>
          </table:table-cell>
          <table:table-cell/>
          <table:table-cell office:value-type="float" office:value="1443142940.19462" calcext:value-type="float">
            <text:p>1443142940.19462</text:p>
          </table:table-cell>
          <table:table-cell table:formula="of:=[.G306]-[.$B$2]" office:value-type="float" office:value="40.1944117546082" calcext:value-type="float">
            <text:p>40.1944117546</text:p>
          </table:table-cell>
          <table:table-cell table:formula="of:=[.C306]/([.H306]-[.H305])" office:value-type="float" office:value="1234.98069135193" calcext:value-type="float">
            <text:p>1234.9806913519</text:p>
          </table:table-cell>
          <table:table-cell table:formula="of:=[.G306]-[.$B306]" office:value-type="float" office:value="0.191126108169556" calcext:value-type="float">
            <text:p>0.191126108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2940.05965" calcext:value-type="float">
            <text:p>1443142940.05965</text:p>
          </table:table-cell>
          <table:table-cell office:value-type="float" office:value="4480" calcext:value-type="float">
            <text:p>4480</text:p>
          </table:table-cell>
          <table:table-cell table:formula="of:=[.B307]-[.$B$2]" office:value-type="float" office:value="40.0594437122345" calcext:value-type="float">
            <text:p>40.0594437122</text:p>
          </table:table-cell>
          <table:table-cell table:formula="of:=[.C307]/([.D307]-[.D306])" office:value-type="float" office:value="79774.8272934144" calcext:value-type="float">
            <text:p>79774.8272934144</text:p>
          </table:table-cell>
          <table:table-cell/>
          <table:table-cell office:value-type="float" office:value="1443142940.25073" calcext:value-type="float">
            <text:p>1443142940.25073</text:p>
          </table:table-cell>
          <table:table-cell table:formula="of:=[.G307]-[.$B$2]" office:value-type="float" office:value="40.250527381897" calcext:value-type="float">
            <text:p>40.2505273819</text:p>
          </table:table-cell>
          <table:table-cell table:formula="of:=[.C307]/([.H307]-[.H306])" office:value-type="float" office:value="79835.1585190724" calcext:value-type="float">
            <text:p>79835.1585190724</text:p>
          </table:table-cell>
          <table:table-cell table:formula="of:=[.G307]-[.$B307]" office:value-type="float" office:value="0.191083669662476" calcext:value-type="float">
            <text:p>0.191083669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2940.11579" calcext:value-type="float">
            <text:p>1443142940.11579</text:p>
          </table:table-cell>
          <table:table-cell office:value-type="float" office:value="4480" calcext:value-type="float">
            <text:p>4480</text:p>
          </table:table-cell>
          <table:table-cell table:formula="of:=[.B308]-[.$B$2]" office:value-type="float" office:value="40.115585565567" calcext:value-type="float">
            <text:p>40.1155855656</text:p>
          </table:table-cell>
          <table:table-cell table:formula="of:=[.C308]/([.D308]-[.D307])" office:value-type="float" office:value="79797.8644108105" calcext:value-type="float">
            <text:p>79797.8644108105</text:p>
          </table:table-cell>
          <table:table-cell/>
          <table:table-cell office:value-type="float" office:value="1443142940.3069" calcext:value-type="float">
            <text:p>1443142940.3069</text:p>
          </table:table-cell>
          <table:table-cell table:formula="of:=[.G308]-[.$B$2]" office:value-type="float" office:value="40.3066892623901" calcext:value-type="float">
            <text:p>40.3066892624</text:p>
          </table:table-cell>
          <table:table-cell table:formula="of:=[.C308]/([.H308]-[.H307])" office:value-type="float" office:value="79769.4087281372" calcext:value-type="float">
            <text:p>79769.4087281372</text:p>
          </table:table-cell>
          <table:table-cell table:formula="of:=[.G308]-[.$B308]" office:value-type="float" office:value="0.19110369682312" calcext:value-type="float">
            <text:p>0.191103696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2940.17194" calcext:value-type="float">
            <text:p>1443142940.17194</text:p>
          </table:table-cell>
          <table:table-cell office:value-type="float" office:value="4480" calcext:value-type="float">
            <text:p>4480</text:p>
          </table:table-cell>
          <table:table-cell table:formula="of:=[.B309]-[.$B$2]" office:value-type="float" office:value="40.1717329025269" calcext:value-type="float">
            <text:p>40.1717329025</text:p>
          </table:table-cell>
          <table:table-cell table:formula="of:=[.C309]/([.D309]-[.D308])" office:value-type="float" office:value="79790.0709557153" calcext:value-type="float">
            <text:p>79790.0709557153</text:p>
          </table:table-cell>
          <table:table-cell/>
          <table:table-cell office:value-type="float" office:value="1443142940.6999" calcext:value-type="float">
            <text:p>1443142940.6999</text:p>
          </table:table-cell>
          <table:table-cell table:formula="of:=[.G309]-[.$B$2]" office:value-type="float" office:value="40.6996977329254" calcext:value-type="float">
            <text:p>40.6996977329</text:p>
          </table:table-cell>
          <table:table-cell table:formula="of:=[.C309]/([.H309]-[.H308])" office:value-type="float" office:value="11399.2454002282" calcext:value-type="float">
            <text:p>11399.2454002282</text:p>
          </table:table-cell>
          <table:table-cell table:formula="of:=[.G309]-[.$B309]" office:value-type="float" office:value="0.52796483039856" calcext:value-type="float">
            <text:p>0.527964830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2940.22809" calcext:value-type="float">
            <text:p>1443142940.22809</text:p>
          </table:table-cell>
          <table:table-cell office:value-type="float" office:value="4480" calcext:value-type="float">
            <text:p>4480</text:p>
          </table:table-cell>
          <table:table-cell table:formula="of:=[.B310]-[.$B$2]" office:value-type="float" office:value="40.227879524231" calcext:value-type="float">
            <text:p>40.2278795242</text:p>
          </table:table-cell>
          <table:table-cell table:formula="of:=[.C310]/([.D310]-[.D309])" office:value-type="float" office:value="79791.0874070048" calcext:value-type="float">
            <text:p>79791.0874070048</text:p>
          </table:table-cell>
          <table:table-cell/>
          <table:table-cell office:value-type="float" office:value="1443142941.03674" calcext:value-type="float">
            <text:p>1443142941.03674</text:p>
          </table:table-cell>
          <table:table-cell table:formula="of:=[.G310]-[.$B$2]" office:value-type="float" office:value="41.0365386009216" calcext:value-type="float">
            <text:p>41.0365386009</text:p>
          </table:table-cell>
          <table:table-cell table:formula="of:=[.C310]/([.H310]-[.H309])" office:value-type="float" office:value="13300.0488528914" calcext:value-type="float">
            <text:p>13300.0488528914</text:p>
          </table:table-cell>
          <table:table-cell table:formula="of:=[.G310]-[.$B310]" office:value-type="float" office:value="0.808659076690674" calcext:value-type="float">
            <text:p>0.808659076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2940.28423" calcext:value-type="float">
            <text:p>1443142940.28423</text:p>
          </table:table-cell>
          <table:table-cell office:value-type="float" office:value="4480" calcext:value-type="float">
            <text:p>4480</text:p>
          </table:table-cell>
          <table:table-cell table:formula="of:=[.B311]-[.$B$2]" office:value-type="float" office:value="40.2840268611908" calcext:value-type="float">
            <text:p>40.2840268612</text:p>
          </table:table-cell>
          <table:table-cell table:formula="of:=[.C311]/([.D311]-[.D310])" office:value-type="float" office:value="79790.0709557153" calcext:value-type="float">
            <text:p>79790.0709557153</text:p>
          </table:table-cell>
          <table:table-cell/>
          <table:table-cell office:value-type="float" office:value="1443142941.20432" calcext:value-type="float">
            <text:p>1443142941.20432</text:p>
          </table:table-cell>
          <table:table-cell table:formula="of:=[.G311]-[.$B$2]" office:value-type="float" office:value="41.2041172981262" calcext:value-type="float">
            <text:p>41.2041172981</text:p>
          </table:table-cell>
          <table:table-cell table:formula="of:=[.C311]/([.H311]-[.H310])" office:value-type="float" office:value="26733.7082501039" calcext:value-type="float">
            <text:p>26733.7082501039</text:p>
          </table:table-cell>
          <table:table-cell table:formula="of:=[.G311]-[.$B311]" office:value-type="float" office:value="0.920090436935425" calcext:value-type="float">
            <text:p>0.9200904369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2940.34038" calcext:value-type="float">
            <text:p>1443142940.34038</text:p>
          </table:table-cell>
          <table:table-cell office:value-type="float" office:value="4480" calcext:value-type="float">
            <text:p>4480</text:p>
          </table:table-cell>
          <table:table-cell table:formula="of:=[.B312]-[.$B$2]" office:value-type="float" office:value="40.3401741981506" calcext:value-type="float">
            <text:p>40.3401741982</text:p>
          </table:table-cell>
          <table:table-cell table:formula="of:=[.C312]/([.D312]-[.D311])" office:value-type="float" office:value="79790.0709557153" calcext:value-type="float">
            <text:p>79790.0709557153</text:p>
          </table:table-cell>
          <table:table-cell/>
          <table:table-cell office:value-type="float" office:value="1443142941.99711" calcext:value-type="float">
            <text:p>1443142941.99711</text:p>
          </table:table-cell>
          <table:table-cell table:formula="of:=[.G312]-[.$B$2]" office:value-type="float" office:value="41.9968998432159" calcext:value-type="float">
            <text:p>41.9968998432</text:p>
          </table:table-cell>
          <table:table-cell table:formula="of:=[.C312]/([.H312]-[.H311])" office:value-type="float" office:value="5650.98213595632" calcext:value-type="float">
            <text:p>5650.9821359563</text:p>
          </table:table-cell>
          <table:table-cell table:formula="of:=[.G312]-[.$B312]" office:value-type="float" office:value="1.65672564506531" calcext:value-type="float">
            <text:p>1.6567256451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2940.39652" calcext:value-type="float">
            <text:p>1443142940.39652</text:p>
          </table:table-cell>
          <table:table-cell office:value-type="float" office:value="4480" calcext:value-type="float">
            <text:p>4480</text:p>
          </table:table-cell>
          <table:table-cell table:formula="of:=[.B313]-[.$B$2]" office:value-type="float" office:value="40.3963177204132" calcext:value-type="float">
            <text:p>40.3963177204</text:p>
          </table:table-cell>
          <table:table-cell table:formula="of:=[.C313]/([.D313]-[.D312])" office:value-type="float" office:value="79795.4923285333" calcext:value-type="float">
            <text:p>79795.4923285333</text:p>
          </table:table-cell>
          <table:table-cell/>
          <table:table-cell office:value-type="float" office:value="1443142942.15562" calcext:value-type="float">
            <text:p>1443142942.15562</text:p>
          </table:table-cell>
          <table:table-cell table:formula="of:=[.G313]-[.$B$2]" office:value-type="float" office:value="42.1554100513458" calcext:value-type="float">
            <text:p>42.1554100513</text:p>
          </table:table-cell>
          <table:table-cell table:formula="of:=[.C313]/([.H313]-[.H312])" office:value-type="float" office:value="28263.1639492209" calcext:value-type="float">
            <text:p>28263.1639492209</text:p>
          </table:table-cell>
          <table:table-cell table:formula="of:=[.G313]-[.$B313]" office:value-type="float" office:value="1.75909233093262" calcext:value-type="float">
            <text:p>1.75909233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2940.45266" calcext:value-type="float">
            <text:p>1443142940.45266</text:p>
          </table:table-cell>
          <table:table-cell office:value-type="float" office:value="4480" calcext:value-type="float">
            <text:p>4480</text:p>
          </table:table-cell>
          <table:table-cell table:formula="of:=[.B314]-[.$B$2]" office:value-type="float" office:value="40.4524548053742" calcext:value-type="float">
            <text:p>40.4524548054</text:p>
          </table:table-cell>
          <table:table-cell table:formula="of:=[.C314]/([.D314]-[.D313])" office:value-type="float" office:value="79804.6425659147" calcext:value-type="float">
            <text:p>79804.6425659147</text:p>
          </table:table-cell>
          <table:table-cell/>
          <table:table-cell office:value-type="float" office:value="1443142943.75469" calcext:value-type="float">
            <text:p>1443142943.75469</text:p>
          </table:table-cell>
          <table:table-cell table:formula="of:=[.G314]-[.$B$2]" office:value-type="float" office:value="43.7544889450073" calcext:value-type="float">
            <text:p>43.754488945</text:p>
          </table:table-cell>
          <table:table-cell table:formula="of:=[.C314]/([.H314]-[.H313])" office:value-type="float" office:value="2801.61286460476" calcext:value-type="float">
            <text:p>2801.6128646048</text:p>
          </table:table-cell>
          <table:table-cell table:formula="of:=[.G314]-[.$B314]" office:value-type="float" office:value="3.30203413963318" calcext:value-type="float">
            <text:p>3.302034139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2940.5088" calcext:value-type="float">
            <text:p>1443142940.5088</text:p>
          </table:table-cell>
          <table:table-cell office:value-type="float" office:value="4480" calcext:value-type="float">
            <text:p>4480</text:p>
          </table:table-cell>
          <table:table-cell table:formula="of:=[.B315]-[.$B$2]" office:value-type="float" office:value="40.5085952281952" calcext:value-type="float">
            <text:p>40.5085952282</text:p>
          </table:table-cell>
          <table:table-cell table:formula="of:=[.C315]/([.D315]-[.D314])" office:value-type="float" office:value="79799.897736442" calcext:value-type="float">
            <text:p>79799.897736442</text:p>
          </table:table-cell>
          <table:table-cell/>
          <table:table-cell office:value-type="float" office:value="1443142944.02452" calcext:value-type="float">
            <text:p>1443142944.02452</text:p>
          </table:table-cell>
          <table:table-cell table:formula="of:=[.G315]-[.$B$2]" office:value-type="float" office:value="44.0243151187897" calcext:value-type="float">
            <text:p>44.0243151188</text:p>
          </table:table-cell>
          <table:table-cell table:formula="of:=[.C315]/([.H315]-[.H314])" office:value-type="float" office:value="16603.2817987988" calcext:value-type="float">
            <text:p>16603.2817987988</text:p>
          </table:table-cell>
          <table:table-cell table:formula="of:=[.G315]-[.$B315]" office:value-type="float" office:value="3.51571989059448" calcext:value-type="float">
            <text:p>3.515719890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2940.56494" calcext:value-type="float">
            <text:p>1443142940.56494</text:p>
          </table:table-cell>
          <table:table-cell office:value-type="float" office:value="4480" calcext:value-type="float">
            <text:p>4480</text:p>
          </table:table-cell>
          <table:table-cell table:formula="of:=[.B316]-[.$B$2]" office:value-type="float" office:value="40.5647323131561" calcext:value-type="float">
            <text:p>40.5647323132</text:p>
          </table:table-cell>
          <table:table-cell table:formula="of:=[.C316]/([.D316]-[.D315])" office:value-type="float" office:value="79804.6425659147" calcext:value-type="float">
            <text:p>79804.6425659147</text:p>
          </table:table-cell>
          <table:table-cell/>
          <table:table-cell office:value-type="float" office:value="1443142945.09831" calcext:value-type="float">
            <text:p>1443142945.09831</text:p>
          </table:table-cell>
          <table:table-cell table:formula="of:=[.G316]-[.$B$2]" office:value-type="float" office:value="45.09809923172" calcext:value-type="float">
            <text:p>45.0980992317</text:p>
          </table:table-cell>
          <table:table-cell table:formula="of:=[.C316]/([.H316]-[.H315])" office:value-type="float" office:value="4172.16081524463" calcext:value-type="float">
            <text:p>4172.1608152446</text:p>
          </table:table-cell>
          <table:table-cell table:formula="of:=[.G316]-[.$B316]" office:value-type="float" office:value="4.53336691856384" calcext:value-type="float">
            <text:p>4.533366918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2940.62107" calcext:value-type="float">
            <text:p>1443142940.62107</text:p>
          </table:table-cell>
          <table:table-cell office:value-type="float" office:value="4480" calcext:value-type="float">
            <text:p>4480</text:p>
          </table:table-cell>
          <table:table-cell table:formula="of:=[.B317]-[.$B$2]" office:value-type="float" office:value="40.6208674907684" calcext:value-type="float">
            <text:p>40.6208674908</text:p>
          </table:table-cell>
          <table:table-cell table:formula="of:=[.C317]/([.D317]-[.D316])" office:value-type="float" office:value="79807.3541503857" calcext:value-type="float">
            <text:p>79807.3541503857</text:p>
          </table:table-cell>
          <table:table-cell/>
          <table:table-cell office:value-type="float" office:value="1443142945.83001" calcext:value-type="float">
            <text:p>1443142945.83001</text:p>
          </table:table-cell>
          <table:table-cell table:formula="of:=[.G317]-[.$B$2]" office:value-type="float" office:value="45.8298048973083" calcext:value-type="float">
            <text:p>45.8298048973</text:p>
          </table:table-cell>
          <table:table-cell table:formula="of:=[.C317]/([.H317]-[.H316])" office:value-type="float" office:value="6122.6804857354" calcext:value-type="float">
            <text:p>6122.6804857354</text:p>
          </table:table-cell>
          <table:table-cell table:formula="of:=[.G317]-[.$B317]" office:value-type="float" office:value="5.20893740653992" calcext:value-type="float">
            <text:p>5.208937406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2940.67721" calcext:value-type="float">
            <text:p>1443142940.67721</text:p>
          </table:table-cell>
          <table:table-cell office:value-type="float" office:value="4480" calcext:value-type="float">
            <text:p>4480</text:p>
          </table:table-cell>
          <table:table-cell table:formula="of:=[.B318]-[.$B$2]" office:value-type="float" office:value="40.6770024299622" calcext:value-type="float">
            <text:p>40.67700243</text:p>
          </table:table-cell>
          <table:table-cell table:formula="of:=[.C318]/([.D318]-[.D317])" office:value-type="float" office:value="79807.6931114009" calcext:value-type="float">
            <text:p>79807.6931114009</text:p>
          </table:table-cell>
          <table:table-cell/>
          <table:table-cell office:value-type="float" office:value="1443142946.00128" calcext:value-type="float">
            <text:p>1443142946.00128</text:p>
          </table:table-cell>
          <table:table-cell table:formula="of:=[.G318]-[.$B$2]" office:value-type="float" office:value="46.0010731220245" calcext:value-type="float">
            <text:p>46.001073122</text:p>
          </table:table-cell>
          <table:table-cell table:formula="of:=[.C318]/([.H318]-[.H317])" office:value-type="float" office:value="26157.8001840326" calcext:value-type="float">
            <text:p>26157.8001840326</text:p>
          </table:table-cell>
          <table:table-cell table:formula="of:=[.G318]-[.$B318]" office:value-type="float" office:value="5.32407069206238" calcext:value-type="float">
            <text:p>5.324070692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2940.73336" calcext:value-type="float">
            <text:p>1443142940.73336</text:p>
          </table:table-cell>
          <table:table-cell office:value-type="float" office:value="4480" calcext:value-type="float">
            <text:p>4480</text:p>
          </table:table-cell>
          <table:table-cell table:formula="of:=[.B319]-[.$B$2]" office:value-type="float" office:value="40.7331495285034" calcext:value-type="float">
            <text:p>40.7331495285</text:p>
          </table:table-cell>
          <table:table-cell table:formula="of:=[.C319]/([.D319]-[.D318])" office:value-type="float" office:value="79790.4097699344" calcext:value-type="float">
            <text:p>79790.4097699344</text:p>
          </table:table-cell>
          <table:table-cell/>
          <table:table-cell office:value-type="float" office:value="1443142946.08687" calcext:value-type="float">
            <text:p>1443142946.08687</text:p>
          </table:table-cell>
          <table:table-cell table:formula="of:=[.G319]-[.$B$2]" office:value-type="float" office:value="46.0866665840149" calcext:value-type="float">
            <text:p>46.086666584</text:p>
          </table:table-cell>
          <table:table-cell table:formula="of:=[.C319]/([.H319]-[.H318])" office:value-type="float" office:value="52340.4462890489" calcext:value-type="float">
            <text:p>52340.4462890489</text:p>
          </table:table-cell>
          <table:table-cell table:formula="of:=[.G319]-[.$B319]" office:value-type="float" office:value="5.35351705551147" calcext:value-type="float">
            <text:p>5.353517055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2940.78948" calcext:value-type="float">
            <text:p>1443142940.78948</text:p>
          </table:table-cell>
          <table:table-cell office:value-type="float" office:value="4480" calcext:value-type="float">
            <text:p>4480</text:p>
          </table:table-cell>
          <table:table-cell table:formula="of:=[.B320]-[.$B$2]" office:value-type="float" office:value="40.789274930954" calcext:value-type="float">
            <text:p>40.789274931</text:p>
          </table:table-cell>
          <table:table-cell table:formula="of:=[.C320]/([.D320]-[.D319])" office:value-type="float" office:value="79821.253913435" calcext:value-type="float">
            <text:p>79821.253913435</text:p>
          </table:table-cell>
          <table:table-cell/>
          <table:table-cell office:value-type="float" office:value="1443142946.41832" calcext:value-type="float">
            <text:p>1443142946.41832</text:p>
          </table:table-cell>
          <table:table-cell table:formula="of:=[.G320]-[.$B$2]" office:value-type="float" office:value="46.418110370636" calcext:value-type="float">
            <text:p>46.4181103706</text:p>
          </table:table-cell>
          <table:table-cell table:formula="of:=[.C320]/([.H320]-[.H319])" office:value-type="float" office:value="13516.6208595171" calcext:value-type="float">
            <text:p>13516.6208595171</text:p>
          </table:table-cell>
          <table:table-cell table:formula="of:=[.G320]-[.$B320]" office:value-type="float" office:value="5.62883543968201" calcext:value-type="float">
            <text:p>5.6288354397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2940.84562" calcext:value-type="float">
            <text:p>1443142940.84562</text:p>
          </table:table-cell>
          <table:table-cell office:value-type="float" office:value="4480" calcext:value-type="float">
            <text:p>4480</text:p>
          </table:table-cell>
          <table:table-cell table:formula="of:=[.B321]-[.$B$2]" office:value-type="float" office:value="40.8454115390778" calcext:value-type="float">
            <text:p>40.8454115391</text:p>
          </table:table-cell>
          <table:table-cell table:formula="of:=[.C321]/([.D321]-[.D320])" office:value-type="float" office:value="79805.3204447578" calcext:value-type="float">
            <text:p>79805.3204447578</text:p>
          </table:table-cell>
          <table:table-cell/>
          <table:table-cell office:value-type="float" office:value="1443142946.74538" calcext:value-type="float">
            <text:p>1443142946.74538</text:p>
          </table:table-cell>
          <table:table-cell table:formula="of:=[.G321]-[.$B$2]" office:value-type="float" office:value="46.7451727390289" calcext:value-type="float">
            <text:p>46.745172739</text:p>
          </table:table-cell>
          <table:table-cell table:formula="of:=[.C321]/([.H321]-[.H320])" office:value-type="float" office:value="13697.6932626427" calcext:value-type="float">
            <text:p>13697.6932626427</text:p>
          </table:table-cell>
          <table:table-cell table:formula="of:=[.G321]-[.$B321]" office:value-type="float" office:value="5.89976119995117" calcext:value-type="float">
            <text:p>5.899761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2940.90176" calcext:value-type="float">
            <text:p>1443142940.90176</text:p>
          </table:table-cell>
          <table:table-cell office:value-type="float" office:value="4480" calcext:value-type="float">
            <text:p>4480</text:p>
          </table:table-cell>
          <table:table-cell table:formula="of:=[.B322]-[.$B$2]" office:value-type="float" office:value="40.9015591144562" calcext:value-type="float">
            <text:p>40.9015591145</text:p>
          </table:table-cell>
          <table:table-cell table:formula="of:=[.C322]/([.D322]-[.D321])" office:value-type="float" office:value="79789.7321443737" calcext:value-type="float">
            <text:p>79789.7321443737</text:p>
          </table:table-cell>
          <table:table-cell/>
          <table:table-cell office:value-type="float" office:value="1443142946.99278" calcext:value-type="float">
            <text:p>1443142946.99278</text:p>
          </table:table-cell>
          <table:table-cell table:formula="of:=[.G322]-[.$B$2]" office:value-type="float" office:value="46.9925734996796" calcext:value-type="float">
            <text:p>46.9925734997</text:p>
          </table:table-cell>
          <table:table-cell table:formula="of:=[.C322]/([.H322]-[.H321])" office:value-type="float" office:value="18108.2709213105" calcext:value-type="float">
            <text:p>18108.2709213105</text:p>
          </table:table-cell>
          <table:table-cell table:formula="of:=[.G322]-[.$B322]" office:value-type="float" office:value="6.09101438522339" calcext:value-type="float">
            <text:p>6.091014385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2940.9579" calcext:value-type="float">
            <text:p>1443142940.9579</text:p>
          </table:table-cell>
          <table:table-cell office:value-type="float" office:value="4480" calcext:value-type="float">
            <text:p>4480</text:p>
          </table:table-cell>
          <table:table-cell table:formula="of:=[.B323]-[.$B$2]" office:value-type="float" office:value="40.9576938152313" calcext:value-type="float">
            <text:p>40.9576938152</text:p>
          </table:table-cell>
          <table:table-cell table:formula="of:=[.C323]/([.D323]-[.D322])" office:value-type="float" office:value="79808.0320752954" calcext:value-type="float">
            <text:p>79808.0320752954</text:p>
          </table:table-cell>
          <table:table-cell/>
          <table:table-cell office:value-type="float" office:value="1443142951.00439" calcext:value-type="float">
            <text:p>1443142951.00439</text:p>
          </table:table-cell>
          <table:table-cell table:formula="of:=[.G323]-[.$B$2]" office:value-type="float" office:value="51.0041859149933" calcext:value-type="float">
            <text:p>51.004185915</text:p>
          </table:table-cell>
          <table:table-cell table:formula="of:=[.C323]/([.H323]-[.H322])" office:value-type="float" office:value="1116.75793576126" calcext:value-type="float">
            <text:p>1116.7579357613</text:p>
          </table:table-cell>
          <table:table-cell table:formula="of:=[.G323]-[.$B323]" office:value-type="float" office:value="10.046492099762" calcext:value-type="float">
            <text:p>10.0464920998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2941.01323" calcext:value-type="float">
            <text:p>1443142941.01323</text:p>
          </table:table-cell>
          <table:table-cell office:value-type="float" office:value="4480" calcext:value-type="float">
            <text:p>4480</text:p>
          </table:table-cell>
          <table:table-cell table:formula="of:=[.B324]-[.$B$2]" office:value-type="float" office:value="41.0130288600922" calcext:value-type="float">
            <text:p>41.0130288601</text:p>
          </table:table-cell>
          <table:table-cell table:formula="of:=[.C324]/([.D324]-[.D323])" office:value-type="float" office:value="80961.3511883219" calcext:value-type="float">
            <text:p>80961.3511883219</text:p>
          </table:table-cell>
          <table:table-cell/>
          <table:table-cell office:value-type="float" office:value="1443142951.0226" calcext:value-type="float">
            <text:p>1443142951.0226</text:p>
          </table:table-cell>
          <table:table-cell table:formula="of:=[.G324]-[.$B$2]" office:value-type="float" office:value="51.0223934650421" calcext:value-type="float">
            <text:p>51.022393465</text:p>
          </table:table-cell>
          <table:table-cell table:formula="of:=[.C324]/([.H324]-[.H323])" office:value-type="float" office:value="246051.774565263" calcext:value-type="float">
            <text:p>246051.774565263</text:p>
          </table:table-cell>
          <table:table-cell table:formula="of:=[.G324]-[.$B324]" office:value-type="float" office:value="10.00936460495" calcext:value-type="float">
            <text:p>10.00936460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2941.06611" calcext:value-type="float">
            <text:p>1443142941.06611</text:p>
          </table:table-cell>
          <table:table-cell office:value-type="float" office:value="4480" calcext:value-type="float">
            <text:p>4480</text:p>
          </table:table-cell>
          <table:table-cell table:formula="of:=[.B325]-[.$B$2]" office:value-type="float" office:value="41.065899848938" calcext:value-type="float">
            <text:p>41.0658998489</text:p>
          </table:table-cell>
          <table:table-cell table:formula="of:=[.C325]/([.D325]-[.D324])" office:value-type="float" office:value="84734.5604422859" calcext:value-type="float">
            <text:p>84734.5604422859</text:p>
          </table:table-cell>
          <table:table-cell/>
          <table:table-cell office:value-type="float" office:value="1443142951.0696" calcext:value-type="float">
            <text:p>1443142951.0696</text:p>
          </table:table-cell>
          <table:table-cell table:formula="of:=[.G325]-[.$B$2]" office:value-type="float" office:value="51.0693922042847" calcext:value-type="float">
            <text:p>51.0693922043</text:p>
          </table:table-cell>
          <table:table-cell table:formula="of:=[.C325]/([.H325]-[.H324])" office:value-type="float" office:value="95321.7059053301" calcext:value-type="float">
            <text:p>95321.7059053301</text:p>
          </table:table-cell>
          <table:table-cell table:formula="of:=[.G325]-[.$B325]" office:value-type="float" office:value="10.0034923553467" calcext:value-type="float">
            <text:p>10.003492355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2941.11895" calcext:value-type="float">
            <text:p>1443142941.11895</text:p>
          </table:table-cell>
          <table:table-cell office:value-type="float" office:value="4480" calcext:value-type="float">
            <text:p>4480</text:p>
          </table:table-cell>
          <table:table-cell table:formula="of:=[.B326]-[.$B$2]" office:value-type="float" office:value="41.1187434196472" calcext:value-type="float">
            <text:p>41.1187434196</text:p>
          </table:table-cell>
          <table:table-cell table:formula="of:=[.C326]/([.D326]-[.D325])" office:value-type="float" office:value="84778.5253697404" calcext:value-type="float">
            <text:p>84778.5253697404</text:p>
          </table:table-cell>
          <table:table-cell/>
          <table:table-cell office:value-type="float" office:value="1443142951.11999" calcext:value-type="float">
            <text:p>1443142951.11999</text:p>
          </table:table-cell>
          <table:table-cell table:formula="of:=[.G326]-[.$B$2]" office:value-type="float" office:value="51.1197855472565" calcext:value-type="float">
            <text:p>51.1197855473</text:p>
          </table:table-cell>
          <table:table-cell table:formula="of:=[.C326]/([.H326]-[.H325])" office:value-type="float" office:value="88900.6312303362" calcext:value-type="float">
            <text:p>88900.6312303362</text:p>
          </table:table-cell>
          <table:table-cell table:formula="of:=[.G326]-[.$B326]" office:value-type="float" office:value="10.0010421276093" calcext:value-type="float">
            <text:p>10.001042127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2941.1718" calcext:value-type="float">
            <text:p>1443142941.1718</text:p>
          </table:table-cell>
          <table:table-cell office:value-type="float" office:value="4480" calcext:value-type="float">
            <text:p>4480</text:p>
          </table:table-cell>
          <table:table-cell table:formula="of:=[.B327]-[.$B$2]" office:value-type="float" office:value="41.1715896129608" calcext:value-type="float">
            <text:p>41.171589613</text:p>
          </table:table-cell>
          <table:table-cell table:formula="of:=[.C327]/([.D327]-[.D326])" office:value-type="float" office:value="84774.3180556997" calcext:value-type="float">
            <text:p>84774.3180556997</text:p>
          </table:table-cell>
          <table:table-cell/>
          <table:table-cell office:value-type="float" office:value="1443142951.17046" calcext:value-type="float">
            <text:p>1443142951.17046</text:p>
          </table:table-cell>
          <table:table-cell table:formula="of:=[.G327]-[.$B$2]" office:value-type="float" office:value="51.1702516078949" calcext:value-type="float">
            <text:p>51.1702516079</text:p>
          </table:table-cell>
          <table:table-cell table:formula="of:=[.C327]/([.H327]-[.H326])" office:value-type="float" office:value="88772.5323380734" calcext:value-type="float">
            <text:p>88772.5323380734</text:p>
          </table:table-cell>
          <table:table-cell table:formula="of:=[.G327]-[.$B327]" office:value-type="float" office:value="9.99866199493408" calcext:value-type="float">
            <text:p>9.9986619949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2941.22465" calcext:value-type="float">
            <text:p>1443142941.22465</text:p>
          </table:table-cell>
          <table:table-cell office:value-type="float" office:value="4480" calcext:value-type="float">
            <text:p>4480</text:p>
          </table:table-cell>
          <table:table-cell table:formula="of:=[.B328]-[.$B$2]" office:value-type="float" office:value="41.2244479656219" calcext:value-type="float">
            <text:p>41.2244479656</text:p>
          </table:table-cell>
          <table:table-cell table:formula="of:=[.C328]/([.D328]-[.D327])" office:value-type="float" office:value="84754.8168729477" calcext:value-type="float">
            <text:p>84754.8168729477</text:p>
          </table:table-cell>
          <table:table-cell/>
          <table:table-cell office:value-type="float" office:value="1443142951.2209" calcext:value-type="float">
            <text:p>1443142951.2209</text:p>
          </table:table-cell>
          <table:table-cell table:formula="of:=[.G328]-[.$B$2]" office:value-type="float" office:value="51.2206950187683" calcext:value-type="float">
            <text:p>51.2206950188</text:p>
          </table:table-cell>
          <table:table-cell table:formula="of:=[.C328]/([.H328]-[.H327])" office:value-type="float" office:value="88812.3923904053" calcext:value-type="float">
            <text:p>88812.3923904053</text:p>
          </table:table-cell>
          <table:table-cell table:formula="of:=[.G328]-[.$B328]" office:value-type="float" office:value="9.99624705314636" calcext:value-type="float">
            <text:p>9.996247053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2941.27751" calcext:value-type="float">
            <text:p>1443142941.27751</text:p>
          </table:table-cell>
          <table:table-cell office:value-type="float" office:value="4480" calcext:value-type="float">
            <text:p>4480</text:p>
          </table:table-cell>
          <table:table-cell table:formula="of:=[.B329]-[.$B$2]" office:value-type="float" office:value="41.2773025035858" calcext:value-type="float">
            <text:p>41.2773025036</text:p>
          </table:table-cell>
          <table:table-cell table:formula="of:=[.C329]/([.D329]-[.D328])" office:value-type="float" office:value="84760.9339251561" calcext:value-type="float">
            <text:p>84760.9339251561</text:p>
          </table:table-cell>
          <table:table-cell/>
          <table:table-cell office:value-type="float" office:value="1443142951.27131" calcext:value-type="float">
            <text:p>1443142951.27131</text:p>
          </table:table-cell>
          <table:table-cell table:formula="of:=[.G329]-[.$B$2]" office:value-type="float" office:value="51.271101474762" calcext:value-type="float">
            <text:p>51.2711014748</text:p>
          </table:table-cell>
          <table:table-cell table:formula="of:=[.C329]/([.H329]-[.H328])" office:value-type="float" office:value="88877.5041150317" calcext:value-type="float">
            <text:p>88877.5041150317</text:p>
          </table:table-cell>
          <table:table-cell table:formula="of:=[.G329]-[.$B329]" office:value-type="float" office:value="9.99379897117615" calcext:value-type="float">
            <text:p>9.9937989712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2941.33035" calcext:value-type="float">
            <text:p>1443142941.33035</text:p>
          </table:table-cell>
          <table:table-cell office:value-type="float" office:value="4480" calcext:value-type="float">
            <text:p>4480</text:p>
          </table:table-cell>
          <table:table-cell table:formula="of:=[.B330]-[.$B$2]" office:value-type="float" office:value="41.3301427364349" calcext:value-type="float">
            <text:p>41.3301427364</text:p>
          </table:table-cell>
          <table:table-cell table:formula="of:=[.C330]/([.D330]-[.D329])" office:value-type="float" office:value="84783.880737091" calcext:value-type="float">
            <text:p>84783.880737091</text:p>
          </table:table-cell>
          <table:table-cell/>
          <table:table-cell office:value-type="float" office:value="1443142951.32178" calcext:value-type="float">
            <text:p>1443142951.32178</text:p>
          </table:table-cell>
          <table:table-cell table:formula="of:=[.G330]-[.$B$2]" office:value-type="float" office:value="51.3215708732605" calcext:value-type="float">
            <text:p>51.3215708733</text:p>
          </table:table-cell>
          <table:table-cell table:formula="of:=[.C330]/([.H330]-[.H329])" office:value-type="float" office:value="88766.6612497874" calcext:value-type="float">
            <text:p>88766.6612497874</text:p>
          </table:table-cell>
          <table:table-cell table:formula="of:=[.G330]-[.$B330]" office:value-type="float" office:value="9.99142813682556" calcext:value-type="float">
            <text:p>9.991428136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2941.38319" calcext:value-type="float">
            <text:p>1443142941.38319</text:p>
          </table:table-cell>
          <table:table-cell office:value-type="float" office:value="4480" calcext:value-type="float">
            <text:p>4480</text:p>
          </table:table-cell>
          <table:table-cell table:formula="of:=[.B331]-[.$B$2]" office:value-type="float" office:value="41.3829839229584" calcext:value-type="float">
            <text:p>41.382983923</text:p>
          </table:table-cell>
          <table:table-cell table:formula="of:=[.C331]/([.D331]-[.D330])" office:value-type="float" office:value="84782.3505630956" calcext:value-type="float">
            <text:p>84782.3505630956</text:p>
          </table:table-cell>
          <table:table-cell/>
          <table:table-cell office:value-type="float" office:value="1443142951.37223" calcext:value-type="float">
            <text:p>1443142951.37223</text:p>
          </table:table-cell>
          <table:table-cell table:formula="of:=[.G331]-[.$B$2]" office:value-type="float" office:value="51.3720216751099" calcext:value-type="float">
            <text:p>51.3720216751</text:p>
          </table:table-cell>
          <table:table-cell table:formula="of:=[.C331]/([.H331]-[.H330])" office:value-type="float" office:value="88799.3814920182" calcext:value-type="float">
            <text:p>88799.3814920182</text:p>
          </table:table-cell>
          <table:table-cell table:formula="of:=[.G331]-[.$B331]" office:value-type="float" office:value="9.98903775215149" calcext:value-type="float">
            <text:p>9.989037752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2941.43605" calcext:value-type="float">
            <text:p>1443142941.43605</text:p>
          </table:table-cell>
          <table:table-cell office:value-type="float" office:value="4480" calcext:value-type="float">
            <text:p>4480</text:p>
          </table:table-cell>
          <table:table-cell table:formula="of:=[.B332]-[.$B$2]" office:value-type="float" office:value="41.4358429908752" calcext:value-type="float">
            <text:p>41.4358429909</text:p>
          </table:table-cell>
          <table:table-cell table:formula="of:=[.C332]/([.D332]-[.D331])" office:value-type="float" office:value="84753.6700239505" calcext:value-type="float">
            <text:p>84753.6700239505</text:p>
          </table:table-cell>
          <table:table-cell/>
          <table:table-cell office:value-type="float" office:value="1443142951.42267" calcext:value-type="float">
            <text:p>1443142951.42267</text:p>
          </table:table-cell>
          <table:table-cell table:formula="of:=[.G332]-[.$B$2]" office:value-type="float" office:value="51.4224662780762" calcext:value-type="float">
            <text:p>51.4224662781</text:p>
          </table:table-cell>
          <table:table-cell table:formula="of:=[.C332]/([.H332]-[.H331])" office:value-type="float" office:value="88810.2936005294" calcext:value-type="float">
            <text:p>88810.2936005294</text:p>
          </table:table-cell>
          <table:table-cell table:formula="of:=[.G332]-[.$B332]" office:value-type="float" office:value="9.98662328720093" calcext:value-type="float">
            <text:p>9.986623287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2941.48889" calcext:value-type="float">
            <text:p>1443142941.48889</text:p>
          </table:table-cell>
          <table:table-cell office:value-type="float" office:value="4480" calcext:value-type="float">
            <text:p>4480</text:p>
          </table:table-cell>
          <table:table-cell table:formula="of:=[.B333]-[.$B$2]" office:value-type="float" office:value="41.4886841773987" calcext:value-type="float">
            <text:p>41.4886841774</text:p>
          </table:table-cell>
          <table:table-cell table:formula="of:=[.C333]/([.D333]-[.D332])" office:value-type="float" office:value="84782.3505630956" calcext:value-type="float">
            <text:p>84782.3505630956</text:p>
          </table:table-cell>
          <table:table-cell/>
          <table:table-cell office:value-type="float" office:value="1443142951.47308" calcext:value-type="float">
            <text:p>1443142951.47308</text:p>
          </table:table-cell>
          <table:table-cell table:formula="of:=[.G333]-[.$B$2]" office:value-type="float" office:value="51.4728720188141" calcext:value-type="float">
            <text:p>51.4728720188</text:p>
          </table:table-cell>
          <table:table-cell table:formula="of:=[.C333]/([.H333]-[.H332])" office:value-type="float" office:value="88878.7652837757" calcext:value-type="float">
            <text:p>88878.7652837757</text:p>
          </table:table-cell>
          <table:table-cell table:formula="of:=[.G333]-[.$B333]" office:value-type="float" office:value="9.98418784141541" calcext:value-type="float">
            <text:p>9.984187841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2941.54173" calcext:value-type="float">
            <text:p>1443142941.54173</text:p>
          </table:table-cell>
          <table:table-cell office:value-type="float" office:value="4480" calcext:value-type="float">
            <text:p>4480</text:p>
          </table:table-cell>
          <table:table-cell table:formula="of:=[.B334]-[.$B$2]" office:value-type="float" office:value="41.5415256023407" calcext:value-type="float">
            <text:p>41.5415256023</text:p>
          </table:table-cell>
          <table:table-cell table:formula="of:=[.C334]/([.D334]-[.D333])" office:value-type="float" office:value="84781.9680282268" calcext:value-type="float">
            <text:p>84781.9680282268</text:p>
          </table:table-cell>
          <table:table-cell/>
          <table:table-cell office:value-type="float" office:value="1443142951.52352" calcext:value-type="float">
            <text:p>1443142951.52352</text:p>
          </table:table-cell>
          <table:table-cell table:formula="of:=[.G334]-[.$B$2]" office:value-type="float" office:value="51.5233154296875" calcext:value-type="float">
            <text:p>51.5233154297</text:p>
          </table:table-cell>
          <table:table-cell table:formula="of:=[.C334]/([.H334]-[.H333])" office:value-type="float" office:value="88812.3923904053" calcext:value-type="float">
            <text:p>88812.3923904053</text:p>
          </table:table-cell>
          <table:table-cell table:formula="of:=[.G334]-[.$B334]" office:value-type="float" office:value="9.9817898273468" calcext:value-type="float">
            <text:p>9.981789827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2941.59462" calcext:value-type="float">
            <text:p>1443142941.59462</text:p>
          </table:table-cell>
          <table:table-cell office:value-type="float" office:value="4480" calcext:value-type="float">
            <text:p>4480</text:p>
          </table:table-cell>
          <table:table-cell table:formula="of:=[.B335]-[.$B$2]" office:value-type="float" office:value="41.5944139957428" calcext:value-type="float">
            <text:p>41.5944139957</text:p>
          </table:table-cell>
          <table:table-cell table:formula="of:=[.C335]/([.D335]-[.D334])" office:value-type="float" office:value="84706.6759230041" calcext:value-type="float">
            <text:p>84706.6759230041</text:p>
          </table:table-cell>
          <table:table-cell/>
          <table:table-cell office:value-type="float" office:value="1443142951.574" calcext:value-type="float">
            <text:p>1443142951.574</text:p>
          </table:table-cell>
          <table:table-cell table:formula="of:=[.G335]-[.$B$2]" office:value-type="float" office:value="51.5737924575806" calcext:value-type="float">
            <text:p>51.5737924576</text:p>
          </table:table-cell>
          <table:table-cell table:formula="of:=[.C335]/([.H335]-[.H334])" office:value-type="float" office:value="88753.244535132" calcext:value-type="float">
            <text:p>88753.244535132</text:p>
          </table:table-cell>
          <table:table-cell table:formula="of:=[.G335]-[.$B335]" office:value-type="float" office:value="9.97937846183777" calcext:value-type="float">
            <text:p>9.979378461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2941.64747" calcext:value-type="float">
            <text:p>1443142941.64747</text:p>
          </table:table-cell>
          <table:table-cell office:value-type="float" office:value="4480" calcext:value-type="float">
            <text:p>4480</text:p>
          </table:table-cell>
          <table:table-cell table:formula="of:=[.B336]-[.$B$2]" office:value-type="float" office:value="41.6472663879395" calcext:value-type="float">
            <text:p>41.6472663879</text:p>
          </table:table-cell>
          <table:table-cell table:formula="of:=[.C336]/([.D336]-[.D335])" office:value-type="float" office:value="84764.3751550666" calcext:value-type="float">
            <text:p>84764.3751550666</text:p>
          </table:table-cell>
          <table:table-cell/>
          <table:table-cell office:value-type="float" office:value="1443142951.62441" calcext:value-type="float">
            <text:p>1443142951.62441</text:p>
          </table:table-cell>
          <table:table-cell table:formula="of:=[.G336]-[.$B$2]" office:value-type="float" office:value="51.6242060661316" calcext:value-type="float">
            <text:p>51.6242060661</text:p>
          </table:table-cell>
          <table:table-cell table:formula="of:=[.C336]/([.H336]-[.H335])" office:value-type="float" office:value="88864.8943958383" calcext:value-type="float">
            <text:p>88864.8943958383</text:p>
          </table:table-cell>
          <table:table-cell table:formula="of:=[.G336]-[.$B336]" office:value-type="float" office:value="9.97693967819214" calcext:value-type="float">
            <text:p>9.976939678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2941.70032" calcext:value-type="float">
            <text:p>1443142941.70032</text:p>
          </table:table-cell>
          <table:table-cell office:value-type="float" office:value="4480" calcext:value-type="float">
            <text:p>4480</text:p>
          </table:table-cell>
          <table:table-cell table:formula="of:=[.B337]-[.$B$2]" office:value-type="float" office:value="41.7001092433929" calcext:value-type="float">
            <text:p>41.7001092434</text:p>
          </table:table-cell>
          <table:table-cell table:formula="of:=[.C337]/([.D337]-[.D336])" office:value-type="float" office:value="84779.6728915038" calcext:value-type="float">
            <text:p>84779.6728915038</text:p>
          </table:table-cell>
          <table:table-cell/>
          <table:table-cell office:value-type="float" office:value="1443142951.67486" calcext:value-type="float">
            <text:p>1443142951.67486</text:p>
          </table:table-cell>
          <table:table-cell table:formula="of:=[.G337]-[.$B$2]" office:value-type="float" office:value="51.674649477005" calcext:value-type="float">
            <text:p>51.674649477</text:p>
          </table:table-cell>
          <table:table-cell table:formula="of:=[.C337]/([.H337]-[.H336])" office:value-type="float" office:value="88812.3923904053" calcext:value-type="float">
            <text:p>88812.3923904053</text:p>
          </table:table-cell>
          <table:table-cell table:formula="of:=[.G337]-[.$B337]" office:value-type="float" office:value="9.97454023361206" calcext:value-type="float">
            <text:p>9.974540233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2941.75316" calcext:value-type="float">
            <text:p>1443142941.75316</text:p>
          </table:table-cell>
          <table:table-cell office:value-type="float" office:value="4480" calcext:value-type="float">
            <text:p>4480</text:p>
          </table:table-cell>
          <table:table-cell table:formula="of:=[.B338]-[.$B$2]" office:value-type="float" office:value="41.7529554367065" calcext:value-type="float">
            <text:p>41.7529554367</text:p>
          </table:table-cell>
          <table:table-cell table:formula="of:=[.C338]/([.D338]-[.D337])" office:value-type="float" office:value="84774.3180556997" calcext:value-type="float">
            <text:p>84774.3180556997</text:p>
          </table:table-cell>
          <table:table-cell/>
          <table:table-cell office:value-type="float" office:value="1443142951.72531" calcext:value-type="float">
            <text:p>1443142951.72531</text:p>
          </table:table-cell>
          <table:table-cell table:formula="of:=[.G338]-[.$B$2]" office:value-type="float" office:value="51.725100517273" calcext:value-type="float">
            <text:p>51.7251005173</text:p>
          </table:table-cell>
          <table:table-cell table:formula="of:=[.C338]/([.H338]-[.H337])" office:value-type="float" office:value="88798.9618490882" calcext:value-type="float">
            <text:p>88798.9618490882</text:p>
          </table:table-cell>
          <table:table-cell table:formula="of:=[.G338]-[.$B338]" office:value-type="float" office:value="9.97214508056641" calcext:value-type="float">
            <text:p>9.972145080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2941.80601" calcext:value-type="float">
            <text:p>1443142941.80601</text:p>
          </table:table-cell>
          <table:table-cell office:value-type="float" office:value="4480" calcext:value-type="float">
            <text:p>4480</text:p>
          </table:table-cell>
          <table:table-cell table:formula="of:=[.B339]-[.$B$2]" office:value-type="float" office:value="41.8058063983917" calcext:value-type="float">
            <text:p>41.8058063984</text:p>
          </table:table-cell>
          <table:table-cell table:formula="of:=[.C339]/([.D339]-[.D338])" office:value-type="float" office:value="84766.6694635792" calcext:value-type="float">
            <text:p>84766.6694635792</text:p>
          </table:table-cell>
          <table:table-cell/>
          <table:table-cell office:value-type="float" office:value="1443142951.77574" calcext:value-type="float">
            <text:p>1443142951.77574</text:p>
          </table:table-cell>
          <table:table-cell table:formula="of:=[.G339]-[.$B$2]" office:value-type="float" office:value="51.7755353450775" calcext:value-type="float">
            <text:p>51.7755353451</text:p>
          </table:table-cell>
          <table:table-cell table:formula="of:=[.C339]/([.H339]-[.H338])" office:value-type="float" office:value="88827.5066063468" calcext:value-type="float">
            <text:p>88827.5066063468</text:p>
          </table:table-cell>
          <table:table-cell table:formula="of:=[.G339]-[.$B339]" office:value-type="float" office:value="9.96972894668579" calcext:value-type="float">
            <text:p>9.969728946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2941.85885" calcext:value-type="float">
            <text:p>1443142941.85885</text:p>
          </table:table-cell>
          <table:table-cell office:value-type="float" office:value="4480" calcext:value-type="float">
            <text:p>4480</text:p>
          </table:table-cell>
          <table:table-cell table:formula="of:=[.B340]-[.$B$2]" office:value-type="float" office:value="41.8586487770081" calcext:value-type="float">
            <text:p>41.858648777</text:p>
          </table:table-cell>
          <table:table-cell table:formula="of:=[.C340]/([.D340]-[.D339])" office:value-type="float" office:value="84780.4379232709" calcext:value-type="float">
            <text:p>84780.4379232709</text:p>
          </table:table-cell>
          <table:table-cell/>
          <table:table-cell office:value-type="float" office:value="1443142951.82619" calcext:value-type="float">
            <text:p>1443142951.82619</text:p>
          </table:table-cell>
          <table:table-cell table:formula="of:=[.G340]-[.$B$2]" office:value-type="float" office:value="51.8259880542755" calcext:value-type="float">
            <text:p>51.8259880543</text:p>
          </table:table-cell>
          <table:table-cell table:formula="of:=[.C340]/([.H340]-[.H339])" office:value-type="float" office:value="88796.0244596293" calcext:value-type="float">
            <text:p>88796.0244596293</text:p>
          </table:table-cell>
          <table:table-cell table:formula="of:=[.G340]-[.$B340]" office:value-type="float" office:value="9.96733927726746" calcext:value-type="float">
            <text:p>9.9673392773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2941.9117" calcext:value-type="float">
            <text:p>1443142941.9117</text:p>
          </table:table-cell>
          <table:table-cell office:value-type="float" office:value="4480" calcext:value-type="float">
            <text:p>4480</text:p>
          </table:table-cell>
          <table:table-cell table:formula="of:=[.B341]-[.$B$2]" office:value-type="float" office:value="41.9114990234375" calcext:value-type="float">
            <text:p>41.9114990234</text:p>
          </table:table-cell>
          <table:table-cell table:formula="of:=[.C341]/([.D341]-[.D340])" office:value-type="float" office:value="84767.8166644111" calcext:value-type="float">
            <text:p>84767.8166644111</text:p>
          </table:table-cell>
          <table:table-cell/>
          <table:table-cell office:value-type="float" office:value="1443142951.87661" calcext:value-type="float">
            <text:p>1443142951.87661</text:p>
          </table:table-cell>
          <table:table-cell table:formula="of:=[.G341]-[.$B$2]" office:value-type="float" office:value="51.8764085769653" calcext:value-type="float">
            <text:p>51.876408577</text:p>
          </table:table-cell>
          <table:table-cell table:formula="of:=[.C341]/([.H341]-[.H340])" office:value-type="float" office:value="88852.708401307" calcext:value-type="float">
            <text:p>88852.708401307</text:p>
          </table:table-cell>
          <table:table-cell table:formula="of:=[.G341]-[.$B341]" office:value-type="float" office:value="9.96490955352783" calcext:value-type="float">
            <text:p>9.964909553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2941.96455" calcext:value-type="float">
            <text:p>1443142941.96455</text:p>
          </table:table-cell>
          <table:table-cell office:value-type="float" office:value="4480" calcext:value-type="float">
            <text:p>4480</text:p>
          </table:table-cell>
          <table:table-cell table:formula="of:=[.B342]-[.$B$2]" office:value-type="float" office:value="41.9643406867981" calcext:value-type="float">
            <text:p>41.9643406868</text:p>
          </table:table-cell>
          <table:table-cell table:formula="of:=[.C342]/([.D342]-[.D341])" office:value-type="float" office:value="84781.5854968101" calcext:value-type="float">
            <text:p>84781.5854968101</text:p>
          </table:table-cell>
          <table:table-cell/>
          <table:table-cell office:value-type="float" office:value="1443142951.92711" calcext:value-type="float">
            <text:p>1443142951.92711</text:p>
          </table:table-cell>
          <table:table-cell table:formula="of:=[.G342]-[.$B$2]" office:value-type="float" office:value="51.9269065856934" calcext:value-type="float">
            <text:p>51.9269065857</text:p>
          </table:table-cell>
          <table:table-cell table:formula="of:=[.C342]/([.H342]-[.H341])" office:value-type="float" office:value="88716.3694736643" calcext:value-type="float">
            <text:p>88716.3694736643</text:p>
          </table:table-cell>
          <table:table-cell table:formula="of:=[.G342]-[.$B342]" office:value-type="float" office:value="9.96256589889526" calcext:value-type="float">
            <text:p>9.96256589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2942.01444" calcext:value-type="float">
            <text:p>1443142942.01444</text:p>
          </table:table-cell>
          <table:table-cell office:value-type="float" office:value="4480" calcext:value-type="float">
            <text:p>4480</text:p>
          </table:table-cell>
          <table:table-cell table:formula="of:=[.B343]-[.$B$2]" office:value-type="float" office:value="42.0142316818237" calcext:value-type="float">
            <text:p>42.0142316818</text:p>
          </table:table-cell>
          <table:table-cell table:formula="of:=[.C343]/([.D343]-[.D342])" office:value-type="float" office:value="89795.763698401" calcext:value-type="float">
            <text:p>89795.763698401</text:p>
          </table:table-cell>
          <table:table-cell/>
          <table:table-cell office:value-type="float" office:value="1443142951.97746" calcext:value-type="float">
            <text:p>1443142951.97746</text:p>
          </table:table-cell>
          <table:table-cell table:formula="of:=[.G343]-[.$B$2]" office:value-type="float" office:value="51.9772579669952" calcext:value-type="float">
            <text:p>51.977257967</text:p>
          </table:table-cell>
          <table:table-cell table:formula="of:=[.C343]/([.H343]-[.H342])" office:value-type="float" office:value="88974.7189484301" calcext:value-type="float">
            <text:p>88974.7189484301</text:p>
          </table:table-cell>
          <table:table-cell table:formula="of:=[.G343]-[.$B343]" office:value-type="float" office:value="9.96302628517151" calcext:value-type="float">
            <text:p>9.96302628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2942.05833" calcext:value-type="float">
            <text:p>1443142942.05833</text:p>
          </table:table-cell>
          <table:table-cell office:value-type="float" office:value="4480" calcext:value-type="float">
            <text:p>4480</text:p>
          </table:table-cell>
          <table:table-cell table:formula="of:=[.B344]-[.$B$2]" office:value-type="float" office:value="42.0581226348877" calcext:value-type="float">
            <text:p>42.0581226349</text:p>
          </table:table-cell>
          <table:table-cell table:formula="of:=[.C344]/([.D344]-[.D343])" office:value-type="float" office:value="102071.148773439" calcext:value-type="float">
            <text:p>102071.148773439</text:p>
          </table:table-cell>
          <table:table-cell/>
          <table:table-cell office:value-type="float" office:value="1443142952.02794" calcext:value-type="float">
            <text:p>1443142952.02794</text:p>
          </table:table-cell>
          <table:table-cell table:formula="of:=[.G344]-[.$B$2]" office:value-type="float" office:value="52.027738571167" calcext:value-type="float">
            <text:p>52.0277385712</text:p>
          </table:table-cell>
          <table:table-cell table:formula="of:=[.C344]/([.H344]-[.H343])" office:value-type="float" office:value="88746.9568461869" calcext:value-type="float">
            <text:p>88746.9568461869</text:p>
          </table:table-cell>
          <table:table-cell table:formula="of:=[.G344]-[.$B344]" office:value-type="float" office:value="9.9696159362793" calcext:value-type="float">
            <text:p>9.969615936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2942.10221" calcext:value-type="float">
            <text:p>1443142942.10221</text:p>
          </table:table-cell>
          <table:table-cell office:value-type="float" office:value="4480" calcext:value-type="float">
            <text:p>4480</text:p>
          </table:table-cell>
          <table:table-cell table:formula="of:=[.B345]-[.$B$2]" office:value-type="float" office:value="42.1020047664642" calcext:value-type="float">
            <text:p>42.1020047665</text:p>
          </table:table-cell>
          <table:table-cell table:formula="of:=[.C345]/([.D345]-[.D344])" office:value-type="float" office:value="102091.667816685" calcext:value-type="float">
            <text:p>102091.667816685</text:p>
          </table:table-cell>
          <table:table-cell/>
          <table:table-cell office:value-type="float" office:value="1443142952.04431" calcext:value-type="float">
            <text:p>1443142952.04431</text:p>
          </table:table-cell>
          <table:table-cell table:formula="of:=[.G345]-[.$B$2]" office:value-type="float" office:value="52.0441038608551" calcext:value-type="float">
            <text:p>52.0441038609</text:p>
          </table:table-cell>
          <table:table-cell table:formula="of:=[.C345]/([.H345]-[.H344])" office:value-type="float" office:value="273750.119025072" calcext:value-type="float">
            <text:p>273750.119025072</text:p>
          </table:table-cell>
          <table:table-cell table:formula="of:=[.G345]-[.$B345]" office:value-type="float" office:value="9.94209909439087" calcext:value-type="float">
            <text:p>9.9420990944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2942.14609" calcext:value-type="float">
            <text:p>1443142942.14609</text:p>
          </table:table-cell>
          <table:table-cell office:value-type="float" office:value="4480" calcext:value-type="float">
            <text:p>4480</text:p>
          </table:table-cell>
          <table:table-cell table:formula="of:=[.B346]-[.$B$2]" office:value-type="float" office:value="42.1458852291107" calcext:value-type="float">
            <text:p>42.1458852291</text:p>
          </table:table-cell>
          <table:table-cell table:formula="of:=[.C346]/([.D346]-[.D345])" office:value-type="float" office:value="102095.550725898" calcext:value-type="float">
            <text:p>102095.550725898</text:p>
          </table:table-cell>
          <table:table-cell/>
          <table:table-cell office:value-type="float" office:value="1443142952.06068" calcext:value-type="float">
            <text:p>1443142952.06068</text:p>
          </table:table-cell>
          <table:table-cell table:formula="of:=[.G346]-[.$B$2]" office:value-type="float" office:value="52.0604720115662" calcext:value-type="float">
            <text:p>52.0604720116</text:p>
          </table:table-cell>
          <table:table-cell table:formula="of:=[.C346]/([.H346]-[.H345])" office:value-type="float" office:value="273702.269675032" calcext:value-type="float">
            <text:p>273702.269675032</text:p>
          </table:table-cell>
          <table:table-cell table:formula="of:=[.G346]-[.$B346]" office:value-type="float" office:value="9.91458678245544" calcext:value-type="float">
            <text:p>9.9145867825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2942.18997" calcext:value-type="float">
            <text:p>1443142942.18997</text:p>
          </table:table-cell>
          <table:table-cell office:value-type="float" office:value="4480" calcext:value-type="float">
            <text:p>4480</text:p>
          </table:table-cell>
          <table:table-cell table:formula="of:=[.B347]-[.$B$2]" office:value-type="float" office:value="42.1897623538971" calcext:value-type="float">
            <text:p>42.1897623539</text:p>
          </table:table-cell>
          <table:table-cell table:formula="of:=[.C347]/([.D347]-[.D346])" office:value-type="float" office:value="102103.317430475" calcext:value-type="float">
            <text:p>102103.317430475</text:p>
          </table:table-cell>
          <table:table-cell/>
          <table:table-cell office:value-type="float" office:value="1443142952.08837" calcext:value-type="float">
            <text:p>1443142952.08837</text:p>
          </table:table-cell>
          <table:table-cell table:formula="of:=[.G347]-[.$B$2]" office:value-type="float" office:value="52.0881636142731" calcext:value-type="float">
            <text:p>52.0881636143</text:p>
          </table:table-cell>
          <table:table-cell table:formula="of:=[.C347]/([.H347]-[.H346])" office:value-type="float" office:value="161781.89638992" calcext:value-type="float">
            <text:p>161781.89638992</text:p>
          </table:table-cell>
          <table:table-cell table:formula="of:=[.G347]-[.$B347]" office:value-type="float" office:value="9.89840126037598" calcext:value-type="float">
            <text:p>9.898401260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2942.23386" calcext:value-type="float">
            <text:p>1443142942.23386</text:p>
          </table:table-cell>
          <table:table-cell office:value-type="float" office:value="4480" calcext:value-type="float">
            <text:p>4480</text:p>
          </table:table-cell>
          <table:table-cell table:formula="of:=[.B348]-[.$B$2]" office:value-type="float" office:value="42.2336552143097" calcext:value-type="float">
            <text:p>42.2336552143</text:p>
          </table:table-cell>
          <table:table-cell table:formula="of:=[.C348]/([.D348]-[.D347])" office:value-type="float" office:value="102066.713307985" calcext:value-type="float">
            <text:p>102066.713307985</text:p>
          </table:table-cell>
          <table:table-cell/>
          <table:table-cell office:value-type="float" office:value="1443142952.13493" calcext:value-type="float">
            <text:p>1443142952.13493</text:p>
          </table:table-cell>
          <table:table-cell table:formula="of:=[.G348]-[.$B$2]" office:value-type="float" office:value="52.1347208023071" calcext:value-type="float">
            <text:p>52.1347208023</text:p>
          </table:table-cell>
          <table:table-cell table:formula="of:=[.C348]/([.H348]-[.H347])" office:value-type="float" office:value="96225.7427730124" calcext:value-type="float">
            <text:p>96225.7427730124</text:p>
          </table:table-cell>
          <table:table-cell table:formula="of:=[.G348]-[.$B348]" office:value-type="float" office:value="9.90106558799744" calcext:value-type="float">
            <text:p>9.90106558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2942.27775" calcext:value-type="float">
            <text:p>1443142942.27775</text:p>
          </table:table-cell>
          <table:table-cell office:value-type="float" office:value="4480" calcext:value-type="float">
            <text:p>4480</text:p>
          </table:table-cell>
          <table:table-cell table:formula="of:=[.B349]-[.$B$2]" office:value-type="float" office:value="42.2775468826294" calcext:value-type="float">
            <text:p>42.2775468826</text:p>
          </table:table-cell>
          <table:table-cell table:formula="of:=[.C349]/([.D349]-[.D348])" office:value-type="float" office:value="102069.485428719" calcext:value-type="float">
            <text:p>102069.485428719</text:p>
          </table:table-cell>
          <table:table-cell/>
          <table:table-cell office:value-type="float" office:value="1443142952.1817" calcext:value-type="float">
            <text:p>1443142952.1817</text:p>
          </table:table-cell>
          <table:table-cell table:formula="of:=[.G349]-[.$B$2]" office:value-type="float" office:value="52.1814906597137" calcext:value-type="float">
            <text:p>52.1814906597</text:p>
          </table:table-cell>
          <table:table-cell table:formula="of:=[.C349]/([.H349]-[.H348])" office:value-type="float" office:value="95788.1902664566" calcext:value-type="float">
            <text:p>95788.1902664566</text:p>
          </table:table-cell>
          <table:table-cell table:formula="of:=[.G349]-[.$B349]" office:value-type="float" office:value="9.90394377708435" calcext:value-type="float">
            <text:p>9.903943777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2942.32164" calcext:value-type="float">
            <text:p>1443142942.32164</text:p>
          </table:table-cell>
          <table:table-cell office:value-type="float" office:value="4480" calcext:value-type="float">
            <text:p>4480</text:p>
          </table:table-cell>
          <table:table-cell table:formula="of:=[.B350]-[.$B$2]" office:value-type="float" office:value="42.3214294910431" calcext:value-type="float">
            <text:p>42.321429491</text:p>
          </table:table-cell>
          <table:table-cell table:formula="of:=[.C350]/([.D350]-[.D349])" office:value-type="float" office:value="102090.558468301" calcext:value-type="float">
            <text:p>102090.558468301</text:p>
          </table:table-cell>
          <table:table-cell/>
          <table:table-cell office:value-type="float" office:value="1443142952.22841" calcext:value-type="float">
            <text:p>1443142952.22841</text:p>
          </table:table-cell>
          <table:table-cell table:formula="of:=[.G350]-[.$B$2]" office:value-type="float" office:value="52.2282013893127" calcext:value-type="float">
            <text:p>52.2282013893</text:p>
          </table:table-cell>
          <table:table-cell table:formula="of:=[.C350]/([.H350]-[.H349])" office:value-type="float" office:value="95909.4417590943" calcext:value-type="float">
            <text:p>95909.4417590943</text:p>
          </table:table-cell>
          <table:table-cell table:formula="of:=[.G350]-[.$B350]" office:value-type="float" office:value="9.90677189826965" calcext:value-type="float">
            <text:p>9.906771898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2942.36552" calcext:value-type="float">
            <text:p>1443142942.36552</text:p>
          </table:table-cell>
          <table:table-cell office:value-type="float" office:value="4480" calcext:value-type="float">
            <text:p>4480</text:p>
          </table:table-cell>
          <table:table-cell table:formula="of:=[.B351]-[.$B$2]" office:value-type="float" office:value="42.3653111457825" calcext:value-type="float">
            <text:p>42.3653111458</text:p>
          </table:table-cell>
          <table:table-cell table:formula="of:=[.C351]/([.D351]-[.D350])" office:value-type="float" office:value="102092.777189179" calcext:value-type="float">
            <text:p>102092.777189179</text:p>
          </table:table-cell>
          <table:table-cell/>
          <table:table-cell office:value-type="float" office:value="1443142952.27507" calcext:value-type="float">
            <text:p>1443142952.27507</text:p>
          </table:table-cell>
          <table:table-cell table:formula="of:=[.G351]-[.$B$2]" office:value-type="float" office:value="52.2748665809631" calcext:value-type="float">
            <text:p>52.274866581</text:p>
          </table:table-cell>
          <table:table-cell table:formula="of:=[.C351]/([.H351]-[.H350])" office:value-type="float" office:value="96003.0344151067" calcext:value-type="float">
            <text:p>96003.0344151067</text:p>
          </table:table-cell>
          <table:table-cell table:formula="of:=[.G351]-[.$B351]" office:value-type="float" office:value="9.90955543518066" calcext:value-type="float">
            <text:p>9.9095554352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2942.4094" calcext:value-type="float">
            <text:p>1443142942.4094</text:p>
          </table:table-cell>
          <table:table-cell office:value-type="float" office:value="4480" calcext:value-type="float">
            <text:p>4480</text:p>
          </table:table-cell>
          <table:table-cell table:formula="of:=[.B352]-[.$B$2]" office:value-type="float" office:value="42.4091906547546" calcext:value-type="float">
            <text:p>42.4091906548</text:p>
          </table:table-cell>
          <table:table-cell table:formula="of:=[.C352]/([.D352]-[.D351])" office:value-type="float" office:value="102097.769663776" calcext:value-type="float">
            <text:p>102097.769663776</text:p>
          </table:table-cell>
          <table:table-cell/>
          <table:table-cell office:value-type="float" office:value="1443142952.32175" calcext:value-type="float">
            <text:p>1443142952.32175</text:p>
          </table:table-cell>
          <table:table-cell table:formula="of:=[.G352]-[.$B$2]" office:value-type="float" office:value="52.3215453624725" calcext:value-type="float">
            <text:p>52.3215453625</text:p>
          </table:table-cell>
          <table:table-cell table:formula="of:=[.C352]/([.H352]-[.H351])" office:value-type="float" office:value="95975.0845059632" calcext:value-type="float">
            <text:p>95975.0845059632</text:p>
          </table:table-cell>
          <table:table-cell table:formula="of:=[.G352]-[.$B352]" office:value-type="float" office:value="9.9123547077179" calcext:value-type="float">
            <text:p>9.912354707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2942.45328" calcext:value-type="float">
            <text:p>1443142942.45328</text:p>
          </table:table-cell>
          <table:table-cell office:value-type="float" office:value="4480" calcext:value-type="float">
            <text:p>4480</text:p>
          </table:table-cell>
          <table:table-cell table:formula="of:=[.B353]-[.$B$2]" office:value-type="float" office:value="42.453070640564" calcext:value-type="float">
            <text:p>42.4530706406</text:p>
          </table:table-cell>
          <table:table-cell table:formula="of:=[.C353]/([.D353]-[.D352])" office:value-type="float" office:value="102096.66018278" calcext:value-type="float">
            <text:p>102096.66018278</text:p>
          </table:table-cell>
          <table:table-cell/>
          <table:table-cell office:value-type="float" office:value="1443142952.36843" calcext:value-type="float">
            <text:p>1443142952.36843</text:p>
          </table:table-cell>
          <table:table-cell table:formula="of:=[.G353]-[.$B$2]" office:value-type="float" office:value="52.3682255744934" calcext:value-type="float">
            <text:p>52.3682255745</text:p>
          </table:table-cell>
          <table:table-cell table:formula="of:=[.C353]/([.H353]-[.H352])" office:value-type="float" office:value="95972.1433569469" calcext:value-type="float">
            <text:p>95972.1433569469</text:p>
          </table:table-cell>
          <table:table-cell table:formula="of:=[.G353]-[.$B353]" office:value-type="float" office:value="9.91515493392944" calcext:value-type="float">
            <text:p>9.9151549339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2942.49716" calcext:value-type="float">
            <text:p>1443142942.49716</text:p>
          </table:table-cell>
          <table:table-cell office:value-type="float" office:value="4480" calcext:value-type="float">
            <text:p>4480</text:p>
          </table:table-cell>
          <table:table-cell table:formula="of:=[.B354]-[.$B$2]" office:value-type="float" office:value="42.496954202652" calcext:value-type="float">
            <text:p>42.4969542027</text:p>
          </table:table-cell>
          <table:table-cell table:formula="of:=[.C354]/([.D354]-[.D353])" office:value-type="float" office:value="102088.339843856" calcext:value-type="float">
            <text:p>102088.339843856</text:p>
          </table:table-cell>
          <table:table-cell/>
          <table:table-cell office:value-type="float" office:value="1443142952.41515" calcext:value-type="float">
            <text:p>1443142952.41515</text:p>
          </table:table-cell>
          <table:table-cell table:formula="of:=[.G354]-[.$B$2]" office:value-type="float" office:value="52.414942741394" calcext:value-type="float">
            <text:p>52.4149427414</text:p>
          </table:table-cell>
          <table:table-cell table:formula="of:=[.C354]/([.H354]-[.H353])" office:value-type="float" office:value="95896.22610311" calcext:value-type="float">
            <text:p>95896.22610311</text:p>
          </table:table-cell>
          <table:table-cell table:formula="of:=[.G354]-[.$B354]" office:value-type="float" office:value="9.91798853874207" calcext:value-type="float">
            <text:p>9.917988538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2942.54106" calcext:value-type="float">
            <text:p>1443142942.54106</text:p>
          </table:table-cell>
          <table:table-cell office:value-type="float" office:value="4480" calcext:value-type="float">
            <text:p>4480</text:p>
          </table:table-cell>
          <table:table-cell table:formula="of:=[.B355]-[.$B$2]" office:value-type="float" office:value="42.540851354599" calcext:value-type="float">
            <text:p>42.5408513546</text:p>
          </table:table-cell>
          <table:table-cell table:formula="of:=[.C355]/([.D355]-[.D354])" office:value-type="float" office:value="102056.734919997" calcext:value-type="float">
            <text:p>102056.734919997</text:p>
          </table:table-cell>
          <table:table-cell/>
          <table:table-cell office:value-type="float" office:value="1443142952.46179" calcext:value-type="float">
            <text:p>1443142952.46179</text:p>
          </table:table-cell>
          <table:table-cell table:formula="of:=[.G355]-[.$B$2]" office:value-type="float" office:value="52.4615790843964" calcext:value-type="float">
            <text:p>52.4615790844</text:p>
          </table:table-cell>
          <table:table-cell table:formula="of:=[.C355]/([.H355]-[.H354])" office:value-type="float" office:value="96062.4206700169" calcext:value-type="float">
            <text:p>96062.4206700169</text:p>
          </table:table-cell>
          <table:table-cell table:formula="of:=[.G355]-[.$B355]" office:value-type="float" office:value="9.92072772979736" calcext:value-type="float">
            <text:p>9.9207277298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2942.58494" calcext:value-type="float">
            <text:p>1443142942.58494</text:p>
          </table:table-cell>
          <table:table-cell office:value-type="float" office:value="4480" calcext:value-type="float">
            <text:p>4480</text:p>
          </table:table-cell>
          <table:table-cell table:formula="of:=[.B356]-[.$B$2]" office:value-type="float" office:value="42.584734916687" calcext:value-type="float">
            <text:p>42.5847349167</text:p>
          </table:table-cell>
          <table:table-cell table:formula="of:=[.C356]/([.D356]-[.D355])" office:value-type="float" office:value="102088.339843856" calcext:value-type="float">
            <text:p>102088.339843856</text:p>
          </table:table-cell>
          <table:table-cell/>
          <table:table-cell office:value-type="float" office:value="1443142952.50854" calcext:value-type="float">
            <text:p>1443142952.50854</text:p>
          </table:table-cell>
          <table:table-cell table:formula="of:=[.G356]-[.$B$2]" office:value-type="float" office:value="52.5083355903626" calcext:value-type="float">
            <text:p>52.5083355904</text:p>
          </table:table-cell>
          <table:table-cell table:formula="of:=[.C356]/([.H356]-[.H355])" office:value-type="float" office:value="95815.5428303359" calcext:value-type="float">
            <text:p>95815.5428303359</text:p>
          </table:table-cell>
          <table:table-cell table:formula="of:=[.G356]-[.$B356]" office:value-type="float" office:value="9.92360067367554" calcext:value-type="float">
            <text:p>9.923600673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2942.62882" calcext:value-type="float">
            <text:p>1443142942.62882</text:p>
          </table:table-cell>
          <table:table-cell office:value-type="float" office:value="4480" calcext:value-type="float">
            <text:p>4480</text:p>
          </table:table-cell>
          <table:table-cell table:formula="of:=[.B357]-[.$B$2]" office:value-type="float" office:value="42.6286158561707" calcext:value-type="float">
            <text:p>42.6286158562</text:p>
          </table:table-cell>
          <table:table-cell table:formula="of:=[.C357]/([.D357]-[.D356])" office:value-type="float" office:value="102094.441293127" calcext:value-type="float">
            <text:p>102094.441293127</text:p>
          </table:table-cell>
          <table:table-cell/>
          <table:table-cell office:value-type="float" office:value="1443142952.55515" calcext:value-type="float">
            <text:p>1443142952.55515</text:p>
          </table:table-cell>
          <table:table-cell table:formula="of:=[.G357]-[.$B$2]" office:value-type="float" office:value="52.5549423694611" calcext:value-type="float">
            <text:p>52.5549423695</text:p>
          </table:table-cell>
          <table:table-cell table:formula="of:=[.C357]/([.H357]-[.H356])" office:value-type="float" office:value="96123.3555859077" calcext:value-type="float">
            <text:p>96123.3555859077</text:p>
          </table:table-cell>
          <table:table-cell table:formula="of:=[.G357]-[.$B357]" office:value-type="float" office:value="9.92632651329041" calcext:value-type="float">
            <text:p>9.926326513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2942.6727" calcext:value-type="float">
            <text:p>1443142942.6727</text:p>
          </table:table-cell>
          <table:table-cell office:value-type="float" office:value="4480" calcext:value-type="float">
            <text:p>4480</text:p>
          </table:table-cell>
          <table:table-cell table:formula="of:=[.B358]-[.$B$2]" office:value-type="float" office:value="42.6724984645844" calcext:value-type="float">
            <text:p>42.6724984646</text:p>
          </table:table-cell>
          <table:table-cell table:formula="of:=[.C358]/([.D358]-[.D357])" office:value-type="float" office:value="102090.558468301" calcext:value-type="float">
            <text:p>102090.558468301</text:p>
          </table:table-cell>
          <table:table-cell/>
          <table:table-cell office:value-type="float" office:value="1443142952.60188" calcext:value-type="float">
            <text:p>1443142952.60188</text:p>
          </table:table-cell>
          <table:table-cell table:formula="of:=[.G358]-[.$B$2]" office:value-type="float" office:value="52.6016781330109" calcext:value-type="float">
            <text:p>52.601678133</text:p>
          </table:table-cell>
          <table:table-cell table:formula="of:=[.C358]/([.H358]-[.H357])" office:value-type="float" office:value="95858.0679916745" calcext:value-type="float">
            <text:p>95858.0679916745</text:p>
          </table:table-cell>
          <table:table-cell table:formula="of:=[.G358]-[.$B358]" office:value-type="float" office:value="9.92917966842651" calcext:value-type="float">
            <text:p>9.9291796684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2942.7166" calcext:value-type="float">
            <text:p>1443142942.7166</text:p>
          </table:table-cell>
          <table:table-cell office:value-type="float" office:value="4480" calcext:value-type="float">
            <text:p>4480</text:p>
          </table:table-cell>
          <table:table-cell table:formula="of:=[.B359]-[.$B$2]" office:value-type="float" office:value="42.7163932323456" calcext:value-type="float">
            <text:p>42.7163932323</text:p>
          </table:table-cell>
          <table:table-cell table:formula="of:=[.C359]/([.D359]-[.D358])" office:value-type="float" office:value="102062.278227997" calcext:value-type="float">
            <text:p>102062.278227997</text:p>
          </table:table-cell>
          <table:table-cell/>
          <table:table-cell office:value-type="float" office:value="1443142952.64853" calcext:value-type="float">
            <text:p>1443142952.64853</text:p>
          </table:table-cell>
          <table:table-cell table:formula="of:=[.G359]-[.$B$2]" office:value-type="float" office:value="52.6483192443848" calcext:value-type="float">
            <text:p>52.6483192444</text:p>
          </table:table-cell>
          <table:table-cell table:formula="of:=[.C359]/([.H359]-[.H358])" office:value-type="float" office:value="96052.5996922715" calcext:value-type="float">
            <text:p>96052.5996922715</text:p>
          </table:table-cell>
          <table:table-cell table:formula="of:=[.G359]-[.$B359]" office:value-type="float" office:value="9.93192601203918" calcext:value-type="float">
            <text:p>9.931926012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2942.76051" calcext:value-type="float">
            <text:p>1443142942.76051</text:p>
          </table:table-cell>
          <table:table-cell office:value-type="float" office:value="4480" calcext:value-type="float">
            <text:p>4480</text:p>
          </table:table-cell>
          <table:table-cell table:formula="of:=[.B360]-[.$B$2]" office:value-type="float" office:value="42.7603006362915" calcext:value-type="float">
            <text:p>42.7603006363</text:p>
          </table:table-cell>
          <table:table-cell table:formula="of:=[.C360]/([.D360]-[.D359])" office:value-type="float" office:value="102032.905555465" calcext:value-type="float">
            <text:p>102032.905555465</text:p>
          </table:table-cell>
          <table:table-cell/>
          <table:table-cell office:value-type="float" office:value="1443142952.69526" calcext:value-type="float">
            <text:p>1443142952.69526</text:p>
          </table:table-cell>
          <table:table-cell table:formula="of:=[.G360]-[.$B$2]" office:value-type="float" office:value="52.6950576305389" calcext:value-type="float">
            <text:p>52.6950576305</text:p>
          </table:table-cell>
          <table:table-cell table:formula="of:=[.C360]/([.H360]-[.H359])" office:value-type="float" office:value="95852.6891626495" calcext:value-type="float">
            <text:p>95852.6891626495</text:p>
          </table:table-cell>
          <table:table-cell table:formula="of:=[.G360]-[.$B360]" office:value-type="float" office:value="9.93475699424744" calcext:value-type="float">
            <text:p>9.9347569942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2942.80439" calcext:value-type="float">
            <text:p>1443142942.80439</text:p>
          </table:table-cell>
          <table:table-cell office:value-type="float" office:value="4480" calcext:value-type="float">
            <text:p>4480</text:p>
          </table:table-cell>
          <table:table-cell table:formula="of:=[.B361]-[.$B$2]" office:value-type="float" office:value="42.8041813373566" calcext:value-type="float">
            <text:p>42.8041813374</text:p>
          </table:table-cell>
          <table:table-cell table:formula="of:=[.C361]/([.D361]-[.D360])" office:value-type="float" office:value="102094.996006498" calcext:value-type="float">
            <text:p>102094.996006498</text:p>
          </table:table-cell>
          <table:table-cell/>
          <table:table-cell office:value-type="float" office:value="1443142952.74198" calcext:value-type="float">
            <text:p>1443142952.74198</text:p>
          </table:table-cell>
          <table:table-cell table:formula="of:=[.G361]-[.$B$2]" office:value-type="float" office:value="52.7417721748352" calcext:value-type="float">
            <text:p>52.7417721748</text:p>
          </table:table-cell>
          <table:table-cell table:formula="of:=[.C361]/([.H361]-[.H360])" office:value-type="float" office:value="95901.609819583" calcext:value-type="float">
            <text:p>95901.609819583</text:p>
          </table:table-cell>
          <table:table-cell table:formula="of:=[.G361]-[.$B361]" office:value-type="float" office:value="9.93759083747864" calcext:value-type="float">
            <text:p>9.937590837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2942.84827" calcext:value-type="float">
            <text:p>1443142942.84827</text:p>
          </table:table-cell>
          <table:table-cell office:value-type="float" office:value="4480" calcext:value-type="float">
            <text:p>4480</text:p>
          </table:table-cell>
          <table:table-cell table:formula="of:=[.B362]-[.$B$2]" office:value-type="float" office:value="42.8480682373047" calcext:value-type="float">
            <text:p>42.8480682373</text:p>
          </table:table-cell>
          <table:table-cell table:formula="of:=[.C362]/([.D362]-[.D361])" office:value-type="float" office:value="102080.575417629" calcext:value-type="float">
            <text:p>102080.575417629</text:p>
          </table:table-cell>
          <table:table-cell/>
          <table:table-cell office:value-type="float" office:value="1443142952.78861" calcext:value-type="float">
            <text:p>1443142952.78861</text:p>
          </table:table-cell>
          <table:table-cell table:formula="of:=[.G362]-[.$B$2]" office:value-type="float" office:value="52.7884037494659" calcext:value-type="float">
            <text:p>52.7884037495</text:p>
          </table:table-cell>
          <table:table-cell table:formula="of:=[.C362]/([.H362]-[.H361])" office:value-type="float" office:value="96072.2436562757" calcext:value-type="float">
            <text:p>96072.2436562757</text:p>
          </table:table-cell>
          <table:table-cell table:formula="of:=[.G362]-[.$B362]" office:value-type="float" office:value="9.94033551216126" calcext:value-type="float">
            <text:p>9.940335512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2942.89217" calcext:value-type="float">
            <text:p>1443142942.89217</text:p>
          </table:table-cell>
          <table:table-cell office:value-type="float" office:value="4480" calcext:value-type="float">
            <text:p>4480</text:p>
          </table:table-cell>
          <table:table-cell table:formula="of:=[.B363]-[.$B$2]" office:value-type="float" office:value="42.8919649124146" calcext:value-type="float">
            <text:p>42.8919649124</text:p>
          </table:table-cell>
          <table:table-cell table:formula="of:=[.C363]/([.D363]-[.D362])" office:value-type="float" office:value="102057.843533425" calcext:value-type="float">
            <text:p>102057.843533425</text:p>
          </table:table-cell>
          <table:table-cell/>
          <table:table-cell office:value-type="float" office:value="1443142952.8353" calcext:value-type="float">
            <text:p>1443142952.8353</text:p>
          </table:table-cell>
          <table:table-cell table:formula="of:=[.G363]-[.$B$2]" office:value-type="float" office:value="52.8350958824158" calcext:value-type="float">
            <text:p>52.8350958824</text:p>
          </table:table-cell>
          <table:table-cell table:formula="of:=[.C363]/([.H363]-[.H362])" office:value-type="float" office:value="95947.6407902329" calcext:value-type="float">
            <text:p>95947.6407902329</text:p>
          </table:table-cell>
          <table:table-cell table:formula="of:=[.G363]-[.$B363]" office:value-type="float" office:value="9.94313097000122" calcext:value-type="float">
            <text:p>9.9431309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2942.93605" calcext:value-type="float">
            <text:p>1443142942.93605</text:p>
          </table:table-cell>
          <table:table-cell office:value-type="float" office:value="4480" calcext:value-type="float">
            <text:p>4480</text:p>
          </table:table-cell>
          <table:table-cell table:formula="of:=[.B364]-[.$B$2]" office:value-type="float" office:value="42.9358463287354" calcext:value-type="float">
            <text:p>42.9358463287</text:p>
          </table:table-cell>
          <table:table-cell table:formula="of:=[.C364]/([.D364]-[.D363])" office:value-type="float" office:value="102093.331884467" calcext:value-type="float">
            <text:p>102093.331884467</text:p>
          </table:table-cell>
          <table:table-cell/>
          <table:table-cell office:value-type="float" office:value="1443142952.88203" calcext:value-type="float">
            <text:p>1443142952.88203</text:p>
          </table:table-cell>
          <table:table-cell table:formula="of:=[.G364]-[.$B$2]" office:value-type="float" office:value="52.881822347641" calcext:value-type="float">
            <text:p>52.8818223476</text:p>
          </table:table-cell>
          <table:table-cell table:formula="of:=[.C364]/([.H364]-[.H363])" office:value-type="float" office:value="95877.143250759" calcext:value-type="float">
            <text:p>95877.143250759</text:p>
          </table:table-cell>
          <table:table-cell table:formula="of:=[.G364]-[.$B364]" office:value-type="float" office:value="9.94597601890564" calcext:value-type="float">
            <text:p>9.945976018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2942.97994" calcext:value-type="float">
            <text:p>1443142942.97994</text:p>
          </table:table-cell>
          <table:table-cell office:value-type="float" office:value="4480" calcext:value-type="float">
            <text:p>4480</text:p>
          </table:table-cell>
          <table:table-cell table:formula="of:=[.B365]-[.$B$2]" office:value-type="float" office:value="42.9797294139862" calcext:value-type="float">
            <text:p>42.979729414</text:p>
          </table:table-cell>
          <table:table-cell table:formula="of:=[.C365]/([.D365]-[.D364])" office:value-type="float" office:value="102089.449144024" calcext:value-type="float">
            <text:p>102089.449144024</text:p>
          </table:table-cell>
          <table:table-cell/>
          <table:table-cell office:value-type="float" office:value="1443142952.92868" calcext:value-type="float">
            <text:p>1443142952.92868</text:p>
          </table:table-cell>
          <table:table-cell table:formula="of:=[.G365]-[.$B$2]" office:value-type="float" office:value="52.9284772872925" calcext:value-type="float">
            <text:p>52.9284772873</text:p>
          </table:table-cell>
          <table:table-cell table:formula="of:=[.C365]/([.H365]-[.H364])" office:value-type="float" office:value="96024.1302092649" calcext:value-type="float">
            <text:p>96024.1302092649</text:p>
          </table:table-cell>
          <table:table-cell table:formula="of:=[.G365]-[.$B365]" office:value-type="float" office:value="9.94874787330627" calcext:value-type="float">
            <text:p>9.948747873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2943.02439" calcext:value-type="float">
            <text:p>1443142943.02439</text:p>
          </table:table-cell>
          <table:table-cell office:value-type="float" office:value="4480" calcext:value-type="float">
            <text:p>4480</text:p>
          </table:table-cell>
          <table:table-cell table:formula="of:=[.B366]-[.$B$2]" office:value-type="float" office:value="43.0241804122925" calcext:value-type="float">
            <text:p>43.0241804123</text:p>
          </table:table-cell>
          <table:table-cell table:formula="of:=[.C366]/([.D366]-[.D365])" office:value-type="float" office:value="100785.138032943" calcext:value-type="float">
            <text:p>100785.138032943</text:p>
          </table:table-cell>
          <table:table-cell/>
          <table:table-cell office:value-type="float" office:value="1443142952.97534" calcext:value-type="float">
            <text:p>1443142952.97534</text:p>
          </table:table-cell>
          <table:table-cell table:formula="of:=[.G366]-[.$B$2]" office:value-type="float" office:value="52.9751348495483" calcext:value-type="float">
            <text:p>52.9751348495</text:p>
          </table:table-cell>
          <table:table-cell table:formula="of:=[.C366]/([.H366]-[.H365])" office:value-type="float" office:value="96018.7327283133" calcext:value-type="float">
            <text:p>96018.7327283133</text:p>
          </table:table-cell>
          <table:table-cell table:formula="of:=[.G366]-[.$B366]" office:value-type="float" office:value="9.95095443725586" calcext:value-type="float">
            <text:p>9.950954437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2943.06932" calcext:value-type="float">
            <text:p>1443142943.06932</text:p>
          </table:table-cell>
          <table:table-cell office:value-type="float" office:value="4480" calcext:value-type="float">
            <text:p>4480</text:p>
          </table:table-cell>
          <table:table-cell table:formula="of:=[.B367]-[.$B$2]" office:value-type="float" office:value="43.0691180229187" calcext:value-type="float">
            <text:p>43.0691180229</text:p>
          </table:table-cell>
          <table:table-cell table:formula="of:=[.C367]/([.D367]-[.D366])" office:value-type="float" office:value="99693.7740473891" calcext:value-type="float">
            <text:p>99693.7740473891</text:p>
          </table:table-cell>
          <table:table-cell/>
          <table:table-cell office:value-type="float" office:value="1443142953.02207" calcext:value-type="float">
            <text:p>1443142953.02207</text:p>
          </table:table-cell>
          <table:table-cell table:formula="of:=[.G367]-[.$B$2]" office:value-type="float" office:value="53.0218658447266" calcext:value-type="float">
            <text:p>53.0218658447</text:p>
          </table:table-cell>
          <table:table-cell table:formula="of:=[.C367]/([.H367]-[.H366])" office:value-type="float" office:value="95867.8492275668" calcext:value-type="float">
            <text:p>95867.8492275668</text:p>
          </table:table-cell>
          <table:table-cell table:formula="of:=[.G367]-[.$B367]" office:value-type="float" office:value="9.95274782180786" calcext:value-type="float">
            <text:p>9.9527478218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2943.11426" calcext:value-type="float">
            <text:p>1443142943.11426</text:p>
          </table:table-cell>
          <table:table-cell office:value-type="float" office:value="4480" calcext:value-type="float">
            <text:p>4480</text:p>
          </table:table-cell>
          <table:table-cell table:formula="of:=[.B368]-[.$B$2]" office:value-type="float" office:value="43.1140518188477" calcext:value-type="float">
            <text:p>43.1140518188</text:p>
          </table:table-cell>
          <table:table-cell table:formula="of:=[.C368]/([.D368]-[.D367])" office:value-type="float" office:value="99702.2376449864" calcext:value-type="float">
            <text:p>99702.2376449864</text:p>
          </table:table-cell>
          <table:table-cell/>
          <table:table-cell office:value-type="float" office:value="1443142953.03702" calcext:value-type="float">
            <text:p>1443142953.03702</text:p>
          </table:table-cell>
          <table:table-cell table:formula="of:=[.G368]-[.$B$2]" office:value-type="float" office:value="53.0368185043335" calcext:value-type="float">
            <text:p>53.0368185043</text:p>
          </table:table-cell>
          <table:table-cell table:formula="of:=[.C368]/([.H368]-[.H367])" office:value-type="float" office:value="299612.2507813" calcext:value-type="float">
            <text:p>299612.2507813</text:p>
          </table:table-cell>
          <table:table-cell table:formula="of:=[.G368]-[.$B368]" office:value-type="float" office:value="9.92276668548584" calcext:value-type="float">
            <text:p>9.9227666855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2943.15919" calcext:value-type="float">
            <text:p>1443142943.15919</text:p>
          </table:table-cell>
          <table:table-cell office:value-type="float" office:value="4480" calcext:value-type="float">
            <text:p>4480</text:p>
          </table:table-cell>
          <table:table-cell table:formula="of:=[.B369]-[.$B$2]" office:value-type="float" office:value="43.1589841842651" calcext:value-type="float">
            <text:p>43.1589841843</text:p>
          </table:table-cell>
          <table:table-cell table:formula="of:=[.C369]/([.D369]-[.D368])" office:value-type="float" office:value="99705.4118645867" calcext:value-type="float">
            <text:p>99705.4118645867</text:p>
          </table:table-cell>
          <table:table-cell/>
          <table:table-cell office:value-type="float" office:value="1443142953.05197" calcext:value-type="float">
            <text:p>1443142953.05197</text:p>
          </table:table-cell>
          <table:table-cell table:formula="of:=[.G369]-[.$B$2]" office:value-type="float" office:value="53.0517671108246" calcext:value-type="float">
            <text:p>53.0517671108</text:p>
          </table:table-cell>
          <table:table-cell table:formula="of:=[.C369]/([.H369]-[.H368])" office:value-type="float" office:value="299693.486658479" calcext:value-type="float">
            <text:p>299693.486658479</text:p>
          </table:table-cell>
          <table:table-cell table:formula="of:=[.G369]-[.$B369]" office:value-type="float" office:value="9.89278292655945" calcext:value-type="float">
            <text:p>9.892782926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2943.20413" calcext:value-type="float">
            <text:p>1443142943.20413</text:p>
          </table:table-cell>
          <table:table-cell office:value-type="float" office:value="4480" calcext:value-type="float">
            <text:p>4480</text:p>
          </table:table-cell>
          <table:table-cell table:formula="of:=[.B370]-[.$B$2]" office:value-type="float" office:value="43.203919172287" calcext:value-type="float">
            <text:p>43.2039191723</text:p>
          </table:table-cell>
          <table:table-cell table:formula="of:=[.C370]/([.D370]-[.D369])" office:value-type="float" office:value="99699.5926163707" calcext:value-type="float">
            <text:p>99699.5926163707</text:p>
          </table:table-cell>
          <table:table-cell/>
          <table:table-cell office:value-type="float" office:value="1443142953.07885" calcext:value-type="float">
            <text:p>1443142953.07885</text:p>
          </table:table-cell>
          <table:table-cell table:formula="of:=[.G370]-[.$B$2]" office:value-type="float" office:value="53.0786437988281" calcext:value-type="float">
            <text:p>53.0786437988</text:p>
          </table:table-cell>
          <table:table-cell table:formula="of:=[.C370]/([.H370]-[.H369])" office:value-type="float" office:value="166687.204889603" calcext:value-type="float">
            <text:p>166687.204889603</text:p>
          </table:table-cell>
          <table:table-cell table:formula="of:=[.G370]-[.$B370]" office:value-type="float" office:value="9.87472462654114" calcext:value-type="float">
            <text:p>9.874724626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2943.24906" calcext:value-type="float">
            <text:p>1443142943.24906</text:p>
          </table:table-cell>
          <table:table-cell office:value-type="float" office:value="4480" calcext:value-type="float">
            <text:p>4480</text:p>
          </table:table-cell>
          <table:table-cell table:formula="of:=[.B371]-[.$B$2]" office:value-type="float" office:value="43.2488508224487" calcext:value-type="float">
            <text:p>43.2488508224</text:p>
          </table:table-cell>
          <table:table-cell table:formula="of:=[.C371]/([.D371]-[.D370])" office:value-type="float" office:value="99706.9990501812" calcext:value-type="float">
            <text:p>99706.9990501812</text:p>
          </table:table-cell>
          <table:table-cell/>
          <table:table-cell office:value-type="float" office:value="1443142953.12272" calcext:value-type="float">
            <text:p>1443142953.12272</text:p>
          </table:table-cell>
          <table:table-cell table:formula="of:=[.G371]-[.$B$2]" office:value-type="float" office:value="53.1225106716156" calcext:value-type="float">
            <text:p>53.1225106716</text:p>
          </table:table-cell>
          <table:table-cell table:formula="of:=[.C371]/([.H371]-[.H370])" office:value-type="float" office:value="102127.179699007" calcext:value-type="float">
            <text:p>102127.179699007</text:p>
          </table:table-cell>
          <table:table-cell table:formula="of:=[.G371]-[.$B371]" office:value-type="float" office:value="9.87365984916687" calcext:value-type="float">
            <text:p>9.873659849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2943.29401" calcext:value-type="float">
            <text:p>1443142943.29401</text:p>
          </table:table-cell>
          <table:table-cell office:value-type="float" office:value="4480" calcext:value-type="float">
            <text:p>4480</text:p>
          </table:table-cell>
          <table:table-cell table:formula="of:=[.B372]-[.$B$2]" office:value-type="float" office:value="43.293802022934" calcext:value-type="float">
            <text:p>43.2938020229</text:p>
          </table:table-cell>
          <table:table-cell table:formula="of:=[.C372]/([.D372]-[.D371])" office:value-type="float" office:value="99663.6341552676" calcext:value-type="float">
            <text:p>99663.6341552676</text:p>
          </table:table-cell>
          <table:table-cell/>
          <table:table-cell office:value-type="float" office:value="1443142953.16658" calcext:value-type="float">
            <text:p>1443142953.16658</text:p>
          </table:table-cell>
          <table:table-cell table:formula="of:=[.G372]-[.$B$2]" office:value-type="float" office:value="53.1663782596588" calcext:value-type="float">
            <text:p>53.1663782597</text:p>
          </table:table-cell>
          <table:table-cell table:formula="of:=[.C372]/([.H372]-[.H371])" office:value-type="float" office:value="102125.514527648" calcext:value-type="float">
            <text:p>102125.514527648</text:p>
          </table:table-cell>
          <table:table-cell table:formula="of:=[.G372]-[.$B372]" office:value-type="float" office:value="9.87257623672485" calcext:value-type="float">
            <text:p>9.872576236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2943.33895" calcext:value-type="float">
            <text:p>1443142943.33895</text:p>
          </table:table-cell>
          <table:table-cell office:value-type="float" office:value="4480" calcext:value-type="float">
            <text:p>4480</text:p>
          </table:table-cell>
          <table:table-cell table:formula="of:=[.B373]-[.$B$2]" office:value-type="float" office:value="43.3387439250946" calcext:value-type="float">
            <text:p>43.3387439251</text:p>
          </table:table-cell>
          <table:table-cell table:formula="of:=[.C373]/([.D373]-[.D372])" office:value-type="float" office:value="99684.2542175066" calcext:value-type="float">
            <text:p>99684.2542175066</text:p>
          </table:table-cell>
          <table:table-cell/>
          <table:table-cell office:value-type="float" office:value="1443142953.21048" calcext:value-type="float">
            <text:p>1443142953.21048</text:p>
          </table:table-cell>
          <table:table-cell table:formula="of:=[.G373]-[.$B$2]" office:value-type="float" office:value="53.2102723121643" calcext:value-type="float">
            <text:p>53.2102723122</text:p>
          </table:table-cell>
          <table:table-cell table:formula="of:=[.C373]/([.H373]-[.H372])" office:value-type="float" office:value="102063.941337824" calcext:value-type="float">
            <text:p>102063.941337824</text:p>
          </table:table-cell>
          <table:table-cell table:formula="of:=[.G373]-[.$B373]" office:value-type="float" office:value="9.8715283870697" calcext:value-type="float">
            <text:p>9.8715283871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2943.38389" calcext:value-type="float">
            <text:p>1443142943.38389</text:p>
          </table:table-cell>
          <table:table-cell office:value-type="float" office:value="4480" calcext:value-type="float">
            <text:p>4480</text:p>
          </table:table-cell>
          <table:table-cell table:formula="of:=[.B374]-[.$B$2]" office:value-type="float" office:value="43.3836853504181" calcext:value-type="float">
            <text:p>43.3836853504</text:p>
          </table:table-cell>
          <table:table-cell table:formula="of:=[.C374]/([.D374]-[.D373])" office:value-type="float" office:value="99685.3118865983" calcext:value-type="float">
            <text:p>99685.3118865983</text:p>
          </table:table-cell>
          <table:table-cell/>
          <table:table-cell office:value-type="float" office:value="1443142953.25443" calcext:value-type="float">
            <text:p>1443142953.25443</text:p>
          </table:table-cell>
          <table:table-cell table:formula="of:=[.G374]-[.$B$2]" office:value-type="float" office:value="53.2542288303375" calcext:value-type="float">
            <text:p>53.2542288303</text:p>
          </table:table-cell>
          <table:table-cell table:formula="of:=[.C374]/([.H374]-[.H373])" office:value-type="float" office:value="101918.900453986" calcext:value-type="float">
            <text:p>101918.900453986</text:p>
          </table:table-cell>
          <table:table-cell table:formula="of:=[.G374]-[.$B374]" office:value-type="float" office:value="9.87054347991943" calcext:value-type="float">
            <text:p>9.8705434799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2943.42881" calcext:value-type="float">
            <text:p>1443142943.42881</text:p>
          </table:table-cell>
          <table:table-cell office:value-type="float" office:value="4480" calcext:value-type="float">
            <text:p>4480</text:p>
          </table:table-cell>
          <table:table-cell table:formula="of:=[.B375]-[.$B$2]" office:value-type="float" office:value="43.4286088943481" calcext:value-type="float">
            <text:p>43.4286088943</text:p>
          </table:table-cell>
          <table:table-cell table:formula="of:=[.C375]/([.D375]-[.D374])" office:value-type="float" office:value="99724.9906858505" calcext:value-type="float">
            <text:p>99724.9906858505</text:p>
          </table:table-cell>
          <table:table-cell/>
          <table:table-cell office:value-type="float" office:value="1443142953.29829" calcext:value-type="float">
            <text:p>1443142953.29829</text:p>
          </table:table-cell>
          <table:table-cell table:formula="of:=[.G375]-[.$B$2]" office:value-type="float" office:value="53.2980811595917" calcext:value-type="float">
            <text:p>53.2980811596</text:p>
          </table:table-cell>
          <table:table-cell table:formula="of:=[.C375]/([.H375]-[.H374])" office:value-type="float" office:value="102161.04996466" calcext:value-type="float">
            <text:p>102161.04996466</text:p>
          </table:table-cell>
          <table:table-cell table:formula="of:=[.G375]-[.$B375]" office:value-type="float" office:value="9.86947226524353" calcext:value-type="float">
            <text:p>9.869472265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2943.47374" calcext:value-type="float">
            <text:p>1443142943.47374</text:p>
          </table:table-cell>
          <table:table-cell office:value-type="float" office:value="4480" calcext:value-type="float">
            <text:p>4480</text:p>
          </table:table-cell>
          <table:table-cell table:formula="of:=[.B376]-[.$B$2]" office:value-type="float" office:value="43.4735310077667" calcext:value-type="float">
            <text:p>43.4735310078</text:p>
          </table:table-cell>
          <table:table-cell table:formula="of:=[.C376]/([.D376]-[.D375])" office:value-type="float" office:value="99728.166354416" calcext:value-type="float">
            <text:p>99728.166354416</text:p>
          </table:table-cell>
          <table:table-cell/>
          <table:table-cell office:value-type="float" office:value="1443142953.34213" calcext:value-type="float">
            <text:p>1443142953.34213</text:p>
          </table:table-cell>
          <table:table-cell table:formula="of:=[.G376]-[.$B$2]" office:value-type="float" office:value="53.3419222831726" calcext:value-type="float">
            <text:p>53.3419222832</text:p>
          </table:table-cell>
          <table:table-cell table:formula="of:=[.C376]/([.H376]-[.H375])" office:value-type="float" office:value="102187.162054132" calcext:value-type="float">
            <text:p>102187.162054132</text:p>
          </table:table-cell>
          <table:table-cell table:formula="of:=[.G376]-[.$B376]" office:value-type="float" office:value="9.86839127540588" calcext:value-type="float">
            <text:p>9.868391275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2943.51867" calcext:value-type="float">
            <text:p>1443142943.51867</text:p>
          </table:table-cell>
          <table:table-cell office:value-type="float" office:value="4480" calcext:value-type="float">
            <text:p>4480</text:p>
          </table:table-cell>
          <table:table-cell table:formula="of:=[.B377]-[.$B$2]" office:value-type="float" office:value="43.5184624195099" calcext:value-type="float">
            <text:p>43.5184624195</text:p>
          </table:table-cell>
          <table:table-cell table:formula="of:=[.C377]/([.D377]-[.D376])" office:value-type="float" office:value="99707.5281232755" calcext:value-type="float">
            <text:p>99707.5281232755</text:p>
          </table:table-cell>
          <table:table-cell/>
          <table:table-cell office:value-type="float" office:value="1443142953.38602" calcext:value-type="float">
            <text:p>1443142953.38602</text:p>
          </table:table-cell>
          <table:table-cell table:formula="of:=[.G377]-[.$B$2]" office:value-type="float" office:value="53.3858172893524" calcext:value-type="float">
            <text:p>53.3858172894</text:p>
          </table:table-cell>
          <table:table-cell table:formula="of:=[.C377]/([.H377]-[.H376])" office:value-type="float" office:value="102061.723870099" calcext:value-type="float">
            <text:p>102061.723870099</text:p>
          </table:table-cell>
          <table:table-cell table:formula="of:=[.G377]-[.$B377]" office:value-type="float" office:value="9.86735486984253" calcext:value-type="float">
            <text:p>9.867354869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2943.56362" calcext:value-type="float">
            <text:p>1443142943.56362</text:p>
          </table:table-cell>
          <table:table-cell office:value-type="float" office:value="4480" calcext:value-type="float">
            <text:p>4480</text:p>
          </table:table-cell>
          <table:table-cell table:formula="of:=[.B378]-[.$B$2]" office:value-type="float" office:value="43.5634183883667" calcext:value-type="float">
            <text:p>43.5634183884</text:p>
          </table:table-cell>
          <table:table-cell table:formula="of:=[.C378]/([.D378]-[.D377])" office:value-type="float" office:value="99653.0630730965" calcext:value-type="float">
            <text:p>99653.0630730965</text:p>
          </table:table-cell>
          <table:table-cell/>
          <table:table-cell office:value-type="float" office:value="1443142953.42988" calcext:value-type="float">
            <text:p>1443142953.42988</text:p>
          </table:table-cell>
          <table:table-cell table:formula="of:=[.G378]-[.$B$2]" office:value-type="float" office:value="53.4296717643738" calcext:value-type="float">
            <text:p>53.4296717644</text:p>
          </table:table-cell>
          <table:table-cell table:formula="of:=[.C378]/([.H378]-[.H377])" office:value-type="float" office:value="102156.051299616" calcext:value-type="float">
            <text:p>102156.051299616</text:p>
          </table:table-cell>
          <table:table-cell table:formula="of:=[.G378]-[.$B378]" office:value-type="float" office:value="9.86625337600708" calcext:value-type="float">
            <text:p>9.86625337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2943.60856" calcext:value-type="float">
            <text:p>1443142943.60856</text:p>
          </table:table-cell>
          <table:table-cell office:value-type="float" office:value="4480" calcext:value-type="float">
            <text:p>4480</text:p>
          </table:table-cell>
          <table:table-cell table:formula="of:=[.B379]-[.$B$2]" office:value-type="float" office:value="43.6083507537842" calcext:value-type="float">
            <text:p>43.6083507538</text:p>
          </table:table-cell>
          <table:table-cell table:formula="of:=[.C379]/([.D379]-[.D378])" office:value-type="float" office:value="99705.4118645867" calcext:value-type="float">
            <text:p>99705.4118645867</text:p>
          </table:table-cell>
          <table:table-cell/>
          <table:table-cell office:value-type="float" office:value="1443142953.47374" calcext:value-type="float">
            <text:p>1443142953.47374</text:p>
          </table:table-cell>
          <table:table-cell table:formula="of:=[.G379]-[.$B$2]" office:value-type="float" office:value="53.4735360145569" calcext:value-type="float">
            <text:p>53.4735360146</text:p>
          </table:table-cell>
          <table:table-cell table:formula="of:=[.C379]/([.H379]-[.H378])" office:value-type="float" office:value="102133.285791934" calcext:value-type="float">
            <text:p>102133.285791934</text:p>
          </table:table-cell>
          <table:table-cell table:formula="of:=[.G379]-[.$B379]" office:value-type="float" office:value="9.86518526077271" calcext:value-type="float">
            <text:p>9.865185260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2943.65349" calcext:value-type="float">
            <text:p>1443142943.65349</text:p>
          </table:table-cell>
          <table:table-cell office:value-type="float" office:value="4480" calcext:value-type="float">
            <text:p>4480</text:p>
          </table:table-cell>
          <table:table-cell table:formula="of:=[.B380]-[.$B$2]" office:value-type="float" office:value="43.6532862186432" calcext:value-type="float">
            <text:p>43.6532862186</text:p>
          </table:table-cell>
          <table:table-cell table:formula="of:=[.C380]/([.D380]-[.D379])" office:value-type="float" office:value="99698.5346442196" calcext:value-type="float">
            <text:p>99698.5346442196</text:p>
          </table:table-cell>
          <table:table-cell/>
          <table:table-cell office:value-type="float" office:value="1443142953.51765" calcext:value-type="float">
            <text:p>1443142953.51765</text:p>
          </table:table-cell>
          <table:table-cell table:formula="of:=[.G380]-[.$B$2]" office:value-type="float" office:value="53.5174481868744" calcext:value-type="float">
            <text:p>53.5174481869</text:p>
          </table:table-cell>
          <table:table-cell table:formula="of:=[.C380]/([.H380]-[.H379])" office:value-type="float" office:value="102021.825921241" calcext:value-type="float">
            <text:p>102021.825921241</text:p>
          </table:table-cell>
          <table:table-cell table:formula="of:=[.G380]-[.$B380]" office:value-type="float" office:value="9.8641619682312" calcext:value-type="float">
            <text:p>9.864161968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2943.69843" calcext:value-type="float">
            <text:p>1443142943.69843</text:p>
          </table:table-cell>
          <table:table-cell office:value-type="float" office:value="4480" calcext:value-type="float">
            <text:p>4480</text:p>
          </table:table-cell>
          <table:table-cell table:formula="of:=[.B381]-[.$B$2]" office:value-type="float" office:value="43.6982274055481" calcext:value-type="float">
            <text:p>43.6982274055</text:p>
          </table:table-cell>
          <table:table-cell table:formula="of:=[.C381]/([.D381]-[.D380])" office:value-type="float" office:value="99685.8407295607" calcext:value-type="float">
            <text:p>99685.8407295607</text:p>
          </table:table-cell>
          <table:table-cell/>
          <table:table-cell office:value-type="float" office:value="1443142953.56153" calcext:value-type="float">
            <text:p>1443142953.56153</text:p>
          </table:table-cell>
          <table:table-cell table:formula="of:=[.G381]-[.$B$2]" office:value-type="float" office:value="53.5613260269165" calcext:value-type="float">
            <text:p>53.5613260269</text:p>
          </table:table-cell>
          <table:table-cell table:formula="of:=[.C381]/([.H381]-[.H380])" office:value-type="float" office:value="102101.653037161" calcext:value-type="float">
            <text:p>102101.653037161</text:p>
          </table:table-cell>
          <table:table-cell table:formula="of:=[.G381]-[.$B381]" office:value-type="float" office:value="9.86309862136841" calcext:value-type="float">
            <text:p>9.863098621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2943.74341" calcext:value-type="float">
            <text:p>1443142943.74341</text:p>
          </table:table-cell>
          <table:table-cell office:value-type="float" office:value="4480" calcext:value-type="float">
            <text:p>4480</text:p>
          </table:table-cell>
          <table:table-cell table:formula="of:=[.B382]-[.$B$2]" office:value-type="float" office:value="43.7432014942169" calcext:value-type="float">
            <text:p>43.7432014942</text:p>
          </table:table-cell>
          <table:table-cell table:formula="of:=[.C382]/([.D382]-[.D381])" office:value-type="float" office:value="99612.9134041933" calcext:value-type="float">
            <text:p>99612.9134041933</text:p>
          </table:table-cell>
          <table:table-cell/>
          <table:table-cell office:value-type="float" office:value="1443142953.60541" calcext:value-type="float">
            <text:p>1443142953.60541</text:p>
          </table:table-cell>
          <table:table-cell table:formula="of:=[.G382]-[.$B$2]" office:value-type="float" office:value="53.6052072048187" calcext:value-type="float">
            <text:p>53.6052072048</text:p>
          </table:table-cell>
          <table:table-cell table:formula="of:=[.C382]/([.H382]-[.H381])" office:value-type="float" office:value="102093.886585783" calcext:value-type="float">
            <text:p>102093.886585783</text:p>
          </table:table-cell>
          <table:table-cell table:formula="of:=[.G382]-[.$B382]" office:value-type="float" office:value="9.86200571060181" calcext:value-type="float">
            <text:p>9.862005710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2943.78833" calcext:value-type="float">
            <text:p>1443142943.78833</text:p>
          </table:table-cell>
          <table:table-cell office:value-type="float" office:value="4480" calcext:value-type="float">
            <text:p>4480</text:p>
          </table:table-cell>
          <table:table-cell table:formula="of:=[.B383]-[.$B$2]" office:value-type="float" office:value="43.7881278991699" calcext:value-type="float">
            <text:p>43.7881278992</text:p>
          </table:table-cell>
          <table:table-cell table:formula="of:=[.C383]/([.D383]-[.D382])" office:value-type="float" office:value="99718.6399554223" calcext:value-type="float">
            <text:p>99718.6399554223</text:p>
          </table:table-cell>
          <table:table-cell/>
          <table:table-cell office:value-type="float" office:value="1443142953.64932" calcext:value-type="float">
            <text:p>1443142953.64932</text:p>
          </table:table-cell>
          <table:table-cell table:formula="of:=[.G383]-[.$B$2]" office:value-type="float" office:value="53.6491174697876" calcext:value-type="float">
            <text:p>53.6491174698</text:p>
          </table:table-cell>
          <table:table-cell table:formula="of:=[.C383]/([.H383]-[.H382])" office:value-type="float" office:value="102026.257486168" calcext:value-type="float">
            <text:p>102026.257486168</text:p>
          </table:table-cell>
          <table:table-cell table:formula="of:=[.G383]-[.$B383]" office:value-type="float" office:value="9.86098957061768" calcext:value-type="float">
            <text:p>9.8609895706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2943.83328" calcext:value-type="float">
            <text:p>1443142943.83328</text:p>
          </table:table-cell>
          <table:table-cell office:value-type="float" office:value="4480" calcext:value-type="float">
            <text:p>4480</text:p>
          </table:table-cell>
          <table:table-cell table:formula="of:=[.B384]-[.$B$2]" office:value-type="float" office:value="43.833071231842" calcext:value-type="float">
            <text:p>43.8330712318</text:p>
          </table:table-cell>
          <table:table-cell table:formula="of:=[.C384]/([.D384]-[.D383])" office:value-type="float" office:value="99681.0813448909" calcext:value-type="float">
            <text:p>99681.0813448909</text:p>
          </table:table-cell>
          <table:table-cell/>
          <table:table-cell office:value-type="float" office:value="1443142953.69322" calcext:value-type="float">
            <text:p>1443142953.69322</text:p>
          </table:table-cell>
          <table:table-cell table:formula="of:=[.G384]-[.$B$2]" office:value-type="float" office:value="53.6930105686188" calcext:value-type="float">
            <text:p>53.6930105686</text:p>
          </table:table-cell>
          <table:table-cell table:formula="of:=[.C384]/([.H384]-[.H383])" office:value-type="float" office:value="102066.158901907" calcext:value-type="float">
            <text:p>102066.158901907</text:p>
          </table:table-cell>
          <table:table-cell table:formula="of:=[.G384]-[.$B384]" office:value-type="float" office:value="9.85993933677673" calcext:value-type="float">
            <text:p>9.859939336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2943.87821" calcext:value-type="float">
            <text:p>1443142943.87821</text:p>
          </table:table-cell>
          <table:table-cell office:value-type="float" office:value="4480" calcext:value-type="float">
            <text:p>4480</text:p>
          </table:table-cell>
          <table:table-cell table:formula="of:=[.B385]-[.$B$2]" office:value-type="float" office:value="43.8780024051666" calcext:value-type="float">
            <text:p>43.8780024052</text:p>
          </table:table-cell>
          <table:table-cell table:formula="of:=[.C385]/([.D385]-[.D384])" office:value-type="float" office:value="99708.0572019846" calcext:value-type="float">
            <text:p>99708.0572019846</text:p>
          </table:table-cell>
          <table:table-cell/>
          <table:table-cell office:value-type="float" office:value="1443142953.73706" calcext:value-type="float">
            <text:p>1443142953.73706</text:p>
          </table:table-cell>
          <table:table-cell table:formula="of:=[.G385]-[.$B$2]" office:value-type="float" office:value="53.7368540763855" calcext:value-type="float">
            <text:p>53.7368540764</text:p>
          </table:table-cell>
          <table:table-cell table:formula="of:=[.C385]/([.H385]-[.H384])" office:value-type="float" office:value="102181.605172573" calcext:value-type="float">
            <text:p>102181.605172573</text:p>
          </table:table-cell>
          <table:table-cell table:formula="of:=[.G385]-[.$B385]" office:value-type="float" office:value="9.85885167121887" calcext:value-type="float">
            <text:p>9.858851671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2943.9232" calcext:value-type="float">
            <text:p>1443142943.9232</text:p>
          </table:table-cell>
          <table:table-cell office:value-type="float" office:value="4480" calcext:value-type="float">
            <text:p>4480</text:p>
          </table:table-cell>
          <table:table-cell table:formula="of:=[.B386]-[.$B$2]" office:value-type="float" office:value="43.9229962825775" calcext:value-type="float">
            <text:p>43.9229962826</text:p>
          </table:table-cell>
          <table:table-cell table:formula="of:=[.C386]/([.D386]-[.D385])" office:value-type="float" office:value="99569.1026823091" calcext:value-type="float">
            <text:p>99569.1026823091</text:p>
          </table:table-cell>
          <table:table-cell/>
          <table:table-cell office:value-type="float" office:value="1443142953.78094" calcext:value-type="float">
            <text:p>1443142953.78094</text:p>
          </table:table-cell>
          <table:table-cell table:formula="of:=[.G386]-[.$B$2]" office:value-type="float" office:value="53.780731678009" calcext:value-type="float">
            <text:p>53.780731678</text:p>
          </table:table-cell>
          <table:table-cell table:formula="of:=[.C386]/([.H386]-[.H385])" office:value-type="float" office:value="102102.207828903" calcext:value-type="float">
            <text:p>102102.207828903</text:p>
          </table:table-cell>
          <table:table-cell table:formula="of:=[.G386]-[.$B386]" office:value-type="float" office:value="9.85773539543152" calcext:value-type="float">
            <text:p>9.8577353954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2943.96815" calcext:value-type="float">
            <text:p>1443142943.96815</text:p>
          </table:table-cell>
          <table:table-cell office:value-type="float" office:value="4480" calcext:value-type="float">
            <text:p>4480</text:p>
          </table:table-cell>
          <table:table-cell table:formula="of:=[.B387]-[.$B$2]" office:value-type="float" office:value="43.9679400920868" calcext:value-type="float">
            <text:p>43.9679400921</text:p>
          </table:table-cell>
          <table:table-cell table:formula="of:=[.C387]/([.D387]-[.D386])" office:value-type="float" office:value="99680.0237655696" calcext:value-type="float">
            <text:p>99680.0237655696</text:p>
          </table:table-cell>
          <table:table-cell/>
          <table:table-cell office:value-type="float" office:value="1443142953.82483" calcext:value-type="float">
            <text:p>1443142953.82483</text:p>
          </table:table-cell>
          <table:table-cell table:formula="of:=[.G387]-[.$B$2]" office:value-type="float" office:value="53.824627161026" calcext:value-type="float">
            <text:p>53.824627161</text:p>
          </table:table-cell>
          <table:table-cell table:formula="of:=[.C387]/([.H387]-[.H386])" office:value-type="float" office:value="102060.615172369" calcext:value-type="float">
            <text:p>102060.615172369</text:p>
          </table:table-cell>
          <table:table-cell table:formula="of:=[.G387]-[.$B387]" office:value-type="float" office:value="9.85668706893921" calcext:value-type="float">
            <text:p>9.856687068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2944.01301" calcext:value-type="float">
            <text:p>1443142944.01301</text:p>
          </table:table-cell>
          <table:table-cell office:value-type="float" office:value="4480" calcext:value-type="float">
            <text:p>4480</text:p>
          </table:table-cell>
          <table:table-cell table:formula="of:=[.B388]-[.$B$2]" office:value-type="float" office:value="44.0128030776978" calcext:value-type="float">
            <text:p>44.0128030777</text:p>
          </table:table-cell>
          <table:table-cell table:formula="of:=[.C388]/([.D388]-[.D387])" office:value-type="float" office:value="99859.6045044614" calcext:value-type="float">
            <text:p>99859.6045044614</text:p>
          </table:table-cell>
          <table:table-cell/>
          <table:table-cell office:value-type="float" office:value="1443142953.86871" calcext:value-type="float">
            <text:p>1443142953.86871</text:p>
          </table:table-cell>
          <table:table-cell table:formula="of:=[.G388]-[.$B$2]" office:value-type="float" office:value="53.8685073852539" calcext:value-type="float">
            <text:p>53.8685073853</text:p>
          </table:table-cell>
          <table:table-cell table:formula="of:=[.C388]/([.H388]-[.H387])" office:value-type="float" office:value="102096.105451325" calcext:value-type="float">
            <text:p>102096.105451325</text:p>
          </table:table-cell>
          <table:table-cell table:formula="of:=[.G388]-[.$B388]" office:value-type="float" office:value="9.85570430755615" calcext:value-type="float">
            <text:p>9.855704307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2944.05774" calcext:value-type="float">
            <text:p>1443142944.05774</text:p>
          </table:table-cell>
          <table:table-cell office:value-type="float" office:value="4480" calcext:value-type="float">
            <text:p>4480</text:p>
          </table:table-cell>
          <table:table-cell table:formula="of:=[.B389]-[.$B$2]" office:value-type="float" office:value="44.0575304031372" calcext:value-type="float">
            <text:p>44.0575304031</text:p>
          </table:table-cell>
          <table:table-cell table:formula="of:=[.C389]/([.D389]-[.D388])" office:value-type="float" office:value="100162.48358209" calcext:value-type="float">
            <text:p>100162.48358209</text:p>
          </table:table-cell>
          <table:table-cell/>
          <table:table-cell office:value-type="float" office:value="1443142953.91263" calcext:value-type="float">
            <text:p>1443142953.91263</text:p>
          </table:table-cell>
          <table:table-cell table:formula="of:=[.G389]-[.$B$2]" office:value-type="float" office:value="53.912425994873" calcext:value-type="float">
            <text:p>53.9124259949</text:p>
          </table:table-cell>
          <table:table-cell table:formula="of:=[.C389]/([.H389]-[.H388])" office:value-type="float" office:value="102006.872231391" calcext:value-type="float">
            <text:p>102006.872231391</text:p>
          </table:table-cell>
          <table:table-cell table:formula="of:=[.G389]-[.$B389]" office:value-type="float" office:value="9.85489559173584" calcext:value-type="float">
            <text:p>9.854895591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2944.10246" calcext:value-type="float">
            <text:p>1443142944.10246</text:p>
          </table:table-cell>
          <table:table-cell office:value-type="float" office:value="4480" calcext:value-type="float">
            <text:p>4480</text:p>
          </table:table-cell>
          <table:table-cell table:formula="of:=[.B390]-[.$B$2]" office:value-type="float" office:value="44.1022503376007" calcext:value-type="float">
            <text:p>44.1022503376</text:p>
          </table:table-cell>
          <table:table-cell table:formula="of:=[.C390]/([.D390]-[.D389])" office:value-type="float" office:value="100179.037687464" calcext:value-type="float">
            <text:p>100179.037687464</text:p>
          </table:table-cell>
          <table:table-cell/>
          <table:table-cell office:value-type="float" office:value="1443142953.95646" calcext:value-type="float">
            <text:p>1443142953.95646</text:p>
          </table:table-cell>
          <table:table-cell table:formula="of:=[.G390]-[.$B$2]" office:value-type="float" office:value="53.9562573432922" calcext:value-type="float">
            <text:p>53.9562573433</text:p>
          </table:table-cell>
          <table:table-cell table:formula="of:=[.C390]/([.H390]-[.H389])" office:value-type="float" office:value="102209.951588864" calcext:value-type="float">
            <text:p>102209.951588864</text:p>
          </table:table-cell>
          <table:table-cell table:formula="of:=[.G390]-[.$B390]" office:value-type="float" office:value="9.85400700569153" calcext:value-type="float">
            <text:p>9.854007005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2944.14716" calcext:value-type="float">
            <text:p>1443142944.14716</text:p>
          </table:table-cell>
          <table:table-cell office:value-type="float" office:value="4480" calcext:value-type="float">
            <text:p>4480</text:p>
          </table:table-cell>
          <table:table-cell table:formula="of:=[.B391]-[.$B$2]" office:value-type="float" office:value="44.146959066391" calcext:value-type="float">
            <text:p>44.1469590664</text:p>
          </table:table-cell>
          <table:table-cell table:formula="of:=[.C391]/([.D391]-[.D390])" office:value-type="float" office:value="100204.146286836" calcext:value-type="float">
            <text:p>100204.146286836</text:p>
          </table:table-cell>
          <table:table-cell/>
          <table:table-cell office:value-type="float" office:value="1443142954.00041" calcext:value-type="float">
            <text:p>1443142954.00041</text:p>
          </table:table-cell>
          <table:table-cell table:formula="of:=[.G391]-[.$B$2]" office:value-type="float" office:value="54.0002076625824" calcext:value-type="float">
            <text:p>54.0002076626</text:p>
          </table:table-cell>
          <table:table-cell table:formula="of:=[.C391]/([.H391]-[.H390])" office:value-type="float" office:value="101933.275397226" calcext:value-type="float">
            <text:p>101933.275397226</text:p>
          </table:table-cell>
          <table:table-cell table:formula="of:=[.G391]-[.$B391]" office:value-type="float" office:value="9.85324859619141" calcext:value-type="float">
            <text:p>9.853248596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2944.19187" calcext:value-type="float">
            <text:p>1443142944.19187</text:p>
          </table:table-cell>
          <table:table-cell office:value-type="float" office:value="4480" calcext:value-type="float">
            <text:p>4480</text:p>
          </table:table-cell>
          <table:table-cell table:formula="of:=[.B392]-[.$B$2]" office:value-type="float" office:value="44.1916670799255" calcext:value-type="float">
            <text:p>44.1916670799</text:p>
          </table:table-cell>
          <table:table-cell table:formula="of:=[.C392]/([.D392]-[.D391])" office:value-type="float" office:value="100205.749390728" calcext:value-type="float">
            <text:p>100205.749390728</text:p>
          </table:table-cell>
          <table:table-cell/>
          <table:table-cell office:value-type="float" office:value="1443142954.01528" calcext:value-type="float">
            <text:p>1443142954.01528</text:p>
          </table:table-cell>
          <table:table-cell table:formula="of:=[.G392]-[.$B$2]" office:value-type="float" office:value="54.0150713920593" calcext:value-type="float">
            <text:p>54.0150713921</text:p>
          </table:table-cell>
          <table:table-cell table:formula="of:=[.C392]/([.H392]-[.H391])" office:value-type="float" office:value="301404.839677269" calcext:value-type="float">
            <text:p>301404.839677269</text:p>
          </table:table-cell>
          <table:table-cell table:formula="of:=[.G392]-[.$B392]" office:value-type="float" office:value="9.82340431213379" calcext:value-type="float">
            <text:p>9.823404312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2944.23658" calcext:value-type="float">
            <text:p>1443142944.23658</text:p>
          </table:table-cell>
          <table:table-cell office:value-type="float" office:value="4480" calcext:value-type="float">
            <text:p>4480</text:p>
          </table:table-cell>
          <table:table-cell table:formula="of:=[.B393]-[.$B$2]" office:value-type="float" office:value="44.2363786697388" calcext:value-type="float">
            <text:p>44.2363786697</text:p>
          </table:table-cell>
          <table:table-cell table:formula="of:=[.C393]/([.D393]-[.D392])" office:value-type="float" office:value="100197.734384165" calcext:value-type="float">
            <text:p>100197.734384165</text:p>
          </table:table-cell>
          <table:table-cell/>
          <table:table-cell office:value-type="float" office:value="1443142954.03014" calcext:value-type="float">
            <text:p>1443142954.03014</text:p>
          </table:table-cell>
          <table:table-cell table:formula="of:=[.G393]-[.$B$2]" office:value-type="float" office:value="54.0299293994904" calcext:value-type="float">
            <text:p>54.0299293995</text:p>
          </table:table-cell>
          <table:table-cell table:formula="of:=[.C393]/([.H393]-[.H392])" office:value-type="float" office:value="301520.915290682" calcext:value-type="float">
            <text:p>301520.915290682</text:p>
          </table:table-cell>
          <table:table-cell table:formula="of:=[.G393]-[.$B393]" office:value-type="float" office:value="9.79355072975159" calcext:value-type="float">
            <text:p>9.793550729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2944.2813" calcext:value-type="float">
            <text:p>1443142944.2813</text:p>
          </table:table-cell>
          <table:table-cell office:value-type="float" office:value="4480" calcext:value-type="float">
            <text:p>4480</text:p>
          </table:table-cell>
          <table:table-cell table:formula="of:=[.B394]-[.$B$2]" office:value-type="float" office:value="44.2810893058777" calcext:value-type="float">
            <text:p>44.2810893059</text:p>
          </table:table-cell>
          <table:table-cell table:formula="of:=[.C394]/([.D394]-[.D393])" office:value-type="float" office:value="100199.871593878" calcext:value-type="float">
            <text:p>100199.871593878</text:p>
          </table:table-cell>
          <table:table-cell/>
          <table:table-cell office:value-type="float" office:value="1443142954.0634" calcext:value-type="float">
            <text:p>1443142954.0634</text:p>
          </table:table-cell>
          <table:table-cell table:formula="of:=[.G394]-[.$B$2]" office:value-type="float" office:value="54.0631952285767" calcext:value-type="float">
            <text:p>54.0631952286</text:p>
          </table:table-cell>
          <table:table-cell table:formula="of:=[.C394]/([.H394]-[.H393])" office:value-type="float" office:value="134672.72943588" calcext:value-type="float">
            <text:p>134672.72943588</text:p>
          </table:table-cell>
          <table:table-cell table:formula="of:=[.G394]-[.$B394]" office:value-type="float" office:value="9.78210592269897" calcext:value-type="float">
            <text:p>9.7821059227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2944.326" calcext:value-type="float">
            <text:p>1443142944.326</text:p>
          </table:table-cell>
          <table:table-cell office:value-type="float" office:value="4480" calcext:value-type="float">
            <text:p>4480</text:p>
          </table:table-cell>
          <table:table-cell table:formula="of:=[.B395]-[.$B$2]" office:value-type="float" office:value="44.3257989883423" calcext:value-type="float">
            <text:p>44.3257989883</text:p>
          </table:table-cell>
          <table:table-cell table:formula="of:=[.C395]/([.D395]-[.D394])" office:value-type="float" office:value="100202.008894767" calcext:value-type="float">
            <text:p>100202.008894767</text:p>
          </table:table-cell>
          <table:table-cell/>
          <table:table-cell office:value-type="float" office:value="1443142954.11225" calcext:value-type="float">
            <text:p>1443142954.11225</text:p>
          </table:table-cell>
          <table:table-cell table:formula="of:=[.G395]-[.$B$2]" office:value-type="float" office:value="54.1120448112488" calcext:value-type="float">
            <text:p>54.1120448112</text:p>
          </table:table-cell>
          <table:table-cell table:formula="of:=[.C395]/([.H395]-[.H394])" office:value-type="float" office:value="91710.0977109669" calcext:value-type="float">
            <text:p>91710.0977109669</text:p>
          </table:table-cell>
          <table:table-cell table:formula="of:=[.G395]-[.$B395]" office:value-type="float" office:value="9.78624582290649" calcext:value-type="float">
            <text:p>9.786245822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2944.37072" calcext:value-type="float">
            <text:p>1443142944.37072</text:p>
          </table:table-cell>
          <table:table-cell office:value-type="float" office:value="4480" calcext:value-type="float">
            <text:p>4480</text:p>
          </table:table-cell>
          <table:table-cell table:formula="of:=[.B396]-[.$B$2]" office:value-type="float" office:value="44.3705174922943" calcext:value-type="float">
            <text:p>44.3705174923</text:p>
          </table:table-cell>
          <table:table-cell table:formula="of:=[.C396]/([.D396]-[.D395])" office:value-type="float" office:value="100182.242339907" calcext:value-type="float">
            <text:p>100182.242339907</text:p>
          </table:table-cell>
          <table:table-cell/>
          <table:table-cell office:value-type="float" office:value="1443142954.161" calcext:value-type="float">
            <text:p>1443142954.161</text:p>
          </table:table-cell>
          <table:table-cell table:formula="of:=[.G396]-[.$B$2]" office:value-type="float" office:value="54.1607909202576" calcext:value-type="float">
            <text:p>54.1607909203</text:p>
          </table:table-cell>
          <table:table-cell table:formula="of:=[.C396]/([.H396]-[.H395])" office:value-type="float" office:value="91904.7712955355" calcext:value-type="float">
            <text:p>91904.7712955355</text:p>
          </table:table-cell>
          <table:table-cell table:formula="of:=[.G396]-[.$B396]" office:value-type="float" office:value="9.79027342796326" calcext:value-type="float">
            <text:p>9.79027342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2944.41543" calcext:value-type="float">
            <text:p>1443142944.41543</text:p>
          </table:table-cell>
          <table:table-cell office:value-type="float" office:value="4480" calcext:value-type="float">
            <text:p>4480</text:p>
          </table:table-cell>
          <table:table-cell table:formula="of:=[.B397]-[.$B$2]" office:value-type="float" office:value="44.4152274131775" calcext:value-type="float">
            <text:p>44.4152274132</text:p>
          </table:table-cell>
          <table:table-cell table:formula="of:=[.C397]/([.D397]-[.D396])" office:value-type="float" office:value="100201.474560997" calcext:value-type="float">
            <text:p>100201.474560997</text:p>
          </table:table-cell>
          <table:table-cell/>
          <table:table-cell office:value-type="float" office:value="1443142954.20975" calcext:value-type="float">
            <text:p>1443142954.20975</text:p>
          </table:table-cell>
          <table:table-cell table:formula="of:=[.G397]-[.$B$2]" office:value-type="float" office:value="54.2095448970795" calcext:value-type="float">
            <text:p>54.2095448971</text:p>
          </table:table-cell>
          <table:table-cell table:formula="of:=[.C397]/([.H397]-[.H396])" office:value-type="float" office:value="91889.9398989677" calcext:value-type="float">
            <text:p>91889.9398989677</text:p>
          </table:table-cell>
          <table:table-cell table:formula="of:=[.G397]-[.$B397]" office:value-type="float" office:value="9.79431748390198" calcext:value-type="float">
            <text:p>9.794317483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2944.46015" calcext:value-type="float">
            <text:p>1443142944.46015</text:p>
          </table:table-cell>
          <table:table-cell office:value-type="float" office:value="4480" calcext:value-type="float">
            <text:p>4480</text:p>
          </table:table-cell>
          <table:table-cell table:formula="of:=[.B398]-[.$B$2]" office:value-type="float" office:value="44.4599394798279" calcext:value-type="float">
            <text:p>44.4599394798</text:p>
          </table:table-cell>
          <table:table-cell table:formula="of:=[.C398]/([.D398]-[.D397])" office:value-type="float" office:value="100196.665813497" calcext:value-type="float">
            <text:p>100196.665813497</text:p>
          </table:table-cell>
          <table:table-cell/>
          <table:table-cell office:value-type="float" office:value="1443142954.25847" calcext:value-type="float">
            <text:p>1443142954.25847</text:p>
          </table:table-cell>
          <table:table-cell table:formula="of:=[.G398]-[.$B$2]" office:value-type="float" office:value="54.2582669258118" calcext:value-type="float">
            <text:p>54.2582669258</text:p>
          </table:table-cell>
          <table:table-cell table:formula="of:=[.C398]/([.H398]-[.H397])" office:value-type="float" office:value="91950.1941229723" calcext:value-type="float">
            <text:p>91950.1941229723</text:p>
          </table:table-cell>
          <table:table-cell table:formula="of:=[.G398]-[.$B398]" office:value-type="float" office:value="9.79832744598389" calcext:value-type="float">
            <text:p>9.79832744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2944.50486" calcext:value-type="float">
            <text:p>1443142944.50486</text:p>
          </table:table-cell>
          <table:table-cell office:value-type="float" office:value="4480" calcext:value-type="float">
            <text:p>4480</text:p>
          </table:table-cell>
          <table:table-cell table:formula="of:=[.B399]-[.$B$2]" office:value-type="float" office:value="44.504656791687" calcext:value-type="float">
            <text:p>44.5046567917</text:p>
          </table:table-cell>
          <table:table-cell table:formula="of:=[.C399]/([.D399]-[.D398])" office:value-type="float" office:value="100184.913040233" calcext:value-type="float">
            <text:p>100184.913040233</text:p>
          </table:table-cell>
          <table:table-cell/>
          <table:table-cell office:value-type="float" office:value="1443142954.30727" calcext:value-type="float">
            <text:p>1443142954.30727</text:p>
          </table:table-cell>
          <table:table-cell table:formula="of:=[.G399]-[.$B$2]" office:value-type="float" office:value="54.3070664405823" calcext:value-type="float">
            <text:p>54.3070664406</text:p>
          </table:table-cell>
          <table:table-cell table:formula="of:=[.C399]/([.H399]-[.H398])" office:value-type="float" office:value="91804.1915184678" calcext:value-type="float">
            <text:p>91804.1915184678</text:p>
          </table:table-cell>
          <table:table-cell table:formula="of:=[.G399]-[.$B399]" office:value-type="float" office:value="9.80240964889526" calcext:value-type="float">
            <text:p>9.802409648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2944.54958" calcext:value-type="float">
            <text:p>1443142944.54958</text:p>
          </table:table-cell>
          <table:table-cell office:value-type="float" office:value="4480" calcext:value-type="float">
            <text:p>4480</text:p>
          </table:table-cell>
          <table:table-cell table:formula="of:=[.B400]-[.$B$2]" office:value-type="float" office:value="44.5493695735931" calcext:value-type="float">
            <text:p>44.5493695736</text:p>
          </table:table-cell>
          <table:table-cell table:formula="of:=[.C400]/([.D400]-[.D399])" office:value-type="float" office:value="100195.063000229" calcext:value-type="float">
            <text:p>100195.063000229</text:p>
          </table:table-cell>
          <table:table-cell/>
          <table:table-cell office:value-type="float" office:value="1443142954.35603" calcext:value-type="float">
            <text:p>1443142954.35603</text:p>
          </table:table-cell>
          <table:table-cell table:formula="of:=[.G400]-[.$B$2]" office:value-type="float" office:value="54.3558285236359" calcext:value-type="float">
            <text:p>54.3558285236</text:p>
          </table:table-cell>
          <table:table-cell table:formula="of:=[.C400]/([.H400]-[.H399])" office:value-type="float" office:value="91874.6640720115" calcext:value-type="float">
            <text:p>91874.6640720115</text:p>
          </table:table-cell>
          <table:table-cell table:formula="of:=[.G400]-[.$B400]" office:value-type="float" office:value="9.80645895004272" calcext:value-type="float">
            <text:p>9.80645895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2944.59429" calcext:value-type="float">
            <text:p>1443142944.59429</text:p>
          </table:table-cell>
          <table:table-cell office:value-type="float" office:value="4480" calcext:value-type="float">
            <text:p>4480</text:p>
          </table:table-cell>
          <table:table-cell table:formula="of:=[.B401]-[.$B$2]" office:value-type="float" office:value="44.5940806865692" calcext:value-type="float">
            <text:p>44.5940806866</text:p>
          </table:table-cell>
          <table:table-cell table:formula="of:=[.C401]/([.D401]-[.D400])" office:value-type="float" office:value="100198.802977625" calcext:value-type="float">
            <text:p>100198.802977625</text:p>
          </table:table-cell>
          <table:table-cell/>
          <table:table-cell office:value-type="float" office:value="1443142954.40478" calcext:value-type="float">
            <text:p>1443142954.40478</text:p>
          </table:table-cell>
          <table:table-cell table:formula="of:=[.G401]-[.$B$2]" office:value-type="float" office:value="54.4045751094818" calcext:value-type="float">
            <text:p>54.4045751095</text:p>
          </table:table-cell>
          <table:table-cell table:formula="of:=[.C401]/([.H401]-[.H400])" office:value-type="float" office:value="91903.8722867288" calcext:value-type="float">
            <text:p>91903.8722867288</text:p>
          </table:table-cell>
          <table:table-cell table:formula="of:=[.G401]-[.$B401]" office:value-type="float" office:value="9.8104944229126" calcext:value-type="float">
            <text:p>9.810494422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2944.639" calcext:value-type="float">
            <text:p>1443142944.639</text:p>
          </table:table-cell>
          <table:table-cell office:value-type="float" office:value="4480" calcext:value-type="float">
            <text:p>4480</text:p>
          </table:table-cell>
          <table:table-cell table:formula="of:=[.B402]-[.$B$2]" office:value-type="float" office:value="44.6387906074524" calcext:value-type="float">
            <text:p>44.6387906075</text:p>
          </table:table-cell>
          <table:table-cell table:formula="of:=[.C402]/([.D402]-[.D401])" office:value-type="float" office:value="100201.474560997" calcext:value-type="float">
            <text:p>100201.474560997</text:p>
          </table:table-cell>
          <table:table-cell/>
          <table:table-cell office:value-type="float" office:value="1443142954.45355" calcext:value-type="float">
            <text:p>1443142954.45355</text:p>
          </table:table-cell>
          <table:table-cell table:formula="of:=[.G402]-[.$B$2]" office:value-type="float" office:value="54.4533402919769" calcext:value-type="float">
            <text:p>54.453340292</text:p>
          </table:table-cell>
          <table:table-cell table:formula="of:=[.C402]/([.H402]-[.H401])" office:value-type="float" office:value="91868.8246567841" calcext:value-type="float">
            <text:p>91868.8246567841</text:p>
          </table:table-cell>
          <table:table-cell table:formula="of:=[.G402]-[.$B402]" office:value-type="float" office:value="9.81454968452454" calcext:value-type="float">
            <text:p>9.814549684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2944.68372" calcext:value-type="float">
            <text:p>1443142944.68372</text:p>
          </table:table-cell>
          <table:table-cell office:value-type="float" office:value="4480" calcext:value-type="float">
            <text:p>4480</text:p>
          </table:table-cell>
          <table:table-cell table:formula="of:=[.B403]-[.$B$2]" office:value-type="float" office:value="44.6835134029388" calcext:value-type="float">
            <text:p>44.6835134029</text:p>
          </table:table-cell>
          <table:table-cell table:formula="of:=[.C403]/([.D403]-[.D402])" office:value-type="float" office:value="100172.628997606" calcext:value-type="float">
            <text:p>100172.628997606</text:p>
          </table:table-cell>
          <table:table-cell/>
          <table:table-cell office:value-type="float" office:value="1443142954.50237" calcext:value-type="float">
            <text:p>1443142954.50237</text:p>
          </table:table-cell>
          <table:table-cell table:formula="of:=[.G403]-[.$B$2]" office:value-type="float" office:value="54.5021684169769" calcext:value-type="float">
            <text:p>54.502168417</text:p>
          </table:table-cell>
          <table:table-cell table:formula="of:=[.C403]/([.H403]-[.H402])" office:value-type="float" office:value="91750.4" calcext:value-type="float">
            <text:p>91750.4</text:p>
          </table:table-cell>
          <table:table-cell table:formula="of:=[.G403]-[.$B403]" office:value-type="float" office:value="9.81865501403809" calcext:value-type="float">
            <text:p>9.81865501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2944.72843" calcext:value-type="float">
            <text:p>1443142944.72843</text:p>
          </table:table-cell>
          <table:table-cell office:value-type="float" office:value="4480" calcext:value-type="float">
            <text:p>4480</text:p>
          </table:table-cell>
          <table:table-cell table:formula="of:=[.B404]-[.$B$2]" office:value-type="float" office:value="44.7282247543335" calcext:value-type="float">
            <text:p>44.7282247543</text:p>
          </table:table-cell>
          <table:table-cell table:formula="of:=[.C404]/([.D404]-[.D403])" office:value-type="float" office:value="100198.268678046" calcext:value-type="float">
            <text:p>100198.268678046</text:p>
          </table:table-cell>
          <table:table-cell/>
          <table:table-cell office:value-type="float" office:value="1443142954.55108" calcext:value-type="float">
            <text:p>1443142954.55108</text:p>
          </table:table-cell>
          <table:table-cell table:formula="of:=[.G404]-[.$B$2]" office:value-type="float" office:value="54.5508694648743" calcext:value-type="float">
            <text:p>54.5508694649</text:p>
          </table:table-cell>
          <table:table-cell table:formula="of:=[.C404]/([.H404]-[.H403])" office:value-type="float" office:value="91989.8070662417" calcext:value-type="float">
            <text:p>91989.8070662417</text:p>
          </table:table-cell>
          <table:table-cell table:formula="of:=[.G404]-[.$B404]" office:value-type="float" office:value="9.82264471054077" calcext:value-type="float">
            <text:p>9.8226447105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2944.77316" calcext:value-type="float">
            <text:p>1443142944.77316</text:p>
          </table:table-cell>
          <table:table-cell office:value-type="float" office:value="4480" calcext:value-type="float">
            <text:p>4480</text:p>
          </table:table-cell>
          <table:table-cell table:formula="of:=[.B405]-[.$B$2]" office:value-type="float" office:value="44.7729549407959" calcext:value-type="float">
            <text:p>44.7729549408</text:p>
          </table:table-cell>
          <table:table-cell table:formula="of:=[.C405]/([.D405]-[.D404])" office:value-type="float" office:value="100156.077009999" calcext:value-type="float">
            <text:p>100156.077009999</text:p>
          </table:table-cell>
          <table:table-cell/>
          <table:table-cell office:value-type="float" office:value="1443142954.59983" calcext:value-type="float">
            <text:p>1443142954.59983</text:p>
          </table:table-cell>
          <table:table-cell table:formula="of:=[.G405]-[.$B$2]" office:value-type="float" office:value="54.5996232032776" calcext:value-type="float">
            <text:p>54.5996232033</text:p>
          </table:table-cell>
          <table:table-cell table:formula="of:=[.C405]/([.H405]-[.H404])" office:value-type="float" office:value="91890.3892648958" calcext:value-type="float">
            <text:p>91890.3892648958</text:p>
          </table:table-cell>
          <table:table-cell table:formula="of:=[.G405]-[.$B405]" office:value-type="float" office:value="9.82666826248169" calcext:value-type="float">
            <text:p>9.826668262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2944.81787" calcext:value-type="float">
            <text:p>1443142944.81787</text:p>
          </table:table-cell>
          <table:table-cell office:value-type="float" office:value="4480" calcext:value-type="float">
            <text:p>4480</text:p>
          </table:table-cell>
          <table:table-cell table:formula="of:=[.B406]-[.$B$2]" office:value-type="float" office:value="44.8176636695862" calcext:value-type="float">
            <text:p>44.8176636696</text:p>
          </table:table-cell>
          <table:table-cell table:formula="of:=[.C406]/([.D406]-[.D405])" office:value-type="float" office:value="100204.146286836" calcext:value-type="float">
            <text:p>100204.146286836</text:p>
          </table:table-cell>
          <table:table-cell/>
          <table:table-cell office:value-type="float" office:value="1443142954.64858" calcext:value-type="float">
            <text:p>1443142954.64858</text:p>
          </table:table-cell>
          <table:table-cell table:formula="of:=[.G406]-[.$B$2]" office:value-type="float" office:value="54.6483750343323" calcext:value-type="float">
            <text:p>54.6483750343</text:p>
          </table:table-cell>
          <table:table-cell table:formula="of:=[.C406]/([.H406]-[.H405])" office:value-type="float" office:value="91893.9843505477" calcext:value-type="float">
            <text:p>91893.9843505477</text:p>
          </table:table-cell>
          <table:table-cell table:formula="of:=[.G406]-[.$B406]" office:value-type="float" office:value="9.83071136474609" calcext:value-type="float">
            <text:p>9.830711364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2944.86258" calcext:value-type="float">
            <text:p>1443142944.86258</text:p>
          </table:table-cell>
          <table:table-cell office:value-type="float" office:value="4480" calcext:value-type="float">
            <text:p>4480</text:p>
          </table:table-cell>
          <table:table-cell table:formula="of:=[.B407]-[.$B$2]" office:value-type="float" office:value="44.8623731136322" calcext:value-type="float">
            <text:p>44.8623731136</text:p>
          </table:table-cell>
          <table:table-cell table:formula="of:=[.C407]/([.D407]-[.D406])" office:value-type="float" office:value="100202.543234235" calcext:value-type="float">
            <text:p>100202.543234235</text:p>
          </table:table-cell>
          <table:table-cell/>
          <table:table-cell office:value-type="float" office:value="1443142954.69737" calcext:value-type="float">
            <text:p>1443142954.69737</text:p>
          </table:table-cell>
          <table:table-cell table:formula="of:=[.G407]-[.$B$2]" office:value-type="float" office:value="54.6971595287323" calcext:value-type="float">
            <text:p>54.6971595287</text:p>
          </table:table-cell>
          <table:table-cell table:formula="of:=[.C407]/([.H407]-[.H406])" office:value-type="float" office:value="91832.4573227054" calcext:value-type="float">
            <text:p>91832.4573227054</text:p>
          </table:table-cell>
          <table:table-cell table:formula="of:=[.G407]-[.$B407]" office:value-type="float" office:value="9.8347864151001" calcext:value-type="float">
            <text:p>9.834786415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2944.90729" calcext:value-type="float">
            <text:p>1443142944.90729</text:p>
          </table:table-cell>
          <table:table-cell office:value-type="float" office:value="4480" calcext:value-type="float">
            <text:p>4480</text:p>
          </table:table-cell>
          <table:table-cell table:formula="of:=[.B408]-[.$B$2]" office:value-type="float" office:value="44.9070885181427" calcext:value-type="float">
            <text:p>44.9070885181</text:p>
          </table:table-cell>
          <table:table-cell table:formula="of:=[.C408]/([.D408]-[.D407])" office:value-type="float" office:value="100189.186456945" calcext:value-type="float">
            <text:p>100189.186456945</text:p>
          </table:table-cell>
          <table:table-cell/>
          <table:table-cell office:value-type="float" office:value="1443142954.74612" calcext:value-type="float">
            <text:p>1443142954.74612</text:p>
          </table:table-cell>
          <table:table-cell table:formula="of:=[.G408]-[.$B$2]" office:value-type="float" office:value="54.745913028717" calcext:value-type="float">
            <text:p>54.7459130287</text:p>
          </table:table-cell>
          <table:table-cell table:formula="of:=[.C408]/([.H408]-[.H407])" office:value-type="float" office:value="91890.8386352189" calcext:value-type="float">
            <text:p>91890.8386352189</text:p>
          </table:table-cell>
          <table:table-cell table:formula="of:=[.G408]-[.$B408]" office:value-type="float" office:value="9.83882451057434" calcext:value-type="float">
            <text:p>9.8388245106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2944.95201" calcext:value-type="float">
            <text:p>1443142944.95201</text:p>
          </table:table-cell>
          <table:table-cell office:value-type="float" office:value="4480" calcext:value-type="float">
            <text:p>4480</text:p>
          </table:table-cell>
          <table:table-cell table:formula="of:=[.B409]-[.$B$2]" office:value-type="float" office:value="44.9518029689789" calcext:value-type="float">
            <text:p>44.951802969</text:p>
          </table:table-cell>
          <table:table-cell table:formula="of:=[.C409]/([.D409]-[.D408])" office:value-type="float" office:value="100191.323302017" calcext:value-type="float">
            <text:p>100191.323302017</text:p>
          </table:table-cell>
          <table:table-cell/>
          <table:table-cell office:value-type="float" office:value="1443142954.79485" calcext:value-type="float">
            <text:p>1443142954.79485</text:p>
          </table:table-cell>
          <table:table-cell table:formula="of:=[.G409]-[.$B$2]" office:value-type="float" office:value="54.7946457862854" calcext:value-type="float">
            <text:p>54.7946457863</text:p>
          </table:table-cell>
          <table:table-cell table:formula="of:=[.C409]/([.H409]-[.H408])" office:value-type="float" office:value="91929.9506849315" calcext:value-type="float">
            <text:p>91929.9506849315</text:p>
          </table:table-cell>
          <table:table-cell table:formula="of:=[.G409]-[.$B409]" office:value-type="float" office:value="9.84284281730652" calcext:value-type="float">
            <text:p>9.842842817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2944.99672" calcext:value-type="float">
            <text:p>1443142944.99672</text:p>
          </table:table-cell>
          <table:table-cell office:value-type="float" office:value="4480" calcext:value-type="float">
            <text:p>4480</text:p>
          </table:table-cell>
          <table:table-cell table:formula="of:=[.B410]-[.$B$2]" office:value-type="float" office:value="44.9965162277222" calcext:value-type="float">
            <text:p>44.9965162277</text:p>
          </table:table-cell>
          <table:table-cell table:formula="of:=[.C410]/([.D410]-[.D409])" office:value-type="float" office:value="100193.994486539" calcext:value-type="float">
            <text:p>100193.994486539</text:p>
          </table:table-cell>
          <table:table-cell/>
          <table:table-cell office:value-type="float" office:value="1443142954.84361" calcext:value-type="float">
            <text:p>1443142954.84361</text:p>
          </table:table-cell>
          <table:table-cell table:formula="of:=[.G410]-[.$B$2]" office:value-type="float" office:value="54.8434026241303" calcext:value-type="float">
            <text:p>54.8434026241</text:p>
          </table:table-cell>
          <table:table-cell table:formula="of:=[.C410]/([.H410]-[.H409])" office:value-type="float" office:value="91884.5478506218" calcext:value-type="float">
            <text:p>91884.5478506218</text:p>
          </table:table-cell>
          <table:table-cell table:formula="of:=[.G410]-[.$B410]" office:value-type="float" office:value="9.84688639640808" calcext:value-type="float">
            <text:p>9.8468863964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2945.03966" calcext:value-type="float">
            <text:p>1443142945.03966</text:p>
          </table:table-cell>
          <table:table-cell office:value-type="float" office:value="4480" calcext:value-type="float">
            <text:p>4480</text:p>
          </table:table-cell>
          <table:table-cell table:formula="of:=[.B411]-[.$B$2]" office:value-type="float" office:value="45.039452791214" calcext:value-type="float">
            <text:p>45.0394527912</text:p>
          </table:table-cell>
          <table:table-cell table:formula="of:=[.C411]/([.D411]-[.D410])" office:value-type="float" office:value="104339.975900805" calcext:value-type="float">
            <text:p>104339.975900805</text:p>
          </table:table-cell>
          <table:table-cell/>
          <table:table-cell office:value-type="float" office:value="1443142954.89239" calcext:value-type="float">
            <text:p>1443142954.89239</text:p>
          </table:table-cell>
          <table:table-cell table:formula="of:=[.G411]-[.$B$2]" office:value-type="float" office:value="54.8921880722046" calcext:value-type="float">
            <text:p>54.8921880722</text:p>
          </table:table-cell>
          <table:table-cell table:formula="of:=[.C411]/([.H411]-[.H410])" office:value-type="float" office:value="91830.6621510011" calcext:value-type="float">
            <text:p>91830.6621510011</text:p>
          </table:table-cell>
          <table:table-cell table:formula="of:=[.G411]-[.$B411]" office:value-type="float" office:value="9.8527352809906" calcext:value-type="float">
            <text:p>9.85273528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2945.08247" calcext:value-type="float">
            <text:p>1443142945.08247</text:p>
          </table:table-cell>
          <table:table-cell office:value-type="float" office:value="4480" calcext:value-type="float">
            <text:p>4480</text:p>
          </table:table-cell>
          <table:table-cell table:formula="of:=[.B412]-[.$B$2]" office:value-type="float" office:value="45.0822608470917" calcext:value-type="float">
            <text:p>45.0822608471</text:p>
          </table:table-cell>
          <table:table-cell table:formula="of:=[.C412]/([.D412]-[.D411])" office:value-type="float" office:value="104653.199220273" calcext:value-type="float">
            <text:p>104653.199220273</text:p>
          </table:table-cell>
          <table:table-cell/>
          <table:table-cell office:value-type="float" office:value="1443142954.94112" calcext:value-type="float">
            <text:p>1443142954.94112</text:p>
          </table:table-cell>
          <table:table-cell table:formula="of:=[.G412]-[.$B$2]" office:value-type="float" office:value="54.9409146308899" calcext:value-type="float">
            <text:p>54.9409146309</text:p>
          </table:table-cell>
          <table:table-cell table:formula="of:=[.C412]/([.H412]-[.H411])" office:value-type="float" office:value="91941.645806218" calcext:value-type="float">
            <text:p>91941.645806218</text:p>
          </table:table-cell>
          <table:table-cell table:formula="of:=[.G412]-[.$B412]" office:value-type="float" office:value="9.85865378379822" calcext:value-type="float">
            <text:p>9.858653783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2945.12527" calcext:value-type="float">
            <text:p>1443142945.12527</text:p>
          </table:table-cell>
          <table:table-cell office:value-type="float" office:value="4480" calcext:value-type="float">
            <text:p>4480</text:p>
          </table:table-cell>
          <table:table-cell table:formula="of:=[.B413]-[.$B$2]" office:value-type="float" office:value="45.1250629425049" calcext:value-type="float">
            <text:p>45.1250629425</text:p>
          </table:table-cell>
          <table:table-cell table:formula="of:=[.C413]/([.D413]-[.D412])" office:value-type="float" office:value="104667.772845008" calcext:value-type="float">
            <text:p>104667.772845008</text:p>
          </table:table-cell>
          <table:table-cell/>
          <table:table-cell office:value-type="float" office:value="1443142954.98985" calcext:value-type="float">
            <text:p>1443142954.98985</text:p>
          </table:table-cell>
          <table:table-cell table:formula="of:=[.G413]-[.$B$2]" office:value-type="float" office:value="54.9896445274353" calcext:value-type="float">
            <text:p>54.9896445274</text:p>
          </table:table-cell>
          <table:table-cell table:formula="of:=[.C413]/([.H413]-[.H412])" office:value-type="float" office:value="91935.3480634871" calcext:value-type="float">
            <text:p>91935.3480634871</text:p>
          </table:table-cell>
          <table:table-cell table:formula="of:=[.G413]-[.$B413]" office:value-type="float" office:value="9.86458158493042" calcext:value-type="float">
            <text:p>9.864581584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2945.16808" calcext:value-type="float">
            <text:p>1443142945.16808</text:p>
          </table:table-cell>
          <table:table-cell office:value-type="float" office:value="4480" calcext:value-type="float">
            <text:p>4480</text:p>
          </table:table-cell>
          <table:table-cell table:formula="of:=[.B414]-[.$B$2]" office:value-type="float" office:value="45.1678698062897" calcext:value-type="float">
            <text:p>45.1678698063</text:p>
          </table:table-cell>
          <table:table-cell table:formula="of:=[.C414]/([.D414]-[.D413])" office:value-type="float" office:value="104656.113620541" calcext:value-type="float">
            <text:p>104656.113620541</text:p>
          </table:table-cell>
          <table:table-cell/>
          <table:table-cell office:value-type="float" office:value="1443142955.03866" calcext:value-type="float">
            <text:p>1443142955.03866</text:p>
          </table:table-cell>
          <table:table-cell table:formula="of:=[.G414]-[.$B$2]" office:value-type="float" office:value="55.0384583473206" calcext:value-type="float">
            <text:p>55.0384583473</text:p>
          </table:table-cell>
          <table:table-cell table:formula="of:=[.C414]/([.H414]-[.H413])" office:value-type="float" office:value="91777.2878773078" calcext:value-type="float">
            <text:p>91777.2878773078</text:p>
          </table:table-cell>
          <table:table-cell table:formula="of:=[.G414]-[.$B414]" office:value-type="float" office:value="9.87058854103088" calcext:value-type="float">
            <text:p>9.87058854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2945.21087" calcext:value-type="float">
            <text:p>1443142945.21087</text:p>
          </table:table-cell>
          <table:table-cell office:value-type="float" office:value="4480" calcext:value-type="float">
            <text:p>4480</text:p>
          </table:table-cell>
          <table:table-cell table:formula="of:=[.B415]-[.$B$2]" office:value-type="float" office:value="45.2106626033783" calcext:value-type="float">
            <text:p>45.2106626034</text:p>
          </table:table-cell>
          <table:table-cell table:formula="of:=[.C415]/([.D415]-[.D414])" office:value-type="float" office:value="104690.515806247" calcext:value-type="float">
            <text:p>104690.515806247</text:p>
          </table:table-cell>
          <table:table-cell/>
          <table:table-cell office:value-type="float" office:value="1443142955.05229" calcext:value-type="float">
            <text:p>1443142955.05229</text:p>
          </table:table-cell>
          <table:table-cell table:formula="of:=[.G415]-[.$B$2]" office:value-type="float" office:value="55.0520846843719" calcext:value-type="float">
            <text:p>55.0520846844</text:p>
          </table:table-cell>
          <table:table-cell table:formula="of:=[.C415]/([.H415]-[.H414])" office:value-type="float" office:value="328775.076024006" calcext:value-type="float">
            <text:p>328775.076024006</text:p>
          </table:table-cell>
          <table:table-cell table:formula="of:=[.G415]-[.$B415]" office:value-type="float" office:value="9.84142208099365" calcext:value-type="float">
            <text:p>9.841422081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2945.25367" calcext:value-type="float">
            <text:p>1443142945.25367</text:p>
          </table:table-cell>
          <table:table-cell office:value-type="float" office:value="4480" calcext:value-type="float">
            <text:p>4480</text:p>
          </table:table-cell>
          <table:table-cell table:formula="of:=[.B416]-[.$B$2]" office:value-type="float" office:value="45.2534651756287" calcext:value-type="float">
            <text:p>45.2534651756</text:p>
          </table:table-cell>
          <table:table-cell table:formula="of:=[.C416]/([.D416]-[.D415])" office:value-type="float" office:value="104666.606805662" calcext:value-type="float">
            <text:p>104666.606805662</text:p>
          </table:table-cell>
          <table:table-cell/>
          <table:table-cell office:value-type="float" office:value="1443142955.06592" calcext:value-type="float">
            <text:p>1443142955.06592</text:p>
          </table:table-cell>
          <table:table-cell table:formula="of:=[.G416]-[.$B$2]" office:value-type="float" office:value="55.0657114982605" calcext:value-type="float">
            <text:p>55.0657114983</text:p>
          </table:table-cell>
          <table:table-cell table:formula="of:=[.C416]/([.H416]-[.H415])" office:value-type="float" office:value="328763.57134109" calcext:value-type="float">
            <text:p>328763.57134109</text:p>
          </table:table-cell>
          <table:table-cell table:formula="of:=[.G416]-[.$B416]" office:value-type="float" office:value="9.81224632263184" calcext:value-type="float">
            <text:p>9.812246322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2945.29651" calcext:value-type="float">
            <text:p>1443142945.29651</text:p>
          </table:table-cell>
          <table:table-cell office:value-type="float" office:value="4480" calcext:value-type="float">
            <text:p>4480</text:p>
          </table:table-cell>
          <table:table-cell table:formula="of:=[.B417]-[.$B$2]" office:value-type="float" office:value="45.2963018417358" calcext:value-type="float">
            <text:p>45.2963018417</text:p>
          </table:table-cell>
          <table:table-cell table:formula="of:=[.C417]/([.D417]-[.D416])" office:value-type="float" office:value="104583.302276396" calcext:value-type="float">
            <text:p>104583.302276396</text:p>
          </table:table-cell>
          <table:table-cell/>
          <table:table-cell office:value-type="float" office:value="1443142955.09027" calcext:value-type="float">
            <text:p>1443142955.09027</text:p>
          </table:table-cell>
          <table:table-cell table:formula="of:=[.G417]-[.$B$2]" office:value-type="float" office:value="55.0900597572327" calcext:value-type="float">
            <text:p>55.0900597572</text:p>
          </table:table-cell>
          <table:table-cell table:formula="of:=[.C417]/([.H417]-[.H416])" office:value-type="float" office:value="183996.728682778" calcext:value-type="float">
            <text:p>183996.728682778</text:p>
          </table:table-cell>
          <table:table-cell table:formula="of:=[.G417]-[.$B417]" office:value-type="float" office:value="9.79375791549683" calcext:value-type="float">
            <text:p>9.793757915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2945.33931" calcext:value-type="float">
            <text:p>1443142945.33931</text:p>
          </table:table-cell>
          <table:table-cell office:value-type="float" office:value="4480" calcext:value-type="float">
            <text:p>4480</text:p>
          </table:table-cell>
          <table:table-cell table:formula="of:=[.B418]-[.$B$2]" office:value-type="float" office:value="45.3391065597534" calcext:value-type="float">
            <text:p>45.3391065598</text:p>
          </table:table-cell>
          <table:table-cell table:formula="of:=[.C418]/([.D418]-[.D417])" office:value-type="float" office:value="104661.359950094" calcext:value-type="float">
            <text:p>104661.359950094</text:p>
          </table:table-cell>
          <table:table-cell/>
          <table:table-cell office:value-type="float" office:value="1443142955.13021" calcext:value-type="float">
            <text:p>1443142955.13021</text:p>
          </table:table-cell>
          <table:table-cell table:formula="of:=[.G418]-[.$B$2]" office:value-type="float" office:value="55.1300008296967" calcext:value-type="float">
            <text:p>55.1300008297</text:p>
          </table:table-cell>
          <table:table-cell table:formula="of:=[.C418]/([.H418]-[.H417])" office:value-type="float" office:value="112165.240531264" calcext:value-type="float">
            <text:p>112165.240531264</text:p>
          </table:table-cell>
          <table:table-cell table:formula="of:=[.G418]-[.$B418]" office:value-type="float" office:value="9.79089426994324" calcext:value-type="float">
            <text:p>9.7908942699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2945.38212" calcext:value-type="float">
            <text:p>1443142945.38212</text:p>
          </table:table-cell>
          <table:table-cell office:value-type="float" office:value="4480" calcext:value-type="float">
            <text:p>4480</text:p>
          </table:table-cell>
          <table:table-cell table:formula="of:=[.B419]-[.$B$2]" office:value-type="float" office:value="45.3819103240967" calcext:value-type="float">
            <text:p>45.3819103241</text:p>
          </table:table-cell>
          <table:table-cell table:formula="of:=[.C419]/([.D419]-[.D418])" office:value-type="float" office:value="104663.691820957" calcext:value-type="float">
            <text:p>104663.691820957</text:p>
          </table:table-cell>
          <table:table-cell/>
          <table:table-cell office:value-type="float" office:value="1443142955.17011" calcext:value-type="float">
            <text:p>1443142955.17011</text:p>
          </table:table-cell>
          <table:table-cell table:formula="of:=[.G419]-[.$B$2]" office:value-type="float" office:value="55.1699023246765" calcext:value-type="float">
            <text:p>55.1699023247</text:p>
          </table:table-cell>
          <table:table-cell table:formula="of:=[.C419]/([.H419]-[.H418])" office:value-type="float" office:value="112276.494959936" calcext:value-type="float">
            <text:p>112276.494959936</text:p>
          </table:table-cell>
          <table:table-cell table:formula="of:=[.G419]-[.$B419]" office:value-type="float" office:value="9.78799200057983" calcext:value-type="float">
            <text:p>9.787992000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2945.4249" calcext:value-type="float">
            <text:p>1443142945.4249</text:p>
          </table:table-cell>
          <table:table-cell office:value-type="float" office:value="4480" calcext:value-type="float">
            <text:p>4480</text:p>
          </table:table-cell>
          <table:table-cell table:formula="of:=[.B420]-[.$B$2]" office:value-type="float" office:value="45.4246985912323" calcext:value-type="float">
            <text:p>45.4246985912</text:p>
          </table:table-cell>
          <table:table-cell table:formula="of:=[.C420]/([.D420]-[.D419])" office:value-type="float" office:value="104701.599291235" calcext:value-type="float">
            <text:p>104701.599291235</text:p>
          </table:table-cell>
          <table:table-cell/>
          <table:table-cell office:value-type="float" office:value="1443142955.2101" calcext:value-type="float">
            <text:p>1443142955.2101</text:p>
          </table:table-cell>
          <table:table-cell table:formula="of:=[.G420]-[.$B$2]" office:value-type="float" office:value="55.2098965644836" calcext:value-type="float">
            <text:p>55.2098965645</text:p>
          </table:table-cell>
          <table:table-cell table:formula="of:=[.C420]/([.H420]-[.H419])" office:value-type="float" office:value="112016.130862961" calcext:value-type="float">
            <text:p>112016.130862961</text:p>
          </table:table-cell>
          <table:table-cell table:formula="of:=[.G420]-[.$B420]" office:value-type="float" office:value="9.78519797325134" calcext:value-type="float">
            <text:p>9.7851979733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2945.46772" calcext:value-type="float">
            <text:p>1443142945.46772</text:p>
          </table:table-cell>
          <table:table-cell office:value-type="float" office:value="4480" calcext:value-type="float">
            <text:p>4480</text:p>
          </table:table-cell>
          <table:table-cell table:formula="of:=[.B421]-[.$B$2]" office:value-type="float" office:value="45.4675114154816" calcext:value-type="float">
            <text:p>45.4675114155</text:p>
          </table:table-cell>
          <table:table-cell table:formula="of:=[.C421]/([.D421]-[.D420])" office:value-type="float" office:value="104641.54324219" calcext:value-type="float">
            <text:p>104641.54324219</text:p>
          </table:table-cell>
          <table:table-cell/>
          <table:table-cell office:value-type="float" office:value="1443142955.24983" calcext:value-type="float">
            <text:p>1443142955.24983</text:p>
          </table:table-cell>
          <table:table-cell table:formula="of:=[.G421]-[.$B$2]" office:value-type="float" office:value="55.2496290206909" calcext:value-type="float">
            <text:p>55.2496290207</text:p>
          </table:table-cell>
          <table:table-cell table:formula="of:=[.C421]/([.H421]-[.H420])" office:value-type="float" office:value="112754.166936694" calcext:value-type="float">
            <text:p>112754.166936694</text:p>
          </table:table-cell>
          <table:table-cell table:formula="of:=[.G421]-[.$B421]" office:value-type="float" office:value="9.78211760520935" calcext:value-type="float">
            <text:p>9.782117605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2945.51053" calcext:value-type="float">
            <text:p>1443142945.51053</text:p>
          </table:table-cell>
          <table:table-cell office:value-type="float" office:value="4480" calcext:value-type="float">
            <text:p>4480</text:p>
          </table:table-cell>
          <table:table-cell table:formula="of:=[.B422]-[.$B$2]" office:value-type="float" office:value="45.5103211402893" calcext:value-type="float">
            <text:p>45.5103211403</text:p>
          </table:table-cell>
          <table:table-cell table:formula="of:=[.C422]/([.D422]-[.D421])" office:value-type="float" office:value="104649.11933258" calcext:value-type="float">
            <text:p>104649.11933258</text:p>
          </table:table-cell>
          <table:table-cell/>
          <table:table-cell office:value-type="float" office:value="1443142955.28974" calcext:value-type="float">
            <text:p>1443142955.28974</text:p>
          </table:table-cell>
          <table:table-cell table:formula="of:=[.G422]-[.$B$2]" office:value-type="float" office:value="55.2895336151123" calcext:value-type="float">
            <text:p>55.2895336151</text:p>
          </table:table-cell>
          <table:table-cell table:formula="of:=[.C422]/([.H422]-[.H421])" office:value-type="float" office:value="112267.774299166" calcext:value-type="float">
            <text:p>112267.774299166</text:p>
          </table:table-cell>
          <table:table-cell table:formula="of:=[.G422]-[.$B422]" office:value-type="float" office:value="9.779212474823" calcext:value-type="float">
            <text:p>9.779212474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2945.55334" calcext:value-type="float">
            <text:p>1443142945.55334</text:p>
          </table:table-cell>
          <table:table-cell office:value-type="float" office:value="4480" calcext:value-type="float">
            <text:p>4480</text:p>
          </table:table-cell>
          <table:table-cell table:formula="of:=[.B423]-[.$B$2]" office:value-type="float" office:value="45.5531344413757" calcext:value-type="float">
            <text:p>45.5531344414</text:p>
          </table:table-cell>
          <table:table-cell table:formula="of:=[.C423]/([.D423]-[.D422])" office:value-type="float" office:value="104640.377787183" calcext:value-type="float">
            <text:p>104640.377787183</text:p>
          </table:table-cell>
          <table:table-cell/>
          <table:table-cell office:value-type="float" office:value="1443142955.32962" calcext:value-type="float">
            <text:p>1443142955.32962</text:p>
          </table:table-cell>
          <table:table-cell table:formula="of:=[.G423]-[.$B$2]" office:value-type="float" office:value="55.3294100761414" calcext:value-type="float">
            <text:p>55.3294100761</text:p>
          </table:table-cell>
          <table:table-cell table:formula="of:=[.C423]/([.H423]-[.H422])" office:value-type="float" office:value="112346.980759802" calcext:value-type="float">
            <text:p>112346.980759802</text:p>
          </table:table-cell>
          <table:table-cell table:formula="of:=[.G423]-[.$B423]" office:value-type="float" office:value="9.77627563476563" calcext:value-type="float">
            <text:p>9.776275634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2945.59615" calcext:value-type="float">
            <text:p>1443142945.59615</text:p>
          </table:table-cell>
          <table:table-cell office:value-type="float" office:value="4480" calcext:value-type="float">
            <text:p>4480</text:p>
          </table:table-cell>
          <table:table-cell table:formula="of:=[.B424]-[.$B$2]" office:value-type="float" office:value="45.5959446430206" calcext:value-type="float">
            <text:p>45.595944643</text:p>
          </table:table-cell>
          <table:table-cell table:formula="of:=[.C424]/([.D424]-[.D423])" office:value-type="float" office:value="104647.953708809" calcext:value-type="float">
            <text:p>104647.953708809</text:p>
          </table:table-cell>
          <table:table-cell/>
          <table:table-cell office:value-type="float" office:value="1443142955.3695" calcext:value-type="float">
            <text:p>1443142955.3695</text:p>
          </table:table-cell>
          <table:table-cell table:formula="of:=[.G424]-[.$B$2]" office:value-type="float" office:value="55.3692970275879" calcext:value-type="float">
            <text:p>55.3692970276</text:p>
          </table:table-cell>
          <table:table-cell table:formula="of:=[.C424]/([.H424]-[.H423])" office:value-type="float" office:value="112317.43308348" calcext:value-type="float">
            <text:p>112317.43308348</text:p>
          </table:table-cell>
          <table:table-cell table:formula="of:=[.G424]-[.$B424]" office:value-type="float" office:value="9.77335238456726" calcext:value-type="float">
            <text:p>9.773352384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2945.63896" calcext:value-type="float">
            <text:p>1443142945.63896</text:p>
          </table:table-cell>
          <table:table-cell office:value-type="float" office:value="4480" calcext:value-type="float">
            <text:p>4480</text:p>
          </table:table-cell>
          <table:table-cell table:formula="of:=[.B425]-[.$B$2]" office:value-type="float" office:value="45.6387493610382" calcext:value-type="float">
            <text:p>45.638749361</text:p>
          </table:table-cell>
          <table:table-cell table:formula="of:=[.C425]/([.D425]-[.D424])" office:value-type="float" office:value="104661.359950094" calcext:value-type="float">
            <text:p>104661.359950094</text:p>
          </table:table-cell>
          <table:table-cell/>
          <table:table-cell office:value-type="float" office:value="1443142955.40941" calcext:value-type="float">
            <text:p>1443142955.40941</text:p>
          </table:table-cell>
          <table:table-cell table:formula="of:=[.G425]-[.$B$2]" office:value-type="float" office:value="55.4091999530792" calcext:value-type="float">
            <text:p>55.4091999531</text:p>
          </table:table-cell>
          <table:table-cell table:formula="of:=[.C425]/([.H425]-[.H424])" office:value-type="float" office:value="112272.46987124" calcext:value-type="float">
            <text:p>112272.46987124</text:p>
          </table:table-cell>
          <table:table-cell table:formula="of:=[.G425]-[.$B425]" office:value-type="float" office:value="9.77045059204102" calcext:value-type="float">
            <text:p>9.77045059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2945.68176" calcext:value-type="float">
            <text:p>1443142945.68176</text:p>
          </table:table-cell>
          <table:table-cell office:value-type="float" office:value="4480" calcext:value-type="float">
            <text:p>4480</text:p>
          </table:table-cell>
          <table:table-cell table:formula="of:=[.B426]-[.$B$2]" office:value-type="float" office:value="45.6815493106842" calcext:value-type="float">
            <text:p>45.6815493107</text:p>
          </table:table-cell>
          <table:table-cell table:formula="of:=[.C426]/([.D426]-[.D425])" office:value-type="float" office:value="104673.020343591" calcext:value-type="float">
            <text:p>104673.020343591</text:p>
          </table:table-cell>
          <table:table-cell/>
          <table:table-cell office:value-type="float" office:value="1443142955.44937" calcext:value-type="float">
            <text:p>1443142955.44937</text:p>
          </table:table-cell>
          <table:table-cell table:formula="of:=[.G426]-[.$B$2]" office:value-type="float" office:value="55.4491691589355" calcext:value-type="float">
            <text:p>55.4491691589</text:p>
          </table:table-cell>
          <table:table-cell table:formula="of:=[.C426]/([.H426]-[.H425])" office:value-type="float" office:value="112086.290032987" calcext:value-type="float">
            <text:p>112086.290032987</text:p>
          </table:table-cell>
          <table:table-cell table:formula="of:=[.G426]-[.$B426]" office:value-type="float" office:value="9.76761984825134" calcext:value-type="float">
            <text:p>9.767619848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2945.72455" calcext:value-type="float">
            <text:p>1443142945.72455</text:p>
          </table:table-cell>
          <table:table-cell office:value-type="float" office:value="4480" calcext:value-type="float">
            <text:p>4480</text:p>
          </table:table-cell>
          <table:table-cell table:formula="of:=[.B427]-[.$B$2]" office:value-type="float" office:value="45.7243483066559" calcext:value-type="float">
            <text:p>45.7243483067</text:p>
          </table:table-cell>
          <table:table-cell table:formula="of:=[.C427]/([.D427]-[.D426])" office:value-type="float" office:value="104675.352734079" calcext:value-type="float">
            <text:p>104675.352734079</text:p>
          </table:table-cell>
          <table:table-cell/>
          <table:table-cell office:value-type="float" office:value="1443142955.48921" calcext:value-type="float">
            <text:p>1443142955.48921</text:p>
          </table:table-cell>
          <table:table-cell table:formula="of:=[.G427]-[.$B$2]" office:value-type="float" office:value="55.4890034198761" calcext:value-type="float">
            <text:p>55.4890034199</text:p>
          </table:table-cell>
          <table:table-cell table:formula="of:=[.C427]/([.H427]-[.H426])" office:value-type="float" office:value="112466.00022744" calcext:value-type="float">
            <text:p>112466.00022744</text:p>
          </table:table-cell>
          <table:table-cell table:formula="of:=[.G427]-[.$B427]" office:value-type="float" office:value="9.76465511322022" calcext:value-type="float">
            <text:p>9.764655113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2945.76736" calcext:value-type="float">
            <text:p>1443142945.76736</text:p>
          </table:table-cell>
          <table:table-cell office:value-type="float" office:value="4480" calcext:value-type="float">
            <text:p>4480</text:p>
          </table:table-cell>
          <table:table-cell table:formula="of:=[.B428]-[.$B$2]" office:value-type="float" office:value="45.7671518325806" calcext:value-type="float">
            <text:p>45.7671518326</text:p>
          </table:table-cell>
          <table:table-cell table:formula="of:=[.C428]/([.D428]-[.D427])" office:value-type="float" office:value="104664.274804908" calcext:value-type="float">
            <text:p>104664.274804908</text:p>
          </table:table-cell>
          <table:table-cell/>
          <table:table-cell office:value-type="float" office:value="1443142955.52909" calcext:value-type="float">
            <text:p>1443142955.52909</text:p>
          </table:table-cell>
          <table:table-cell table:formula="of:=[.G428]-[.$B$2]" office:value-type="float" office:value="55.5288851261139" calcext:value-type="float">
            <text:p>55.5288851261</text:p>
          </table:table-cell>
          <table:table-cell table:formula="of:=[.C428]/([.H428]-[.H427])" office:value-type="float" office:value="112332.204978598" calcext:value-type="float">
            <text:p>112332.204978598</text:p>
          </table:table-cell>
          <table:table-cell table:formula="of:=[.G428]-[.$B428]" office:value-type="float" office:value="9.76173329353333" calcext:value-type="float">
            <text:p>9.761733293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2945.81017" calcext:value-type="float">
            <text:p>1443142945.81017</text:p>
          </table:table-cell>
          <table:table-cell office:value-type="float" office:value="4480" calcext:value-type="float">
            <text:p>4480</text:p>
          </table:table-cell>
          <table:table-cell table:formula="of:=[.B429]-[.$B$2]" office:value-type="float" office:value="45.8099641799927" calcext:value-type="float">
            <text:p>45.80996418</text:p>
          </table:table-cell>
          <table:table-cell table:formula="of:=[.C429]/([.D429]-[.D428])" office:value-type="float" office:value="104642.708723158" calcext:value-type="float">
            <text:p>104642.708723158</text:p>
          </table:table-cell>
          <table:table-cell/>
          <table:table-cell office:value-type="float" office:value="1443142955.56899" calcext:value-type="float">
            <text:p>1443142955.56899</text:p>
          </table:table-cell>
          <table:table-cell table:formula="of:=[.G429]-[.$B$2]" office:value-type="float" office:value="55.5687823295593" calcext:value-type="float">
            <text:p>55.5687823296</text:p>
          </table:table-cell>
          <table:table-cell table:formula="of:=[.C429]/([.H429]-[.H428])" office:value-type="float" office:value="112288.571957859" calcext:value-type="float">
            <text:p>112288.571957859</text:p>
          </table:table-cell>
          <table:table-cell table:formula="of:=[.G429]-[.$B429]" office:value-type="float" office:value="9.75881814956665" calcext:value-type="float">
            <text:p>9.7588181496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2945.85297" calcext:value-type="float">
            <text:p>1443142945.85297</text:p>
          </table:table-cell>
          <table:table-cell office:value-type="float" office:value="4480" calcext:value-type="float">
            <text:p>4480</text:p>
          </table:table-cell>
          <table:table-cell table:formula="of:=[.B430]-[.$B$2]" office:value-type="float" office:value="45.8527662754059" calcext:value-type="float">
            <text:p>45.8527662754</text:p>
          </table:table-cell>
          <table:table-cell table:formula="of:=[.C430]/([.D430]-[.D429])" office:value-type="float" office:value="104667.772845008" calcext:value-type="float">
            <text:p>104667.772845008</text:p>
          </table:table-cell>
          <table:table-cell/>
          <table:table-cell office:value-type="float" office:value="1443142955.60888" calcext:value-type="float">
            <text:p>1443142955.60888</text:p>
          </table:table-cell>
          <table:table-cell table:formula="of:=[.G430]-[.$B$2]" office:value-type="float" office:value="55.6086740493774" calcext:value-type="float">
            <text:p>55.6086740494</text:p>
          </table:table-cell>
          <table:table-cell table:formula="of:=[.C430]/([.H430]-[.H429])" office:value-type="float" office:value="112304.007458851" calcext:value-type="float">
            <text:p>112304.007458851</text:p>
          </table:table-cell>
          <table:table-cell table:formula="of:=[.G430]-[.$B430]" office:value-type="float" office:value="9.75590777397156" calcext:value-type="float">
            <text:p>9.75590777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2945.89577" calcext:value-type="float">
            <text:p>1443142945.89577</text:p>
          </table:table-cell>
          <table:table-cell office:value-type="float" office:value="4480" calcext:value-type="float">
            <text:p>4480</text:p>
          </table:table-cell>
          <table:table-cell table:formula="of:=[.B431]-[.$B$2]" office:value-type="float" office:value="45.8955647945404" calcext:value-type="float">
            <text:p>45.8955647945</text:p>
          </table:table-cell>
          <table:table-cell table:formula="of:=[.C431]/([.D431]-[.D430])" office:value-type="float" office:value="104676.518968303" calcext:value-type="float">
            <text:p>104676.518968303</text:p>
          </table:table-cell>
          <table:table-cell/>
          <table:table-cell office:value-type="float" office:value="1443142955.64878" calcext:value-type="float">
            <text:p>1443142955.64878</text:p>
          </table:table-cell>
          <table:table-cell table:formula="of:=[.G431]-[.$B$2]" office:value-type="float" office:value="55.6485698223114" calcext:value-type="float">
            <text:p>55.6485698223</text:p>
          </table:table-cell>
          <table:table-cell table:formula="of:=[.C431]/([.H431]-[.H430])" office:value-type="float" office:value="112292.598201213" calcext:value-type="float">
            <text:p>112292.598201213</text:p>
          </table:table-cell>
          <table:table-cell table:formula="of:=[.G431]-[.$B431]" office:value-type="float" office:value="9.753005027771" calcext:value-type="float">
            <text:p>9.753005027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2945.93857" calcext:value-type="float">
            <text:p>1443142945.93857</text:p>
          </table:table-cell>
          <table:table-cell office:value-type="float" office:value="4480" calcext:value-type="float">
            <text:p>4480</text:p>
          </table:table-cell>
          <table:table-cell table:formula="of:=[.B432]-[.$B$2]" office:value-type="float" office:value="45.9383625984192" calcext:value-type="float">
            <text:p>45.9383625984</text:p>
          </table:table-cell>
          <table:table-cell table:formula="of:=[.C432]/([.D432]-[.D431])" office:value-type="float" office:value="104678.268368364" calcext:value-type="float">
            <text:p>104678.268368364</text:p>
          </table:table-cell>
          <table:table-cell/>
          <table:table-cell office:value-type="float" office:value="1443142955.68862" calcext:value-type="float">
            <text:p>1443142955.68862</text:p>
          </table:table-cell>
          <table:table-cell table:formula="of:=[.G432]-[.$B$2]" office:value-type="float" office:value="55.6884143352509" calcext:value-type="float">
            <text:p>55.6884143353</text:p>
          </table:table-cell>
          <table:table-cell table:formula="of:=[.C432]/([.H432]-[.H431])" office:value-type="float" office:value="112437.06270943" calcext:value-type="float">
            <text:p>112437.06270943</text:p>
          </table:table-cell>
          <table:table-cell table:formula="of:=[.G432]-[.$B432]" office:value-type="float" office:value="9.75005173683167" calcext:value-type="float">
            <text:p>9.750051736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2945.98137" calcext:value-type="float">
            <text:p>1443142945.98137</text:p>
          </table:table-cell>
          <table:table-cell office:value-type="float" office:value="4480" calcext:value-type="float">
            <text:p>4480</text:p>
          </table:table-cell>
          <table:table-cell table:formula="of:=[.B433]-[.$B$2]" office:value-type="float" office:value="45.9811632633209" calcext:value-type="float">
            <text:p>45.9811632633</text:p>
          </table:table-cell>
          <table:table-cell table:formula="of:=[.C433]/([.D433]-[.D432])" office:value-type="float" office:value="104671.271118934" calcext:value-type="float">
            <text:p>104671.271118934</text:p>
          </table:table-cell>
          <table:table-cell/>
          <table:table-cell office:value-type="float" office:value="1443142955.72847" calcext:value-type="float">
            <text:p>1443142955.72847</text:p>
          </table:table-cell>
          <table:table-cell table:formula="of:=[.G433]-[.$B$2]" office:value-type="float" office:value="55.7282612323761" calcext:value-type="float">
            <text:p>55.7282612324</text:p>
          </table:table-cell>
          <table:table-cell table:formula="of:=[.C433]/([.H433]-[.H432])" office:value-type="float" office:value="112430.335188177" calcext:value-type="float">
            <text:p>112430.335188177</text:p>
          </table:table-cell>
          <table:table-cell table:formula="of:=[.G433]-[.$B433]" office:value-type="float" office:value="9.74709796905518" calcext:value-type="float">
            <text:p>9.747097969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2946.02307" calcext:value-type="float">
            <text:p>1443142946.02307</text:p>
          </table:table-cell>
          <table:table-cell office:value-type="float" office:value="4480" calcext:value-type="float">
            <text:p>4480</text:p>
          </table:table-cell>
          <table:table-cell table:formula="of:=[.B434]-[.$B$2]" office:value-type="float" office:value="46.0228605270386" calcext:value-type="float">
            <text:p>46.022860527</text:p>
          </table:table-cell>
          <table:table-cell table:formula="of:=[.C434]/([.D434]-[.D433])" office:value-type="float" office:value="107441.102858352" calcext:value-type="float">
            <text:p>107441.102858352</text:p>
          </table:table-cell>
          <table:table-cell/>
          <table:table-cell office:value-type="float" office:value="1443142955.76843" calcext:value-type="float">
            <text:p>1443142955.76843</text:p>
          </table:table-cell>
          <table:table-cell table:formula="of:=[.G434]-[.$B$2]" office:value-type="float" office:value="55.7682199478149" calcext:value-type="float">
            <text:p>55.7682199478</text:p>
          </table:table-cell>
          <table:table-cell table:formula="of:=[.C434]/([.H434]-[.H433])" office:value-type="float" office:value="112115.716203557" calcext:value-type="float">
            <text:p>112115.716203557</text:p>
          </table:table-cell>
          <table:table-cell table:formula="of:=[.G434]-[.$B434]" office:value-type="float" office:value="9.74535942077637" calcext:value-type="float">
            <text:p>9.7453594208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2946.06393" calcext:value-type="float">
            <text:p>1443142946.06393</text:p>
          </table:table-cell>
          <table:table-cell office:value-type="float" office:value="4480" calcext:value-type="float">
            <text:p>4480</text:p>
          </table:table-cell>
          <table:table-cell table:formula="of:=[.B435]-[.$B$2]" office:value-type="float" office:value="46.0637254714966" calcext:value-type="float">
            <text:p>46.0637254715</text:p>
          </table:table-cell>
          <table:table-cell table:formula="of:=[.C435]/([.D435]-[.D434])" office:value-type="float" office:value="109629.416102684" calcext:value-type="float">
            <text:p>109629.416102684</text:p>
          </table:table-cell>
          <table:table-cell/>
          <table:table-cell office:value-type="float" office:value="1443142955.80831" calcext:value-type="float">
            <text:p>1443142955.80831</text:p>
          </table:table-cell>
          <table:table-cell table:formula="of:=[.G435]-[.$B$2]" office:value-type="float" office:value="55.8081090450287" calcext:value-type="float">
            <text:p>55.808109045</text:p>
          </table:table-cell>
          <table:table-cell table:formula="of:=[.C435]/([.H435]-[.H434])" office:value-type="float" office:value="112311.391155182" calcext:value-type="float">
            <text:p>112311.391155182</text:p>
          </table:table-cell>
          <table:table-cell table:formula="of:=[.G435]-[.$B435]" office:value-type="float" office:value="9.7443835735321" calcext:value-type="float">
            <text:p>9.744383573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2946.10479" calcext:value-type="float">
            <text:p>1443142946.10479</text:p>
          </table:table-cell>
          <table:table-cell office:value-type="float" office:value="4480" calcext:value-type="float">
            <text:p>4480</text:p>
          </table:table-cell>
          <table:table-cell table:formula="of:=[.B436]-[.$B$2]" office:value-type="float" office:value="46.1045851707459" calcext:value-type="float">
            <text:p>46.1045851707</text:p>
          </table:table-cell>
          <table:table-cell table:formula="of:=[.C436]/([.D436]-[.D435])" office:value-type="float" office:value="109643.489362695" calcext:value-type="float">
            <text:p>109643.489362695</text:p>
          </table:table-cell>
          <table:table-cell/>
          <table:table-cell office:value-type="float" office:value="1443142955.84821" calcext:value-type="float">
            <text:p>1443142955.84821</text:p>
          </table:table-cell>
          <table:table-cell table:formula="of:=[.G436]-[.$B$2]" office:value-type="float" office:value="55.8480033874512" calcext:value-type="float">
            <text:p>55.8480033875</text:p>
          </table:table-cell>
          <table:table-cell table:formula="of:=[.C436]/([.H436]-[.H435])" office:value-type="float" office:value="112296.62473331" calcext:value-type="float">
            <text:p>112296.62473331</text:p>
          </table:table-cell>
          <table:table-cell table:formula="of:=[.G436]-[.$B436]" office:value-type="float" office:value="9.74341821670532" calcext:value-type="float">
            <text:p>9.743418216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2946.14565" calcext:value-type="float">
            <text:p>1443142946.14565</text:p>
          </table:table-cell>
          <table:table-cell office:value-type="float" office:value="4480" calcext:value-type="float">
            <text:p>4480</text:p>
          </table:table-cell>
          <table:table-cell table:formula="of:=[.B437]-[.$B$2]" office:value-type="float" office:value="46.1454432010651" calcext:value-type="float">
            <text:p>46.1454432011</text:p>
          </table:table-cell>
          <table:table-cell table:formula="of:=[.C437]/([.D437]-[.D436])" office:value-type="float" office:value="109647.967975912" calcext:value-type="float">
            <text:p>109647.967975912</text:p>
          </table:table-cell>
          <table:table-cell/>
          <table:table-cell office:value-type="float" office:value="1443142955.88812" calcext:value-type="float">
            <text:p>1443142955.88812</text:p>
          </table:table-cell>
          <table:table-cell table:formula="of:=[.G437]-[.$B$2]" office:value-type="float" office:value="55.88791680336" calcext:value-type="float">
            <text:p>55.8879168034</text:p>
          </table:table-cell>
          <table:table-cell table:formula="of:=[.C437]/([.H437]-[.H436])" office:value-type="float" office:value="112242.961370058" calcext:value-type="float">
            <text:p>112242.961370058</text:p>
          </table:table-cell>
          <table:table-cell table:formula="of:=[.G437]-[.$B437]" office:value-type="float" office:value="9.74247360229492" calcext:value-type="float">
            <text:p>9.742473602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2946.18651" calcext:value-type="float">
            <text:p>1443142946.18651</text:p>
          </table:table-cell>
          <table:table-cell office:value-type="float" office:value="4480" calcext:value-type="float">
            <text:p>4480</text:p>
          </table:table-cell>
          <table:table-cell table:formula="of:=[.B438]-[.$B$2]" office:value-type="float" office:value="46.1863036155701" calcext:value-type="float">
            <text:p>46.1863036156</text:p>
          </table:table-cell>
          <table:table-cell table:formula="of:=[.C438]/([.D438]-[.D437])" office:value-type="float" office:value="109641.570069027" calcext:value-type="float">
            <text:p>109641.570069027</text:p>
          </table:table-cell>
          <table:table-cell/>
          <table:table-cell office:value-type="float" office:value="1443142955.92796" calcext:value-type="float">
            <text:p>1443142955.92796</text:p>
          </table:table-cell>
          <table:table-cell table:formula="of:=[.G438]-[.$B$2]" office:value-type="float" office:value="55.9277546405792" calcext:value-type="float">
            <text:p>55.9277546406</text:p>
          </table:table-cell>
          <table:table-cell table:formula="of:=[.C438]/([.H438]-[.H437])" office:value-type="float" office:value="112455.904052857" calcext:value-type="float">
            <text:p>112455.904052857</text:p>
          </table:table-cell>
          <table:table-cell table:formula="of:=[.G438]-[.$B438]" office:value-type="float" office:value="9.74145102500916" calcext:value-type="float">
            <text:p>9.741451025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2946.22737" calcext:value-type="float">
            <text:p>1443142946.22737</text:p>
          </table:table-cell>
          <table:table-cell office:value-type="float" office:value="4480" calcext:value-type="float">
            <text:p>4480</text:p>
          </table:table-cell>
          <table:table-cell table:formula="of:=[.B439]-[.$B$2]" office:value-type="float" office:value="46.2271614074707" calcext:value-type="float">
            <text:p>46.2271614075</text:p>
          </table:table-cell>
          <table:table-cell table:formula="of:=[.C439]/([.D439]-[.D438])" office:value-type="float" office:value="109648.607807668" calcext:value-type="float">
            <text:p>109648.607807668</text:p>
          </table:table-cell>
          <table:table-cell/>
          <table:table-cell office:value-type="float" office:value="1443142955.96786" calcext:value-type="float">
            <text:p>1443142955.96786</text:p>
          </table:table-cell>
          <table:table-cell table:formula="of:=[.G439]-[.$B$2]" office:value-type="float" office:value="55.9676523208618" calcext:value-type="float">
            <text:p>55.9676523209</text:p>
          </table:table-cell>
          <table:table-cell table:formula="of:=[.C439]/([.H439]-[.H438])" office:value-type="float" office:value="112287.2299409" calcext:value-type="float">
            <text:p>112287.2299409</text:p>
          </table:table-cell>
          <table:table-cell table:formula="of:=[.G439]-[.$B439]" office:value-type="float" office:value="9.74049091339111" calcext:value-type="float">
            <text:p>9.740490913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2946.26823" calcext:value-type="float">
            <text:p>1443142946.26823</text:p>
          </table:table-cell>
          <table:table-cell office:value-type="float" office:value="4480" calcext:value-type="float">
            <text:p>4480</text:p>
          </table:table-cell>
          <table:table-cell table:formula="of:=[.B440]-[.$B$2]" office:value-type="float" office:value="46.2680203914642" calcext:value-type="float">
            <text:p>46.2680203915</text:p>
          </table:table-cell>
          <table:table-cell table:formula="of:=[.C440]/([.D440]-[.D439])" office:value-type="float" office:value="109645.408723559" calcext:value-type="float">
            <text:p>109645.408723559</text:p>
          </table:table-cell>
          <table:table-cell/>
          <table:table-cell office:value-type="float" office:value="1443142956.00785" calcext:value-type="float">
            <text:p>1443142956.00785</text:p>
          </table:table-cell>
          <table:table-cell table:formula="of:=[.G440]-[.$B$2]" office:value-type="float" office:value="56.0076434612274" calcext:value-type="float">
            <text:p>56.0076434612</text:p>
          </table:table-cell>
          <table:table-cell table:formula="of:=[.C440]/([.H440]-[.H439])" office:value-type="float" office:value="112024.812472054" calcext:value-type="float">
            <text:p>112024.812472054</text:p>
          </table:table-cell>
          <table:table-cell table:formula="of:=[.G440]-[.$B440]" office:value-type="float" office:value="9.73962306976318" calcext:value-type="float">
            <text:p>9.739623069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2946.30908" calcext:value-type="float">
            <text:p>1443142946.30908</text:p>
          </table:table-cell>
          <table:table-cell office:value-type="float" office:value="4480" calcext:value-type="float">
            <text:p>4480</text:p>
          </table:table-cell>
          <table:table-cell table:formula="of:=[.B441]-[.$B$2]" office:value-type="float" office:value="46.3088791370392" calcext:value-type="float">
            <text:p>46.308879137</text:p>
          </table:table-cell>
          <table:table-cell table:formula="of:=[.C441]/([.D441]-[.D440])" office:value-type="float" office:value="109646.048525447" calcext:value-type="float">
            <text:p>109646.048525447</text:p>
          </table:table-cell>
          <table:table-cell/>
          <table:table-cell office:value-type="float" office:value="1443142956.02043" calcext:value-type="float">
            <text:p>1443142956.02043</text:p>
          </table:table-cell>
          <table:table-cell table:formula="of:=[.G441]-[.$B$2]" office:value-type="float" office:value="56.0202248096466" calcext:value-type="float">
            <text:p>56.0202248096</text:p>
          </table:table-cell>
          <table:table-cell table:formula="of:=[.C441]/([.H441]-[.H440])" office:value-type="float" office:value="356082.659086602" calcext:value-type="float">
            <text:p>356082.659086602</text:p>
          </table:table-cell>
          <table:table-cell table:formula="of:=[.G441]-[.$B441]" office:value-type="float" office:value="9.71134567260742" calcext:value-type="float">
            <text:p>9.7113456726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2946.34994" calcext:value-type="float">
            <text:p>1443142946.34994</text:p>
          </table:table-cell>
          <table:table-cell office:value-type="float" office:value="4480" calcext:value-type="float">
            <text:p>4480</text:p>
          </table:table-cell>
          <table:table-cell table:formula="of:=[.B442]-[.$B$2]" office:value-type="float" office:value="46.3497369289398" calcext:value-type="float">
            <text:p>46.3497369289</text:p>
          </table:table-cell>
          <table:table-cell table:formula="of:=[.C442]/([.D442]-[.D441])" office:value-type="float" office:value="109648.607807668" calcext:value-type="float">
            <text:p>109648.607807668</text:p>
          </table:table-cell>
          <table:table-cell/>
          <table:table-cell office:value-type="float" office:value="1443142956.03301" calcext:value-type="float">
            <text:p>1443142956.03301</text:p>
          </table:table-cell>
          <table:table-cell table:formula="of:=[.G442]-[.$B$2]" office:value-type="float" office:value="56.0328035354614" calcext:value-type="float">
            <text:p>56.0328035355</text:p>
          </table:table-cell>
          <table:table-cell table:formula="of:=[.C442]/([.H442]-[.H441])" office:value-type="float" office:value="356156.90062359" calcext:value-type="float">
            <text:p>356156.90062359</text:p>
          </table:table-cell>
          <table:table-cell table:formula="of:=[.G442]-[.$B442]" office:value-type="float" office:value="9.68306660652161" calcext:value-type="float">
            <text:p>9.683066606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2946.39079" calcext:value-type="float">
            <text:p>1443142946.39079</text:p>
          </table:table-cell>
          <table:table-cell office:value-type="float" office:value="4480" calcext:value-type="float">
            <text:p>4480</text:p>
          </table:table-cell>
          <table:table-cell table:formula="of:=[.B443]-[.$B$2]" office:value-type="float" office:value="46.390588760376" calcext:value-type="float">
            <text:p>46.3905887604</text:p>
          </table:table-cell>
          <table:table-cell table:formula="of:=[.C443]/([.D443]-[.D442])" office:value-type="float" office:value="109664.606028772" calcext:value-type="float">
            <text:p>109664.606028772</text:p>
          </table:table-cell>
          <table:table-cell/>
          <table:table-cell office:value-type="float" office:value="1443142956.05509" calcext:value-type="float">
            <text:p>1443142956.05509</text:p>
          </table:table-cell>
          <table:table-cell table:formula="of:=[.G443]-[.$B$2]" office:value-type="float" office:value="56.0548839569092" calcext:value-type="float">
            <text:p>56.0548839569</text:p>
          </table:table-cell>
          <table:table-cell table:formula="of:=[.C443]/([.H443]-[.H442])" office:value-type="float" office:value="202894.678011489" calcext:value-type="float">
            <text:p>202894.678011489</text:p>
          </table:table-cell>
          <table:table-cell table:formula="of:=[.G443]-[.$B443]" office:value-type="float" office:value="9.6642951965332" calcext:value-type="float">
            <text:p>9.6642951965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2946.43165" calcext:value-type="float">
            <text:p>1443142946.43165</text:p>
          </table:table-cell>
          <table:table-cell office:value-type="float" office:value="4480" calcext:value-type="float">
            <text:p>4480</text:p>
          </table:table-cell>
          <table:table-cell table:formula="of:=[.B444]-[.$B$2]" office:value-type="float" office:value="46.4314486980438" calcext:value-type="float">
            <text:p>46.431448698</text:p>
          </table:table-cell>
          <table:table-cell table:formula="of:=[.C444]/([.D444]-[.D443])" office:value-type="float" office:value="109642.849590673" calcext:value-type="float">
            <text:p>109642.849590673</text:p>
          </table:table-cell>
          <table:table-cell/>
          <table:table-cell office:value-type="float" office:value="1443142956.09164" calcext:value-type="float">
            <text:p>1443142956.09164</text:p>
          </table:table-cell>
          <table:table-cell table:formula="of:=[.G444]-[.$B$2]" office:value-type="float" office:value="56.0914378166199" calcext:value-type="float">
            <text:p>56.0914378166</text:p>
          </table:table-cell>
          <table:table-cell table:formula="of:=[.C444]/([.H444]-[.H443])" office:value-type="float" office:value="122558.877105102" calcext:value-type="float">
            <text:p>122558.877105102</text:p>
          </table:table-cell>
          <table:table-cell table:formula="of:=[.G444]-[.$B444]" office:value-type="float" office:value="9.65998911857605" calcext:value-type="float">
            <text:p>9.659989118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2946.47254" calcext:value-type="float">
            <text:p>1443142946.47254</text:p>
          </table:table-cell>
          <table:table-cell office:value-type="float" office:value="4480" calcext:value-type="float">
            <text:p>4480</text:p>
          </table:table-cell>
          <table:table-cell table:formula="of:=[.B445]-[.$B$2]" office:value-type="float" office:value="46.4723362922669" calcext:value-type="float">
            <text:p>46.4723362923</text:p>
          </table:table-cell>
          <table:table-cell table:formula="of:=[.C445]/([.D445]-[.D444])" office:value-type="float" office:value="109568.68666725" calcext:value-type="float">
            <text:p>109568.68666725</text:p>
          </table:table-cell>
          <table:table-cell/>
          <table:table-cell office:value-type="float" office:value="1443142956.12821" calcext:value-type="float">
            <text:p>1443142956.12821</text:p>
          </table:table-cell>
          <table:table-cell table:formula="of:=[.G445]-[.$B$2]" office:value-type="float" office:value="56.128007888794" calcext:value-type="float">
            <text:p>56.1280078888</text:p>
          </table:table-cell>
          <table:table-cell table:formula="of:=[.C445]/([.H445]-[.H444])" office:value-type="float" office:value="122504.543569817" calcext:value-type="float">
            <text:p>122504.543569817</text:p>
          </table:table-cell>
          <table:table-cell table:formula="of:=[.G445]-[.$B445]" office:value-type="float" office:value="9.6556715965271" calcext:value-type="float">
            <text:p>9.655671596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2946.5134" calcext:value-type="float">
            <text:p>1443142946.5134</text:p>
          </table:table-cell>
          <table:table-cell office:value-type="float" office:value="4480" calcext:value-type="float">
            <text:p>4480</text:p>
          </table:table-cell>
          <table:table-cell table:formula="of:=[.B446]-[.$B$2]" office:value-type="float" office:value="46.5131967067719" calcext:value-type="float">
            <text:p>46.5131967068</text:p>
          </table:table-cell>
          <table:table-cell table:formula="of:=[.C446]/([.D446]-[.D445])" office:value-type="float" office:value="109641.570069027" calcext:value-type="float">
            <text:p>109641.570069027</text:p>
          </table:table-cell>
          <table:table-cell/>
          <table:table-cell office:value-type="float" office:value="1443142956.16478" calcext:value-type="float">
            <text:p>1443142956.16478</text:p>
          </table:table-cell>
          <table:table-cell table:formula="of:=[.G446]-[.$B$2]" office:value-type="float" office:value="56.1645772457123" calcext:value-type="float">
            <text:p>56.1645772457</text:p>
          </table:table-cell>
          <table:table-cell table:formula="of:=[.C446]/([.H446]-[.H445])" office:value-type="float" office:value="122506.939621731" calcext:value-type="float">
            <text:p>122506.939621731</text:p>
          </table:table-cell>
          <table:table-cell table:formula="of:=[.G446]-[.$B446]" office:value-type="float" office:value="9.65138053894043" calcext:value-type="float">
            <text:p>9.6513805389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2946.55426" calcext:value-type="float">
            <text:p>1443142946.55426</text:p>
          </table:table-cell>
          <table:table-cell office:value-type="float" office:value="4480" calcext:value-type="float">
            <text:p>4480</text:p>
          </table:table-cell>
          <table:table-cell table:formula="of:=[.B447]-[.$B$2]" office:value-type="float" office:value="46.5540564060211" calcext:value-type="float">
            <text:p>46.554056406</text:p>
          </table:table-cell>
          <table:table-cell table:formula="of:=[.C447]/([.D447]-[.D446])" office:value-type="float" office:value="109643.489362695" calcext:value-type="float">
            <text:p>109643.489362695</text:p>
          </table:table-cell>
          <table:table-cell/>
          <table:table-cell office:value-type="float" office:value="1443142956.20135" calcext:value-type="float">
            <text:p>1443142956.20135</text:p>
          </table:table-cell>
          <table:table-cell table:formula="of:=[.G447]-[.$B$2]" office:value-type="float" office:value="56.201146364212" calcext:value-type="float">
            <text:p>56.2011463642</text:p>
          </table:table-cell>
          <table:table-cell table:formula="of:=[.C447]/([.H447]-[.H446])" office:value-type="float" office:value="122507.738326531" calcext:value-type="float">
            <text:p>122507.738326531</text:p>
          </table:table-cell>
          <table:table-cell table:formula="of:=[.G447]-[.$B447]" office:value-type="float" office:value="9.64708995819092" calcext:value-type="float">
            <text:p>9.647089958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2946.59512" calcext:value-type="float">
            <text:p>1443142946.59512</text:p>
          </table:table-cell>
          <table:table-cell office:value-type="float" office:value="4480" calcext:value-type="float">
            <text:p>4480</text:p>
          </table:table-cell>
          <table:table-cell table:formula="of:=[.B448]-[.$B$2]" office:value-type="float" office:value="46.5949141979218" calcext:value-type="float">
            <text:p>46.5949141979</text:p>
          </table:table-cell>
          <table:table-cell table:formula="of:=[.C448]/([.D448]-[.D447])" office:value-type="float" office:value="109648.607807668" calcext:value-type="float">
            <text:p>109648.607807668</text:p>
          </table:table-cell>
          <table:table-cell/>
          <table:table-cell office:value-type="float" office:value="1443142956.23794" calcext:value-type="float">
            <text:p>1443142956.23794</text:p>
          </table:table-cell>
          <table:table-cell table:formula="of:=[.G448]-[.$B$2]" office:value-type="float" office:value="56.2377376556397" calcext:value-type="float">
            <text:p>56.2377376556</text:p>
          </table:table-cell>
          <table:table-cell table:formula="of:=[.C448]/([.H448]-[.H447])" office:value-type="float" office:value="122433.503306727" calcext:value-type="float">
            <text:p>122433.503306727</text:p>
          </table:table-cell>
          <table:table-cell table:formula="of:=[.G448]-[.$B448]" office:value-type="float" office:value="9.6428234577179" calcext:value-type="float">
            <text:p>9.6428234577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2946.63599" calcext:value-type="float">
            <text:p>1443142946.63599</text:p>
          </table:table-cell>
          <table:table-cell office:value-type="float" office:value="4480" calcext:value-type="float">
            <text:p>4480</text:p>
          </table:table-cell>
          <table:table-cell table:formula="of:=[.B449]-[.$B$2]" office:value-type="float" office:value="46.6357886791229" calcext:value-type="float">
            <text:p>46.6357886791</text:p>
          </table:table-cell>
          <table:table-cell table:formula="of:=[.C449]/([.D449]-[.D448])" office:value-type="float" office:value="109603.837610826" calcext:value-type="float">
            <text:p>109603.837610826</text:p>
          </table:table-cell>
          <table:table-cell/>
          <table:table-cell office:value-type="float" office:value="1443142956.27447" calcext:value-type="float">
            <text:p>1443142956.27447</text:p>
          </table:table-cell>
          <table:table-cell table:formula="of:=[.G449]-[.$B$2]" office:value-type="float" office:value="56.2742636203766" calcext:value-type="float">
            <text:p>56.2742636204</text:p>
          </table:table-cell>
          <table:table-cell table:formula="of:=[.C449]/([.H449]-[.H448])" office:value-type="float" office:value="122652.475636582" calcext:value-type="float">
            <text:p>122652.475636582</text:p>
          </table:table-cell>
          <table:table-cell table:formula="of:=[.G449]-[.$B449]" office:value-type="float" office:value="9.63847494125366" calcext:value-type="float">
            <text:p>9.638474941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2946.67685" calcext:value-type="float">
            <text:p>1443142946.67685</text:p>
          </table:table-cell>
          <table:table-cell office:value-type="float" office:value="4480" calcext:value-type="float">
            <text:p>4480</text:p>
          </table:table-cell>
          <table:table-cell table:formula="of:=[.B450]-[.$B$2]" office:value-type="float" office:value="46.6766474246979" calcext:value-type="float">
            <text:p>46.6766474247</text:p>
          </table:table-cell>
          <table:table-cell table:formula="of:=[.C450]/([.D450]-[.D449])" office:value-type="float" office:value="109646.048525447" calcext:value-type="float">
            <text:p>109646.048525447</text:p>
          </table:table-cell>
          <table:table-cell/>
          <table:table-cell office:value-type="float" office:value="1443142956.31105" calcext:value-type="float">
            <text:p>1443142956.31105</text:p>
          </table:table-cell>
          <table:table-cell table:formula="of:=[.G450]-[.$B$2]" office:value-type="float" office:value="56.3108413219452" calcext:value-type="float">
            <text:p>56.3108413219</text:p>
          </table:table-cell>
          <table:table-cell table:formula="of:=[.C450]/([.H450]-[.H449])" office:value-type="float" office:value="122478.991513382" calcext:value-type="float">
            <text:p>122478.991513382</text:p>
          </table:table-cell>
          <table:table-cell table:formula="of:=[.G450]-[.$B450]" office:value-type="float" office:value="9.63419389724731" calcext:value-type="float">
            <text:p>9.63419389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2946.71772" calcext:value-type="float">
            <text:p>1443142946.71772</text:p>
          </table:table-cell>
          <table:table-cell office:value-type="float" office:value="4480" calcext:value-type="float">
            <text:p>4480</text:p>
          </table:table-cell>
          <table:table-cell table:formula="of:=[.B451]-[.$B$2]" office:value-type="float" office:value="46.7175152301788" calcext:value-type="float">
            <text:p>46.7175152302</text:p>
          </table:table-cell>
          <table:table-cell table:formula="of:=[.C451]/([.D451]-[.D450])" office:value-type="float" office:value="109621.741301659" calcext:value-type="float">
            <text:p>109621.741301659</text:p>
          </table:table-cell>
          <table:table-cell/>
          <table:table-cell office:value-type="float" office:value="1443142956.34762" calcext:value-type="float">
            <text:p>1443142956.34762</text:p>
          </table:table-cell>
          <table:table-cell table:formula="of:=[.G451]-[.$B$2]" office:value-type="float" office:value="56.347412109375" calcext:value-type="float">
            <text:p>56.3474121094</text:p>
          </table:table-cell>
          <table:table-cell table:formula="of:=[.C451]/([.H451]-[.H450])" office:value-type="float" office:value="122502.147611628" calcext:value-type="float">
            <text:p>122502.147611628</text:p>
          </table:table-cell>
          <table:table-cell table:formula="of:=[.G451]-[.$B451]" office:value-type="float" office:value="9.62989687919617" calcext:value-type="float">
            <text:p>9.629896879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2946.75858" calcext:value-type="float">
            <text:p>1443142946.75858</text:p>
          </table:table-cell>
          <table:table-cell office:value-type="float" office:value="4480" calcext:value-type="float">
            <text:p>4480</text:p>
          </table:table-cell>
          <table:table-cell table:formula="of:=[.B452]-[.$B$2]" office:value-type="float" office:value="46.7583746910095" calcext:value-type="float">
            <text:p>46.758374691</text:p>
          </table:table-cell>
          <table:table-cell table:formula="of:=[.C452]/([.D452]-[.D451])" office:value-type="float" office:value="109644.129142184" calcext:value-type="float">
            <text:p>109644.129142184</text:p>
          </table:table-cell>
          <table:table-cell/>
          <table:table-cell office:value-type="float" office:value="1443142956.38424" calcext:value-type="float">
            <text:p>1443142956.38424</text:p>
          </table:table-cell>
          <table:table-cell table:formula="of:=[.G452]-[.$B$2]" office:value-type="float" office:value="56.3840308189392" calcext:value-type="float">
            <text:p>56.3840308189</text:p>
          </table:table-cell>
          <table:table-cell table:formula="of:=[.C452]/([.H452]-[.H451])" office:value-type="float" office:value="122341.831629663" calcext:value-type="float">
            <text:p>122341.831629663</text:p>
          </table:table-cell>
          <table:table-cell table:formula="of:=[.G452]-[.$B452]" office:value-type="float" office:value="9.62565612792969" calcext:value-type="float">
            <text:p>9.6256561279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2946.79944" calcext:value-type="float">
            <text:p>1443142946.79944</text:p>
          </table:table-cell>
          <table:table-cell office:value-type="float" office:value="4480" calcext:value-type="float">
            <text:p>4480</text:p>
          </table:table-cell>
          <table:table-cell table:formula="of:=[.B453]-[.$B$2]" office:value-type="float" office:value="46.7992336750031" calcext:value-type="float">
            <text:p>46.799233675</text:p>
          </table:table-cell>
          <table:table-cell table:formula="of:=[.C453]/([.D453]-[.D452])" office:value-type="float" office:value="109645.408723559" calcext:value-type="float">
            <text:p>109645.408723559</text:p>
          </table:table-cell>
          <table:table-cell/>
          <table:table-cell office:value-type="float" office:value="1443142956.42079" calcext:value-type="float">
            <text:p>1443142956.42079</text:p>
          </table:table-cell>
          <table:table-cell table:formula="of:=[.G453]-[.$B$2]" office:value-type="float" office:value="56.4205877780914" calcext:value-type="float">
            <text:p>56.4205877781</text:p>
          </table:table-cell>
          <table:table-cell table:formula="of:=[.C453]/([.H453]-[.H452])" office:value-type="float" office:value="122548.486085658" calcext:value-type="float">
            <text:p>122548.486085658</text:p>
          </table:table-cell>
          <table:table-cell table:formula="of:=[.G453]-[.$B453]" office:value-type="float" office:value="9.62135410308838" calcext:value-type="float">
            <text:p>9.6213541031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2946.8403" calcext:value-type="float">
            <text:p>1443142946.8403</text:p>
          </table:table-cell>
          <table:table-cell office:value-type="float" office:value="4480" calcext:value-type="float">
            <text:p>4480</text:p>
          </table:table-cell>
          <table:table-cell table:formula="of:=[.B454]-[.$B$2]" office:value-type="float" office:value="46.8400931358337" calcext:value-type="float">
            <text:p>46.8400931358</text:p>
          </table:table-cell>
          <table:table-cell table:formula="of:=[.C454]/([.D454]-[.D453])" office:value-type="float" office:value="109644.129142184" calcext:value-type="float">
            <text:p>109644.129142184</text:p>
          </table:table-cell>
          <table:table-cell/>
          <table:table-cell office:value-type="float" office:value="1443142956.45732" calcext:value-type="float">
            <text:p>1443142956.45732</text:p>
          </table:table-cell>
          <table:table-cell table:formula="of:=[.G454]-[.$B$2]" office:value-type="float" office:value="56.4571168422699" calcext:value-type="float">
            <text:p>56.4571168423</text:p>
          </table:table-cell>
          <table:table-cell table:formula="of:=[.C454]/([.H454]-[.H453])" office:value-type="float" office:value="122642.068740455" calcext:value-type="float">
            <text:p>122642.068740455</text:p>
          </table:table-cell>
          <table:table-cell table:formula="of:=[.G454]-[.$B454]" office:value-type="float" office:value="9.61702370643616" calcext:value-type="float">
            <text:p>9.617023706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2946.88115" calcext:value-type="float">
            <text:p>1443142946.88115</text:p>
          </table:table-cell>
          <table:table-cell office:value-type="float" office:value="4480" calcext:value-type="float">
            <text:p>4480</text:p>
          </table:table-cell>
          <table:table-cell table:formula="of:=[.B455]-[.$B$2]" office:value-type="float" office:value="46.8809466362" calcext:value-type="float">
            <text:p>46.8809466362</text:p>
          </table:table-cell>
          <table:table-cell table:formula="of:=[.C455]/([.D455]-[.D454])" office:value-type="float" office:value="109660.126056305" calcext:value-type="float">
            <text:p>109660.126056305</text:p>
          </table:table-cell>
          <table:table-cell/>
          <table:table-cell office:value-type="float" office:value="1443142956.49395" calcext:value-type="float">
            <text:p>1443142956.49395</text:p>
          </table:table-cell>
          <table:table-cell table:formula="of:=[.G455]-[.$B$2]" office:value-type="float" office:value="56.4937434196472" calcext:value-type="float">
            <text:p>56.4937434196</text:p>
          </table:table-cell>
          <table:table-cell table:formula="of:=[.C455]/([.H455]-[.H454])" office:value-type="float" office:value="122315.551186997" calcext:value-type="float">
            <text:p>122315.551186997</text:p>
          </table:table-cell>
          <table:table-cell table:formula="of:=[.G455]-[.$B455]" office:value-type="float" office:value="9.61279678344727" calcext:value-type="float">
            <text:p>9.6127967834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2946.92202" calcext:value-type="float">
            <text:p>1443142946.92202</text:p>
          </table:table-cell>
          <table:table-cell office:value-type="float" office:value="4480" calcext:value-type="float">
            <text:p>4480</text:p>
          </table:table-cell>
          <table:table-cell table:formula="of:=[.B456]-[.$B$2]" office:value-type="float" office:value="46.9218111038208" calcext:value-type="float">
            <text:p>46.9218111038</text:p>
          </table:table-cell>
          <table:table-cell table:formula="of:=[.C456]/([.D456]-[.D455])" office:value-type="float" office:value="109630.695340669" calcext:value-type="float">
            <text:p>109630.695340669</text:p>
          </table:table-cell>
          <table:table-cell/>
          <table:table-cell office:value-type="float" office:value="1443142956.5305" calcext:value-type="float">
            <text:p>1443142956.5305</text:p>
          </table:table-cell>
          <table:table-cell table:formula="of:=[.G456]-[.$B$2]" office:value-type="float" office:value="56.5302929878235" calcext:value-type="float">
            <text:p>56.5302929878</text:p>
          </table:table-cell>
          <table:table-cell table:formula="of:=[.C456]/([.H456]-[.H455])" office:value-type="float" office:value="122573.267579909" calcext:value-type="float">
            <text:p>122573.267579909</text:p>
          </table:table-cell>
          <table:table-cell table:formula="of:=[.G456]-[.$B456]" office:value-type="float" office:value="9.60848188400269" calcext:value-type="float">
            <text:p>9.60848188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2946.96288" calcext:value-type="float">
            <text:p>1443142946.96288</text:p>
          </table:table-cell>
          <table:table-cell office:value-type="float" office:value="4480" calcext:value-type="float">
            <text:p>4480</text:p>
          </table:table-cell>
          <table:table-cell table:formula="of:=[.B457]-[.$B$2]" office:value-type="float" office:value="46.9626693725586" calcext:value-type="float">
            <text:p>46.9626693726</text:p>
          </table:table-cell>
          <table:table-cell table:formula="of:=[.C457]/([.D457]-[.D456])" office:value-type="float" office:value="109647.328151623" calcext:value-type="float">
            <text:p>109647.328151623</text:p>
          </table:table-cell>
          <table:table-cell/>
          <table:table-cell office:value-type="float" office:value="1443142956.56707" calcext:value-type="float">
            <text:p>1443142956.56707</text:p>
          </table:table-cell>
          <table:table-cell table:formula="of:=[.G457]-[.$B$2]" office:value-type="float" office:value="56.5668680667877" calcext:value-type="float">
            <text:p>56.5668680668</text:p>
          </table:table-cell>
          <table:table-cell table:formula="of:=[.C457]/([.H457]-[.H456])" office:value-type="float" office:value="122487.773830399" calcext:value-type="float">
            <text:p>122487.773830399</text:p>
          </table:table-cell>
          <table:table-cell table:formula="of:=[.G457]-[.$B457]" office:value-type="float" office:value="9.60419869422913" calcext:value-type="float">
            <text:p>9.604198694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2960.00507" calcext:value-type="float">
            <text:p>1443142960.00507</text:p>
          </table:table-cell>
          <table:table-cell office:value-type="float" office:value="4480" calcext:value-type="float">
            <text:p>4480</text:p>
          </table:table-cell>
          <table:table-cell table:formula="of:=[.B458]-[.$B$2]" office:value-type="float" office:value="60.0048625469208" calcext:value-type="float">
            <text:p>60.0048625469</text:p>
          </table:table-cell>
          <table:table-cell table:formula="of:=[.C458]/([.D458]-[.D457])" office:value-type="float" office:value="343.500509470033" calcext:value-type="float">
            <text:p>343.50050947</text:p>
          </table:table-cell>
          <table:table-cell/>
          <table:table-cell office:value-type="float" office:value="1443142960.19628" calcext:value-type="float">
            <text:p>1443142960.19628</text:p>
          </table:table-cell>
          <table:table-cell table:formula="of:=[.G458]-[.$B$2]" office:value-type="float" office:value="60.1960773468018" calcext:value-type="float">
            <text:p>60.1960773468</text:p>
          </table:table-cell>
          <table:table-cell table:formula="of:=[.C458]/([.H458]-[.H457])" office:value-type="float" office:value="1234.42867422147" calcext:value-type="float">
            <text:p>1234.4286742215</text:p>
          </table:table-cell>
          <table:table-cell table:formula="of:=[.G458]-[.$B458]" office:value-type="float" office:value="0.191214799880981" calcext:value-type="float">
            <text:p>0.1912147999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2960.06122" calcext:value-type="float">
            <text:p>1443142960.06122</text:p>
          </table:table-cell>
          <table:table-cell office:value-type="float" office:value="4480" calcext:value-type="float">
            <text:p>4480</text:p>
          </table:table-cell>
          <table:table-cell table:formula="of:=[.B459]-[.$B$2]" office:value-type="float" office:value="60.0610177516937" calcext:value-type="float">
            <text:p>60.0610177517</text:p>
          </table:table-cell>
          <table:table-cell table:formula="of:=[.C459]/([.D459]-[.D458])" office:value-type="float" office:value="79778.8917004908" calcext:value-type="float">
            <text:p>79778.8917004908</text:p>
          </table:table-cell>
          <table:table-cell/>
          <table:table-cell office:value-type="float" office:value="1443142960.2523" calcext:value-type="float">
            <text:p>1443142960.2523</text:p>
          </table:table-cell>
          <table:table-cell table:formula="of:=[.G459]-[.$B$2]" office:value-type="float" office:value="60.2520987987518" calcext:value-type="float">
            <text:p>60.2520987988</text:p>
          </table:table-cell>
          <table:table-cell table:formula="of:=[.C459]/([.H459]-[.H458])" office:value-type="float" office:value="79969.3660919858" calcext:value-type="float">
            <text:p>79969.3660919858</text:p>
          </table:table-cell>
          <table:table-cell table:formula="of:=[.G459]-[.$B459]" office:value-type="float" office:value="0.191081047058105" calcext:value-type="float">
            <text:p>0.191081047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2960.11736" calcext:value-type="float">
            <text:p>1443142960.11736</text:p>
          </table:table-cell>
          <table:table-cell office:value-type="float" office:value="4480" calcext:value-type="float">
            <text:p>4480</text:p>
          </table:table-cell>
          <table:table-cell table:formula="of:=[.B460]-[.$B$2]" office:value-type="float" office:value="60.1171522140503" calcext:value-type="float">
            <text:p>60.1171522141</text:p>
          </table:table-cell>
          <table:table-cell table:formula="of:=[.C460]/([.D460]-[.D459])" office:value-type="float" office:value="79808.3710420693" calcext:value-type="float">
            <text:p>79808.3710420693</text:p>
          </table:table-cell>
          <table:table-cell/>
          <table:table-cell office:value-type="float" office:value="1443142960.30835" calcext:value-type="float">
            <text:p>1443142960.30835</text:p>
          </table:table-cell>
          <table:table-cell table:formula="of:=[.G460]-[.$B$2]" office:value-type="float" office:value="60.3081469535828" calcext:value-type="float">
            <text:p>60.3081469536</text:p>
          </table:table-cell>
          <table:table-cell table:formula="of:=[.C460]/([.H460]-[.H459])" office:value-type="float" office:value="79931.2664888571" calcext:value-type="float">
            <text:p>79931.2664888571</text:p>
          </table:table-cell>
          <table:table-cell table:formula="of:=[.G460]-[.$B460]" office:value-type="float" office:value="0.190994739532471" calcext:value-type="float">
            <text:p>0.190994739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2960.17349" calcext:value-type="float">
            <text:p>1443142960.17349</text:p>
          </table:table-cell>
          <table:table-cell office:value-type="float" office:value="4480" calcext:value-type="float">
            <text:p>4480</text:p>
          </table:table-cell>
          <table:table-cell table:formula="of:=[.B461]-[.$B$2]" office:value-type="float" office:value="60.1732873916626" calcext:value-type="float">
            <text:p>60.1732873917</text:p>
          </table:table-cell>
          <table:table-cell table:formula="of:=[.C461]/([.D461]-[.D460])" office:value-type="float" office:value="79807.3541503857" calcext:value-type="float">
            <text:p>79807.3541503857</text:p>
          </table:table-cell>
          <table:table-cell/>
          <table:table-cell office:value-type="float" office:value="1443142960.70132" calcext:value-type="float">
            <text:p>1443142960.70132</text:p>
          </table:table-cell>
          <table:table-cell table:formula="of:=[.G461]-[.$B$2]" office:value-type="float" office:value="60.7011137008667" calcext:value-type="float">
            <text:p>60.7011137009</text:p>
          </table:table-cell>
          <table:table-cell table:formula="of:=[.C461]/([.H461]-[.H460])" office:value-type="float" office:value="11400.4557153102" calcext:value-type="float">
            <text:p>11400.4557153102</text:p>
          </table:table-cell>
          <table:table-cell table:formula="of:=[.G461]-[.$B461]" office:value-type="float" office:value="0.527826309204102" calcext:value-type="float">
            <text:p>0.5278263092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2960.22963" calcext:value-type="float">
            <text:p>1443142960.22963</text:p>
          </table:table-cell>
          <table:table-cell office:value-type="float" office:value="4480" calcext:value-type="float">
            <text:p>4480</text:p>
          </table:table-cell>
          <table:table-cell table:formula="of:=[.B462]-[.$B$2]" office:value-type="float" office:value="60.2294256687164" calcext:value-type="float">
            <text:p>60.2294256687</text:p>
          </table:table-cell>
          <table:table-cell table:formula="of:=[.C462]/([.D462]-[.D461])" office:value-type="float" office:value="79802.9479191883" calcext:value-type="float">
            <text:p>79802.9479191883</text:p>
          </table:table-cell>
          <table:table-cell/>
          <table:table-cell office:value-type="float" office:value="1443142960.98208" calcext:value-type="float">
            <text:p>1443142960.98208</text:p>
          </table:table-cell>
          <table:table-cell table:formula="of:=[.G462]-[.$B$2]" office:value-type="float" office:value="60.9818778038025" calcext:value-type="float">
            <text:p>60.9818778038</text:p>
          </table:table-cell>
          <table:table-cell table:formula="of:=[.C462]/([.H462]-[.H461])" office:value-type="float" office:value="15956.4558045533" calcext:value-type="float">
            <text:p>15956.4558045533</text:p>
          </table:table-cell>
          <table:table-cell table:formula="of:=[.G462]-[.$B462]" office:value-type="float" office:value="0.75245213508606" calcext:value-type="float">
            <text:p>0.7524521351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2960.28577" calcext:value-type="float">
            <text:p>1443142960.28577</text:p>
          </table:table-cell>
          <table:table-cell office:value-type="float" office:value="4480" calcext:value-type="float">
            <text:p>4480</text:p>
          </table:table-cell>
          <table:table-cell table:formula="of:=[.B463]-[.$B$2]" office:value-type="float" office:value="60.285564661026" calcext:value-type="float">
            <text:p>60.285564661</text:p>
          </table:table-cell>
          <table:table-cell table:formula="of:=[.C463]/([.D463]-[.D462])" office:value-type="float" office:value="79801.9311656984" calcext:value-type="float">
            <text:p>79801.9311656984</text:p>
          </table:table-cell>
          <table:table-cell/>
          <table:table-cell office:value-type="float" office:value="1443142961.03832" calcext:value-type="float">
            <text:p>1443142961.03832</text:p>
          </table:table-cell>
          <table:table-cell table:formula="of:=[.G463]-[.$B$2]" office:value-type="float" office:value="61.0381097793579" calcext:value-type="float">
            <text:p>61.0381097794</text:p>
          </table:table-cell>
          <table:table-cell table:formula="of:=[.C463]/([.H463]-[.H462])" office:value-type="float" office:value="79669.9734581563" calcext:value-type="float">
            <text:p>79669.9734581563</text:p>
          </table:table-cell>
          <table:table-cell table:formula="of:=[.G463]-[.$B463]" office:value-type="float" office:value="0.752545118331909" calcext:value-type="float">
            <text:p>0.7525451183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2960.3419" calcext:value-type="float">
            <text:p>1443142960.3419</text:p>
          </table:table-cell>
          <table:table-cell office:value-type="float" office:value="4480" calcext:value-type="float">
            <text:p>4480</text:p>
          </table:table-cell>
          <table:table-cell table:formula="of:=[.B464]-[.$B$2]" office:value-type="float" office:value="60.3416974544525" calcext:value-type="float">
            <text:p>60.3416974545</text:p>
          </table:table-cell>
          <table:table-cell table:formula="of:=[.C464]/([.D464]-[.D463])" office:value-type="float" office:value="79810.7438901112" calcext:value-type="float">
            <text:p>79810.7438901112</text:p>
          </table:table-cell>
          <table:table-cell/>
          <table:table-cell office:value-type="float" office:value="1443142961.05652" calcext:value-type="float">
            <text:p>1443142961.05652</text:p>
          </table:table-cell>
          <table:table-cell table:formula="of:=[.G464]-[.$B$2]" office:value-type="float" office:value="61.0563137531281" calcext:value-type="float">
            <text:p>61.0563137531</text:p>
          </table:table-cell>
          <table:table-cell table:formula="of:=[.C464]/([.H464]-[.H463])" office:value-type="float" office:value="246100.112896677" calcext:value-type="float">
            <text:p>246100.112896677</text:p>
          </table:table-cell>
          <table:table-cell table:formula="of:=[.G464]-[.$B464]" office:value-type="float" office:value="0.714616298675537" calcext:value-type="float">
            <text:p>0.714616298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2960.39804" calcext:value-type="float">
            <text:p>1443142960.39804</text:p>
          </table:table-cell>
          <table:table-cell office:value-type="float" office:value="4480" calcext:value-type="float">
            <text:p>4480</text:p>
          </table:table-cell>
          <table:table-cell table:formula="of:=[.B465]-[.$B$2]" office:value-type="float" office:value="60.3978307247162" calcext:value-type="float">
            <text:p>60.3978307247</text:p>
          </table:table-cell>
          <table:table-cell table:formula="of:=[.C465]/([.D465]-[.D464])" office:value-type="float" office:value="79810.0659191301" calcext:value-type="float">
            <text:p>79810.0659191301</text:p>
          </table:table-cell>
          <table:table-cell/>
          <table:table-cell office:value-type="float" office:value="1443142961.09439" calcext:value-type="float">
            <text:p>1443142961.09439</text:p>
          </table:table-cell>
          <table:table-cell table:formula="of:=[.G465]-[.$B$2]" office:value-type="float" office:value="61.0941870212555" calcext:value-type="float">
            <text:p>61.0941870213</text:p>
          </table:table-cell>
          <table:table-cell table:formula="of:=[.C465]/([.H465]-[.H464])" office:value-type="float" office:value="118289.237277466" calcext:value-type="float">
            <text:p>118289.237277466</text:p>
          </table:table-cell>
          <table:table-cell table:formula="of:=[.G465]-[.$B465]" office:value-type="float" office:value="0.696356296539307" calcext:value-type="float">
            <text:p>0.696356296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2960.45417" calcext:value-type="float">
            <text:p>1443142960.45417</text:p>
          </table:table-cell>
          <table:table-cell office:value-type="float" office:value="4480" calcext:value-type="float">
            <text:p>4480</text:p>
          </table:table-cell>
          <table:table-cell table:formula="of:=[.B466]-[.$B$2]" office:value-type="float" office:value="60.4539642333984" calcext:value-type="float">
            <text:p>60.4539642334</text:p>
          </table:table-cell>
          <table:table-cell table:formula="of:=[.C466]/([.D466]-[.D465])" office:value-type="float" office:value="79809.726937959" calcext:value-type="float">
            <text:p>79809.726937959</text:p>
          </table:table-cell>
          <table:table-cell/>
          <table:table-cell office:value-type="float" office:value="1443142961.1505" calcext:value-type="float">
            <text:p>1443142961.1505</text:p>
          </table:table-cell>
          <table:table-cell table:formula="of:=[.G466]-[.$B$2]" office:value-type="float" office:value="61.1502962112427" calcext:value-type="float">
            <text:p>61.1502962112</text:p>
          </table:table-cell>
          <table:table-cell table:formula="of:=[.C466]/([.H466]-[.H465])" office:value-type="float" office:value="79844.3178563689" calcext:value-type="float">
            <text:p>79844.3178563689</text:p>
          </table:table-cell>
          <table:table-cell table:formula="of:=[.G466]-[.$B466]" office:value-type="float" office:value="0.696331977844238" calcext:value-type="float">
            <text:p>0.6963319778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2960.5103" calcext:value-type="float">
            <text:p>1443142960.5103</text:p>
          </table:table-cell>
          <table:table-cell office:value-type="float" office:value="4480" calcext:value-type="float">
            <text:p>4480</text:p>
          </table:table-cell>
          <table:table-cell table:formula="of:=[.B467]-[.$B$2]" office:value-type="float" office:value="60.510098695755" calcext:value-type="float">
            <text:p>60.5100986958</text:p>
          </table:table-cell>
          <table:table-cell table:formula="of:=[.C467]/([.D467]-[.D466])" office:value-type="float" office:value="79808.3710420693" calcext:value-type="float">
            <text:p>79808.3710420693</text:p>
          </table:table-cell>
          <table:table-cell/>
          <table:table-cell office:value-type="float" office:value="1443142961.20572" calcext:value-type="float">
            <text:p>1443142961.20572</text:p>
          </table:table-cell>
          <table:table-cell table:formula="of:=[.G467]-[.$B$2]" office:value-type="float" office:value="61.2055172920227" calcext:value-type="float">
            <text:p>61.205517292</text:p>
          </table:table-cell>
          <table:table-cell table:formula="of:=[.C467]/([.H467]-[.H466])" office:value-type="float" office:value="81128.4374865077" calcext:value-type="float">
            <text:p>81128.4374865077</text:p>
          </table:table-cell>
          <table:table-cell table:formula="of:=[.G467]-[.$B467]" office:value-type="float" office:value="0.6954185962677" calcext:value-type="float">
            <text:p>0.695418596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2960.56644" calcext:value-type="float">
            <text:p>1443142960.56644</text:p>
          </table:table-cell>
          <table:table-cell office:value-type="float" office:value="4480" calcext:value-type="float">
            <text:p>4480</text:p>
          </table:table-cell>
          <table:table-cell table:formula="of:=[.B468]-[.$B$2]" office:value-type="float" office:value="60.5662345886231" calcext:value-type="float">
            <text:p>60.5662345886</text:p>
          </table:table-cell>
          <table:table-cell table:formula="of:=[.C468]/([.D468]-[.D467])" office:value-type="float" office:value="79806.3372846155" calcext:value-type="float">
            <text:p>79806.3372846155</text:p>
          </table:table-cell>
          <table:table-cell/>
          <table:table-cell office:value-type="float" office:value="1443142961.22392" calcext:value-type="float">
            <text:p>1443142961.22392</text:p>
          </table:table-cell>
          <table:table-cell table:formula="of:=[.G468]-[.$B$2]" office:value-type="float" office:value="61.2237181663513" calcext:value-type="float">
            <text:p>61.2237181664</text:p>
          </table:table-cell>
          <table:table-cell table:formula="of:=[.C468]/([.H468]-[.H467])" office:value-type="float" office:value="246142.02148284" calcext:value-type="float">
            <text:p>246142.02148284</text:p>
          </table:table-cell>
          <table:table-cell table:formula="of:=[.G468]-[.$B468]" office:value-type="float" office:value="0.657483577728272" calcext:value-type="float">
            <text:p>0.657483577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2960.62257" calcext:value-type="float">
            <text:p>1443142960.62257</text:p>
          </table:table-cell>
          <table:table-cell office:value-type="float" office:value="4480" calcext:value-type="float">
            <text:p>4480</text:p>
          </table:table-cell>
          <table:table-cell table:formula="of:=[.B469]-[.$B$2]" office:value-type="float" office:value="60.6223676204681" calcext:value-type="float">
            <text:p>60.6223676205</text:p>
          </table:table-cell>
          <table:table-cell table:formula="of:=[.C469]/([.D469]-[.D468])" office:value-type="float" office:value="79810.4049031809" calcext:value-type="float">
            <text:p>79810.4049031809</text:p>
          </table:table-cell>
          <table:table-cell/>
          <table:table-cell office:value-type="float" office:value="1443142961.25484" calcext:value-type="float">
            <text:p>1443142961.25484</text:p>
          </table:table-cell>
          <table:table-cell table:formula="of:=[.G469]-[.$B$2]" office:value-type="float" office:value="61.2546298503876" calcext:value-type="float">
            <text:p>61.2546298504</text:p>
          </table:table-cell>
          <table:table-cell table:formula="of:=[.C469]/([.H469]-[.H468])" office:value-type="float" office:value="144929.01760854" calcext:value-type="float">
            <text:p>144929.01760854</text:p>
          </table:table-cell>
          <table:table-cell table:formula="of:=[.G469]-[.$B469]" office:value-type="float" office:value="0.632262229919434" calcext:value-type="float">
            <text:p>0.6322622299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2960.67872" calcext:value-type="float">
            <text:p>1443142960.67872</text:p>
          </table:table-cell>
          <table:table-cell office:value-type="float" office:value="4480" calcext:value-type="float">
            <text:p>4480</text:p>
          </table:table-cell>
          <table:table-cell table:formula="of:=[.B470]-[.$B$2]" office:value-type="float" office:value="60.6785118579865" calcext:value-type="float">
            <text:p>60.678511858</text:p>
          </table:table-cell>
          <table:table-cell table:formula="of:=[.C470]/([.D470]-[.D469])" office:value-type="float" office:value="79794.4757650136" calcext:value-type="float">
            <text:p>79794.4757650136</text:p>
          </table:table-cell>
          <table:table-cell/>
          <table:table-cell office:value-type="float" office:value="1443142961.30526" calcext:value-type="float">
            <text:p>1443142961.30526</text:p>
          </table:table-cell>
          <table:table-cell table:formula="of:=[.G470]-[.$B$2]" office:value-type="float" office:value="61.3050565719604" calcext:value-type="float">
            <text:p>61.305056572</text:p>
          </table:table-cell>
          <table:table-cell table:formula="of:=[.C470]/([.H470]-[.H469])" office:value-type="float" office:value="88841.7858679464" calcext:value-type="float">
            <text:p>88841.7858679464</text:p>
          </table:table-cell>
          <table:table-cell table:formula="of:=[.G470]-[.$B470]" office:value-type="float" office:value="0.626544713973999" calcext:value-type="float">
            <text:p>0.62654471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2960.73486" calcext:value-type="float">
            <text:p>1443142960.73486</text:p>
          </table:table-cell>
          <table:table-cell office:value-type="float" office:value="4480" calcext:value-type="float">
            <text:p>4480</text:p>
          </table:table-cell>
          <table:table-cell table:formula="of:=[.B471]-[.$B$2]" office:value-type="float" office:value="60.7346577644348" calcext:value-type="float">
            <text:p>60.7346577644</text:p>
          </table:table-cell>
          <table:table-cell table:formula="of:=[.C471]/([.D471]-[.D470])" office:value-type="float" office:value="79792.1038841919" calcext:value-type="float">
            <text:p>79792.1038841919</text:p>
          </table:table-cell>
          <table:table-cell/>
          <table:table-cell office:value-type="float" office:value="1443142961.35572" calcext:value-type="float">
            <text:p>1443142961.35572</text:p>
          </table:table-cell>
          <table:table-cell table:formula="of:=[.G471]-[.$B$2]" office:value-type="float" office:value="61.3555150032043" calcext:value-type="float">
            <text:p>61.3555150032</text:p>
          </table:table-cell>
          <table:table-cell table:formula="of:=[.C471]/([.H471]-[.H470])" office:value-type="float" office:value="88785.9548852286" calcext:value-type="float">
            <text:p>88785.9548852286</text:p>
          </table:table-cell>
          <table:table-cell table:formula="of:=[.G471]-[.$B471]" office:value-type="float" office:value="0.620857238769531" calcext:value-type="float">
            <text:p>0.620857238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2960.791" calcext:value-type="float">
            <text:p>1443142960.791</text:p>
          </table:table-cell>
          <table:table-cell office:value-type="float" office:value="4480" calcext:value-type="float">
            <text:p>4480</text:p>
          </table:table-cell>
          <table:table-cell table:formula="of:=[.B472]-[.$B$2]" office:value-type="float" office:value="60.7907977104187" calcext:value-type="float">
            <text:p>60.7907977104</text:p>
          </table:table-cell>
          <table:table-cell table:formula="of:=[.C472]/([.D472]-[.D471])" office:value-type="float" office:value="79800.5755346799" calcext:value-type="float">
            <text:p>79800.5755346799</text:p>
          </table:table-cell>
          <table:table-cell/>
          <table:table-cell office:value-type="float" office:value="1443142961.40615" calcext:value-type="float">
            <text:p>1443142961.40615</text:p>
          </table:table-cell>
          <table:table-cell table:formula="of:=[.G472]-[.$B$2]" office:value-type="float" office:value="61.4059484004974" calcext:value-type="float">
            <text:p>61.4059484005</text:p>
          </table:table-cell>
          <table:table-cell table:formula="of:=[.C472]/([.H472]-[.H471])" office:value-type="float" office:value="88830.0261424931" calcext:value-type="float">
            <text:p>88830.0261424931</text:p>
          </table:table-cell>
          <table:table-cell table:formula="of:=[.G472]-[.$B472]" office:value-type="float" office:value="0.615150690078735" calcext:value-type="float">
            <text:p>0.6151506901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2960.84714" calcext:value-type="float">
            <text:p>1443142960.84714</text:p>
          </table:table-cell>
          <table:table-cell office:value-type="float" office:value="4480" calcext:value-type="float">
            <text:p>4480</text:p>
          </table:table-cell>
          <table:table-cell table:formula="of:=[.B473]-[.$B$2]" office:value-type="float" office:value="60.8469307422638" calcext:value-type="float">
            <text:p>60.8469307423</text:p>
          </table:table-cell>
          <table:table-cell table:formula="of:=[.C473]/([.D473]-[.D472])" office:value-type="float" office:value="79810.4049031809" calcext:value-type="float">
            <text:p>79810.4049031809</text:p>
          </table:table-cell>
          <table:table-cell/>
          <table:table-cell office:value-type="float" office:value="1443142961.45655" calcext:value-type="float">
            <text:p>1443142961.45655</text:p>
          </table:table-cell>
          <table:table-cell table:formula="of:=[.G473]-[.$B$2]" office:value-type="float" office:value="61.4563410282135" calcext:value-type="float">
            <text:p>61.4563410282</text:p>
          </table:table-cell>
          <table:table-cell table:formula="of:=[.C473]/([.H473]-[.H472])" office:value-type="float" office:value="88901.8930555161" calcext:value-type="float">
            <text:p>88901.8930555161</text:p>
          </table:table-cell>
          <table:table-cell table:formula="of:=[.G473]-[.$B473]" office:value-type="float" office:value="0.609410285949707" calcext:value-type="float">
            <text:p>0.6094102859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2960.90329" calcext:value-type="float">
            <text:p>1443142960.90329</text:p>
          </table:table-cell>
          <table:table-cell office:value-type="float" office:value="4480" calcext:value-type="float">
            <text:p>4480</text:p>
          </table:table-cell>
          <table:table-cell table:formula="of:=[.B474]-[.$B$2]" office:value-type="float" office:value="60.9030885696411" calcext:value-type="float">
            <text:p>60.9030885696</text:p>
          </table:table-cell>
          <table:table-cell table:formula="of:=[.C474]/([.D474]-[.D473])" office:value-type="float" office:value="79775.1659781866" calcext:value-type="float">
            <text:p>79775.1659781866</text:p>
          </table:table-cell>
          <table:table-cell/>
          <table:table-cell office:value-type="float" office:value="1443142961.50702" calcext:value-type="float">
            <text:p>1443142961.50702</text:p>
          </table:table-cell>
          <table:table-cell table:formula="of:=[.G474]-[.$B$2]" office:value-type="float" office:value="61.506814956665" calcext:value-type="float">
            <text:p>61.5068149567</text:p>
          </table:table-cell>
          <table:table-cell table:formula="of:=[.C474]/([.H474]-[.H473])" office:value-type="float" office:value="88758.6945862836" calcext:value-type="float">
            <text:p>88758.6945862836</text:p>
          </table:table-cell>
          <table:table-cell table:formula="of:=[.G474]-[.$B474]" office:value-type="float" office:value="0.603726387023926" calcext:value-type="float">
            <text:p>0.603726387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2960.95943" calcext:value-type="float">
            <text:p>1443142960.95943</text:p>
          </table:table-cell>
          <table:table-cell office:value-type="float" office:value="4480" calcext:value-type="float">
            <text:p>4480</text:p>
          </table:table-cell>
          <table:table-cell table:formula="of:=[.B475]-[.$B$2]" office:value-type="float" office:value="60.9592227935791" calcext:value-type="float">
            <text:p>60.9592227936</text:p>
          </table:table-cell>
          <table:table-cell table:formula="of:=[.C475]/([.D475]-[.D474])" office:value-type="float" office:value="79808.7100117225" calcext:value-type="float">
            <text:p>79808.7100117225</text:p>
          </table:table-cell>
          <table:table-cell/>
          <table:table-cell office:value-type="float" office:value="1443142961.55746" calcext:value-type="float">
            <text:p>1443142961.55746</text:p>
          </table:table-cell>
          <table:table-cell table:formula="of:=[.G475]-[.$B$2]" office:value-type="float" office:value="61.5572509765625" calcext:value-type="float">
            <text:p>61.5572509766</text:p>
          </table:table-cell>
          <table:table-cell table:formula="of:=[.C475]/([.H475]-[.H474])" office:value-type="float" office:value="88825.4071020686" calcext:value-type="float">
            <text:p>88825.4071020686</text:p>
          </table:table-cell>
          <table:table-cell table:formula="of:=[.G475]-[.$B475]" office:value-type="float" office:value="0.598028182983398" calcext:value-type="float">
            <text:p>0.598028183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2961.01465" calcext:value-type="float">
            <text:p>1443142961.01465</text:p>
          </table:table-cell>
          <table:table-cell office:value-type="float" office:value="4096" calcext:value-type="float">
            <text:p>4096</text:p>
          </table:table-cell>
          <table:table-cell table:formula="of:=[.B476]-[.$B$2]" office:value-type="float" office:value="61.0144472122192" calcext:value-type="float">
            <text:p>61.0144472122</text:p>
          </table:table-cell>
          <table:table-cell table:formula="of:=[.C476]/([.D476]-[.D475])" office:value-type="float" office:value="74170.0881758682" calcext:value-type="float">
            <text:p>74170.0881758682</text:p>
          </table:table-cell>
          <table:table-cell/>
          <table:table-cell office:value-type="float" office:value="1443142961.60788" calcext:value-type="float">
            <text:p>1443142961.60788</text:p>
          </table:table-cell>
          <table:table-cell table:formula="of:=[.G476]-[.$B$2]" office:value-type="float" office:value="61.6076755523682" calcext:value-type="float">
            <text:p>61.6076755524</text:p>
          </table:table-cell>
          <table:table-cell table:formula="of:=[.C476]/([.H476]-[.H475])" office:value-type="float" office:value="81230.2321746038" calcext:value-type="float">
            <text:p>81230.2321746038</text:p>
          </table:table-cell>
          <table:table-cell table:formula="of:=[.G476]-[.$B476]" office:value-type="float" office:value="0.593228340148926" calcext:value-type="float">
            <text:p>0.59322834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05:40.176781615</dc:date>
    <meta:editing-duration>PT37S</meta:editing-duration>
    <meta:editing-cycles>1</meta:editing-cycles>
    <meta:document-statistic meta:table-count="1" meta:cell-count="4286" meta:object-count="0"/>
    <meta:generator>LibreOffice/4.4.2.2$Linux_X86_64 LibreOffice_project/40m0$Build-2</meta:generator>
  </office:meta>
</office:document-meta>
</file>